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Sans" svg:font-family="DejaVuSans" style:font-family-generic="system"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pitch="variable" style:font-charset="x-symbol"/>
    <style:font-face style:name="Lucida Sans2" svg:font-family="'Lucida Sans'" style:font-family-generic="swiss" style:font-pitch="variable"/>
    <style:font-face style:name="Lucida Sans3" svg:font-family="'Lucida Sans'" style:font-family-generic="system" style:font-pitch="variable"/>
    <style:font-face style:name="Lucida Sans4" svg:font-family="'Lucida Sans'" style:font-family-generic="system" style:font-pitch="variable" style:font-charset="x-symbol"/>
    <style:font-face style:name="Lucidasans" svg:font-family="Lucidasans"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charset="x-symbol"/>
    <style:font-face style:name="OpenSymbol4" svg:font-family="OpenSymbol" style:font-adornments="Oblique" style:font-pitch="variable" style:font-charset="x-symbol"/>
    <style:font-face style:name="OpenSymbol5" svg:font-family="OpenSymbol" style:font-adornments="Roman" style:font-charset="x-symbol"/>
    <style:font-face style:name="OpenSymbol6" svg:font-family="OpenSymbol" style:font-adornments="Roman" style:font-family-generic="swiss" style:font-pitch="variable"/>
    <style:font-face style:name="SimSun" svg:font-family="SimSun" style:font-pitch="variable"/>
    <style:font-face style:name="SimSun1" svg:font-family="SimSun" style:font-pitch="variable" style:font-charset="x-symbol"/>
    <style:font-face style:name="SimSun2" svg:font-family="SimSun" style:font-family-generic="system" style:font-pitch="variable"/>
    <style:font-face style:name="SimSun3" svg:font-family="SimSun" style:font-family-generic="system" style:font-pitch="variable" style:font-charset="x-symbol"/>
    <style:font-face style:name="StarSymbol" svg:font-family="StarSymbol" style:font-charset="x-symbol"/>
    <style:font-face style:name="StarSymbol1" svg:font-family="StarSymbol" style:font-pitch="variable" style:font-charset="x-symbol"/>
    <style:font-face style:name="StarSymbol2" svg:font-family="StarSymbol" style:font-adornments="Regular" style:font-pitch="variable"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Italique" style:font-family-generic="roman" style:font-pitch="variable"/>
  </office:font-face-decls>
  <office:automatic-styles>
    <style:style style:name="Tableau9" style:family="table">
      <style:table-properties style:width="9.149cm" fo:margin-left="0cm" fo:margin-right="0.002cm" table:align="margins"/>
    </style:style>
    <style:style style:name="Tableau9.A" style:family="table-column">
      <style:table-column-properties style:column-width="2.298cm" style:rel-column-width="16462*"/>
    </style:style>
    <style:style style:name="Tableau9.B" style:family="table-column">
      <style:table-column-properties style:column-width="1.713cm" style:rel-column-width="12268*"/>
    </style:style>
    <style:style style:name="Tableau9.E" style:family="table-column">
      <style:table-column-properties style:column-width="1.713cm" style:rel-column-width="12269*"/>
    </style:style>
    <style:style style:name="Tableau9.A1" style:family="table-cell">
      <style:table-cell-properties style:vertical-align="middle" fo:background-color="#de9ad5" fo:padding-left="0.101cm" fo:padding-right="0cm" fo:padding-top="0.101cm" fo:padding-bottom="0.101cm" fo:border-left="0.5pt solid #000000" fo:border-right="none" fo:border-top="0.5pt solid #000000" fo:border-bottom="0.5pt solid #000000">
        <style:background-image/>
      </style:table-cell-properties>
    </style:style>
    <style:style style:name="Tableau9.B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Tableau9.C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Tableau9.D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Tableau9.E1" style:family="table-cell">
      <style:table-cell-properties style:vertical-align="middle" fo:padding-left="0.101cm" fo:padding-right="0cm" fo:padding-top="0.101cm" fo:padding-bottom="0.101cm" fo:border="0.5pt solid #000000"/>
    </style:style>
    <style:style style:name="Tableau9.2" style:family="table-row">
      <style:table-row-properties style:min-row-height="1cm"/>
    </style:style>
    <style:style style:name="Tableau9.A2" style:family="table-cell">
      <style:table-cell-properties style:vertical-align="middle" fo:background-color="#de9ad5" fo:padding-left="0.101cm" fo:padding-right="0cm" fo:padding-top="0.101cm" fo:padding-bottom="0.101cm" fo:border-left="0.5pt solid #000000" fo:border-right="none" fo:border-top="none" fo:border-bottom="0.5pt solid #000000">
        <style:background-image/>
      </style:table-cell-properties>
    </style:style>
    <style:style style:name="Tableau9.B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9.C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9.D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9.E2" style:family="table-cell">
      <style:table-cell-properties style:vertical-align="middle" fo:padding-left="0.101cm" fo:padding-right="0cm" fo:padding-top="0.101cm" fo:padding-bottom="0.101cm" fo:border-left="0.5pt solid #000000" fo:border-right="0.5pt solid #000000" fo:border-top="none" fo:border-bottom="0.5pt solid #000000"/>
    </style:style>
    <style:style style:name="Tableau1" style:family="table">
      <style:table-properties style:width="9.139cm" table:align="left"/>
    </style:style>
    <style:style style:name="Tableau1.A" style:family="table-column">
      <style:table-column-properties style:column-width="0.953cm"/>
    </style:style>
    <style:style style:name="Tableau1.B" style:family="table-column">
      <style:table-column-properties style:column-width="1.169cm"/>
    </style:style>
    <style:style style:name="Tableau1.1" style:family="table-row">
      <style:table-row-properties style: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left="0.5pt solid #000000" fo:border-right="none" fo:border-top="0.5pt solid #000000" fo:border-bottom="0.5pt solid #000000"/>
    </style:style>
    <style:style style:name="Tableau1.H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none" fo:border-top="none" fo:border-bottom="0.5pt solid #000000"/>
    </style:style>
    <style:style style:name="Tableau1.H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49cm" table:align="left"/>
    </style:style>
    <style:style style:name="Tableau2.A" style:family="table-column">
      <style:table-column-properties style:column-width="0.953cm"/>
    </style:style>
    <style:style style:name="Tableau2.B" style:family="table-column">
      <style:table-column-properties style:column-width="1.222cm"/>
    </style:style>
    <style:style style:name="Tableau2.C" style:family="table-column">
      <style:table-column-properties style:column-width="1.12cm"/>
    </style:style>
    <style:style style:name="Tableau2.D" style:family="table-column">
      <style:table-column-properties style:column-width="1.169cm"/>
    </style:style>
    <style:style style:name="Tableau2.E" style:family="table-column">
      <style:table-column-properties style:column-width="1.171cm"/>
    </style:style>
    <style:style style:name="Tableau2.1" style:family="table-row">
      <style:table-row-properties style:row-height="0.801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left="0.5pt solid #000000" fo:border-right="none" fo:border-top="0.5pt solid #000000" fo:border-bottom="0.5pt solid #000000"/>
    </style:style>
    <style:style style:name="Tableau2.F1" style:family="table-cell">
      <style:table-cell-properties style:vertical-align="middle" fo:padding="0.097cm" fo:border-left="0.5pt solid #000000" fo:border-right="none" fo:border-top="0.5pt solid #000000" fo:border-bottom="0.5pt solid #000000"/>
    </style:style>
    <style:style style:name="Tableau2.G1" style:family="table-cell">
      <style:table-cell-properties style:vertical-align="middle" fo:padding="0.097cm" fo:border-left="0.5pt solid #000000" fo:border-right="none" fo:border-top="0.5pt solid #000000" fo:border-bottom="0.5pt solid #000000"/>
    </style:style>
    <style:style style:name="Tableau2.H1" style:family="table-cell">
      <style:table-cell-properties style:vertical-align="middle" fo:padding="0.097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none" fo:border-top="none" fo:border-bottom="0.5pt solid #000000"/>
    </style:style>
    <style:style style:name="Tableau2.F2" style:family="table-cell">
      <style:table-cell-properties style:vertical-align="middle" fo:padding="0.097cm" fo:border-left="0.5pt solid #000000" fo:border-right="none" fo:border-top="none" fo:border-bottom="0.5pt solid #000000"/>
    </style:style>
    <style:style style:name="Tableau2.G2" style:family="table-cell">
      <style:table-cell-properties style:vertical-align="middle" fo:padding="0.097cm" fo:border-left="0.5pt solid #000000" fo:border-right="none" fo:border-top="none" fo:border-bottom="0.5pt solid #000000"/>
    </style:style>
    <style:style style:name="Tableau2.H2"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9.151cm" table:align="margins"/>
    </style:style>
    <style:style style:name="Tableau6.A" style:family="table-column">
      <style:table-column-properties style:column-width="2.401cm" style:rel-column-width="17192*"/>
    </style:style>
    <style:style style:name="Tableau6.B" style:family="table-column">
      <style:table-column-properties style:column-width="1.603cm" style:rel-column-width="11482*"/>
    </style:style>
    <style:style style:name="Tableau6.C" style:family="table-column">
      <style:table-column-properties style:column-width="1.715cm" style:rel-column-width="12278*"/>
    </style:style>
    <style:style style:name="Tableau6.D" style:family="table-column">
      <style:table-column-properties style:column-width="1.716cm" style:rel-column-width="12290*"/>
    </style:style>
    <style:style style:name="Tableau6.E" style:family="table-column">
      <style:table-column-properties style:column-width="1.716cm" style:rel-column-width="12293*"/>
    </style:style>
    <style:style style:name="Tableau6.1" style:family="table-row">
      <style:table-row-properties style:row-height="0.7cm"/>
    </style:style>
    <style:style style:name="Tableau6.A1" style:family="table-cell">
      <style:table-cell-properties style:vertical-align="middle" fo:background-color="#de9ad5" fo:padding="0.101cm" fo:border-left="0.5pt solid #000000" fo:border-right="none" fo:border-top="0.5pt solid #000000" fo:border-bottom="0.5pt solid #000000">
        <style:background-image/>
      </style:table-cell-properties>
    </style:style>
    <style:style style:name="Tableau6.B1" style:family="table-cell">
      <style:table-cell-properties style:vertical-align="middle" fo:padding="0.101cm" fo:border-left="0.5pt solid #000000" fo:border-right="none" fo:border-top="0.5pt solid #000000" fo:border-bottom="0.5pt solid #000000"/>
    </style:style>
    <style:style style:name="Tableau6.C1" style:family="table-cell">
      <style:table-cell-properties style:vertical-align="middle" fo:padding="0.101cm" fo:border-left="0.5pt solid #000000" fo:border-right="none" fo:border-top="0.5pt solid #000000" fo:border-bottom="0.5pt solid #000000"/>
    </style:style>
    <style:style style:name="Tableau6.D1" style:family="table-cell">
      <style:table-cell-properties style:vertical-align="middle" fo:padding="0.101cm" fo:border-left="0.5pt solid #000000" fo:border-right="none" fo:border-top="0.5pt solid #000000" fo:border-bottom="0.5pt solid #000000"/>
    </style:style>
    <style:style style:name="Tableau6.E1" style:family="table-cell">
      <style:table-cell-properties style:vertical-align="middle" fo:padding="0.101cm" fo:border="0.5pt solid #000000"/>
    </style:style>
    <style:style style:name="Tableau6.2" style:family="table-row">
      <style:table-row-properties style:row-height="1cm"/>
    </style:style>
    <style:style style:name="Tableau6.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6.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E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3" style:family="table">
      <style:table-properties style:width="9.151cm" table:align="margins"/>
    </style:style>
    <style:style style:name="Tableau3.A" style:family="table-column">
      <style:table-column-properties style:column-width="2.401cm" style:rel-column-width="17192*"/>
    </style:style>
    <style:style style:name="Tableau3.B" style:family="table-column">
      <style:table-column-properties style:column-width="2.173cm" style:rel-column-width="15562*"/>
    </style:style>
    <style:style style:name="Tableau3.C" style:family="table-column">
      <style:table-column-properties style:column-width="2.288cm" style:rel-column-width="16383*"/>
    </style:style>
    <style:style style:name="Tableau3.D" style:family="table-column">
      <style:table-column-properties style:column-width="2.29cm" style:rel-column-width="16398*"/>
    </style:style>
    <style:style style:name="Tableau3.1" style:family="table-row">
      <style:table-row-properties style:row-height="0.7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0.5pt solid #000000" fo:border-top="none" fo:border-bottom="0.5pt solid #000000"/>
    </style:style>
    <style:style style:name="Tableau10" style:family="table">
      <style:table-properties style:width="9.151cm" fo:margin-left="0cm" fo:margin-right="0cm" table:align="margins"/>
    </style:style>
    <style:style style:name="Tableau10.A" style:family="table-column">
      <style:table-column-properties style:column-width="2.275cm" style:rel-column-width="16298*"/>
    </style:style>
    <style:style style:name="Tableau10.B" style:family="table-column">
      <style:table-column-properties style:column-width="2.279cm" style:rel-column-width="16323*"/>
    </style:style>
    <style:style style:name="Tableau10.C" style:family="table-column">
      <style:table-column-properties style:column-width="2.281cm" style:rel-column-width="16336*"/>
    </style:style>
    <style:style style:name="Tableau10.D" style:family="table-column">
      <style:table-column-properties style:column-width="2.314cm" style:rel-column-width="16578*"/>
    </style:style>
    <style:style style:name="Tableau10.1" style:family="table-row">
      <style:table-row-properties style:min-row-height="0.7cm"/>
    </style:style>
    <style:style style:name="Tableau10.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padding="0.097cm" fo:border-left="0.5pt solid #000000" fo:border-right="none" fo:border-top="0.5pt solid #000000" fo:border-bottom="0.5pt solid #000000"/>
    </style:style>
    <style:style style:name="Tableau10.C1" style:family="table-cell">
      <style:table-cell-properties style:vertical-align="middle" fo:padding="0.097cm" fo:border-left="0.5pt solid #000000" fo:border-right="none" fo:border-top="0.5pt solid #000000" fo:border-bottom="0.5pt solid #000000"/>
    </style:style>
    <style:style style:name="Tableau10.D1" style:family="table-cell">
      <style:table-cell-properties style:vertical-align="middle" fo:padding="0.097cm" fo:border="0.5pt solid #000000"/>
    </style:style>
    <style:style style:name="Tableau10.A2" style:family="table-cell">
      <style:table-cell-properties fo:background-color="#de9ad5" fo:padding="0.097cm" fo:border-left="0.5pt solid #000000" fo:border-right="none" fo:border-top="none" fo:border-bottom="0.5pt solid #000000">
        <style:background-image/>
      </style:table-cell-properties>
    </style:style>
    <style:style style:name="Tableau10.B2" style:family="table-cell">
      <style:table-cell-properties style:vertical-align="middle" fo:padding="0.097cm" fo:border-left="0.5pt solid #000000" fo:border-right="none" fo:border-top="none" fo:border-bottom="0.5pt solid #000000"/>
    </style:style>
    <style:style style:name="Tableau10.C2" style:family="table-cell">
      <style:table-cell-properties style:vertical-align="middle" fo:padding="0.097cm" fo:border-left="0.5pt solid #000000" fo:border-right="none" fo:border-top="none" fo:border-bottom="0.5pt solid #000000"/>
    </style:style>
    <style:style style:name="Tableau10.D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fo:margin-top="0cm" fo:margin-bottom="0cm" table:align="margins"/>
    </style:style>
    <style:style style:name="Tableau4.A" style:family="table-column">
      <style:table-column-properties style:column-width="3cm" style:rel-column-width="21487*"/>
    </style:style>
    <style:style style:name="Tableau4.B" style:family="table-column">
      <style:table-column-properties style:column-width="1.475cm" style:rel-column-width="10560*"/>
    </style:style>
    <style:style style:name="Tableau4.C" style:family="table-column">
      <style:table-column-properties style:column-width="0.203cm" style:rel-column-width="1452*"/>
    </style:style>
    <style:style style:name="Tableau4.E" style:family="table-column">
      <style:table-column-properties style:column-width="1.473cm" style:rel-column-width="10549*"/>
    </style:style>
    <style:style style:name="Tableau4.1" style:family="table-row">
      <style:table-row-properties style:min-row-height="0.873cm"/>
    </style:style>
    <style:style style:name="Tableau4.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4.C1" style:family="table-cell">
      <style:table-cell-properties style:vertical-align="middle" fo:background-color="transparent" fo:padding="0.097cm" fo:border-left="0.5pt solid #000000" fo:border-right="none" fo:border-top="none" fo:border-bottom="none">
        <style:background-image/>
      </style:table-cell-properties>
    </style:style>
    <style:style style:name="Tableau4.E1" style:family="table-cell">
      <style:table-cell-properties style:vertical-align="middle" fo:background-color="#de9ad5" fo:padding="0.097cm" fo:border="0.5pt solid #000000">
        <style:background-image/>
      </style:table-cell-properties>
    </style:style>
    <style:style style:name="Tableau4.2" style:family="table-row">
      <style:table-row-properties style:row-height="0.9cm"/>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none" fo:border-top="none" fo:border-bottom="0.5pt solid #000000"/>
    </style:style>
    <style:style style:name="Tableau4.D2" style:family="table-cell">
      <style:table-cell-properties style:vertical-align="middle" fo:padding="0.097cm" fo:border-left="0.5pt solid #000000" fo:border-right="none" fo:border-top="none" fo:border-bottom="0.5pt solid #000000"/>
    </style:style>
    <style:style style:name="Tableau4.E2" style:family="table-cell">
      <style:table-cell-properties style:vertical-align="middle" fo:padding="0.097cm" fo:border-left="0.5pt solid #000000" fo:border-right="0.5pt solid #000000" fo:border-top="none" fo:border-bottom="0.5pt solid #000000"/>
    </style:style>
    <style:style style:name="Tableau4.A3"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B3" style:family="table-cell">
      <style:table-cell-properties style:vertical-align="middle" fo:padding="0.097cm" fo:border-left="0.5pt solid #000000" fo:border-right="none" fo:border-top="none" fo:border-bottom="0.5pt solid #000000"/>
    </style:style>
    <style:style style:name="Tableau4.D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A4" style:family="table-cell">
      <style:table-cell-properties style:vertical-align="middle" fo:padding="0.097cm" fo:border-left="0.5pt solid #000000" fo:border-right="none" fo:border-top="none" fo:border-bottom="0.5pt solid #000000"/>
    </style:style>
    <style:style style:name="Tableau4.B4" style:family="table-cell">
      <style:table-cell-properties style:vertical-align="middle" fo:padding="0.097cm" fo:border-left="0.5pt solid #000000" fo:border-right="none" fo:border-top="none" fo:border-bottom="0.5pt solid #000000"/>
    </style:style>
    <style:style style:name="Tableau4.D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E4" style:family="table-cell">
      <style:table-cell-properties style:vertical-align="middle" fo:padding="0.097cm" fo:border-left="0.5pt solid #000000" fo:border-right="0.5pt solid #000000" fo:border-top="none" fo:border-bottom="0.5pt solid #000000"/>
    </style:style>
    <style:style style:name="Tableau4.A5" style:family="table-cell">
      <style:table-cell-properties style:vertical-align="middle" fo:padding="0.097cm" fo:border-left="0.5pt solid #000000" fo:border-right="none" fo:border-top="none" fo:border-bottom="0.5pt solid #000000"/>
    </style:style>
    <style:style style:name="Tableau4.B5" style:family="table-cell">
      <style:table-cell-properties style:vertical-align="middle" fo:padding="0.097cm" fo:border-left="0.5pt solid #000000" fo:border-right="none" fo:border-top="none" fo:border-bottom="0.5pt solid #000000"/>
    </style:style>
    <style:style style:name="Tableau4.D5" style:family="table-cell">
      <style:table-cell-properties style:vertical-align="middle" fo:padding="0.097cm" fo:border-left="0.5pt solid #000000" fo:border-right="none" fo:border-top="none" fo:border-bottom="0.5pt solid #000000"/>
    </style:style>
    <style:style style:name="Tableau4.E5"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9.151cm" table:align="margins"/>
    </style:style>
    <style:style style:name="Tableau5.A" style:family="table-column">
      <style:table-column-properties style:column-width="1.016cm" style:rel-column-width="7276*"/>
    </style:style>
    <style:style style:name="Tableau5.C" style:family="table-column">
      <style:table-column-properties style:column-width="1.018cm" style:rel-column-width="7288*"/>
    </style:style>
    <style:style style:name="Tableau5.I" style:family="table-column">
      <style:table-column-properties style:column-width="1.018cm" style:rel-column-width="7291*"/>
    </style:style>
    <style:style style:name="Tableau5.A1" style:family="table-cell">
      <style:table-cell-properties style:vertical-align="bottom" fo:padding="0.097cm" fo:border-left="none" fo:border-right="none" fo:border-top="none" fo:border-bottom="0.05pt solid #000000"/>
    </style:style>
    <style:style style:name="Tableau5.E1" style:family="table-cell">
      <style:table-cell-properties style:vertical-align="bottom" fo:padding="0.097cm" fo:border="none"/>
    </style:style>
    <style:style style:name="Tableau5.A2" style:family="table-cell">
      <style:table-cell-properties fo:padding="0.097cm" fo:border-left="0.5pt solid #000000" fo:border-right="none" fo:border-top="0.5pt solid #000000" fo:border-bottom="0.5pt solid #000000"/>
    </style:style>
    <style:style style:name="Tableau5.B2" style:family="table-cell">
      <style:table-cell-properties fo:padding="0.097cm" fo:border-left="0.5pt solid #000000" fo:border-right="none" fo:border-top="0.5pt solid #000000" fo:border-bottom="0.5pt solid #000000"/>
    </style:style>
    <style:style style:name="Tableau5.C2" style:family="table-cell">
      <style:table-cell-properties fo:padding="0.097cm" fo:border-left="0.5pt solid #000000" fo:border-right="none" fo:border-top="0.5pt solid #000000" fo:border-bottom="0.5pt solid #000000"/>
    </style:style>
    <style:style style:name="Tableau5.D2" style:family="table-cell">
      <style:table-cell-properties fo:padding="0.097cm" fo:border="0.5pt solid #000000"/>
    </style:style>
    <style:style style:name="Tableau5.E2" style:family="table-cell">
      <style:table-cell-properties fo:padding="0.097cm" fo:border-left="0.05pt solid #000000" fo:border-right="none" fo:border-top="none" fo:border-bottom="none"/>
    </style:style>
    <style:style style:name="Tableau5.F2" style:family="table-cell">
      <style:table-cell-properties fo:padding="0.097cm" fo:border-left="0.5pt solid #000000" fo:border-right="none" fo:border-top="0.5pt solid #000000" fo:border-bottom="0.5pt solid #000000"/>
    </style:style>
    <style:style style:name="Tableau5.G2" style:family="table-cell">
      <style:table-cell-properties fo:padding="0.097cm" fo:border-left="0.5pt solid #000000" fo:border-right="none" fo:border-top="0.5pt solid #000000" fo:border-bottom="0.5pt solid #000000"/>
    </style:style>
    <style:style style:name="Tableau5.H2" style:family="table-cell">
      <style:table-cell-properties fo:padding="0.097cm" fo:border-left="0.5pt solid #000000" fo:border-right="none" fo:border-top="0.5pt solid #000000" fo:border-bottom="0.5pt solid #000000"/>
    </style:style>
    <style:style style:name="Tableau5.I2" style:family="table-cell">
      <style:table-cell-properties fo:padding="0.097cm" fo:border="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none" fo:border-top="none" fo:border-bottom="0.5pt solid #000000"/>
    </style:style>
    <style:style style:name="Tableau5.C3" style:family="table-cell">
      <style:table-cell-properties fo:padding="0.097cm" fo:border-left="0.5pt solid #000000" fo:border-right="none" fo:border-top="none" fo:border-bottom="0.5pt solid #000000"/>
    </style:style>
    <style:style style:name="Tableau5.D3" style:family="table-cell">
      <style:table-cell-properties fo:padding="0.097cm" fo:border-left="0.5pt solid #000000" fo:border-right="0.5pt solid #000000" fo:border-top="none" fo:border-bottom="0.5pt solid #000000"/>
    </style:style>
    <style:style style:name="Tableau5.E3" style:family="table-cell">
      <style:table-cell-properties fo:padding="0.097cm" fo:border-left="0.05pt solid #000000" fo:border-right="none" fo:border-top="none" fo:border-bottom="none"/>
    </style:style>
    <style:style style:name="Tableau5.F3" style:family="table-cell">
      <style:table-cell-properties fo:padding="0.097cm" fo:border-left="0.5pt solid #000000" fo:border-right="none" fo:border-top="none" fo:border-bottom="0.5pt solid #000000"/>
    </style:style>
    <style:style style:name="Tableau5.G3" style:family="table-cell">
      <style:table-cell-properties fo:padding="0.097cm" fo:border-left="0.5pt solid #000000" fo:border-right="none" fo:border-top="none" fo:border-bottom="0.5pt solid #000000"/>
    </style:style>
    <style:style style:name="Tableau5.H3" style:family="table-cell">
      <style:table-cell-properties fo:padding="0.097cm" fo:border-left="0.5pt solid #000000" fo:border-right="none" fo:border-top="none" fo:border-bottom="0.5pt solid #000000"/>
    </style:style>
    <style:style style:name="Tableau5.I3" style:family="table-cell">
      <style:table-cell-properties fo:padding="0.097cm" fo:border-left="0.5pt solid #000000" fo:border-right="0.5pt solid #000000" fo:border-top="none" fo:border-bottom="0.5pt solid #000000"/>
    </style:style>
    <style:style style:name="Tableau5.A4" style:family="table-cell">
      <style:table-cell-properties style:vertical-align="bottom" fo:padding-left="0.101cm" fo:padding-right="0.101cm" fo:padding-top="0.3cm" fo:padding-bottom="0.101cm" fo:border-left="none" fo:border-right="none" fo:border-top="none" fo:border-bottom="0.05pt solid #000000"/>
    </style:style>
    <style:style style:name="Tableau5.E4" style:family="table-cell">
      <style:table-cell-properties style:vertical-align="bottom" fo:padding-left="0.101cm" fo:padding-right="0.101cm" fo:padding-top="0.3cm" fo:padding-bottom="0.101cm" fo:border="none"/>
    </style:style>
    <style:style style:name="Tableau5.A5" style:family="table-cell">
      <style:table-cell-properties fo:padding="0.097cm" fo:border-left="0.5pt solid #000000" fo:border-right="none" fo:border-top="0.5pt solid #000000" fo:border-bottom="0.5pt solid #000000"/>
    </style:style>
    <style:style style:name="Tableau5.B5" style:family="table-cell">
      <style:table-cell-properties fo:padding="0.097cm" fo:border-left="0.5pt solid #000000" fo:border-right="none" fo:border-top="0.5pt solid #000000" fo:border-bottom="0.5pt solid #000000"/>
    </style:style>
    <style:style style:name="Tableau5.C5" style:family="table-cell">
      <style:table-cell-properties fo:padding="0.097cm" fo:border-left="0.5pt solid #000000" fo:border-right="none" fo:border-top="0.5pt solid #000000" fo:border-bottom="0.5pt solid #000000"/>
    </style:style>
    <style:style style:name="Tableau5.D5" style:family="table-cell">
      <style:table-cell-properties fo:padding="0.097cm" fo:border="0.5pt solid #000000"/>
    </style:style>
    <style:style style:name="Tableau5.E5" style:family="table-cell">
      <style:table-cell-properties fo:padding="0.097cm" fo:border-left="0.05pt solid #000000" fo:border-right="none" fo:border-top="none" fo:border-bottom="none"/>
    </style:style>
    <style:style style:name="Tableau5.F5" style:family="table-cell">
      <style:table-cell-properties fo:padding="0.097cm" fo:border-left="0.5pt solid #000000" fo:border-right="none" fo:border-top="0.5pt solid #000000" fo:border-bottom="0.5pt solid #000000"/>
    </style:style>
    <style:style style:name="Tableau5.G5" style:family="table-cell">
      <style:table-cell-properties fo:padding="0.097cm" fo:border-left="0.5pt solid #000000" fo:border-right="none" fo:border-top="0.5pt solid #000000" fo:border-bottom="0.5pt solid #000000"/>
    </style:style>
    <style:style style:name="Tableau5.H5" style:family="table-cell">
      <style:table-cell-properties fo:padding="0.097cm" fo:border-left="0.5pt solid #000000" fo:border-right="none" fo:border-top="0.5pt solid #000000" fo:border-bottom="0.5pt solid #000000"/>
    </style:style>
    <style:style style:name="Tableau5.I5" style:family="table-cell">
      <style:table-cell-properties fo:padding="0.097cm" fo:border="0.5pt solid #000000"/>
    </style:style>
    <style:style style:name="Tableau5.A6" style:family="table-cell">
      <style:table-cell-properties fo:padding="0.097cm" fo:border-left="0.5pt solid #000000" fo:border-right="none" fo:border-top="none" fo:border-bottom="0.5pt solid #000000"/>
    </style:style>
    <style:style style:name="Tableau5.B6" style:family="table-cell">
      <style:table-cell-properties fo:padding="0.097cm" fo:border-left="0.5pt solid #000000" fo:border-right="none" fo:border-top="none" fo:border-bottom="0.5pt solid #000000"/>
    </style:style>
    <style:style style:name="Tableau5.C6" style:family="table-cell">
      <style:table-cell-properties fo:padding="0.097cm" fo:border-left="0.5pt solid #000000" fo:border-right="none" fo:border-top="none" fo:border-bottom="0.5pt solid #000000"/>
    </style:style>
    <style:style style:name="Tableau5.D6" style:family="table-cell">
      <style:table-cell-properties fo:padding="0.097cm" fo:border-left="0.5pt solid #000000" fo:border-right="0.5pt solid #000000" fo:border-top="none" fo:border-bottom="0.5pt solid #000000"/>
    </style:style>
    <style:style style:name="Tableau5.E6" style:family="table-cell">
      <style:table-cell-properties fo:padding="0.097cm" fo:border-left="0.05pt solid #000000" fo:border-right="none" fo:border-top="none" fo:border-bottom="none"/>
    </style:style>
    <style:style style:name="Tableau5.F6" style:family="table-cell">
      <style:table-cell-properties fo:padding="0.097cm" fo:border-left="0.5pt solid #000000" fo:border-right="none" fo:border-top="none" fo:border-bottom="0.5pt solid #000000"/>
    </style:style>
    <style:style style:name="Tableau5.G6" style:family="table-cell">
      <style:table-cell-properties fo:padding="0.097cm" fo:border-left="0.5pt solid #000000" fo:border-right="none" fo:border-top="none" fo:border-bottom="0.5pt solid #000000"/>
    </style:style>
    <style:style style:name="Tableau5.H6" style:family="table-cell">
      <style:table-cell-properties fo:padding="0.097cm" fo:border-left="0.5pt solid #000000" fo:border-right="none" fo:border-top="none" fo:border-bottom="0.5pt solid #000000"/>
    </style:style>
    <style:style style:name="Tableau5.I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Standard">
      <style:text-properties fo:font-size="2pt" style:font-size-asian="2pt" style:font-size-complex="2pt"/>
    </style:style>
    <style:style style:name="P14" style:family="paragraph" style:parent-style-name="Header">
      <style:text-properties fo:font-size="3pt" style:font-size-asian="4pt" style:font-size-complex="4pt"/>
    </style:style>
    <style:style style:name="P15"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7"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1" style:family="paragraph" style:parent-style-name="Standard">
      <style:paragraph-properties fo:margin-top="0cm" fo:margin-bottom="0cm" style:contextual-spacing="false"/>
      <style:text-properties style:font-name="Bitstream Vera Sans1" fo:font-size="10pt" officeooo:paragraph-rsid="00870b37" style:font-size-asian="10pt" style:font-size-complex="10pt"/>
    </style:style>
    <style:style style:name="P22" style:family="paragraph" style:parent-style-name="_5f_Paragraphe_20_livret_20_réponse_20_élève">
      <style:paragraph-properties fo:margin-top="0cm" fo:margin-bottom="0cm" style:contextual-spacing="false" fo:line-height="150%"/>
      <style:text-properties style:font-name="Bitstream Vera Sans1" fo:font-style="normal" officeooo:paragraph-rsid="009689b5" style:font-style-asian="normal" style:font-style-complex="normal"/>
    </style:style>
    <style:style style:name="P23" style:family="paragraph" style:parent-style-name="_5f_Paragraphe_20_livret_20_réponse_20_élève">
      <style:paragraph-properties fo:margin-top="0cm" fo:margin-bottom="0cm" style:contextual-spacing="false" fo:line-height="150%"/>
      <style:text-properties style:font-name="Bitstream Vera Sans1" fo:font-style="normal" officeooo:paragraph-rsid="009eb1c0" style:font-style-asian="normal" style:font-style-complex="normal"/>
    </style:style>
    <style:style style:name="P24" style:family="paragraph" style:parent-style-name="Standard">
      <style:text-properties fo:font-size="6pt" style:font-size-asian="6pt" style:font-size-complex="6pt"/>
    </style:style>
    <style:style style:name="P25" style:family="paragraph" style:parent-style-name="_5f_En-tête">
      <style:text-properties officeooo:paragraph-rsid="0085c77d"/>
    </style:style>
    <style:style style:name="P26" style:family="paragraph" style:parent-style-name="Table_20_Contents">
      <style:paragraph-properties fo:text-align="center" style:justify-single-word="false"/>
      <style:text-properties officeooo:paragraph-rsid="0084d184"/>
    </style:style>
    <style:style style:name="P27" style:family="paragraph" style:parent-style-name="Footer">
      <style:text-properties officeooo:rsid="00178920" officeooo:paragraph-rsid="00178920"/>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Footer">
      <style:text-properties officeooo:paragraph-rsid="008a05d8"/>
    </style:style>
    <style:style style:name="P30" style:family="paragraph" style:parent-style-name="Header">
      <style:text-properties fo:font-size="14pt" style:font-size-asian="14pt" style:font-size-complex="14pt"/>
    </style:style>
    <style:style style:name="P31" style:family="paragraph" style:parent-style-name="Header">
      <style:paragraph-properties fo:text-align="end" style:justify-single-word="false"/>
      <style:text-properties fo:font-size="12pt" style:font-size-asian="12pt" style:font-size-complex="12pt"/>
    </style:style>
    <style:style style:name="P32" style:family="paragraph" style:parent-style-name="Table_20_Contents">
      <style:paragraph-properties fo:margin-top="0cm" fo:margin-bottom="0cm" style:contextual-spacing="false" fo:text-align="justify" style:justify-single-word="false"/>
      <style:text-properties style:font-name="Bitstream Vera Sans5" fo:font-size="9pt" fo:font-weight="bold" officeooo:paragraph-rsid="0084d184" style:font-size-asian="9pt" style:font-weight-asian="bold" style:font-size-complex="9pt" style:font-weight-complex="bold"/>
    </style:style>
    <style:style style:name="P33" style:family="paragraph" style:parent-style-name="Table_20_Contents">
      <style:paragraph-properties fo:margin-top="0cm" fo:margin-bottom="0cm" style:contextual-spacing="false" fo:text-align="start" style:justify-single-word="false"/>
      <style:text-properties style:font-name="Bitstream Vera Sans5" fo:font-size="9pt" fo:font-weight="bold" officeooo:paragraph-rsid="0084d184" style:font-size-asian="9pt" style:font-weight-asian="bold" style:font-size-complex="9pt" style:font-weight-complex="bold"/>
    </style:style>
    <style:style style:name="P34" style:family="paragraph" style:parent-style-name="Table_20_Contents">
      <style:paragraph-properties fo:margin-top="0cm" fo:margin-bottom="0cm" style:contextual-spacing="false" fo:text-align="center" style:justify-single-word="false"/>
      <style:text-properties style:font-name="Bitstream Vera Sans5" fo:font-size="9pt" officeooo:paragraph-rsid="0084d184" style:font-size-asian="9pt" style:font-size-complex="9pt"/>
    </style:style>
    <style:style style:name="P35" style:family="paragraph" style:parent-style-name="Table_20_Contents">
      <style:paragraph-properties fo:margin-top="0cm" fo:margin-bottom="0cm" style:contextual-spacing="false" fo:text-align="center" style:justify-single-word="false"/>
      <style:text-properties style:font-name="Bitstream Vera Sans5" fo:font-size="10pt" officeooo:paragraph-rsid="0095b5d3" style:font-size-asian="9pt" style:font-size-complex="9pt"/>
    </style:style>
    <style:style style:name="P36" style:family="paragraph" style:parent-style-name="_5f_Paragraphe_20_livret_20_">
      <style:paragraph-properties fo:margin-top="0cm" fo:margin-bottom="0cm" style:contextual-spacing="false" fo:text-align="center" style:justify-single-word="false">
        <style:tab-stops>
          <style:tab-stop style:position="1cm" style:type="right"/>
          <style:tab-stop style:position="1.011cm"/>
        </style:tab-stops>
      </style:paragraph-properties>
      <style:text-properties style:font-name="Bitstream Vera Sans5" fo:font-size="10pt" officeooo:paragraph-rsid="0095b5d3" style:font-size-asian="9pt" style:font-size-complex="9pt"/>
    </style:style>
    <style:style style:name="P37" style:family="paragraph" style:parent-style-name="_5f_Paragraphe_20_livret_20_">
      <style:paragraph-properties fo:margin-top="0cm" fo:margin-bottom="0cm" style:contextual-spacing="false" fo:text-align="center" style:justify-single-word="false">
        <style:tab-stops>
          <style:tab-stop style:position="1cm" style:type="right"/>
          <style:tab-stop style:position="1.011cm"/>
        </style:tab-stops>
      </style:paragraph-properties>
      <style:text-properties style:font-name="Bitstream Vera Sans5" fo:font-size="10pt" fo:font-style="italic" officeooo:paragraph-rsid="0095b5d3" style:font-size-asian="9pt" style:font-style-asian="italic" style:font-size-complex="9pt" style:font-style-complex="italic"/>
    </style:style>
    <style:style style:name="P38" style:family="paragraph" style:parent-style-name="_5f_Paragraphe_20_livret_20_">
      <style:paragraph-properties fo:margin-top="0cm" fo:margin-bottom="0.101cm" style:contextual-spacing="false" fo:text-align="center" style:justify-single-word="false">
        <style:tab-stops>
          <style:tab-stop style:position="1cm" style:type="right"/>
          <style:tab-stop style:position="1.011cm"/>
        </style:tab-stops>
      </style:paragraph-properties>
      <style:text-properties style:font-name="Bitstream Vera Sans5" fo:font-size="10pt" fo:font-style="italic" officeooo:paragraph-rsid="0095b5d3" style:font-size-asian="9pt" style:font-style-asian="italic" style:font-size-complex="9pt" style:font-style-complex="italic"/>
    </style:style>
    <style:style style:name="P39" style:family="paragraph" style:parent-style-name="Table_20_Contents">
      <style:paragraph-properties fo:margin-top="0cm" fo:margin-bottom="0cm" style:contextual-spacing="false" fo:text-align="justify" style:justify-single-word="false"/>
      <style:text-properties style:font-name="Bitstream Vera Sans4" fo:font-size="9pt" fo:font-weight="bold" officeooo:paragraph-rsid="0084d184" style:font-size-asian="9pt" style:font-weight-asian="bold" style:font-size-complex="9pt" style:font-weight-complex="bold"/>
    </style:style>
    <style:style style:name="P40" style:family="paragraph" style:parent-style-name="Table_20_Contents">
      <style:paragraph-properties fo:margin-top="0cm" fo:margin-bottom="0cm" style:contextual-spacing="false" fo:text-align="center" style:justify-single-word="false"/>
      <style:text-properties style:font-name="Bitstream Vera Sans4" fo:font-size="9pt" fo:font-weight="bold" officeooo:paragraph-rsid="0084d184" style:font-size-asian="9pt" style:font-weight-asian="bold" style:font-size-complex="9pt" style:font-weight-complex="bold"/>
    </style:style>
    <style:style style:name="P41" style:family="paragraph" style:parent-style-name="_5f_Paragraphe_20_livret_20_">
      <style:paragraph-properties fo:margin-top="0cm" fo:margin-bottom="0cm" style:contextual-spacing="false" fo:text-align="center" style:justify-single-word="false"/>
      <style:text-properties style:font-name="Bitstream Vera Sans4" fo:font-size="9pt" style:text-underline-style="none" officeooo:paragraph-rsid="0084d184" style:font-size-asian="9pt" style:font-size-complex="9pt"/>
    </style:style>
    <style:style style:name="P42" style:family="paragraph" style:parent-style-name="_5f_Paragraphe_20_livret_20_">
      <style:paragraph-properties fo:margin-left="0.199cm" fo:margin-right="0cm" fo:margin-top="0cm" fo:margin-bottom="0cm" style:contextual-spacing="false" fo:text-align="start" style:justify-single-word="false" fo:text-indent="0cm" style:auto-text-indent="false"/>
      <style:text-properties style:font-name="Bitstream Vera Sans4" fo:font-size="9pt" style:text-underline-style="none" officeooo:paragraph-rsid="0088722b" style:font-size-asian="9pt" style:font-size-complex="9pt"/>
    </style:style>
    <style:style style:name="P43" style:family="paragraph" style:parent-style-name="Table_20_Contents">
      <style:paragraph-properties fo:margin-top="0cm" fo:margin-bottom="0cm" style:contextual-spacing="false" fo:text-align="center" style:justify-single-word="false"/>
      <style:text-properties style:font-name="Bitstream Vera Sans4" fo:font-size="10pt"/>
    </style:style>
    <style:style style:name="P44" style:family="paragraph" style:parent-style-name="_5f_Paragraphe_20_livret_20_">
      <style:paragraph-properties fo:margin-top="0.199cm" fo:margin-bottom="0cm" style:contextual-spacing="false" fo:text-align="center" style:justify-single-word="false"/>
      <style:text-properties style:font-name="Bitstream Vera Sans4" fo:font-size="10pt"/>
    </style:style>
    <style:style style:name="P45" style:family="paragraph" style:parent-style-name="_5f_Paragraphe_20_livret_20_">
      <style:paragraph-properties fo:margin-top="0cm" fo:margin-bottom="0cm" style:contextual-spacing="false" fo:text-align="center" style:justify-single-word="false"/>
      <style:text-properties style:font-name="Bitstream Vera Sans4" fo:font-size="10pt" style:text-underline-style="none" officeooo:paragraph-rsid="0084d184"/>
    </style:style>
    <style:style style:name="P46" style:family="paragraph" style:parent-style-name="_5f_Paragraphe_20_livret_20_">
      <style:paragraph-properties fo:margin-top="0cm" fo:margin-bottom="0cm" style:contextual-spacing="false" fo:text-align="center" style:justify-single-word="false"/>
      <style:text-properties style:font-name="Bitstream Vera Sans4" fo:font-size="10pt" style:text-underline-style="none" officeooo:paragraph-rsid="0088722b"/>
    </style:style>
    <style:style style:name="P47" style:family="paragraph" style:parent-style-name="_5f_Paragraphe_20_livret_20_">
      <style:paragraph-properties fo:margin-top="0cm" fo:margin-bottom="0cm" style:contextual-spacing="false"/>
      <style:text-properties officeooo:paragraph-rsid="0084d184"/>
    </style:style>
    <style:style style:name="P48" style:family="paragraph" style:parent-style-name="_5f_Paragraphe_20_livret_20_">
      <style:paragraph-properties fo:margin-top="0cm" fo:margin-bottom="0cm" style:contextual-spacing="false">
        <style:tab-stops>
          <style:tab-stop style:position="0cm"/>
          <style:tab-stop style:position="9.2cm" style:type="right" style:leader-style="dotted" style:leader-text="."/>
        </style:tab-stops>
      </style:paragraph-properties>
      <style:text-properties officeooo:paragraph-rsid="009689b5"/>
    </style:style>
    <style:style style:name="P49" style:family="paragraph" style:parent-style-name="_5f_Paragraphe_20_livret_20_">
      <style:paragraph-properties fo:margin-top="0cm" fo:margin-bottom="0.101cm" style:contextual-spacing="false">
        <style:tab-stops>
          <style:tab-stop style:position="0cm"/>
          <style:tab-stop style:position="9.2cm" style:type="right" style:leader-style="dotted" style:leader-text="."/>
        </style:tab-stops>
      </style:paragraph-properties>
      <style:text-properties officeooo:paragraph-rsid="009689b5"/>
    </style:style>
    <style:style style:name="P50" style:family="paragraph" style:parent-style-name="_5f_Paragraphe_20_livret_20_">
      <style:paragraph-properties>
        <style:tab-stops>
          <style:tab-stop style:position="0cm"/>
          <style:tab-stop style:position="9.2cm" style:type="right" style:leader-style="dotted" style:leader-text="."/>
        </style:tab-stops>
      </style:paragraph-properties>
      <style:text-properties officeooo:paragraph-rsid="009689b5"/>
    </style:style>
    <style:style style:name="P51" style:family="paragraph" style:parent-style-name="FILET_5f_POINTILLES">
      <style:paragraph-properties fo:margin-top="0cm" fo:margin-bottom="0cm" style:contextual-spacing="false" style:line-height-at-least="0.801cm"/>
      <style:text-properties officeooo:paragraph-rsid="009b29eb"/>
    </style:style>
    <style:style style:name="P52" style:family="paragraph" style:parent-style-name="FILET_5f_POINTILLES">
      <style:paragraph-properties style:line-height-at-least="0.801cm"/>
      <style:text-properties officeooo:paragraph-rsid="009b29eb"/>
    </style:style>
    <style:style style:name="P53" style:family="paragraph" style:parent-style-name="FILET_5f_POINTILLES">
      <style:paragraph-properties style:line-height-at-least="0.801cm"/>
      <style:text-properties officeooo:paragraph-rsid="009fe63e"/>
    </style:style>
    <style:style style:name="P54" style:family="paragraph" style:parent-style-name="_5f_Paragraphe_20_livret_20_réponse_20_élève">
      <style:paragraph-properties fo:margin-top="0cm" fo:margin-bottom="0cm" style:contextual-spacing="false" fo:line-height="150%"/>
      <style:text-properties officeooo:paragraph-rsid="009689b5"/>
    </style:style>
    <style:style style:name="P55" style:family="paragraph" style:parent-style-name="Standard">
      <style:paragraph-properties fo:margin-top="0.101cm" fo:margin-bottom="0cm" style:contextual-spacing="false" fo:line-height="150%" fo:text-align="justify" style:justify-single-word="false"/>
      <style:text-properties officeooo:paragraph-rsid="0097ef5b"/>
    </style:style>
    <style:style style:name="P56" style:family="paragraph" style:parent-style-name="_5f_Paragraphe_20_livret_20_réponse_20_élève">
      <style:paragraph-properties fo:margin-top="0cm" fo:margin-bottom="0cm" style:contextual-spacing="false"/>
      <style:text-properties officeooo:paragraph-rsid="009c2306"/>
    </style:style>
    <style:style style:name="P57" style:family="paragraph" style:parent-style-name="_5f_Paragraphe_20_livret_20_réponse_20_élève">
      <style:paragraph-properties fo:margin-top="0cm" fo:margin-bottom="0cm" style:contextual-spacing="false"/>
      <style:text-properties officeooo:paragraph-rsid="009fe63e"/>
    </style:style>
    <style:style style:name="P58" style:family="paragraph" style:parent-style-name="FILET_5f_POINTILLES">
      <style:text-properties officeooo:paragraph-rsid="0099f286"/>
    </style:style>
    <style:style style:name="P59" style:family="paragraph" style:parent-style-name="_5f_Paragraphe_20_livret_20_">
      <style:paragraph-properties fo:margin-top="0.199cm" fo:margin-bottom="0cm" style:contextual-spacing="false"/>
      <style:text-properties officeooo:paragraph-rsid="0099f286"/>
    </style:style>
    <style:style style:name="P60" style:family="paragraph" style:parent-style-name="_5f_Paragraphe_20_livret_20_">
      <style:paragraph-properties fo:margin-top="0.099cm" fo:margin-bottom="0cm" style:contextual-spacing="false"/>
      <style:text-properties officeooo:paragraph-rsid="0099f286"/>
    </style:style>
    <style:style style:name="P61" style:family="paragraph" style:parent-style-name="Standard">
      <style:paragraph-properties fo:margin-top="0.3cm" fo:margin-bottom="0cm" style:contextual-spacing="false"/>
      <style:text-properties officeooo:paragraph-rsid="008615ba"/>
    </style:style>
    <style:style style:name="P62" style:family="paragraph" style:parent-style-name="Standard" style:master-page-name="">
      <style:paragraph-properties fo:margin-top="0cm" fo:margin-bottom="0.101cm" style:contextual-spacing="false" style:page-number="auto" fo:break-before="auto" fo:break-after="auto"/>
      <style:text-properties officeooo:paragraph-rsid="008615ba"/>
    </style:style>
    <style:style style:name="P63" style:family="paragraph" style:parent-style-name="_5f_Paragraphe_20_livret_20_réponse_20_élève">
      <style:paragraph-properties fo:line-height="100%" fo:text-align="center" style:justify-single-word="false"/>
      <style:text-properties officeooo:paragraph-rsid="0084d184"/>
    </style:style>
    <style:style style:name="P64" style:family="paragraph" style:parent-style-name="FILET_5f_POINTILLES">
      <style:paragraph-properties fo:margin-top="0.4cm" fo:margin-bottom="0.4cm" style:contextual-spacing="false" fo:line-height="100%"/>
      <style:text-properties officeooo:paragraph-rsid="009244d7"/>
    </style:style>
    <style:style style:name="P65" style:family="paragraph" style:parent-style-name="_5f_Paragraphe_20_livret_20_">
      <style:paragraph-properties fo:margin-top="0.199cm" fo:margin-bottom="0cm" style:contextual-spacing="false" fo:line-height="100%"/>
      <style:text-properties officeooo:paragraph-rsid="0097ef5b"/>
    </style:style>
    <style:style style:name="P66" style:family="paragraph" style:parent-style-name="_5f_Paragraphe_20_livret_20_réponse_20_élève">
      <style:paragraph-properties fo:line-height="100%" fo:text-align="center" style:justify-single-word="false"/>
      <style:text-properties fo:font-size="9pt" officeooo:paragraph-rsid="0084d184" style:font-size-asian="9pt" style:font-size-complex="9pt"/>
    </style:style>
    <style:style style:name="P67" style:family="paragraph" style:parent-style-name="_5f_Paragraphe_20_livret_20_réponse_20_élève">
      <style:paragraph-properties fo:line-height="100%" fo:text-align="center" style:justify-single-word="false"/>
      <style:text-properties fo:font-size="9pt" officeooo:paragraph-rsid="009689b5" style:font-size-asian="9pt" style:font-size-complex="9pt"/>
    </style:style>
    <style:style style:name="P68" style:family="paragraph" style:parent-style-name="Table_20_Contents">
      <style:paragraph-properties fo:text-align="center" style:justify-single-word="false"/>
      <style:text-properties fo:font-size="9pt" officeooo:rsid="0049c134" officeooo:paragraph-rsid="0084d184" style:font-size-asian="9pt" style:font-size-complex="9pt"/>
    </style:style>
    <style:style style:name="P69" style:family="paragraph" style:parent-style-name="Table_20_Contents">
      <style:paragraph-properties fo:text-align="center" style:justify-single-word="false"/>
      <style:text-properties fo:font-size="9pt" officeooo:paragraph-rsid="0084d184" style:font-size-asian="9pt" style:font-size-complex="9pt"/>
    </style:style>
    <style:style style:name="P70" style:family="paragraph" style:parent-style-name="Table_20_Contents">
      <style:paragraph-properties fo:text-align="center" style:justify-single-word="false"/>
      <style:text-properties fo:font-size="9pt" fo:font-weight="bold" officeooo:rsid="0049c134" officeooo:paragraph-rsid="0084d184" style:font-size-asian="9pt" style:font-weight-asian="bold" style:font-size-complex="9pt" style:font-weight-complex="bold"/>
    </style:style>
    <style:style style:name="P71" style:family="paragraph" style:parent-style-name="Table_20_Contents">
      <style:paragraph-properties fo:text-align="justify" style:justify-single-word="false"/>
      <style:text-properties fo:font-size="9pt" fo:font-weight="bold" officeooo:paragraph-rsid="0084d184" style:font-size-asian="9pt" style:font-weight-asian="bold" style:font-size-complex="9pt" style:font-weight-complex="bold"/>
    </style:style>
    <style:style style:name="P72" style:family="paragraph" style:parent-style-name="_5f_Paragraphe_20_livret_20_réponse_20_élève">
      <style:paragraph-properties>
        <style:tab-stops/>
      </style:paragraph-properties>
      <style:text-properties officeooo:paragraph-rsid="009689b5"/>
    </style:style>
    <style:style style:name="P73" style:family="paragraph" style:parent-style-name="_5f_Paragraphe_20_livret_20_réponse_20_élève">
      <style:paragraph-properties fo:line-height="100%" fo:text-align="center" style:justify-single-word="false"/>
      <style:text-properties style:font-name="Bitstream Vera Sans Mono" fo:font-size="10pt" officeooo:paragraph-rsid="0095b5d3" fo:background-color="#ffff00" style:font-size-asian="10pt" style:font-size-complex="10pt"/>
    </style:style>
    <style:style style:name="P74" style:family="paragraph" style:parent-style-name="_5f_Paragraphe_20_livret_20_réponse_20_élève">
      <style:paragraph-properties fo:line-height="100%" fo:text-align="center" style:justify-single-word="false"/>
      <style:text-properties style:font-name="Bitstream Vera Sans Mono" fo:font-size="10pt" officeooo:paragraph-rsid="0084d184" style:font-size-asian="10pt" style:font-size-complex="10pt"/>
    </style:style>
    <style:style style:name="P75" style:family="paragraph" style:parent-style-name="_5f_Paragraphe_20_livret_20_réponse_20_élève">
      <style:paragraph-properties fo:line-height="100%" fo:text-align="center" style:justify-single-word="false"/>
      <style:text-properties style:font-name="Bitstream Vera Sans Mono" fo:font-size="10pt" fo:font-style="normal" officeooo:paragraph-rsid="0095b5d3" fo:background-color="#ffff00" style:font-name-asian="OpenSymbol2" style:font-size-asian="10pt" style:font-style-asian="normal" style:font-name-complex="OpenSymbol2" style:font-size-complex="10pt" style:font-style-complex="normal"/>
    </style:style>
    <style:style style:name="P76" style:family="paragraph" style:parent-style-name="_5f_Paragraphe_20_livret_20_réponse_20_élève">
      <style:text-properties officeooo:paragraph-rsid="009eb1c0"/>
    </style:style>
    <style:style style:name="P77" style:family="paragraph" style:parent-style-name="Exo_5f_Num" style:list-style-name="Num_5f_Exo">
      <style:paragraph-properties fo:margin-top="0.49cm" fo:margin-bottom="0.101cm" style:contextual-spacing="false"/>
      <style:text-properties officeooo:paragraph-rsid="008615ba"/>
    </style:style>
    <style:style style:name="P78" style:family="paragraph" style:parent-style-name="Exo_5f_Num" style:list-style-name="Num_5f_Exo">
      <style:paragraph-properties fo:margin-top="0.4cm" fo:margin-bottom="0.101cm" style:contextual-spacing="false"/>
      <style:text-properties officeooo:paragraph-rsid="008615ba"/>
    </style:style>
    <style:style style:name="P79" style:family="paragraph" style:parent-style-name="Exo_5f_Num" style:list-style-name="Num_5f_Exo">
      <style:paragraph-properties fo:margin-top="0.499cm" fo:margin-bottom="0.101cm" style:contextual-spacing="false"/>
      <style:text-properties officeooo:paragraph-rsid="0091398e"/>
    </style:style>
    <style:style style:name="P80" style:family="paragraph" style:parent-style-name="Exo_5f_Num" style:list-style-name="Num_5f_Exo">
      <style:paragraph-properties fo:margin-top="0.499cm" fo:margin-bottom="0cm" style:contextual-spacing="false"/>
      <style:text-properties officeooo:paragraph-rsid="008d2623"/>
    </style:style>
    <style:style style:name="P81" style:family="paragraph" style:parent-style-name="Exo_5f_Num" style:list-style-name="Num_5f_Exo">
      <style:paragraph-properties fo:margin-top="0.45cm" fo:margin-bottom="0cm" style:contextual-spacing="false"/>
      <style:text-properties officeooo:paragraph-rsid="0093e0a4"/>
    </style:style>
    <style:style style:name="P82" style:family="paragraph" style:parent-style-name="Exo_5f_Num" style:list-style-name="Num_5f_Exo">
      <style:paragraph-properties fo:margin-top="0.52cm" fo:margin-bottom="0.101cm" style:contextual-spacing="false"/>
      <style:text-properties officeooo:paragraph-rsid="009244d7"/>
    </style:style>
    <style:style style:name="P83" style:family="paragraph" style:parent-style-name="Exo_5f_Num">
      <style:paragraph-properties fo:margin-top="0.499cm" fo:margin-bottom="0cm" style:contextual-spacing="false"/>
      <style:text-properties officeooo:paragraph-rsid="0084d184"/>
    </style:style>
    <style:style style:name="P84" style:family="paragraph" style:parent-style-name="Exo_5f_Num">
      <style:paragraph-properties fo:margin-top="0.4cm" fo:margin-bottom="0.101cm" style:contextual-spacing="false"/>
      <style:text-properties officeooo:paragraph-rsid="0084d184"/>
    </style:style>
    <style:style style:name="P85" style:family="paragraph" style:parent-style-name="Exo_5f_Num">
      <style:paragraph-properties fo:margin-top="0.6cm" fo:margin-bottom="0cm" style:contextual-spacing="false"/>
      <style:text-properties officeooo:paragraph-rsid="0084d184"/>
    </style:style>
    <style:style style:name="P86" style:family="paragraph" style:parent-style-name="Exo_5f_Num">
      <style:paragraph-properties fo:margin-top="0.82cm" fo:margin-bottom="0.199cm" style:contextual-spacing="false"/>
      <style:text-properties officeooo:paragraph-rsid="0084d184"/>
    </style:style>
    <style:style style:name="P87" style:family="paragraph" style:parent-style-name="Exo_5f_Num">
      <style:paragraph-properties fo:margin-top="0.4cm" fo:margin-bottom="0.15cm" style:contextual-spacing="false"/>
      <style:text-properties officeooo:paragraph-rsid="0084d184"/>
    </style:style>
    <style:style style:name="P88" style:family="paragraph" style:parent-style-name="Exo_5f_Num">
      <style:paragraph-properties fo:margin-top="0.499cm" fo:margin-bottom="0.25cm" style:contextual-spacing="false"/>
      <style:text-properties officeooo:paragraph-rsid="0084d184"/>
    </style:style>
    <style:style style:name="P89" style:family="paragraph" style:parent-style-name="Exo_5f_Num">
      <style:paragraph-properties fo:margin-top="0.52cm" fo:margin-bottom="0.101cm" style:contextual-spacing="false"/>
      <style:text-properties officeooo:paragraph-rsid="0084d184"/>
    </style:style>
    <style:style style:name="P90" style:family="paragraph" style:parent-style-name="Exo_5f_Num">
      <style:text-properties officeooo:paragraph-rsid="0084d184"/>
    </style:style>
    <style:style style:name="P91" style:family="paragraph" style:parent-style-name="Exo_5f_Num">
      <style:paragraph-properties fo:margin-top="0.499cm" fo:margin-bottom="0.199cm" style:contextual-spacing="false"/>
      <style:text-properties officeooo:paragraph-rsid="0084d184"/>
    </style:style>
    <style:style style:name="P92" style:family="paragraph" style:parent-style-name="Exo_5f_Num" style:list-style-name="">
      <style:text-properties officeooo:paragraph-rsid="009c2306"/>
    </style:style>
    <style:style style:name="P93" style:family="paragraph" style:parent-style-name="Exo_5f_Num">
      <style:text-properties officeooo:paragraph-rsid="009c2306"/>
    </style:style>
    <style:style style:name="P94" style:family="paragraph" style:parent-style-name="Exo_5f_Num" style:list-style-name="_5f_Numérotation_20_des_20_exercices_20_livrets">
      <style:paragraph-properties fo:margin-top="0.298cm" fo:margin-bottom="0cm" style:contextual-spacing="false"/>
      <style:text-properties officeooo:paragraph-rsid="009c2306"/>
    </style:style>
    <style:style style:name="P95" style:family="paragraph" style:parent-style-name="FILET_5f_POINTILLES" style:list-style-name="_5f_Numérotation_20_des_20_exercices_20_livrets">
      <style:paragraph-properties fo:margin-top="0.199cm" fo:margin-bottom="0cm" style:contextual-spacing="false" style:line-height-at-least="0.801cm"/>
      <style:text-properties officeooo:paragraph-rsid="009b29eb"/>
    </style:style>
    <style:style style:name="P96" style:family="paragraph" style:parent-style-name="Standard" style:list-style-name="liste_5f_abc">
      <style:text-properties officeooo:paragraph-rsid="008615ba"/>
    </style:style>
    <style:style style:name="P97" style:family="paragraph" style:parent-style-name="Standard" style:list-style-name="liste_5f_abc">
      <style:text-properties officeooo:paragraph-rsid="008a1b51"/>
    </style:style>
    <style:style style:name="P98" style:family="paragraph" style:parent-style-name="Standard" style:list-style-name="liste_5f_abc">
      <style:paragraph-properties fo:margin-top="0cm" fo:margin-bottom="0cm" style:contextual-spacing="false"/>
      <style:text-properties officeooo:paragraph-rsid="008a1b51"/>
    </style:style>
    <style:style style:name="P99" style:family="paragraph" style:parent-style-name="Standard" style:list-style-name="liste_5f_abc">
      <style:text-properties officeooo:paragraph-rsid="009244d7"/>
    </style:style>
    <style:style style:name="P100" style:family="paragraph" style:parent-style-name="Standard" style:list-style-name="liste_5f_abc">
      <style:paragraph-properties fo:margin-top="0cm" fo:margin-bottom="0cm" style:contextual-spacing="false"/>
      <style:text-properties fo:color="#000000" loext:opacity="100%" style:font-name="Bitstream Vera Sans1" fo:font-size="10pt" fo:font-style="normal" style:text-underline-style="none" fo:font-weight="normal" officeooo:rsid="006fa0c5" officeooo:paragraph-rsid="008c083a" style:font-name-asian="OpenSymbol2" style:font-size-asian="10pt" style:font-style-asian="normal" style:font-weight-asian="normal" style:font-name-complex="OpenSymbol2" style:font-size-complex="10pt" style:font-style-complex="normal" style:font-weight-complex="normal"/>
    </style:style>
    <style:style style:name="P101" style:family="paragraph" style:parent-style-name="Standard" style:list-style-name="liste_5f_abc">
      <style:paragraph-properties fo:margin-top="0.6cm" fo:margin-bottom="0cm" style:contextual-spacing="false" fo:text-align="justify" style:justify-single-word="false"/>
      <style:text-properties officeooo:paragraph-rsid="0084d184"/>
    </style:style>
    <style:style style:name="P102" style:family="paragraph" style:parent-style-name="Standard" style:list-style-name="_5f_Numérotation_20_des_20_exercices_20_livrets">
      <style:paragraph-properties fo:margin-top="0.101cm" fo:margin-bottom="0cm" style:contextual-spacing="false" fo:line-height="150%" fo:text-align="justify" style:justify-single-word="false"/>
      <style:text-properties style:font-name="Bitstream Vera Sans1" fo:font-style="normal" officeooo:paragraph-rsid="0097ef5b" style:font-style-asian="normal" style:font-style-complex="normal"/>
    </style:style>
    <style:style style:name="P103" style:family="paragraph" style:parent-style-name="Standard" style:list-style-name="_5f_Numérotation_20_des_20_exercices_20_livrets">
      <style:paragraph-properties fo:margin-top="0cm" fo:margin-bottom="0.4cm" style:contextual-spacing="false" fo:text-align="center" style:justify-single-word="false" style:writing-mode="lr-tb"/>
      <style:text-properties style:text-underline-style="none" officeooo:paragraph-rsid="0084d184"/>
    </style:style>
    <style:style style:name="P104" style:family="paragraph" style:parent-style-name="Standard" style:list-style-name="_5f_Numérotation_20_des_20_exercices_20_livrets">
      <style:paragraph-properties fo:margin-top="0.199cm" fo:margin-bottom="0cm" style:contextual-spacing="false" fo:line-height="100%" fo:text-align="start" style:justify-single-word="false"/>
      <style:text-properties officeooo:paragraph-rsid="009c2306"/>
    </style:style>
    <style:style style:name="P105" style:family="paragraph" style:parent-style-name="Table_20_Contents" style:list-style-name="liste_5f_abc">
      <style:paragraph-properties fo:margin-top="0cm" fo:margin-bottom="0cm" style:contextual-spacing="false" fo:text-align="justify" style:justify-single-word="false"/>
      <style:text-properties style:font-name="Bitstream Vera Sans4" fo:font-size="10pt" fo:font-weight="bold" officeooo:paragraph-rsid="0097ef5b" style:font-weight-asian="bold" style:font-weight-complex="bold"/>
    </style:style>
    <style:style style:name="P106" style:family="paragraph" style:parent-style-name="Table_20_Contents" style:list-style-name="liste_5f_abc">
      <style:paragraph-properties fo:margin-top="0cm" fo:margin-bottom="0cm" style:contextual-spacing="false" style:line-height-at-least="0.3cm" fo:text-align="justify" style:justify-single-word="false" style:shadow="none"/>
      <style:text-properties style:font-name="Bitstream Vera Sans4" fo:font-size="10pt" fo:font-weight="bold" officeooo:paragraph-rsid="0097ef5b" style:font-weight-asian="bold" style:font-weight-complex="bold"/>
    </style:style>
    <style:style style:name="P107" style:family="paragraph" style:parent-style-name="Table_20_Contents" style:list-style-name="liste_5f_abc">
      <style:paragraph-properties fo:margin-top="0cm" fo:margin-bottom="0cm" style:contextual-spacing="false" fo:text-align="center" style:justify-single-word="false"/>
      <style:text-properties style:font-name="Bitstream Vera Sans4" fo:font-size="10pt" officeooo:paragraph-rsid="0097ef5b"/>
    </style:style>
    <style:style style:name="P108" style:family="paragraph" style:parent-style-name="_5f_Paragraphe_20_livret_20_" style:list-style-name="_5f_Numérotation_20_des_20_exercices_20_livrets">
      <style:paragraph-properties fo:margin-top="0cm" fo:margin-bottom="0cm" style:contextual-spacing="false"/>
      <style:text-properties officeooo:paragraph-rsid="0084d184"/>
    </style:style>
    <style:style style:name="P109" style:family="paragraph" style:parent-style-name="_5f_Paragraphe_20_livret_20_" style:list-style-name="_5f_Numérotation_20_des_20_exercices_20_livrets">
      <style:paragraph-properties fo:margin-top="0cm" fo:margin-bottom="0.101cm" style:contextual-spacing="false">
        <style:tab-stops>
          <style:tab-stop style:position="1cm" style:type="right"/>
          <style:tab-stop style:position="1.011cm"/>
        </style:tab-stops>
      </style:paragraph-properties>
      <style:text-properties officeooo:paragraph-rsid="0084d184"/>
    </style:style>
    <style:style style:name="P110" style:family="paragraph" style:parent-style-name="_5f_Paragraphe_20_livret_20_" style:list-style-name="_5f_Numérotation_20_des_20_exercices_20_livrets">
      <style:paragraph-properties fo:margin-top="0.101cm" fo:margin-bottom="0.199cm" style:contextual-spacing="false">
        <style:tab-stops>
          <style:tab-stop style:position="1cm" style:type="right"/>
          <style:tab-stop style:position="1.011cm"/>
        </style:tab-stops>
      </style:paragraph-properties>
      <style:text-properties officeooo:paragraph-rsid="0084d184"/>
    </style:style>
    <style:style style:name="P111" style:family="paragraph" style:parent-style-name="_5f_Paragraphe_20_livret_20_" style:list-style-name="_5f_Numérotation_20_des_20_exercices_20_livrets">
      <style:paragraph-properties fo:margin-top="0cm" fo:margin-bottom="0cm" style:contextual-spacing="false">
        <style:tab-stops>
          <style:tab-stop style:position="1cm" style:type="right"/>
          <style:tab-stop style:position="1.011cm"/>
        </style:tab-stops>
      </style:paragraph-properties>
      <style:text-properties officeooo:paragraph-rsid="0084d184"/>
    </style:style>
    <style:style style:name="P112" style:family="paragraph" style:parent-style-name="_5f_Paragraphe_20_livret_20_" style:list-style-name="_5f_Numérotation_20_des_20_exercices_20_livrets">
      <style:paragraph-properties fo:margin-top="0.101cm" fo:margin-bottom="0.101cm" style:contextual-spacing="false">
        <style:tab-stops>
          <style:tab-stop style:position="1cm" style:type="right"/>
          <style:tab-stop style:position="1.011cm"/>
        </style:tab-stops>
      </style:paragraph-properties>
      <style:text-properties officeooo:paragraph-rsid="0084d184"/>
    </style:style>
    <style:style style:name="P113" style:family="paragraph" style:parent-style-name="_5f_Paragraphe_20_livret_20_" style:list-style-name="_5f_Numérotation_20_des_20_exercices_20_livrets">
      <style:paragraph-properties fo:margin-top="0.101cm" fo:margin-bottom="0cm" style:contextual-spacing="false">
        <style:tab-stops>
          <style:tab-stop style:position="1cm" style:type="right"/>
          <style:tab-stop style:position="1.011cm"/>
        </style:tab-stops>
      </style:paragraph-properties>
      <style:text-properties officeooo:paragraph-rsid="0084d184"/>
    </style:style>
    <style:style style:name="P114" style:family="paragraph" style:parent-style-name="_5f_Paragraphe_20_livret_20_" style:list-style-name="liste_5f_abc">
      <style:paragraph-properties fo:margin-top="0.101cm" fo:margin-bottom="0.199cm" style:contextual-spacing="false"/>
      <style:text-properties officeooo:paragraph-rsid="0084d184"/>
    </style:style>
    <style:style style:name="P115" style:family="paragraph" style:parent-style-name="_5f_Paragraphe_20_livret_20_" style:list-style-name="liste_5f_abc">
      <style:paragraph-properties fo:margin-top="0.3cm" fo:margin-bottom="0cm" style:contextual-spacing="false"/>
      <style:text-properties officeooo:paragraph-rsid="0084d184"/>
    </style:style>
    <style:style style:name="P116" style:family="paragraph" style:parent-style-name="_5f_Paragraphe_20_livret_20_" style:list-style-name="liste_5f_abc">
      <style:paragraph-properties fo:margin-top="0.199cm" fo:margin-bottom="0.199cm" style:contextual-spacing="false"/>
      <style:text-properties officeooo:paragraph-rsid="0084d184"/>
    </style:style>
    <style:style style:name="P117" style:family="paragraph" style:parent-style-name="_5f_Paragraphe_20_livret_20_" style:list-style-name="liste_5f_abc">
      <style:paragraph-properties fo:margin-top="0.199cm" fo:margin-bottom="0cm" style:contextual-spacing="false"/>
      <style:text-properties officeooo:paragraph-rsid="0084d184"/>
    </style:style>
    <style:style style:name="P118" style:family="paragraph" style:parent-style-name="_5f_Paragraphe_20_livret_20_" style:list-style-name="liste_5f_abc">
      <style:paragraph-properties fo:margin-top="0.6cm" fo:margin-bottom="0cm" style:contextual-spacing="false"/>
      <style:text-properties officeooo:paragraph-rsid="0084d184"/>
    </style:style>
    <style:style style:name="P119" style:family="paragraph" style:parent-style-name="_5f_Paragraphe_20_livret_20_" style:list-style-name="liste_5f_abc">
      <style:paragraph-properties fo:margin-top="0.6cm" fo:margin-bottom="0.199cm" style:contextual-spacing="false"/>
      <style:text-properties officeooo:paragraph-rsid="0084d184"/>
    </style:style>
    <style:style style:name="P120" style:family="paragraph" style:parent-style-name="_5f_Paragraphe_20_livret_20_" style:list-style-name="liste_5f_abc">
      <style:paragraph-properties fo:margin-top="0.499cm" fo:margin-bottom="0cm" style:contextual-spacing="false"/>
      <style:text-properties officeooo:paragraph-rsid="0084d184"/>
    </style:style>
    <style:style style:name="P121" style:family="paragraph" style:parent-style-name="_5f_Paragraphe_20_livret_20_" style:list-style-name="liste_5f_abc">
      <style:paragraph-properties fo:margin-top="0.6cm" fo:margin-bottom="0.199cm" style:contextual-spacing="false"/>
      <style:text-properties officeooo:paragraph-rsid="0097ef5b"/>
    </style:style>
    <style:style style:name="P122" style:family="paragraph" style:parent-style-name="_5f_Paragraphe_20_livret_20_" style:list-style-name="liste_5f_abc">
      <style:paragraph-properties fo:margin-top="0.3cm" fo:margin-bottom="0cm" style:contextual-spacing="false"/>
      <style:text-properties style:font-name="Bitstream Vera Sans1" fo:font-style="normal" officeooo:paragraph-rsid="0084d184" style:font-name-asian="OpenSymbol2" style:font-style-asian="normal" style:font-name-complex="OpenSymbol2" style:font-style-complex="normal"/>
    </style:style>
    <style:style style:name="P123" style:family="paragraph" style:parent-style-name="_5f_Paragraphe_20_livret_20_" style:list-style-name="_5f_Numérotation_20_des_20_exercices_20_livrets">
      <style:paragraph-properties fo:margin-top="0.199cm" fo:margin-bottom="0cm" style:contextual-spacing="false" fo:line-height="100%"/>
      <style:text-properties style:font-name="Bitstream Vera Sans1" fo:font-style="normal" officeooo:paragraph-rsid="0097ef5b" style:font-style-asian="normal" style:font-style-complex="normal"/>
    </style:style>
    <style:style style:name="P124" style:family="paragraph" style:parent-style-name="_5f_Paragraphe_20_livret_20_" style:list-style-name="_5f_Numérotation_20_des_20_exercices_20_livrets">
      <style:paragraph-properties fo:margin-top="0.199cm" fo:margin-bottom="0cm" style:contextual-spacing="false"/>
      <style:text-properties style:font-name="Bitstream Vera Sans1" fo:font-style="normal" officeooo:paragraph-rsid="0099f286" style:font-style-asian="normal" style:font-style-complex="normal"/>
    </style:style>
    <style:style style:name="P125" style:family="paragraph" style:parent-style-name="_5f_Paragraphe_20_livret_20_" style:list-style-name="liste_5f_abc">
      <style:paragraph-properties fo:margin-top="0.199cm" fo:margin-bottom="0cm" style:contextual-spacing="false" fo:text-align="center" style:justify-single-word="false"/>
      <style:text-properties style:font-name="Bitstream Vera Sans4" fo:font-size="10pt" officeooo:paragraph-rsid="0097ef5b"/>
    </style:style>
    <style:style style:name="P126" style:family="paragraph" style:parent-style-name="_5f_Paragraphe_20_livret_20_" style:list-style-name="liste_5f_abc">
      <style:paragraph-properties fo:margin-top="0.6cm" fo:margin-bottom="0cm" style:contextual-spacing="false"/>
      <style:text-properties fo:font-style="normal" style:text-underline-style="none" officeooo:paragraph-rsid="0097ef5b"/>
    </style:style>
    <style:style style:name="P127" style:family="paragraph" style:parent-style-name="_5f_Paragraphe_20_livret_20_" style:list-style-name="liste_5f_abc">
      <style:paragraph-properties fo:margin-top="0.4cm" fo:margin-bottom="0.199cm" style:contextual-spacing="false"/>
      <style:text-properties fo:font-style="normal" style:text-underline-style="none" officeooo:paragraph-rsid="0084d184"/>
    </style:style>
    <style:style style:name="P128" style:family="paragraph" style:parent-style-name="_5f_Paragraphe_20_livret_20_" style:list-style-name="liste_5f_abc">
      <style:paragraph-properties fo:margin-top="0.499cm" fo:margin-bottom="0cm" style:contextual-spacing="false"/>
      <style:text-properties fo:font-style="normal" style:text-underline-style="none" officeooo:paragraph-rsid="0084d184"/>
    </style:style>
    <style:style style:name="P129" style:family="paragraph" style:parent-style-name="_5f_Paragraphe_20_livret_20_" style:list-style-name="liste_5f_abc">
      <style:paragraph-properties fo:margin-top="0.45cm" fo:margin-bottom="0cm" style:contextual-spacing="false"/>
      <style:text-properties fo:font-style="normal" style:text-underline-style="none" officeooo:rsid="0048b1de" officeooo:paragraph-rsid="0084d184" style:text-scale="100%"/>
    </style:style>
    <style:style style:name="P130" style:family="paragraph" style:parent-style-name="_5f_Paragraphe_20_livret_20_" style:list-style-name="liste_5f_abc">
      <style:paragraph-properties fo:margin-top="0cm" fo:margin-bottom="0cm" style:contextual-spacing="false" fo:line-height="100%"/>
      <style:text-properties fo:font-style="normal" style:text-underline-style="none" officeooo:rsid="0048b1de" officeooo:paragraph-rsid="0099f286" style:text-scale="100%"/>
    </style:style>
    <style:style style:name="P131" style:family="paragraph" style:parent-style-name="_5f_Paragraphe_20_livret_20_" style:list-style-name="liste_5f_abc">
      <style:paragraph-properties fo:margin-top="0.499cm" fo:margin-bottom="0cm" style:contextual-spacing="false" fo:line-height="100%"/>
      <style:text-properties fo:font-style="normal" style:text-underline-style="none" officeooo:rsid="0048b1de" officeooo:paragraph-rsid="0084d184" style:text-scale="100%"/>
    </style:style>
    <style:style style:name="P132" style:family="paragraph" style:parent-style-name="_5f_Paragraphe_20_livret_20_" style:list-style-name="liste_5f_abc">
      <style:paragraph-properties fo:margin-top="0.499cm" fo:margin-bottom="0cm" style:contextual-spacing="false"/>
      <style:text-properties fo:font-style="normal" style:text-underline-style="none" officeooo:rsid="00497543" officeooo:paragraph-rsid="0084d184"/>
    </style:style>
    <style:style style:name="P133" style:family="paragraph" style:parent-style-name="_5f_Paragraphe_20_livret_20_" style:list-style-name="_5f_Numérotation_20_des_20_exercices_20_livrets">
      <style:paragraph-properties fo:margin-top="0.199cm" fo:margin-bottom="0cm" style:contextual-spacing="false" style:line-height-at-least="0.67cm"/>
      <style:text-properties officeooo:paragraph-rsid="0097ef5b"/>
    </style:style>
    <style:style style:name="P134" style:family="paragraph" style:parent-style-name="_5f_Paragraphe_20_livret_20_">
      <style:paragraph-properties fo:margin-top="0.199cm" fo:margin-bottom="0cm" style:contextual-spacing="false" style:line-height-at-least="0.67cm"/>
      <style:text-properties officeooo:paragraph-rsid="0097ef5b"/>
    </style:style>
    <style:style style:name="P135" style:family="paragraph" style:parent-style-name="_5f_Paragraphe_20_livret_20_réponse_20_élève" style:list-style-name="_5f_Numérotation_20_des_20_exercices_20_livrets">
      <style:text-properties officeooo:paragraph-rsid="0095b5d3"/>
    </style:style>
    <style:style style:name="P136" style:family="paragraph" style:parent-style-name="_5f_Paragraphe_20_livret_20_réponse_20_élève" style:list-style-name="_5f_Numérotation_20_des_20_exercices_20_livrets">
      <style:text-properties officeooo:paragraph-rsid="009c2306"/>
    </style:style>
    <style:style style:name="P137" style:family="paragraph" style:parent-style-name="_5f_Paragraphe_20_livret_20_réponse_20_élève" style:list-style-name="_5f_Numérotation_20_des_20_exercices_20_livrets">
      <style:text-properties officeooo:paragraph-rsid="009fe63e"/>
    </style:style>
    <style:style style:name="P138" style:family="paragraph" style:parent-style-name="_5f_Paragraphe_20_livret_20_réponse_20_élève">
      <style:text-properties officeooo:paragraph-rsid="0095b5d3"/>
    </style:style>
    <style:style style:name="P139" style:family="paragraph" style:parent-style-name="_5f_Paragraphe_20_livret_20_réponse_20_élève" style:list-style-name="liste_5f_abc" style:master-page-name="">
      <style:paragraph-properties style:line-height-at-least="0.7cm" style:page-number="auto">
        <style:tab-stops>
          <style:tab-stop style:position="9.2cm" style:type="right" style:leader-style="dotted" style:leader-text="."/>
        </style:tab-stops>
      </style:paragraph-properties>
      <style:text-properties officeooo:paragraph-rsid="0095b5d3"/>
    </style:style>
    <style:style style:name="P140" style:family="paragraph" style:parent-style-name="_5f_Paragraphe_20_livret_20_réponse_20_élève" style:list-style-name="liste_5f_abc">
      <style:paragraph-properties style:line-height-at-least="0.7cm">
        <style:tab-stops>
          <style:tab-stop style:position="0.55cm"/>
          <style:tab-stop style:position="9.2cm" style:type="right" style:leader-style="dotted" style:leader-text="."/>
        </style:tab-stops>
      </style:paragraph-properties>
      <style:text-properties officeooo:paragraph-rsid="009689b5"/>
    </style:style>
    <style:style style:name="P141"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9eb1c0"/>
    </style:style>
    <style:style style:name="P142" style:family="paragraph" style:parent-style-name="_5f_Paragraphe_20_livret_20_réponse_20_élève" style:list-style-name="liste_5f_abc">
      <style:paragraph-properties>
        <style:tab-stops>
          <style:tab-stop style:position="0.55cm"/>
          <style:tab-stop style:position="9.2cm" style:type="right" style:leader-style="dotted" style:leader-text="."/>
        </style:tab-stops>
      </style:paragraph-properties>
      <style:text-properties officeooo:paragraph-rsid="009689b5"/>
    </style:style>
    <style:style style:name="P143" style:family="paragraph" style:parent-style-name="_5f_Paragraphe_20_livret_20_réponse_20_élève" style:list-style-name="liste_5f_abc">
      <style:paragraph-properties>
        <style:tab-stops>
          <style:tab-stop style:position="0.55cm"/>
        </style:tab-stops>
      </style:paragraph-properties>
      <style:text-properties officeooo:paragraph-rsid="009eb1c0"/>
    </style:style>
    <style:style style:name="P144" style:family="paragraph" style:parent-style-name="_5f_Paragraphe_20_livret_20_réponse_20_élève" style:list-style-name="liste_5f_abc">
      <style:paragraph-properties>
        <style:tab-stops>
          <style:tab-stop style:position="0cm"/>
          <style:tab-stop style:position="9.2cm" style:type="right" style:leader-style="dotted" style:leader-text="."/>
        </style:tab-stops>
      </style:paragraph-properties>
      <style:text-properties officeooo:paragraph-rsid="009689b5"/>
    </style:style>
    <style:style style:name="P145" style:family="paragraph" style:parent-style-name="_5f_Paragraphe_20_livret_20_réponse_20_élève">
      <style:paragraph-properties>
        <style:tab-stops/>
      </style:paragraph-properties>
      <style:text-properties officeooo:paragraph-rsid="009689b5"/>
    </style:style>
    <style:style style:name="P146" style:family="paragraph" style:parent-style-name="_5f_Paragraphe_20_livret_20_réponse_20_élève">
      <style:paragraph-properties fo:margin-top="0cm" fo:margin-bottom="0cm" style:contextual-spacing="false" fo:line-height="115%"/>
      <style:text-properties style:font-name="Bitstream Vera Sans1" fo:font-style="normal" officeooo:paragraph-rsid="009689b5" style:font-style-asian="normal" style:font-style-complex="normal"/>
    </style:style>
    <style:style style:name="P147" style:family="paragraph" style:parent-style-name="_5f_Paragraphe_20_livret_20_réponse_20_élève" style:list-style-name="liste_5f_abc">
      <style:paragraph-properties fo:margin-top="0cm" fo:margin-bottom="0cm" style:contextual-spacing="false" fo:line-height="150%"/>
      <style:text-properties officeooo:paragraph-rsid="009dd008"/>
    </style:style>
    <style:style style:name="P148" style:family="paragraph" style:parent-style-name="_5f_Paragraphe_20_livret_20_réponse_20_élève" style:list-style-name="liste_5f_abc">
      <style:paragraph-properties fo:margin-top="0.101cm" fo:margin-bottom="0.101cm" style:contextual-spacing="false" fo:line-height="150%"/>
      <style:text-properties officeooo:paragraph-rsid="009dd008"/>
    </style:style>
    <style:style style:name="P149" style:family="paragraph" style:parent-style-name="_5f_Paragraphe_20_livret_20_réponse_20_élève" style:list-style-name="_5f_Numérotation_20_des_20_exercices_20_livrets">
      <style:paragraph-properties style:line-height-at-least="0.6cm" fo:text-align="start" style:justify-single-word="false"/>
      <style:text-properties officeooo:paragraph-rsid="009c2306"/>
    </style:style>
    <style:style style:name="P150" style:family="paragraph" style:parent-style-name="_5f_Paragraphe_20_livret_20_réponse_20_élève" style:list-style-name="_5f_Numérotation_20_des_20_exercices_20_livrets">
      <style:paragraph-properties style:line-height-at-least="0.6cm"/>
      <style:text-properties officeooo:paragraph-rsid="009c2306"/>
    </style:style>
    <style:style style:name="P151" style:family="paragraph" style:parent-style-name="_5f_Paragraphe_20_livret_20_réponse_20_élève" style:list-style-name="_5f_Numérotation_20_des_20_exercices_20_livrets">
      <style:paragraph-properties fo:line-height="115%"/>
      <style:text-properties officeooo:paragraph-rsid="009c2306"/>
    </style:style>
    <style:style style:name="P152" style:family="paragraph" style:parent-style-name="_5f_Paragraphe_20_livret_20_réponse_20_élève" style:list-style-name="_5f_Numérotation_20_des_20_exercices_20_livrets">
      <style:paragraph-properties fo:line-height="115%"/>
      <style:text-properties officeooo:paragraph-rsid="009fe63e"/>
    </style:style>
    <style:style style:name="P153" style:family="paragraph" style:parent-style-name="_5f_Paragraphe_20_livret_20_réponse_20_élève" style:list-style-name="_5f_Numérotation_20_des_20_exercices_20_livrets">
      <style:paragraph-properties fo:line-height="100%"/>
      <style:text-properties officeooo:paragraph-rsid="009c2306"/>
    </style:style>
    <style:style style:name="P154" style:family="paragraph" style:parent-style-name="_5f_Paragraphe_20_énoncé_20_après_20_numéro" style:list-style-name="liste_5f_abc" style:master-page-name="_5f_Fiche_20_éditeur_20_série_20_2_20_paire_20__28_G_29_">
      <style:paragraph-properties fo:margin-top="0cm" fo:margin-bottom="0cm" style:contextual-spacing="false" fo:text-align="center" style:justify-single-word="false" style:page-number="auto"/>
      <style:text-properties style:font-name="Bitstream Vera Sans4" fo:font-size="10pt" officeooo:paragraph-rsid="0097ef5b"/>
    </style:style>
    <style:style style:name="P155" style:family="paragraph" style:parent-style-name="_5f_Paragraphe_20_énoncé_20_après_20_numéro" style:master-page-name="_5f_Fiche_20_éditeur_20_série_20_2_20_paire_20__28_G_29_">
      <style:paragraph-properties fo:margin-top="0cm" fo:margin-bottom="0cm" style:contextual-spacing="false" fo:text-align="center" style:justify-single-word="false" style:page-number="auto"/>
      <style:text-properties style:font-name="Bitstream Vera Sans4" fo:font-size="10pt" officeooo:paragraph-rsid="0084d184"/>
    </style:style>
    <style:style style:name="P156" style:family="paragraph" style:parent-style-name="_5f_Paragraphe_20_énoncé_20_après_20_numéro">
      <style:paragraph-properties fo:margin-top="0cm" fo:margin-bottom="0cm" style:contextual-spacing="false" fo:text-align="center" style:justify-single-word="false"/>
      <style:text-properties style:font-name="Bitstream Vera Sans5" fo:font-size="10pt" officeooo:paragraph-rsid="0084d184"/>
    </style:style>
    <style:style style:name="P157" style:family="paragraph" style:parent-style-name="_5f_Paragraphe_20_énoncé_20_après_20_numéro" style:list-style-name="Num_5f_Exo">
      <style:paragraph-properties fo:margin-top="0cm" fo:margin-bottom="0cm" style:contextual-spacing="false" fo:text-align="center" style:justify-single-word="false"/>
      <style:text-properties style:font-name="Bitstream Vera Sans5" fo:font-size="10pt" officeooo:paragraph-rsid="00921554"/>
    </style:style>
    <style:style style:name="P158" style:family="paragraph" style:parent-style-name="_5f_Paragraphe_20_énoncé_20_après_20_numéro" style:list-style-name="">
      <style:paragraph-properties fo:margin-top="0cm" fo:margin-bottom="0cm" style:contextual-spacing="false" fo:text-align="center" style:justify-single-word="false"/>
      <style:text-properties style:font-name="Bitstream Vera Sans5" fo:font-size="10pt" officeooo:paragraph-rsid="009244d7"/>
    </style:style>
    <style:style style:name="P159" style:family="paragraph" style:parent-style-name="_5f_Paragraphe_20_énoncé_20_après_20_numéro_20_second">
      <style:paragraph-properties fo:margin-top="0.199cm" fo:margin-bottom="0.199cm" style:contextual-spacing="false"/>
      <style:text-properties officeooo:paragraph-rsid="0084d184"/>
    </style:style>
    <style:style style:name="P160" style:family="paragraph" style:parent-style-name="_5f_Paragraphe_20_énoncé_20_après_20_numéro_20_second">
      <style:paragraph-properties fo:margin-top="0.199cm" fo:margin-bottom="0cm" style:contextual-spacing="false" fo:text-align="justify" style:justify-single-word="false"/>
      <style:text-properties officeooo:paragraph-rsid="009244d7"/>
    </style:style>
    <style:style style:name="P161" style:family="paragraph" style:parent-style-name="_5f_Paragraphe_20_énoncé_20_après_20_numéro_20_second" style:list-style-name="liste_5f_abc">
      <style:paragraph-properties fo:margin-top="0.199cm" fo:margin-bottom="0cm" style:contextual-spacing="false"/>
      <style:text-properties officeooo:paragraph-rsid="009244d7"/>
    </style:style>
    <style:style style:name="P162" style:family="paragraph" style:parent-style-name="_5f_Paragraphe_20_énoncé_20_après_20_numéro_20_second" style:list-style-name="liste_5f_abc">
      <style:paragraph-properties fo:margin-top="0.199cm" fo:margin-bottom="0cm" style:contextual-spacing="false"/>
      <style:text-properties officeooo:paragraph-rsid="0084d184"/>
    </style:style>
    <style:style style:name="P163" style:family="paragraph" style:parent-style-name="_5f_Paragraphe_20_énoncé_20_après_20_numéro_20_second" style:list-style-name="liste_5f_abc">
      <style:paragraph-properties fo:margin-top="0.101cm" fo:margin-bottom="0.199cm" style:contextual-spacing="false"/>
      <style:text-properties officeooo:paragraph-rsid="0084d184"/>
    </style:style>
    <style:style style:name="P164" style:family="paragraph" style:parent-style-name="_5f_Paragraphe_20_énoncé_20_après_20_numéro_20_second" style:list-style-name="_5f_Numérotation_20_des_20_exercices_20_livrets">
      <style:paragraph-properties fo:margin-top="0.199cm" fo:margin-bottom="0cm" style:contextual-spacing="false" fo:line-height="100%" fo:text-align="start" style:justify-single-word="false"/>
      <style:text-properties officeooo:paragraph-rsid="009c2306"/>
    </style:style>
    <style:style style:name="P165" style:family="paragraph" style:parent-style-name="_5f_Pied_20_de_20_page" style:list-style-name=""/>
    <style:style style:name="P166" style:family="paragraph" style:parent-style-name="_5f_Pied_20_de_20_page" style:list-style-name="">
      <style:paragraph-properties fo:text-align="end" style:justify-single-word="false"/>
    </style:style>
    <style:style style:name="P167" style:family="paragraph" style:parent-style-name="_5f_Pied_20_de_20_page">
      <style:paragraph-properties fo:text-align="end" style:justify-single-word="false"/>
    </style:style>
    <style:style style:name="P16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69" style:family="paragraph" style:parent-style-name="_5f_Titre_20_d_27_exercices_20_livret_20_sans_20_titre" style:list-style-name="Num_5f_Exo" style:master-page-name="_5f_Fiche_20_éditeur_20_série_20_2_20_une_20_colonne_20_impaire_20__28_G_29_">
      <style:paragraph-properties fo:margin-top="0cm" fo:margin-bottom="0.199cm" style:contextual-spacing="false" style:page-number="60" fo:break-before="auto" fo:break-after="auto" style:shadow="none">
        <style:tab-stops/>
      </style:paragraph-properties>
      <style:text-properties style:font-name="Bitstream Vera Sans1" fo:font-size="10pt" fo:font-style="normal" fo:font-weight="bold" officeooo:paragraph-rsid="007cf82a" style:font-size-asian="10pt" style:font-style-asian="normal" style:font-weight-asian="bold" style:font-size-complex="10pt" style:font-style-complex="normal" style:font-weight-complex="bold"/>
    </style:style>
    <style:style style:name="P170" style:family="paragraph">
      <style:paragraph-properties fo:margin-left="0cm" fo:margin-right="0cm" fo:margin-top="0cm" fo:margin-bottom="0cm" fo:line-height="100%" fo:text-indent="0cm"/>
    </style:style>
    <style:style style:name="P1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justify" fo:text-indent="0cm"/>
    </style:style>
    <style:style style:name="P177" style:family="paragraph">
      <loext:graphic-properties draw:fill="none" draw:fill-color="#ffffff"/>
      <style:paragraph-properties fo:margin-left="0cm" fo:margin-right="0cm" fo:margin-top="0cm" fo:margin-bottom="0cm" fo:line-height="100%" fo:text-align="justify" fo:text-indent="0cm" style:writing-mode="lr-tb"/>
      <style:text-properties fo:font-variant="normal" fo:text-transform="none"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8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8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8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18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lbany"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ndale Sans UI"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8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88" style:family="paragraph">
      <loext:graphic-properties draw:fill="none" draw:fill-color="#ffffff"/>
      <style:paragraph-properties fo:margin-left="0cm" fo:margin-right="0cm" fo:margin-top="0cm" fo:margin-bottom="0cm" fo:line-height="100%" fo:text-align="justify" fo:text-indent="0cm"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90" style:family="paragraph">
      <style:paragraph-properties fo:text-align="center"/>
    </style:style>
    <style:style style:name="P191"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192" style:family="paragraph">
      <loext:graphic-properties draw:fill="solid" draw:fill-color="#9d0f89"/>
    </style:style>
    <style:style style:name="P193"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94" style:family="paragraph">
      <loext:graphic-properties draw:fill-color="#c74028"/>
      <style:paragraph-properties fo:margin-top="0cm" fo:margin-bottom="0.199cm" fo:text-align="center" style:writing-mode="lr-tb"/>
      <style:text-properties fo:color="#ffffff" loext:opacity="100%" loext:color-lum-mod="100%" loext:color-lum-off="0%" style:font-name="Bitstream Vera Sans1" fo:font-size="11pt" fo:font-weight="bold" style:font-size-asian="11pt" style:font-weight-asian="bold" style:font-size-complex="11pt" style:font-weight-complex="bold"/>
    </style:style>
    <style:style style:name="P19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style:font-size-asian="12pt" style:font-style-asian="normal" style:font-size-complex="12pt" style:font-style-complex="normal"/>
    </style:style>
    <style:style style:name="T5" style:family="text">
      <style:text-properties fo:font-size="12pt" style:font-name-asian="OpenSymbol2" style:font-size-asian="12pt" style:font-style-asian="normal" style:font-name-complex="OpenSymbol2" style:font-size-complex="12pt" style:font-style-complex="normal"/>
    </style:style>
    <style:style style:name="T6" style:family="text">
      <style:text-properties fo:font-size="12pt" fo:letter-spacing="-0.004cm" style:font-size-asian="12pt" style:font-size-complex="12pt"/>
    </style:style>
    <style:style style:name="T7" style:family="text">
      <style:text-properties fo:font-size="12pt" fo:letter-spacing="-0.004cm" style:text-underline-style="none" style:font-name-asian="OpenSymbol2" style:font-size-asian="12pt" style:font-style-asian="normal" style:font-name-complex="OpenSymbol2" style:font-size-complex="12pt" style:font-style-complex="normal"/>
    </style:style>
    <style:style style:name="T8" style:family="text">
      <style:text-properties fo:font-size="12pt" fo:letter-spacing="-0.004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9" style:family="text">
      <style:text-properties fo:font-size="12pt" fo:letter-spacing="-0.004cm" fo:background-color="#ffff00" loext:char-shading-value="0" style:font-name-asian="OpenSymbol2" style:font-size-asian="12pt" style:font-style-asian="normal" style:font-name-complex="OpenSymbol2" style:font-size-complex="12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style:font-size-asian="12pt" style:font-weight-asian="normal" style:font-size-complex="12pt" style:font-weight-complex="normal"/>
    </style:style>
    <style:style style:name="T12" style:family="text">
      <style:text-properties fo:font-size="12pt" style:text-underline-style="none" fo:background-color="transparent" loext:char-shading-value="0" style:font-name-asian="OpenSymbol2" style:font-size-asian="12pt" style:font-weight-asian="normal" style:font-name-complex="OpenSymbol2" style:font-size-complex="12pt" style:font-weight-complex="normal"/>
    </style:style>
    <style:style style:name="T13" style:family="text">
      <style:text-properties fo:font-size="12pt" style:text-underline-style="none" style:font-name-asian="OpenSymbol2" style:font-size-asian="12pt" style:font-weight-asian="normal" style:font-name-complex="OpenSymbol2" style:font-size-complex="12pt" style:font-weight-complex="normal"/>
    </style:style>
    <style:style style:name="T14" style:family="text">
      <style:text-properties fo:font-variant="normal" fo:text-transform="none" fo:color="#9d0f89" loext:opacity="100%" style:font-name="Bitstream Vera Sans1" fo:font-size="16pt" fo:language="zxx" fo:country="none" fo:font-style="normal" fo:text-shadow="none" fo:font-weight="bold" officeooo:rsid="011bfbf8" style:font-size-asian="16pt" style:language-asian="zxx" style:country-asian="none" style:font-style-asian="normal" style:font-size-complex="16pt" style:font-style-complex="normal"/>
    </style:style>
    <style:style style:name="T15" style:family="text">
      <style:text-properties fo:font-variant="normal" fo:text-transform="none" fo:color="#9d0f89" loext:opacity="100%" style:font-name="Bitstream Vera Sans1" fo:font-size="16pt" fo:language="zxx" fo:country="none" fo:font-style="normal" fo:text-shadow="none" fo:font-weight="bold" officeooo:rsid="0085c77d" style:font-size-asian="16pt" style:language-asian="zxx" style:country-asian="none" style:font-style-asian="normal" style:font-size-complex="16pt" style:font-style-complex="normal"/>
    </style:style>
    <style:style style:name="T16" style:family="text">
      <style:text-properties fo:color="#9d0f89" loext:opacity="100%" fo:language="zxx" fo:country="none" officeooo:rsid="0085c77d" style:language-asian="zxx" style:country-asian="none"/>
    </style:style>
    <style:style style:name="T17" style:family="text">
      <style:text-properties fo:text-transform="uppercase" fo:color="#808080" loext:opacity="100%" style:font-name="Bitstream Vera Sans5" fo:font-size="9pt" officeooo:rsid="0005aabe" fo:background-color="transparent" loext:char-shading-value="0"/>
    </style:style>
    <style:style style:name="T18" style:family="text">
      <style:text-properties fo:text-transform="uppercase" fo:color="#808080" loext:opacity="100%" style:font-name="Bitstream Vera Sans5" fo:font-size="9pt" officeooo:rsid="000ec334" fo:background-color="transparent" loext:char-shading-value="0"/>
    </style:style>
    <style:style style:name="T19" style:family="text">
      <style:text-properties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0" style:family="text">
      <style:text-properties fo:font-style="normal" style:text-underline-style="none" style:text-scale="100%"/>
    </style:style>
    <style:style style:name="T21" style:family="text">
      <style:text-properties fo:font-style="normal" style:text-underline-style="none" officeooo:rsid="008e84a7" style:text-scale="100%"/>
    </style:style>
    <style:style style:name="T22" style:family="text">
      <style:text-properties fo:font-style="normal" style:font-name-asian="OpenSymbol2" style:font-size-asian="10pt" style:font-style-asian="normal" style:font-name-complex="OpenSymbol2" style:font-size-complex="10pt" style:font-style-complex="normal"/>
    </style:style>
    <style:style style:name="T23" style:family="text">
      <style:text-properties fo:font-style="normal" style:font-name-asian="OpenSymbol2" style:font-style-asian="normal" style:font-name-complex="OpenSymbol2" style:font-style-complex="normal"/>
    </style:style>
    <style:style style:name="T24" style:family="text">
      <style:text-properties fo:font-style="normal" officeooo:rsid="0095b5d3" style:font-name-asian="OpenSymbol2" style:font-style-asian="normal" style:font-name-complex="OpenSymbol2" style:font-style-complex="normal"/>
    </style:style>
    <style:style style:name="T25" style:family="text">
      <style:text-properties fo:font-style="normal" officeooo:rsid="00a2b623" style:font-name-asian="OpenSymbol2" style:font-style-asian="normal" style:font-name-complex="OpenSymbol2" style:font-style-complex="normal"/>
    </style:style>
    <style:style style:name="T26" style:family="text">
      <style:text-properties fo:font-style="normal" style:font-style-asian="normal" style:font-style-complex="normal"/>
    </style:style>
    <style:style style:name="T27" style:family="text">
      <style:text-properties fo:font-style="normal" style:font-size-asian="12pt" style:font-style-asian="normal" style:font-size-complex="12pt" style:font-style-complex="normal"/>
    </style:style>
    <style:style style:name="T28" style:family="text">
      <style:text-properties fo:color="#000000" loext:opacity="100%" style:font-name="Bitstream Vera Sans1"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9" style:family="text">
      <style:text-properties fo:color="#000000" loext:opacity="100%" style:font-name="Bitstream Vera Sans1" fo:font-size="10pt" fo:font-style="normal" style:text-underline-style="none" fo:font-weight="normal" officeooo:rsid="00933ae5" style:font-name-asian="OpenSymbol2" style:font-size-asian="10pt" style:font-style-asian="normal" style:font-weight-asian="normal" style:font-name-complex="OpenSymbol2" style:font-size-complex="10pt" style:font-style-complex="normal" style:font-weight-complex="normal"/>
    </style:style>
    <style:style style:name="T30" style:family="text">
      <style:text-properties fo:color="#000000" loext:opacity="100%" style:font-name="Bitstream Vera Sans1" fo:font-size="10pt"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1" style:family="text">
      <style:text-properties fo:color="#000000" loext:opacity="100%" style:font-name="Bitstream Vera Sans1" fo:font-size="10pt" fo:font-style="normal" style:font-name-asian="OpenSymbol2" style:font-size-asian="10pt" style:font-style-asian="normal" style:font-name-complex="OpenSymbol2" style:font-size-complex="10pt" style:font-style-complex="normal"/>
    </style:style>
    <style:style style:name="T32" style:family="text">
      <style:text-properties fo:color="#000000" loext:opacity="100%" style:font-name="Bitstream Vera Sans1" fo:font-size="10pt" fo:letter-spacing="-0.004cm"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33" style:family="text">
      <style:text-properties fo:color="#000000" loext:opacity="100%" style:font-name="Bitstream Vera Sans1" fo:font-size="10pt" fo:letter-spacing="-0.004cm" fo:font-style="normal" style:font-name-asian="OpenSymbol2" style:font-size-asian="10pt" style:font-style-asian="normal" style:font-name-complex="OpenSymbol2" style:font-size-complex="10pt" style:font-style-complex="normal"/>
    </style:style>
    <style:style style:name="T34" style:family="text">
      <style:text-properties fo:color="#000000" loext:opacity="100%" style:font-name="Bitstream Vera Sans1" fo:font-size="10pt" fo:letter-spacing="normal" fo:font-style="normal" fo:font-weight="normal" officeooo:rsid="008cf488" fo:background-color="transparent" loext:char-shading-value="0" style:font-name-asian="OpenSymbol2" style:font-size-asian="10.5pt" style:font-name-complex="OpenSymbol2"/>
    </style:style>
    <style:style style:name="T35" style:family="text">
      <style:text-properties fo:color="#000000" loext:opacity="100%" style:font-name="Bitstream Vera Sans1" fo:font-style="normal" style:font-name-asian="OpenSymbol2" style:font-name-complex="OpenSymbol2"/>
    </style:style>
    <style:style style:name="T36" style:family="text">
      <style:text-properties fo:color="#000000" loext:opacity="100%" style:font-name="Bitstream Vera Sans1" fo:font-style="normal" style:font-style-asian="normal" style:font-style-complex="normal"/>
    </style:style>
    <style:style style:name="T37" style:family="text">
      <style:text-properties fo:color="#000000" loext:opacity="100%" style:font-name="Bitstream Vera Sans1" fo:letter-spacing="-0.004cm" fo:font-style="normal" style:font-name-asian="OpenSymbol2" style:font-style-asian="normal" style:font-name-complex="OpenSymbol2" style:font-style-complex="normal"/>
    </style:style>
    <style:style style:name="T38" style:family="text">
      <style:text-properties fo:color="#000000" loext:opacity="100%" style:font-name="Bitstream Vera Sans1" fo:letter-spacing="-0.004cm" fo:font-style="normal" style:font-name-asian="OpenSymbol2" style:font-size-asian="10pt" style:font-style-asian="normal" style:font-name-complex="OpenSymbol2" style:font-size-complex="10pt" style:font-style-complex="normal"/>
    </style:style>
    <style:style style:name="T39" style:family="text">
      <style:text-properties fo:color="#000000" loext:opacity="100%" style:font-name="Bitstream Vera Sans1" fo:letter-spacing="-0.004cm" fo:font-style="normal" fo:background-color="#ffff00" loext:char-shading-value="0" style:font-name-asian="OpenSymbol2" style:font-size-asian="10pt" style:font-style-asian="normal" style:font-name-complex="OpenSymbol2" style:font-size-complex="10pt" style:font-style-complex="normal"/>
    </style:style>
    <style:style style:name="T40" style:family="text">
      <style:text-properties fo:color="#000000" loext:opacity="100%" style:font-name="Bitstream Vera Sans1" fo:letter-spacing="normal" fo:font-style="normal" style:font-name-asian="OpenSymbol2" style:font-name-complex="OpenSymbol2"/>
    </style:style>
    <style:style style:name="T41" style:family="text">
      <style:text-properties fo:color="#000000" loext:opacity="100%" style:font-name="Bitstream Vera Sans1" fo:letter-spacing="normal" fo:font-style="normal" officeooo:rsid="008d2623" style:font-name-asian="OpenSymbol2" style:font-name-complex="OpenSymbol2"/>
    </style:style>
    <style:style style:name="T42" style:family="text">
      <style:text-properties fo:color="#000000" loext:opacity="100%" style:font-name="Bitstream Vera Sans1" fo:letter-spacing="normal" fo:font-style="normal" style:font-name-asian="OpenSymbol2" style:font-size-asian="10pt" style:font-style-asian="normal" style:font-name-complex="OpenSymbol2" style:font-size-complex="10pt" style:font-style-complex="normal"/>
    </style:style>
    <style:style style:name="T43" style:family="text">
      <style:text-properties fo:color="#000000" loext:opacity="100%" style:font-name="Bitstream Vera Sans1" fo:letter-spacing="normal" fo:font-style="normal" style:font-name-asian="OpenSymbol2" style:font-style-asian="normal" style:font-name-complex="OpenSymbol2" style:font-style-complex="normal"/>
    </style:style>
    <style:style style:name="T44" style:family="text">
      <style:text-properties fo:color="#000000" loext:opacity="100%" style:font-name="Bitstream Vera Sans1" fo:letter-spacing="normal" fo:font-style="normal" fo:background-color="#ffff00" loext:char-shading-value="0" style:font-name-asian="OpenSymbol2" style:font-size-asian="10pt" style:font-style-asian="normal" style:font-name-complex="OpenSymbol2" style:font-size-complex="10pt" style:font-style-complex="normal"/>
    </style:style>
    <style:style style:name="T45" style:family="text">
      <style:text-properties fo:color="#000000" loext:opacity="100%" fo:letter-spacing="normal" style:font-name-asian="OpenSymbol2" style:font-size-asian="10pt" style:font-style-asian="normal" style:font-name-complex="OpenSymbol2" style:font-size-complex="10pt" style:font-style-complex="normal"/>
    </style:style>
    <style:style style:name="T46" style:family="text">
      <style:text-properties fo:color="#000000" loext:opacity="100%" fo:letter-spacing="normal" fo:font-style="normal" style:font-name-asian="OpenSymbol2" style:font-size-asian="10pt" style:font-style-asian="normal" style:font-name-complex="OpenSymbol2" style:font-size-complex="10pt" style:font-style-complex="normal"/>
    </style:style>
    <style:style style:name="T47" style:family="text">
      <style:text-properties fo:color="#000000" loext:opacity="100%" style:font-name="OpenSymbol6" fo:font-size="10pt" fo:font-style="normal" style:font-name-asian="OpenSymbol2" style:font-size-asian="10pt" style:font-style-asian="normal" style:font-name-complex="OpenSymbol2" style:font-size-complex="10pt" style:font-style-complex="normal"/>
    </style:style>
    <style:style style:name="T48" style:family="text">
      <style:text-properties fo:color="#000000" loext:opacity="100%" style:font-name="OpenSymbol6" fo:font-style="normal" style:font-name-asian="OpenSymbol2" style:font-style-asian="normal" style:font-name-complex="OpenSymbol2" style:font-style-complex="normal"/>
    </style:style>
    <style:style style:name="T49" style:family="text">
      <style:text-properties fo:color="#000000" loext:opacity="100%" style:font-name="OpenSymbol2" fo:font-size="10pt" fo:font-style="normal" style:font-name-asian="OpenSymbol2" style:font-size-asian="10pt" style:font-style-asian="normal" style:font-name-complex="OpenSymbol2" style:font-size-complex="10pt" style:font-style-complex="normal"/>
    </style:style>
    <style:style style:name="T50" style:family="text">
      <style:text-properties fo:color="#000000" loext:opacity="100%" style:font-name="OpenSymbol2" fo:font-size="10pt"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51" style:family="text">
      <style:text-properties fo:color="#000000" loext:opacity="100%" style:font-name="OpenSymbol2" fo:font-size="10pt" fo:letter-spacing="-0.004cm"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52" style:family="text">
      <style:text-properties fo:color="#000000" loext:opacity="100%" style:font-name="OpenSymbol2" fo:font-style="normal" style:font-name-asian="OpenSymbol2" style:font-name-complex="OpenSymbol2"/>
    </style:style>
    <style:style style:name="T53" style:family="text">
      <style:text-properties fo:color="#000000" loext:opacity="100%" style:font-name="OpenSymbol2" fo:letter-spacing="-0.004cm" fo:font-style="normal" style:font-name-asian="OpenSymbol2" style:font-style-asian="normal" style:font-name-complex="OpenSymbol2" style:font-style-complex="normal"/>
    </style:style>
    <style:style style:name="T54" style:family="text">
      <style:text-properties fo:color="#000000" loext:opacity="100%" style:font-name="OpenSymbol2" fo:letter-spacing="-0.004cm" fo:font-style="normal" style:font-name-asian="OpenSymbol2" style:font-size-asian="10pt" style:font-style-asian="normal" style:font-name-complex="OpenSymbol2" style:font-size-complex="10pt" style:font-style-complex="normal"/>
    </style:style>
    <style:style style:name="T55" style:family="text">
      <style:text-properties fo:color="#000000" loext:opacity="100%" style:font-name="OpenSymbol2" fo:letter-spacing="-0.004cm" fo:font-style="normal" fo:background-color="#ffff00" loext:char-shading-value="0" style:font-name-asian="OpenSymbol2" style:font-size-asian="10pt" style:font-style-asian="normal" style:font-name-complex="OpenSymbol2" style:font-size-complex="10pt" style:font-style-complex="normal"/>
    </style:style>
    <style:style style:name="T56" style:family="text">
      <style:text-properties fo:color="#000000" loext:opacity="100%" style:font-name="OpenSymbol2" fo:letter-spacing="normal" fo:font-style="normal" style:font-name-asian="OpenSymbol2" style:font-name-complex="OpenSymbol2"/>
    </style:style>
    <style:style style:name="T57" style:family="text">
      <style:text-properties fo:color="#000000" loext:opacity="100%" style:font-name="OpenSymbol2" fo:letter-spacing="normal" fo:font-style="normal" style:font-name-asian="OpenSymbol2" style:font-style-asian="normal" style:font-name-complex="OpenSymbol2" style:font-style-complex="normal"/>
    </style:style>
    <style:style style:name="T58" style:family="text">
      <style:text-properties fo:color="#000000" loext:opacity="100%" style:font-name="OpenSymbol2" fo:letter-spacing="normal" fo:font-style="normal" style:font-name-asian="OpenSymbol2" style:font-size-asian="10pt" style:font-style-asian="normal" style:font-name-complex="OpenSymbol2" style:font-size-complex="10pt" style:font-style-complex="normal"/>
    </style:style>
    <style:style style:name="T59" style:family="text">
      <style:text-properties fo:color="#000000" loext:opacity="100%" fo:font-size="12pt" style:font-name-asian="OpenSymbol2" style:font-size-asian="12pt" style:font-name-complex="OpenSymbol2" style:font-size-complex="12pt"/>
    </style:style>
    <style:style style:name="T60" style:family="text">
      <style:text-properties fo:color="#000000" loext:opacity="100%" fo:font-size="12pt" style:font-name-asian="OpenSymbol2" style:font-size-asian="12pt" style:font-style-asian="normal" style:font-name-complex="OpenSymbol2" style:font-size-complex="12pt" style:font-style-complex="normal"/>
    </style:style>
    <style:style style:name="T61" style:family="text">
      <style:text-properties fo:color="#000000" loext:opacity="100%" fo:font-size="12pt" fo:letter-spacing="normal" style:font-name-asian="OpenSymbol2" style:font-size-asian="12pt" style:font-name-complex="OpenSymbol2" style:font-size-complex="12pt"/>
    </style:style>
    <style:style style:name="T62" style:family="text">
      <style:text-properties fo:color="#000000" loext:opacity="100%" fo:font-size="12pt" fo:letter-spacing="normal" style:font-name-asian="OpenSymbol2" style:font-size-asian="12pt" style:font-style-asian="normal" style:font-name-complex="OpenSymbol2" style:font-size-complex="12pt" style:font-style-complex="normal"/>
    </style:style>
    <style:style style:name="T63" style:family="text">
      <style:text-properties fo:color="#000000" loext:opacity="100%" fo:font-size="12pt" fo:letter-spacing="normal" fo:background-color="#ffff00" loext:char-shading-value="0" style:font-name-asian="OpenSymbol2" style:font-size-asian="12pt" style:font-style-asian="normal" style:font-name-complex="OpenSymbol2" style:font-size-complex="12pt" style:font-style-complex="normal"/>
    </style:style>
    <style:style style:name="T64" style:family="text">
      <style:text-properties fo:color="#000000" loext:opacity="100%" fo:font-size="12pt" fo:letter-spacing="-0.004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65" style:family="text">
      <style:text-properties fo:color="#000000" loext:opacity="100%" fo:font-size="12pt" fo:letter-spacing="-0.004cm" fo:font-style="normal" style:font-name-asian="OpenSymbol2" style:font-size-asian="12pt" style:font-style-asian="normal" style:font-name-complex="OpenSymbol2" style:font-size-complex="12pt" style:font-style-complex="normal"/>
    </style:style>
    <style:style style:name="T66" style:family="text">
      <style:text-properties fo:color="#000000" loext:opacity="100%" fo:font-size="12pt" fo:font-style="normal" style:font-name-asian="OpenSymbol2" style:font-size-asian="12pt" style:font-style-asian="normal" style:font-name-complex="OpenSymbol2" style:font-size-complex="12pt" style:font-style-complex="normal"/>
    </style:style>
    <style:style style:name="T67" style:family="text">
      <style:text-properties fo:color="#000000" loext:opacity="100%" style:text-position="sub 58%" style:font-name="Times New Roman1" fo:font-size="12pt" fo:letter-spacing="normal" fo:font-style="italic" style:text-underline-style="none" style:font-name-asian="OpenSymbol2" style:font-size-asian="12pt" style:font-style-asian="italic" style:font-name-complex="OpenSymbol2" style:font-size-complex="12pt" style:font-style-complex="italic"/>
    </style:style>
    <style:style style:name="T68" style:family="text">
      <style:text-properties fo:color="#000000" loext:opacity="100%" style:text-position="sub 58%" fo:font-size="12pt" fo:letter-spacing="-0.007cm" style:text-underline-style="none" fo:font-weight="normal" officeooo:rsid="0049c134" fo:background-color="#ffff00" loext:char-shading-value="0" style:font-name-asian="OpenSymbol2" style:font-size-asian="12pt" style:font-style-asian="normal" style:font-name-complex="OpenSymbol2" style:font-size-complex="12pt" style:font-style-complex="normal"/>
    </style:style>
    <style:style style:name="T69" style:family="text">
      <style:text-properties fo:color="#000000" loext:opacity="100%" style:text-position="sub 58%" fo:font-size="12pt" fo:letter-spacing="-0.007cm" fo:font-style="normal" style:text-underline-style="none" fo:font-weight="normal" fo:background-color="#ffff00" loext:char-shading-value="0" style:font-name-asian="OpenSymbol2" style:font-size-asian="12pt" style:font-style-asian="normal" style:font-name-complex="OpenSymbol2" style:font-size-complex="12pt" style:font-style-complex="normal"/>
    </style:style>
    <style:style style:name="T70" style:family="text">
      <style:text-properties fo:color="#000000" loext:opacity="100%" style:text-position="sub 58%" fo:font-size="12pt" fo:letter-spacing="-0.007cm" fo:font-style="normal" style:text-underline-style="none" fo:font-weight="normal" officeooo:rsid="0051561e" fo:background-color="#ffff00" loext:char-shading-value="0" style:font-name-asian="OpenSymbol2" style:font-size-asian="12pt" style:font-style-asian="normal" style:font-name-complex="OpenSymbol2" style:font-size-complex="12pt" style:font-style-complex="normal"/>
    </style:style>
    <style:style style:name="T71" style:family="text">
      <style:text-properties fo:color="#000000" loext:opacity="100%" style:text-position="sub 58%" fo:font-size="12pt" fo:letter-spacing="-0.007cm" fo:font-style="normal" style:text-underline-style="none" fo:font-weight="normal" officeooo:rsid="0099f286" fo:background-color="#ffff00" loext:char-shading-value="0" style:font-name-asian="OpenSymbol2" style:font-size-asian="12pt" style:font-style-asian="normal" style:font-name-complex="OpenSymbol2" style:font-size-complex="12pt" style:font-style-complex="normal"/>
    </style:style>
    <style:style style:name="T72" style:family="text">
      <style:text-properties fo:color="#000000" loext:opacity="100%" style:text-position="sub 58%" fo:font-size="12pt" fo:letter-spacing="-0.007cm" fo:font-style="normal" style:text-underline-style="none" fo:font-weight="normal" officeooo:rsid="0049c134" fo:background-color="#ffff00" loext:char-shading-value="0" style:font-name-asian="OpenSymbol2" style:font-size-asian="12pt" style:font-style-asian="normal" style:font-name-complex="OpenSymbol2" style:font-size-complex="12pt" style:font-style-complex="normal"/>
    </style:style>
    <style:style style:name="T73" style:family="text">
      <style:text-properties fo:color="#000000" loext:opacity="100%" style:text-position="sub 58%" fo:font-size="12pt" fo:letter-spacing="-0.007cm" fo:font-style="normal" style:text-underline-style="none" fo:font-weight="normal" fo:background-color="#ffff00" loext:char-shading-value="0" style:font-name-asian="OpenSymbol2" style:font-size-asian="12pt" style:font-name-complex="OpenSymbol2" style:font-size-complex="12pt"/>
    </style:style>
    <style:style style:name="T74" style:family="text">
      <style:text-properties fo:color="#000000" loext:opacity="100%" style:text-position="sub 58%" fo:font-size="12pt" fo:letter-spacing="-0.007cm" fo:font-style="normal" style:text-underline-style="none" fo:font-weight="normal" fo:background-color="#ffff00" loext:char-shading-value="0" style:font-size-asian="12pt" style:font-size-complex="12pt"/>
    </style:style>
    <style:style style:name="T75" style:family="text">
      <style:text-properties fo:color="#000000" loext:opacity="100%" style:text-position="sub 58%" fo:font-size="12pt" fo:letter-spacing="-0.007cm" fo:font-style="normal" fo:font-weight="normal" fo:background-color="#ffff00" loext:char-shading-value="0" style:font-size-asian="12pt" style:font-style-asian="normal" style:font-size-complex="12pt" style:font-style-complex="normal"/>
    </style:style>
    <style:style style:name="T76" style:family="text">
      <style:text-properties fo:color="#000000" loext:opacity="100%" style:text-position="sub 58%" fo:font-size="12pt" fo:letter-spacing="-0.007cm" fo:font-style="normal" fo:font-weight="normal" fo:background-color="#ffff00" loext:char-shading-value="0" style:font-name-asian="OpenSymbol2" style:font-size-asian="12pt" style:font-style-asian="normal" style:font-name-complex="OpenSymbol2" style:font-size-complex="12pt" style:font-style-complex="normal"/>
    </style:style>
    <style:style style:name="T77" style:family="text">
      <style:text-properties fo:color="#000000" loext:opacity="100%" style:text-position="sub 58%" fo:font-size="12pt" fo:letter-spacing="-0.007cm" fo:font-style="normal" fo:font-weight="normal" officeooo:rsid="00500751" fo:background-color="#ffff00" loext:char-shading-value="0" style:font-name-asian="OpenSymbol2" style:font-size-asian="12pt" style:font-style-asian="normal" style:font-name-complex="OpenSymbol2" style:font-size-complex="12pt" style:font-style-complex="normal"/>
    </style:style>
    <style:style style:name="T78" style:family="text">
      <style:text-properties fo:color="#000000" loext:opacity="100%" style:text-position="sub 58%" fo:font-size="10pt" fo:letter-spacing="-0.007cm" fo:font-weight="normal" fo:background-color="#ffff00" loext:char-shading-value="0" style:font-name-asian="OpenSymbol2" style:font-size-asian="12pt" style:font-style-asian="normal" style:font-name-complex="OpenSymbol2" style:font-size-complex="12pt" style:font-style-complex="normal"/>
    </style:style>
    <style:style style:name="T79" style:family="text">
      <style:text-properties fo:color="#000000" loext:opacity="100%" style:text-position="sub 58%" fo:font-size="10pt" fo:letter-spacing="-0.007cm" fo:font-weight="normal" officeooo:rsid="00500751" fo:background-color="#ffff00" loext:char-shading-value="0" style:font-name-asian="OpenSymbol2" style:font-size-asian="12pt" style:font-style-asian="normal" style:font-name-complex="OpenSymbol2" style:font-size-complex="12pt" style:font-style-complex="normal"/>
    </style:style>
    <style:style style:name="T80" style:family="text">
      <style:text-properties fo:color="#000000" loext:opacity="100%" style:text-position="sub 58%" style:font-name="Times New Roman4" fo:font-size="12pt" fo:letter-spacing="-0.007cm" fo:font-style="normal" style:text-underline-style="none" fo:font-weight="normal" officeooo:rsid="009b29eb"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81" style:family="text">
      <style:text-properties fo:color="#000000" loext:opacity="100%" style:text-position="sub 58%" style:font-name="Times New Roman4" fo:font-size="12pt" fo:letter-spacing="-0.007cm" fo:font-style="normal" style:text-underline-style="none" fo:font-weight="normal" officeooo:rsid="009b29eb" fo:background-color="#ffff00" loext:char-shading-value="0" style:font-name-asian="OpenSymbol2" style:font-size-asian="12pt" style:font-style-asian="normal" style:font-name-complex="OpenSymbol2" style:font-size-complex="12pt" style:font-style-complex="normal"/>
    </style:style>
    <style:style style:name="T82" style:family="text">
      <style:text-properties fo:color="#000000" loext:opacity="100%" style:text-position="sub 58%" style:font-name="Bitstream Vera Sans4" fo:font-size="9pt" fo:font-style="normal" fo:font-weight="normal" officeooo:rsid="009b29eb" fo:background-color="#ffff00" loext:char-shading-value="0" style:font-size-asian="9pt" style:font-size-complex="9pt"/>
    </style:style>
    <style:style style:name="T83" style:family="text">
      <style:text-properties fo:color="#000000" loext:opacity="100%" style:text-position="sub 58%" fo:letter-spacing="normal" fo:font-style="italic" style:text-underline-style="none"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84" style:family="text">
      <style:text-properties fo:color="#000000" loext:opacity="100%" style:text-position="sub 58%" style:font-name="Bitstream Vera Sans5" fo:font-size="10pt" fo:letter-spacing="-0.004cm" fo:font-style="normal"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85" style:family="text">
      <style:text-properties fo:color="#000000" loext:opacity="100%" style:text-position="sub 58%" style:font-name="Bitstream Vera Sans5" fo:font-size="10pt" fo:letter-spacing="-0.004cm" fo:font-style="normal" style:text-underline-style="none" fo:font-weight="normal" officeooo:rsid="009c2306"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86" style:family="text">
      <style:text-properties fo:color="#000000" loext:opacity="100%" style:font-name="Times New Roman1" fo:font-size="12pt" fo:font-style="italic" style:text-underline-style="none" fo:font-weight="normal" style:font-name-asian="OpenSymbol2" style:font-size-asian="12pt" style:font-style-asian="italic" style:font-weight-asian="normal" style:font-name-complex="OpenSymbol2" style:font-size-complex="12pt" style:font-style-complex="italic" style:font-weight-complex="normal"/>
    </style:style>
    <style:style style:name="T87" style:family="text">
      <style:text-properties fo:color="#000000" loext:opacity="100%" style:font-name="Times New Roman1" fo:font-size="12pt" fo:font-style="italic" style:text-underline-style="none" fo:font-weight="normal" officeooo:rsid="008a1b51" fo:background-color="transparent" loext:char-shading-value="0" style:font-name-asian="OpenSymbol2" style:font-size-asian="12pt" style:font-style-asian="italic" style:font-weight-asian="normal" style:font-name-complex="OpenSymbol2" style:font-size-complex="12pt" style:font-style-complex="italic" style:font-weight-complex="normal"/>
    </style:style>
    <style:style style:name="T88" style:family="text">
      <style:text-properties fo:color="#000000" loext:opacity="100%" style:font-name="Times New Roman1" fo:font-size="12pt" fo:font-style="italic" style:text-underline-style="none" style:font-size-asian="12pt" style:font-style-asian="italic" style:font-size-complex="12pt" style:font-style-complex="italic"/>
    </style:style>
    <style:style style:name="T89" style:family="text">
      <style:text-properties fo:color="#000000" loext:opacity="100%" style:font-name="Times New Roman1" fo:font-size="12pt" fo:font-style="italic" style:text-underline-style="none" officeooo:rsid="009c2306" style:font-size-asian="12pt" style:font-style-asian="italic" style:font-size-complex="12pt" style:font-style-complex="italic"/>
    </style:style>
    <style:style style:name="T90" style:family="text">
      <style:text-properties fo:color="#000000" loext:opacity="100%" style:font-name="Times New Roman1" fo:font-size="12pt" fo:font-style="normal"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91" style:family="text">
      <style:text-properties fo:color="#000000" loext:opacity="100%" style:font-name="Times New Roman1" fo:font-size="12pt" fo:letter-spacing="-0.007cm" fo:font-style="italic" style:text-underline-style="none" fo:font-weight="normal" style:font-name-asian="OpenSymbol2" style:font-size-asian="12pt" style:font-style-asian="italic" style:font-weight-asian="normal" style:font-name-complex="OpenSymbol2" style:font-size-complex="12pt" style:font-style-complex="italic" style:font-weight-complex="normal"/>
    </style:style>
    <style:style style:name="T92" style:family="text">
      <style:text-properties fo:color="#000000" loext:opacity="100%" style:font-name="Times New Roman1" fo:font-size="12pt" fo:letter-spacing="normal" fo:font-style="italic" style:font-name-asian="OpenSymbol2" style:font-size-asian="12pt" style:font-style-asian="italic" style:font-name-complex="OpenSymbol2" style:font-size-complex="12pt" style:font-style-complex="italic"/>
    </style:style>
    <style:style style:name="T93" style:family="text">
      <style:text-properties fo:color="#000000" loext:opacity="100%" style:font-name="Times New Roman1" fo:font-size="10pt" fo:letter-spacing="normal" fo:font-style="italic" style:font-name-asian="OpenSymbol2" style:font-size-asian="10pt" style:font-style-asian="italic" style:font-name-complex="OpenSymbol2" style:font-size-complex="10pt" style:font-style-complex="italic"/>
    </style:style>
    <style:style style:name="T94" style:family="text">
      <style:text-properties fo:color="#000000" loext:opacity="100%" style:font-name="Times New Roman1" fo:font-size="13pt" fo:font-style="italic" style:text-underline-style="none" style:font-size-asian="13pt" style:font-style-asian="italic" style:font-size-complex="13pt" style:font-style-complex="italic"/>
    </style:style>
    <style:style style:name="T95" style:family="text">
      <style:text-properties fo:color="#000000" loext:opacity="100%" style:text-position="0% 100%" fo:font-size="12pt" fo:letter-spacing="-0.004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96" style:family="text">
      <style:text-properties fo:color="#000000" loext:opacity="100%" style:text-position="0% 100%" fo:font-size="12pt" fo:letter-spacing="-0.004cm"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97" style:family="text">
      <style:text-properties fo:color="#000000" loext:opacity="100%" style:text-position="0% 100%" fo:font-size="12pt" fo:letter-spacing="-0.007cm" style:text-underline-style="none" fo:font-weight="normal" fo:background-color="#ffff00" loext:char-shading-value="0" style:font-name-asian="OpenSymbol2" style:font-size-asian="12pt" style:font-name-complex="OpenSymbol2" style:font-size-complex="12pt"/>
    </style:style>
    <style:style style:name="T98" style:family="text">
      <style:text-properties fo:color="#000000" loext:opacity="100%" style:text-position="0% 100%" fo:font-size="12pt" fo:letter-spacing="-0.007cm" style:text-underline-style="none" fo:font-weight="normal" fo:background-color="#ffff00" loext:char-shading-value="0" style:font-name-asian="OpenSymbol2" style:font-size-asian="12pt" style:font-style-asian="normal" style:font-name-complex="OpenSymbol2" style:font-size-complex="12pt" style:font-style-complex="normal"/>
    </style:style>
    <style:style style:name="T99" style:family="text">
      <style:text-properties fo:color="#000000" loext:opacity="100%" style:text-position="0% 100%" fo:font-size="12pt" fo:letter-spacing="-0.007cm" style:text-underline-style="none" fo:font-weight="normal" officeooo:rsid="0099f286" fo:background-color="#ffff00" loext:char-shading-value="0" style:font-name-asian="OpenSymbol2" style:font-size-asian="12pt" style:font-style-asian="normal" style:font-name-complex="OpenSymbol2" style:font-size-complex="12pt" style:font-style-complex="normal"/>
    </style:style>
    <style:style style:name="T100" style:family="text">
      <style:text-properties fo:color="#000000" loext:opacity="100%" style:text-position="0% 100%" fo:font-size="12pt" fo:letter-spacing="-0.007cm" style:text-underline-style="none" fo:font-weight="normal" officeooo:rsid="0099f286"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01" style:family="text">
      <style:text-properties fo:color="#000000" loext:opacity="100%" style:text-position="0% 100%" fo:font-size="12pt" fo:letter-spacing="-0.007cm" style:text-underline-style="none" fo:font-weight="normal" fo:background-color="#ffff00" loext:char-shading-value="0" style:font-size-asian="12pt" style:font-size-complex="12pt"/>
    </style:style>
    <style:style style:name="T102" style:family="text">
      <style:text-properties fo:color="#000000" loext:opacity="100%" style:text-position="0% 100%" fo:font-size="12pt" fo:letter-spacing="-0.007cm" fo:font-weight="normal" fo:background-color="#ffff00" loext:char-shading-value="0" style:font-size-asian="12pt" style:font-style-asian="normal" style:font-size-complex="12pt" style:font-style-complex="normal"/>
    </style:style>
    <style:style style:name="T103" style:family="text">
      <style:text-properties fo:color="#000000" loext:opacity="100%" style:text-position="0% 100%" fo:font-size="12pt" fo:letter-spacing="-0.007cm" fo:font-weight="normal" officeooo:rsid="0099f286" fo:background-color="#ffff00" loext:char-shading-value="0" style:font-size-asian="12pt" style:font-style-asian="normal" style:font-size-complex="12pt" style:font-style-complex="normal"/>
    </style:style>
    <style:style style:name="T104" style:family="text">
      <style:text-properties fo:color="#000000" loext:opacity="100%" style:text-position="0% 100%" fo:font-size="12pt" fo:letter-spacing="-0.007cm" fo:font-weight="normal" fo:background-color="#ffff00" loext:char-shading-value="0" style:font-name-asian="OpenSymbol2" style:font-size-asian="12pt" style:font-style-asian="normal" style:font-name-complex="OpenSymbol2" style:font-size-complex="12pt" style:font-style-complex="normal"/>
    </style:style>
    <style:style style:name="T105" style:family="text">
      <style:text-properties fo:color="#000000" loext:opacity="100%" style:text-position="0% 100%" fo:font-size="12pt" fo:letter-spacing="-0.007cm" fo:font-weight="normal" officeooo:rsid="00500751" fo:background-color="#ffff00" loext:char-shading-value="0" style:font-name-asian="OpenSymbol2" style:font-size-asian="12pt" style:font-style-asian="normal" style:font-name-complex="OpenSymbol2" style:font-size-complex="12pt" style:font-style-complex="normal"/>
    </style:style>
    <style:style style:name="T106" style:family="text">
      <style:text-properties fo:color="#000000" loext:opacity="100%" style:text-position="0% 100%" style:font-name="OpenSymbol2" fo:font-size="10pt"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07" style:family="text">
      <style:text-properties fo:color="#000000" loext:opacity="100%" style:text-position="0% 100%" style:font-name="OpenSymbol2" fo:font-size="10pt" fo:letter-spacing="-0.004cm"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08" style:family="text">
      <style:text-properties fo:color="#000000" loext:opacity="100%" style:text-position="0% 100%" style:font-name="Bitstream Vera Sans1" fo:font-size="10pt"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09" style:family="text">
      <style:text-properties fo:color="#000000" loext:opacity="100%" style:text-position="0% 100%" style:font-name="Bitstream Vera Sans1" fo:font-size="10pt"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10" style:family="text">
      <style:text-properties fo:color="#000000" loext:opacity="100%" style:text-position="0% 100%" style:font-name="Bitstream Vera Sans1" fo:font-size="10pt" fo:font-style="normal" style:text-underline-style="none" fo:font-weight="normal"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11" style:family="text">
      <style:text-properties fo:color="#000000" loext:opacity="100%" style:text-position="0% 100%" style:font-name="Bitstream Vera Sans1" fo:font-size="10pt" fo:letter-spacing="normal" style:text-underline-style="none" fo:font-weight="normal" officeooo:rsid="015ba450" fo:background-color="transparent" loext:char-shading-value="0" style:font-size-asian="10pt" style:font-weight-asian="normal" style:font-size-complex="10pt" style:font-weight-complex="normal"/>
    </style:style>
    <style:style style:name="T112" style:family="text">
      <style:text-properties fo:color="#000000" loext:opacity="100%" style:text-position="0% 100%" style:font-name="Bitstream Vera Sans1" fo:font-size="10pt" fo:letter-spacing="normal" style:text-underline-style="none" fo:font-weight="normal" officeooo:rsid="00345f8a" fo:background-color="transparent" loext:char-shading-value="0" style:font-size-asian="10pt" style:font-weight-asian="normal" style:font-size-complex="10pt" style:font-weight-complex="normal"/>
    </style:style>
    <style:style style:name="T113" style:family="text">
      <style:text-properties fo:color="#000000" loext:opacity="100%" style:text-position="0% 100%" style:font-name="Bitstream Vera Sans1" fo:font-size="10pt" fo:letter-spacing="normal" style:text-underline-style="none" fo:font-weight="normal" officeooo:rsid="008a1b51" fo:background-color="transparent" loext:char-shading-value="0" style:font-size-asian="10pt" style:font-weight-asian="normal" style:font-size-complex="10pt" style:font-weight-complex="normal"/>
    </style:style>
    <style:style style:name="T114" style:family="text">
      <style:text-properties fo:color="#000000" loext:opacity="100%" style:text-position="0% 100%" style:font-name="Bitstream Vera Sans1" fo:font-size="10pt" fo:letter-spacing="normal" style:text-underline-style="none" fo:font-weight="normal" officeooo:rsid="00933ae5" fo:background-color="transparent" loext:char-shading-value="0" style:font-size-asian="10pt" style:font-weight-asian="normal" style:font-size-complex="10pt" style:font-weight-complex="normal"/>
    </style:style>
    <style:style style:name="T115" style:family="text">
      <style:text-properties fo:color="#000000" loext:opacity="100%" style:text-position="0% 100%" style:font-name="Bitstream Vera Sans1" fo:font-size="10pt" fo:letter-spacing="normal" fo:font-style="normal" style:text-underline-style="none" fo:font-weight="normal" officeooo:rsid="015ba450"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116" style:family="text">
      <style:text-properties fo:color="#000000" loext:opacity="100%" style:text-position="0% 100%" style:font-name="Bitstream Vera Sans1" fo:font-size="10pt" fo:letter-spacing="normal" fo:font-style="normal" style:text-underline-style="none" fo:font-weight="normal" officeooo:rsid="00345f8a"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117" style:family="text">
      <style:text-properties fo:color="#000000" loext:opacity="100%" style:text-position="0% 100%" style:font-name="Bitstream Vera Sans1" fo:font-size="10pt" fo:letter-spacing="normal" fo:font-style="normal" style:text-underline-style="none" fo:font-weight="normal" officeooo:rsid="008a1b51"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118" style:family="text">
      <style:text-properties fo:color="#000000" loext:opacity="100%" style:text-position="0% 100%" style:font-name="Bitstream Vera Sans1" fo:font-size="10pt" fo:letter-spacing="-0.004cm"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19" style:family="text">
      <style:text-properties fo:color="#000000" loext:opacity="100%" style:text-position="0% 100%" style:font-name="OpenSymbol" fo:font-size="10pt" fo:letter-spacing="normal" style:text-underline-style="none" fo:font-weight="normal" officeooo:rsid="00345f8a" fo:background-color="transparent" loext:char-shading-value="0" style:font-name-asian="OpenSymbol" style:font-size-asian="10pt" style:font-weight-asian="normal" style:font-name-complex="OpenSymbol" style:font-size-complex="10pt" style:font-weight-complex="normal"/>
    </style:style>
    <style:style style:name="T120" style:family="text">
      <style:text-properties fo:color="#000000" loext:opacity="100%" style:text-position="0% 100%" style:font-name="Times New Roman4" fo:font-size="12pt" fo:letter-spacing="normal" fo:font-style="italic" style:text-underline-style="none" fo:font-weight="normal" officeooo:rsid="015ba450" fo:background-color="transparent" loext:char-shading-value="0" style:font-name-asian="OpenSymbol2" style:font-size-asian="12pt" style:font-style-asian="normal" style:font-weight-asian="normal" style:font-name-complex="OpenSymbol2" style:font-size-complex="12pt" style:font-style-complex="normal" style:font-weight-complex="normal"/>
    </style:style>
    <style:style style:name="T121" style:family="text">
      <style:text-properties fo:color="#000000" loext:opacity="100%" style:text-position="0% 100%" style:font-name="Times New Roman4" fo:font-size="12pt" fo:letter-spacing="-0.007cm" fo:font-style="italic" style:text-underline-style="none" fo:font-weight="normal" officeooo:rsid="0099f286" fo:background-color="#ffff00" loext:char-shading-value="0" style:font-name-asian="OpenSymbol2" style:font-size-asian="12pt" style:font-style-asian="normal" style:font-name-complex="OpenSymbol2" style:font-size-complex="12pt" style:font-style-complex="normal" style:text-scale="100%"/>
    </style:style>
    <style:style style:name="T122" style:family="text">
      <style:text-properties fo:color="#000000" loext:opacity="100%" style:text-position="0% 100%" style:font-name="Times New Roman1" fo:font-size="12pt" fo:font-style="italic" style:text-underline-style="none" style:font-name-asian="OpenSymbol2" style:font-size-asian="12pt" style:font-style-asian="italic" style:font-name-complex="OpenSymbol2" style:font-size-complex="12pt" style:font-style-complex="italic"/>
    </style:style>
    <style:style style:name="T123" style:family="text">
      <style:text-properties fo:color="#000000" loext:opacity="100%" style:text-position="0% 100%" style:font-name="Times New Roman1" fo:font-size="12pt" fo:font-style="italic" style:text-underline-style="none" officeooo:rsid="004fbbb2" style:font-name-asian="OpenSymbol2" style:font-size-asian="12pt" style:font-style-asian="italic" style:font-name-complex="OpenSymbol2" style:font-size-complex="12pt" style:font-style-complex="italic"/>
    </style:style>
    <style:style style:name="T124" style:family="text">
      <style:text-properties fo:color="#000000" loext:opacity="100%" style:text-position="0% 100%" style:font-name="Times New Roman1" fo:font-size="12pt" fo:font-style="italic" style:text-underline-style="none" officeooo:rsid="009689b5" style:font-name-asian="OpenSymbol2" style:font-size-asian="12pt" style:font-style-asian="italic" style:font-name-complex="OpenSymbol2" style:font-size-complex="12pt" style:font-style-complex="italic"/>
    </style:style>
    <style:style style:name="T125" style:family="text">
      <style:text-properties fo:color="#000000" loext:opacity="100%" style:text-position="0% 100%" style:font-name="Times New Roman1" fo:font-size="12pt" fo:font-style="italic" style:text-underline-style="none" officeooo:rsid="009c2306" style:font-name-asian="OpenSymbol2" style:font-size-asian="12pt" style:font-style-asian="italic" style:font-name-complex="OpenSymbol2" style:font-size-complex="12pt" style:font-style-complex="italic"/>
    </style:style>
    <style:style style:name="T126" style:family="text">
      <style:text-properties fo:color="#000000" loext:opacity="100%" style:text-position="0% 100%" style:font-name="Times New Roman1" fo:font-size="12pt" fo:font-style="italic" style:text-underline-style="none"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27" style:family="text">
      <style:text-properties fo:color="#000000" loext:opacity="100%" style:text-position="0% 100%" style:font-name="Times New Roman1" fo:font-size="12pt" style:text-underline-style="none"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28" style:family="text">
      <style:text-properties fo:color="#000000" loext:opacity="100%" style:text-position="0% 100%" style:font-name="Times New Roman1" fo:font-size="13pt" fo:font-style="italic" style:text-underline-style="none" officeooo:rsid="009c2306" style:font-name-asian="OpenSymbol2" style:font-size-asian="13pt" style:font-style-asian="italic" style:font-name-complex="OpenSymbol2" style:font-size-complex="13pt" style:font-style-complex="italic"/>
    </style:style>
    <style:style style:name="T129" style:family="text">
      <style:text-properties fo:color="#000000" loext:opacity="100%" style:text-position="0% 100%" style:text-underline-style="none" officeooo:rsid="009689b5" style:font-name-asian="OpenSymbol2" style:font-size-asian="10pt" style:font-name-complex="OpenSymbol2" style:font-size-complex="10pt"/>
    </style:style>
    <style:style style:name="T130" style:family="text">
      <style:text-properties fo:color="#000000" loext:opacity="100%" style:text-position="0% 100%" style:text-underline-style="none" officeooo:rsid="0049c134" fo:background-color="#ffff00" loext:char-shading-value="0" style:font-name-asian="OpenSymbol2" style:font-size-asian="13.3000001907349pt" style:font-style-asian="normal" style:font-name-complex="OpenSymbol2" style:font-size-complex="13.3000001907349pt" style:font-style-complex="normal"/>
    </style:style>
    <style:style style:name="T131" style:family="text">
      <style:text-properties fo:color="#000000" loext:opacity="100%" style:text-position="0% 100%" style:text-underline-style="none" officeooo:rsid="009b29eb" fo:background-color="#ffff00" loext:char-shading-value="0" style:font-name-asian="OpenSymbol2" style:font-size-asian="13.3000001907349pt" style:font-style-asian="normal" style:font-name-complex="OpenSymbol2" style:font-size-complex="13.3000001907349pt" style:font-style-complex="normal"/>
    </style:style>
    <style:style style:name="T132" style:family="text">
      <style:text-properties fo:color="#000000" loext:opacity="100%" style:text-position="0% 100%" style:font-name="Bitstream Vera Sans5" fo:font-size="10pt" style:text-underline-style="none" officeooo:rsid="009689b5" fo:background-color="#ffff00" loext:char-shading-value="0" style:font-name-asian="OpenSymbol2" style:font-size-asian="10pt" style:font-name-complex="OpenSymbol2" style:font-size-complex="10pt"/>
    </style:style>
    <style:style style:name="T133" style:family="text">
      <style:text-properties fo:color="#000000" loext:opacity="100%" style:text-position="0% 100%" style:font-name="Bitstream Vera Sans5" fo:font-size="10pt" style:text-underline-style="none" officeooo:rsid="009eb1c0" fo:background-color="#ffff00" loext:char-shading-value="0" style:font-name-asian="OpenSymbol2" style:font-size-asian="10pt" style:font-name-complex="OpenSymbol2" style:font-size-complex="10pt"/>
    </style:style>
    <style:style style:name="T134" style:family="text">
      <style:text-properties fo:color="#000000" loext:opacity="100%" style:text-position="0% 100%" style:font-name="Bitstream Vera Sans5" fo:font-size="10pt" fo:font-style="normal" style:text-underline-style="none" fo:font-weight="normal" officeooo:rsid="009fe63e"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35" style:family="text">
      <style:text-properties fo:color="#000000" loext:opacity="100%" style:text-position="0% 100%" style:font-name="OpenSymbol5" fo:letter-spacing="normal" fo:font-style="normal" style:text-underline-style="none" officeooo:rsid="0099f286" style:font-name-asian="OpenSymbol2" style:font-size-asian="10pt" style:font-style-asian="normal" style:font-name-complex="OpenSymbol2" style:font-size-complex="10pt" style:font-style-complex="normal"/>
    </style:style>
    <style:style style:name="T136" style:family="text">
      <style:text-properties fo:color="#000000" loext:opacity="100%" style:text-position="0% 100%" style:font-name="Bitstream Vera Sans4" fo:font-size="10pt" fo:letter-spacing="-0.011cm" fo:font-style="normal" style:text-underline-style="none" officeooo:rsid="009b29eb" fo:background-color="#ffff00" loext:char-shading-value="0" style:font-name-asian="OpenSymbol2" style:font-size-asian="13.3000001907349pt" style:font-style-asian="normal" style:font-name-complex="OpenSymbol2" style:font-size-complex="13.3000001907349pt" style:font-style-complex="normal"/>
    </style:style>
    <style:style style:name="T137" style:family="text">
      <style:text-properties fo:color="#000000" loext:opacity="100%" style:text-position="0% 100%" fo:font-style="normal" style:text-underline-style="none" fo:font-weight="normal"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38" style:family="text">
      <style:text-properties fo:color="#000000" loext:opacity="100%" style:text-position="0% 100%" fo:font-style="normal" style:text-underline-style="none" fo:font-weight="normal" officeooo:rsid="009c2306"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39" style:family="text">
      <style:text-properties fo:color="#000000" loext:opacity="100%" style:text-position="0% 100%" fo:font-style="italic" style:text-underline-style="none" officeooo:rsid="009689b5" style:font-name-asian="OpenSymbol2" style:font-size-asian="10pt" style:font-style-asian="italic" style:font-name-complex="OpenSymbol2" style:font-size-complex="10pt" style:font-style-complex="italic"/>
    </style:style>
    <style:style style:name="T140" style:family="text">
      <style:text-properties fo:color="#000000" loext:opacity="100%" style:text-position="0% 100%" fo:letter-spacing="-0.011cm" style:text-underline-style="none" officeooo:rsid="009b29eb" fo:background-color="#ffff00" loext:char-shading-value="0" style:font-name-asian="OpenSymbol2" style:font-size-asian="13.3000001907349pt" style:font-style-asian="normal" style:font-name-complex="OpenSymbol2" style:font-size-complex="13.3000001907349pt" style:font-style-complex="normal"/>
    </style:style>
    <style:style style:name="T141" style:family="text">
      <style:text-properties fo:color="#000000" loext:opacity="100%" style:font-name="OpenSymbol"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142" style:family="text">
      <style:text-properties fo:color="#000000" loext:opacity="100%" style:font-name="Times New Roman4" fo:font-size="12pt" fo:letter-spacing="normal" fo:font-style="italic" fo:font-weight="normal" officeooo:rsid="008cf488" fo:background-color="transparent" loext:char-shading-value="0" style:font-name-asian="OpenSymbol2" style:font-size-asian="12pt" style:font-style-asian="normal" style:font-name-complex="OpenSymbol2" style:font-size-complex="12pt" style:font-style-complex="normal"/>
    </style:style>
    <style:style style:name="T143" style:family="text">
      <style:text-properties fo:color="#000000" loext:opacity="100%" style:font-name="Times New Roman4" fo:font-size="12pt" fo:letter-spacing="normal" fo:font-style="italic" fo:font-weight="normal" officeooo:rsid="008d2623" fo:background-color="transparent" loext:char-shading-value="0" style:font-name-asian="OpenSymbol2" style:font-size-asian="12pt" style:font-style-asian="normal" style:font-name-complex="OpenSymbol2" style:font-size-complex="12pt" style:font-style-complex="normal"/>
    </style:style>
    <style:style style:name="T144" style:family="text">
      <style:text-properties fo:color="#000000" loext:opacity="100%" style:font-name="Times New Roman4" fo:font-size="12pt" fo:font-style="italic" officeooo:rsid="0095b5d3" fo:background-color="transparent" loext:char-shading-value="0" style:font-size-asian="12pt" style:font-style-asian="normal" style:font-size-complex="12pt" style:font-style-complex="normal"/>
    </style:style>
    <style:style style:name="T145" style:family="text">
      <style:text-properties fo:color="#000000" loext:opacity="100%" fo:letter-spacing="-0.007cm"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46" style:family="text">
      <style:text-properties fo:color="#000000" loext:opacity="100%" style:font-name="OpenSymbol5" fo:letter-spacing="normal" fo:font-style="normal" style:font-name-asian="OpenSymbol2" style:font-size-asian="10pt" style:font-style-asian="normal" style:font-name-complex="OpenSymbol2" style:font-size-complex="10pt" style:font-style-complex="normal"/>
    </style:style>
    <style:style style:name="T147" style:family="text">
      <style:text-properties fo:color="#000000" loext:opacity="100%" style:font-name="OpenSymbol5" fo:font-size="10pt" fo:letter-spacing="normal" fo:font-style="normal" officeooo:rsid="004f0f39" style:font-name-asian="OpenSymbol2" style:font-size-asian="10pt" style:font-style-asian="normal" style:font-name-complex="OpenSymbol2" style:font-size-complex="10pt" style:font-style-complex="normal"/>
    </style:style>
    <style:style style:name="T148" style:family="text">
      <style:text-properties fo:color="#000000" loext:opacity="100%" fo:font-size="10pt" fo:letter-spacing="normal" fo:font-style="normal" style:font-name-asian="OpenSymbol2" style:font-size-asian="10pt" style:font-style-asian="normal" style:font-name-complex="OpenSymbol2" style:font-size-complex="10pt" style:font-style-complex="normal"/>
    </style:style>
    <style:style style:name="T149" style:family="text">
      <style:text-properties fo:color="#000000" loext:opacity="100%" fo:font-size="10pt" fo:letter-spacing="normal" fo:font-style="normal" officeooo:rsid="004f0f39" style:font-name-asian="OpenSymbol2" style:font-size-asian="10pt" style:font-style-asian="normal" style:font-name-complex="OpenSymbol2" style:font-size-complex="10pt" style:font-style-complex="normal"/>
    </style:style>
    <style:style style:name="T150" style:family="text">
      <style:text-properties fo:color="#000000" loext:opacity="100%" fo:font-size="10pt" fo:letter-spacing="normal" fo:font-style="normal" fo:background-color="transparent" loext:char-shading-value="0" style:font-name-asian="OpenSymbol2" style:font-size-asian="10pt" style:font-style-asian="normal" style:font-name-complex="OpenSymbol2" style:font-size-complex="10pt" style:font-style-complex="normal"/>
    </style:style>
    <style:style style:name="T151" style:family="text">
      <style:text-properties fo:color="#000000" loext:opacity="100%" style:font-name="Bitstream Vera Sans Mono" fo:font-size="10pt" fo:font-style="normal" style:font-name-asian="OpenSymbol2" style:font-size-asian="10pt" style:font-style-asian="normal" style:font-name-complex="OpenSymbol2" style:font-size-complex="10pt" style:font-style-complex="normal"/>
    </style:style>
    <style:style style:name="T152" style:family="text">
      <style:text-properties style:text-position="0% 100%" style:font-name-asian="OpenSymbol2" style:font-style-asian="normal" style:font-name-complex="OpenSymbol2" style:font-style-complex="normal"/>
    </style:style>
    <style:style style:name="T153" style:family="text">
      <style:text-properties style:text-position="0% 100%" officeooo:rsid="004c9672" style:font-name-asian="OpenSymbol2" style:font-style-asian="normal" style:font-name-complex="OpenSymbol2" style:font-style-complex="normal"/>
    </style:style>
    <style:style style:name="T154" style:family="text">
      <style:text-properties style:text-position="0% 100%" style:font-name="Bitstream Vera Sans1" fo:font-size="10pt" fo:letter-spacing="-0.007cm" fo:font-style="normal" style:font-size-asian="10pt" style:font-style-asian="normal" style:font-size-complex="10pt" style:font-style-complex="normal"/>
    </style:style>
    <style:style style:name="T155" style:family="text">
      <style:text-properties style:text-position="0% 100%" style:font-name="Bitstream Vera Sans1" fo:font-size="10pt" fo:letter-spacing="-0.007cm" style:font-size-asian="10pt" style:font-style-asian="normal" style:font-size-complex="10pt" style:font-style-complex="normal"/>
    </style:style>
    <style:style style:name="T156" style:family="text">
      <style:text-properties style:text-position="0% 100%" style:font-name="Bitstream Vera Sans1" fo:font-size="10pt" fo:font-style="normal" style:font-size-asian="10pt" style:font-style-asian="normal" style:font-size-complex="10pt" style:font-style-complex="normal"/>
    </style:style>
    <style:style style:name="T157" style:family="text">
      <style:text-properties style:text-position="0% 100%" style:font-name="Bitstream Vera Sans1" fo:font-size="10pt" fo:font-style="normal" style:text-underline-style="none" style:font-name-asian="OpenSymbol4" style:font-size-asian="10pt" style:font-style-asian="normal" style:font-name-complex="OpenSymbol4" style:font-size-complex="10pt" style:font-style-complex="normal"/>
    </style:style>
    <style:style style:name="T158" style:family="text">
      <style:text-properties style:text-position="0% 100%" style:font-name="Bitstream Vera Sans1" fo:font-size="10pt" fo:font-style="normal" style:text-underline-style="none" fo:font-weight="normal" fo:background-color="#ffff00" loext:char-shading-value="0" style:font-name-asian="OpenSymbol4" style:font-size-asian="10pt" style:font-style-asian="normal" style:font-weight-asian="normal" style:font-name-complex="OpenSymbol4" style:font-size-complex="10pt" style:font-style-complex="normal" style:font-weight-complex="normal"/>
    </style:style>
    <style:style style:name="T159" style:family="text">
      <style:text-properties style:text-position="0% 100%" style:font-name="Bitstream Vera Sans1" fo:font-size="10pt" fo:font-style="normal" style:font-name-asian="OpenSymbol4" style:font-size-asian="10pt" style:font-style-asian="normal" style:font-name-complex="OpenSymbol4" style:font-size-complex="10pt" style:font-style-complex="normal"/>
    </style:style>
    <style:style style:name="T160" style:family="text">
      <style:text-properties style:text-position="0% 100%" style:font-name="Bitstream Vera Sans1" fo:font-size="10pt" fo:letter-spacing="normal" fo:font-style="normal" style:font-size-asian="10pt" style:font-style-asian="normal" style:font-size-complex="10pt" style:font-style-complex="normal"/>
    </style:style>
    <style:style style:name="T161" style:family="text">
      <style:text-properties style:text-position="0% 100%" style:font-name="Bitstream Vera Sans1" fo:font-size="10pt" fo:letter-spacing="normal" style:font-size-asian="10pt" style:font-style-asian="normal" style:font-size-complex="10pt" style:font-style-complex="normal"/>
    </style:style>
    <style:style style:name="T162" style:family="text">
      <style:text-properties style:text-position="0% 100%" style:font-name="Bitstream Vera Sans1" fo:font-size="10pt" fo:letter-spacing="normal" style:text-underline-style="none" fo:font-weight="normal" officeooo:rsid="00345f8a" fo:background-color="transparent" loext:char-shading-value="0" style:font-size-asian="10pt" style:font-weight-asian="normal" style:font-size-complex="10pt" style:font-weight-complex="normal"/>
    </style:style>
    <style:style style:name="T163" style:family="text">
      <style:text-properties style:text-position="0% 100%" style:font-name="Bitstream Vera Sans1" fo:font-size="10pt" fo:letter-spacing="-0.011cm" fo:font-style="normal" style:text-underline-style="none" style:font-name-asian="OpenSymbol4" style:font-size-asian="10pt" style:font-style-asian="normal" style:font-name-complex="OpenSymbol4" style:font-size-complex="10pt" style:font-style-complex="normal"/>
    </style:style>
    <style:style style:name="T164" style:family="text">
      <style:text-properties style:text-position="0% 100%" style:font-name="Bitstream Vera Sans1" fo:font-size="10pt" fo:letter-spacing="-0.011cm" fo:font-style="normal" style:text-underline-style="none" officeooo:rsid="0049c134" style:font-name-asian="OpenSymbol4" style:font-size-asian="10pt" style:font-style-asian="normal" style:font-name-complex="OpenSymbol4" style:font-size-complex="10pt" style:font-style-complex="normal"/>
    </style:style>
    <style:style style:name="T165" style:family="text">
      <style:text-properties style:text-position="0% 100%" style:font-name="Bitstream Vera Sans1" fo:font-size="10pt" fo:letter-spacing="-0.011cm" fo:font-style="normal" style:text-underline-style="none" style:font-name-asian="OpenSymbol2" style:font-size-asian="10pt" style:font-style-asian="normal" style:font-name-complex="OpenSymbol2" style:font-size-complex="10pt" style:font-style-complex="normal"/>
    </style:style>
    <style:style style:name="T166" style:family="text">
      <style:text-properties style:text-position="0% 100%" style:font-name="Bitstream Vera Sans1" fo:font-size="10pt" fo:letter-spacing="-0.011cm" style:text-underline-style="none" style:font-name-asian="OpenSymbol2" style:font-size-asian="10pt" style:font-style-asian="normal" style:font-name-complex="OpenSymbol2" style:font-size-complex="10pt" style:font-style-complex="normal"/>
    </style:style>
    <style:style style:name="T167" style:family="text">
      <style:text-properties style:text-position="0% 100%" style:font-name="Bitstream Vera Sans1" fo:font-size="10pt" fo:letter-spacing="-0.004cm" fo:font-style="normal" style:text-underline-style="none" style:font-name-asian="OpenSymbol2" style:font-size-asian="10pt" style:font-style-asian="normal" style:font-name-complex="OpenSymbol2" style:font-size-complex="10pt" style:font-style-complex="normal"/>
    </style:style>
    <style:style style:name="T168" style:family="text">
      <style:text-properties style:text-position="0% 100%" style:font-name="Bitstream Vera Sans1" fo:font-size="10pt" fo:letter-spacing="-0.004cm" fo:font-style="normal" style:text-underline-style="none" style:font-name-asian="OpenSymbol2" style:font-size-asian="13.3000001907349pt" style:font-style-asian="normal" style:font-name-complex="OpenSymbol2" style:font-size-complex="13.3000001907349pt" style:font-style-complex="normal"/>
    </style:style>
    <style:style style:name="T169" style:family="text">
      <style:text-properties style:text-position="0% 100%" style:font-name="Bitstream Vera Sans1" fo:font-size="10pt" fo:letter-spacing="-0.004cm" fo:font-style="normal" style:text-underline-style="none" fo:font-weight="normal"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70" style:family="text">
      <style:text-properties style:text-position="0% 100%" style:font-name="Bitstream Vera Sans1" fo:font-size="10pt" fo:letter-spacing="-0.004cm" fo:font-style="normal" style:font-name-asian="OpenSymbol2" style:font-size-asian="10pt" style:font-style-asian="normal" style:font-name-complex="OpenSymbol2" style:font-size-complex="10pt" style:font-style-complex="normal"/>
    </style:style>
    <style:style style:name="T171" style:family="text">
      <style:text-properties style:text-position="0% 100%" style:font-name="Bitstream Vera Sans1" fo:font-size="10pt" fo:letter-spacing="-0.004cm" fo:font-style="normal" officeooo:rsid="004e12a9" style:font-name-asian="OpenSymbol2" style:font-size-asian="10pt" style:font-style-asian="normal" style:font-name-complex="OpenSymbol2" style:font-size-complex="10pt" style:font-style-complex="normal"/>
    </style:style>
    <style:style style:name="T172" style:family="text">
      <style:text-properties style:text-position="0% 100%" style:font-name="Bitstream Vera Sans1" fo:font-size="10pt" fo:letter-spacing="-0.004cm" fo:font-style="normal" officeooo:rsid="0095b5d3" style:font-name-asian="OpenSymbol2" style:font-size-asian="10pt" style:font-style-asian="normal" style:font-name-complex="OpenSymbol2" style:font-size-complex="10pt" style:font-style-complex="normal"/>
    </style:style>
    <style:style style:name="T173" style:family="text">
      <style:text-properties style:text-position="0% 100%" style:font-name="Bitstream Vera Sans1" fo:font-size="10pt" fo:letter-spacing="-0.004cm" fo:font-style="normal" fo:background-color="#ffff00" loext:char-shading-value="0" style:font-name-asian="OpenSymbol2" style:font-size-asian="10pt" style:font-style-asian="normal" style:font-name-complex="OpenSymbol2" style:font-size-complex="10pt" style:font-style-complex="normal"/>
    </style:style>
    <style:style style:name="T174" style:family="text">
      <style:text-properties style:text-position="0% 100%" style:font-name="Bitstream Vera Sans1" fo:font-size="10pt" fo:letter-spacing="-0.004cm" style:text-underline-style="none" style:font-name-asian="OpenSymbol2" style:font-size-asian="10pt" style:font-style-asian="normal" style:font-name-complex="OpenSymbol2" style:font-size-complex="10pt" style:font-style-complex="normal"/>
    </style:style>
    <style:style style:name="T175" style:family="text">
      <style:text-properties style:text-position="0% 100%" style:font-name="Bitstream Vera Sans1" fo:font-size="10pt" fo:letter-spacing="-0.004cm" style:text-underline-style="none" style:font-name-asian="OpenSymbol2" style:font-size-asian="10pt" style:font-name-complex="OpenSymbol2" style:font-size-complex="10pt"/>
    </style:style>
    <style:style style:name="T176" style:family="text">
      <style:text-properties style:text-position="0% 100%" style:font-name="Bitstream Vera Sans1" fo:font-size="10pt" fo:letter-spacing="-0.004cm" style:text-underline-style="none" fo:background-color="#ffff00" loext:char-shading-value="0" style:font-name-asian="OpenSymbol2" style:font-size-asian="10pt" style:font-name-complex="OpenSymbol2" style:font-size-complex="10pt"/>
    </style:style>
    <style:style style:name="T177" style:family="text">
      <style:text-properties style:text-position="0% 100%" style:font-name="Bitstream Vera Sans1" fo:font-size="10pt" fo:letter-spacing="-0.014cm" fo:font-style="normal" style:text-underline-style="none" style:font-name-asian="OpenSymbol2" style:font-size-asian="10pt" style:font-style-asian="normal" style:font-name-complex="OpenSymbol2" style:font-size-complex="10pt" style:font-style-complex="normal"/>
    </style:style>
    <style:style style:name="T178" style:family="text">
      <style:text-properties style:text-position="0% 100%" style:font-name="Bitstream Vera Sans1" fo:font-size="10pt" fo:letter-spacing="-0.014cm" fo:font-style="normal" style:text-underline-style="none" style:font-name-asian="OpenSymbol4" style:font-size-asian="10pt" style:font-style-asian="normal" style:font-name-complex="OpenSymbol4" style:font-size-complex="10pt" style:font-style-complex="normal"/>
    </style:style>
    <style:style style:name="T179" style:family="text">
      <style:text-properties style:text-position="0% 100%" style:font-name="Bitstream Vera Sans1" fo:font-size="10pt" fo:letter-spacing="-0.014cm" style:text-underline-style="none" style:font-name-asian="OpenSymbol2" style:font-size-asian="10pt" style:font-style-asian="normal" style:font-name-complex="OpenSymbol2" style:font-size-complex="10pt" style:font-style-complex="normal"/>
    </style:style>
    <style:style style:name="T180" style:family="text">
      <style:text-properties style:text-position="0% 100%" style:font-name="Bitstream Vera Sans1" fo:font-style="normal" style:text-underline-style="none" style:font-name-asian="OpenSymbol2" style:font-size-asian="13.3000001907349pt" style:font-style-asian="normal" style:font-name-complex="OpenSymbol2" style:font-size-complex="13.3000001907349pt" style:font-style-complex="normal"/>
    </style:style>
    <style:style style:name="T181" style:family="text">
      <style:text-properties style:text-position="0% 100%" style:font-name="Bitstream Vera Sans1" fo:font-style="normal" style:text-underline-style="none" officeooo:rsid="00921554" style:font-name-asian="OpenSymbol2" style:font-size-asian="13.3000001907349pt" style:font-style-asian="normal" style:font-name-complex="OpenSymbol2" style:font-size-complex="13.3000001907349pt" style:font-style-complex="normal"/>
    </style:style>
    <style:style style:name="T182" style:family="text">
      <style:text-properties style:text-position="0% 100%" style:font-name="Bitstream Vera Sans1" fo:letter-spacing="-0.014cm" fo:font-style="normal" style:text-underline-style="none" style:font-name-asian="OpenSymbol2" style:font-size-asian="13.3000001907349pt" style:font-style-asian="normal" style:font-name-complex="OpenSymbol2" style:font-size-complex="13.3000001907349pt" style:font-style-complex="normal"/>
    </style:style>
    <style:style style:name="T183" style:family="text">
      <style:text-properties style:text-position="0% 100%" style:font-name="Bitstream Vera Sans1" fo:letter-spacing="-0.014cm" fo:font-style="normal" style:text-underline-style="none" officeooo:rsid="009244d7" style:font-name-asian="OpenSymbol2" style:font-size-asian="13.3000001907349pt" style:font-style-asian="normal" style:font-name-complex="OpenSymbol2" style:font-size-complex="13.3000001907349pt" style:font-style-complex="normal"/>
    </style:style>
    <style:style style:name="T184" style:family="text">
      <style:text-properties style:text-position="0% 100%" style:text-underline-style="none" style:font-name-asian="OpenSymbol2" style:font-size-asian="13.3000001907349pt" style:font-style-asian="normal" style:font-name-complex="OpenSymbol2" style:font-size-complex="13.3000001907349pt" style:font-style-complex="normal"/>
    </style:style>
    <style:style style:name="T185" style:family="text">
      <style:text-properties style:text-position="0% 100%" style:text-underline-style="none" style:font-name-asian="OpenSymbol2" style:font-size-asian="10pt" style:font-name-complex="OpenSymbol2" style:font-size-complex="10pt"/>
    </style:style>
    <style:style style:name="T186" style:family="text">
      <style:text-properties style:text-position="0% 100%" style:text-underline-style="none" officeooo:rsid="004fbbb2" style:font-name-asian="OpenSymbol2" style:font-size-asian="10pt" style:font-name-complex="OpenSymbol2" style:font-size-complex="10pt"/>
    </style:style>
    <style:style style:name="T187" style:family="text">
      <style:text-properties style:text-position="0% 100%" style:text-underline-style="none" officeooo:rsid="009689b5" style:font-name-asian="OpenSymbol2" style:font-size-asian="10pt" style:font-name-complex="OpenSymbol2" style:font-size-complex="10pt"/>
    </style:style>
    <style:style style:name="T188" style:family="text">
      <style:text-properties style:text-position="0% 100%" style:text-underline-style="none" officeooo:rsid="0049c134" style:font-name-asian="OpenSymbol2" style:font-name-complex="OpenSymbol2"/>
    </style:style>
    <style:style style:name="T189" style:family="text">
      <style:text-properties style:text-position="0% 100%"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190" style:family="text">
      <style:text-properties style:text-position="0% 100%"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91" style:family="text">
      <style:text-properties style:text-position="0% 100%" style:text-underline-style="none" fo:font-weight="normal" fo:background-color="#ffff00" loext:char-shading-value="0" style:font-name-asian="OpenSymbol2" style:font-size-asian="10pt" style:font-style-asian="italic" style:font-weight-asian="normal" style:font-name-complex="OpenSymbol2" style:font-size-complex="10pt" style:font-style-complex="italic" style:font-weight-complex="normal"/>
    </style:style>
    <style:style style:name="T192" style:family="text">
      <style:text-properties style:text-position="0% 100%" style:text-underline-style="none" fo:background-color="#ffff00" loext:char-shading-value="0" style:font-name-asian="OpenSymbol2" style:font-size-asian="13.3000001907349pt" style:font-style-asian="normal" style:font-name-complex="OpenSymbol2" style:font-size-complex="13.3000001907349pt" style:font-style-complex="normal"/>
    </style:style>
    <style:style style:name="T193" style:family="text">
      <style:text-properties style:text-position="0% 100%" style:text-underline-style="none" officeooo:rsid="0053afa9" fo:background-color="#ffff00" loext:char-shading-value="0" style:font-name-asian="OpenSymbol2" style:font-size-asian="13.3000001907349pt" style:font-style-asian="normal" style:font-name-complex="OpenSymbol2" style:font-size-complex="13.3000001907349pt" style:font-style-complex="normal"/>
    </style:style>
    <style:style style:name="T194" style:family="text">
      <style:text-properties style:text-position="0% 100%" style:text-underline-style="none" fo:background-color="#ffff00" loext:char-shading-value="0" style:font-name-asian="OpenSymbol3" style:font-size-asian="13.3000001907349pt" style:font-style-asian="normal" style:font-name-complex="OpenSymbol3" style:font-size-complex="13.3000001907349pt" style:font-style-complex="normal"/>
    </style:style>
    <style:style style:name="T195" style:family="text">
      <style:text-properties style:text-position="0% 100%" style:font-name="Bitstream Vera Sans5" fo:font-size="10pt" fo:font-style="normal" style:font-size-asian="12pt" style:font-style-asian="normal" style:font-size-complex="12pt" style:font-style-complex="normal"/>
    </style:style>
    <style:style style:name="T196" style:family="text">
      <style:text-properties style:text-position="0% 100%" style:font-name="Bitstream Vera Sans5" fo:font-size="10pt" fo:letter-spacing="-0.007cm" fo:font-style="normal" style:font-size-asian="12pt" style:font-style-asian="normal" style:font-size-complex="12pt" style:font-style-complex="normal"/>
    </style:style>
    <style:style style:name="T197" style:family="text">
      <style:text-properties style:text-position="0% 100%" style:font-name="Bitstream Vera Sans5" fo:font-size="10pt" fo:letter-spacing="normal" fo:font-style="normal" style:font-size-asian="12pt" style:font-style-asian="normal" style:font-size-complex="12pt" style:font-style-complex="normal"/>
    </style:style>
    <style:style style:name="T198" style:family="text">
      <style:text-properties style:text-position="0% 100%" fo:font-size="12pt" fo:letter-spacing="normal" style:font-size-asian="12pt" style:font-style-asian="normal" style:font-size-complex="12pt" style:font-style-complex="normal"/>
    </style:style>
    <style:style style:name="T199" style:family="text">
      <style:text-properties style:text-position="0% 100%" fo:font-size="12pt" fo:letter-spacing="normal" officeooo:rsid="00345f8a" style:font-size-asian="12pt" style:font-size-complex="12pt"/>
    </style:style>
    <style:style style:name="T200" style:family="text">
      <style:text-properties style:text-position="0% 100%" fo:font-size="12pt" fo:letter-spacing="normal" officeooo:rsid="015ba450" fo:background-color="transparent" loext:char-shading-value="0" style:font-size-asian="12pt" style:font-size-complex="12pt"/>
    </style:style>
    <style:style style:name="T201" style:family="text">
      <style:text-properties style:text-position="0% 100%" fo:font-size="12pt" fo:letter-spacing="normal" fo:font-style="normal" style:text-underline-style="none" fo:background-color="#ffff00" loext:char-shading-value="0" style:font-name-asian="OpenSymbol2" style:font-size-asian="12pt" style:font-style-asian="normal" style:font-name-complex="OpenSymbol2" style:font-size-complex="12pt" style:font-style-complex="normal"/>
    </style:style>
    <style:style style:name="T202" style:family="text">
      <style:text-properties style:text-position="0% 100%" fo:font-size="12pt" fo:letter-spacing="normal" fo:font-style="normal" fo:background-color="#ffff00" loext:char-shading-value="0" style:font-size-asian="12pt" style:font-style-asian="normal" style:font-size-complex="12pt" style:font-style-complex="normal"/>
    </style:style>
    <style:style style:name="T203" style:family="text">
      <style:text-properties style:text-position="0% 100%" fo:font-size="12pt" fo:letter-spacing="-0.007cm" style:font-size-asian="12pt" style:font-style-asian="normal" style:font-size-complex="12pt" style:font-style-complex="normal"/>
    </style:style>
    <style:style style:name="T204" style:family="text">
      <style:text-properties style:text-position="0% 100%" fo:font-size="12pt" fo:letter-spacing="-0.011cm" style:text-underline-style="none" style:font-name-asian="OpenSymbol2" style:font-size-asian="12pt" style:font-style-asian="normal" style:font-name-complex="OpenSymbol2" style:font-size-complex="12pt" style:font-style-complex="normal"/>
    </style:style>
    <style:style style:name="T205" style:family="text">
      <style:text-properties style:text-position="0% 100%" fo:font-size="12pt" fo:letter-spacing="-0.004cm" style:text-underline-style="none" style:font-name-asian="OpenSymbol2" style:font-size-asian="12pt" style:font-style-asian="normal" style:font-name-complex="OpenSymbol2" style:font-size-complex="12pt" style:font-style-complex="normal"/>
    </style:style>
    <style:style style:name="T206" style:family="text">
      <style:text-properties style:text-position="0% 100%" fo:font-size="12pt" fo:letter-spacing="-0.004cm" style:text-underline-style="none" officeooo:rsid="009244d7" style:font-name-asian="OpenSymbol2" style:font-size-asian="12pt" style:font-style-asian="normal" style:font-name-complex="OpenSymbol2" style:font-size-complex="12pt" style:font-style-complex="normal"/>
    </style:style>
    <style:style style:name="T207" style:family="text">
      <style:text-properties style:text-position="0% 100%" fo:font-size="12pt" fo:letter-spacing="-0.004cm" style:text-underline-style="none" officeooo:rsid="0047d809" style:font-name-asian="OpenSymbol2" style:font-size-asian="12pt" style:font-name-complex="OpenSymbol2" style:font-size-complex="12pt"/>
    </style:style>
    <style:style style:name="T208" style:family="text">
      <style:text-properties style:text-position="0% 100%" fo:font-size="12pt" fo:letter-spacing="-0.004cm"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09" style:family="text">
      <style:text-properties style:text-position="0% 100%" fo:font-size="12pt" style:text-underline-style="none" style:font-name-asian="OpenSymbol2" style:font-size-asian="12pt" style:font-style-asian="normal" style:font-name-complex="OpenSymbol2" style:font-size-complex="12pt" style:font-style-complex="normal"/>
    </style:style>
    <style:style style:name="T210" style:family="text">
      <style:text-properties style:text-position="0% 100%" fo:font-size="12pt"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11" style:family="text">
      <style:text-properties style:text-position="0% 100%" fo:font-size="12pt" fo:letter-spacing="-0.014cm" style:text-underline-style="none" style:font-name-asian="OpenSymbol2" style:font-size-asian="12pt" style:font-style-asian="normal" style:font-name-complex="OpenSymbol2" style:font-size-complex="12pt" style:font-style-complex="normal"/>
    </style:style>
    <style:style style:name="T212" style:family="text">
      <style:text-properties style:text-position="0% 100%" fo:letter-spacing="-0.011cm" style:text-underline-style="none" officeooo:rsid="0049c134" style:font-name-asian="OpenSymbol2" style:font-name-complex="OpenSymbol2"/>
    </style:style>
    <style:style style:name="T213" style:family="text">
      <style:text-properties style:text-position="0% 100%" style:font-name="Times New Roman1" fo:font-size="12pt" fo:font-style="italic" style:text-underline-style="none" style:font-name-asian="OpenSymbol2" style:font-size-asian="12pt" style:font-style-asian="italic" style:font-name-complex="OpenSymbol2" style:font-size-complex="12pt" style:font-style-complex="italic"/>
    </style:style>
    <style:style style:name="T214" style:family="text">
      <style:text-properties style:text-position="0% 100%" style:font-name="Times New Roman1" fo:font-size="12pt" fo:font-style="italic" style:text-underline-style="none" officeooo:rsid="00921554" style:font-name-asian="OpenSymbol2" style:font-size-asian="12pt" style:font-style-asian="italic" style:font-name-complex="OpenSymbol2" style:font-size-complex="12pt" style:font-style-complex="italic"/>
    </style:style>
    <style:style style:name="T215" style:family="text">
      <style:text-properties style:text-position="0% 100%" style:font-name="Times New Roman1" fo:font-size="12pt" fo:font-style="italic" style:text-underline-style="none" officeooo:rsid="009689b5" style:font-name-asian="OpenSymbol2" style:font-size-asian="12pt" style:font-style-asian="italic" style:font-name-complex="OpenSymbol2" style:font-size-complex="12pt" style:font-style-complex="italic"/>
    </style:style>
    <style:style style:name="T216" style:family="text">
      <style:text-properties style:text-position="0% 100%" style:font-name="Times New Roman1" fo:font-size="12pt" fo:font-style="italic" style:text-underline-style="none" fo:background-color="#ffff00" loext:char-shading-value="0" style:font-name-asian="OpenSymbol2" style:font-size-asian="12pt" style:font-style-asian="italic" style:font-name-complex="OpenSymbol2" style:font-size-complex="12pt" style:font-style-complex="italic"/>
    </style:style>
    <style:style style:name="T217" style:family="text">
      <style:text-properties style:text-position="0% 100%" style:font-name="Times New Roman1" fo:font-size="12pt" fo:font-style="italic" style:text-underline-style="none" officeooo:rsid="0053afa9" fo:background-color="#ffff00" loext:char-shading-value="0" style:font-name-asian="OpenSymbol2" style:font-size-asian="12pt" style:font-style-asian="italic" style:font-name-complex="OpenSymbol2" style:font-size-complex="12pt" style:font-style-complex="italic"/>
    </style:style>
    <style:style style:name="T218" style:family="text">
      <style:text-properties style:text-position="0% 100%" style:font-name="Times New Roman1" fo:font-size="12pt" fo:font-style="italic" style:text-underline-style="none" officeooo:rsid="009c2306" fo:background-color="#ffff00" loext:char-shading-value="0" style:font-name-asian="OpenSymbol2" style:font-size-asian="12pt" style:font-style-asian="italic" style:font-name-complex="OpenSymbol2" style:font-size-complex="12pt" style:font-style-complex="italic"/>
    </style:style>
    <style:style style:name="T219" style:family="text">
      <style:text-properties style:text-position="0% 100%" style:font-name="Times New Roman1" fo:font-size="12pt" fo:letter-spacing="-0.014cm" fo:font-style="italic" style:text-underline-style="none" style:font-name-asian="OpenSymbol2" style:font-size-asian="12pt" style:font-style-asian="italic" style:font-name-complex="OpenSymbol2" style:font-size-complex="12pt" style:font-style-complex="italic"/>
    </style:style>
    <style:style style:name="T220" style:family="text">
      <style:text-properties style:text-position="0% 100%" style:font-name="Times New Roman1" fo:font-size="12pt" fo:letter-spacing="-0.004cm" fo:font-style="italic" style:font-name-asian="OpenSymbol2" style:font-size-asian="12pt" style:font-style-asian="italic" style:font-name-complex="OpenSymbol2" style:font-size-complex="12pt" style:font-style-complex="italic"/>
    </style:style>
    <style:style style:name="T221" style:family="text">
      <style:text-properties style:text-position="0% 100%" style:font-name="Times New Roman1" fo:font-size="12pt" fo:letter-spacing="-0.004cm" fo:font-style="italic" officeooo:rsid="004e12a9" style:font-name-asian="OpenSymbol2" style:font-size-asian="12pt" style:font-style-asian="italic" style:font-name-complex="OpenSymbol2" style:font-size-complex="12pt" style:font-style-complex="italic"/>
    </style:style>
    <style:style style:name="T222" style:family="text">
      <style:text-properties style:text-position="0% 100%" style:font-name="Times New Roman1" fo:font-size="12pt" fo:letter-spacing="-0.004cm" fo:font-style="italic" style:text-underline-style="none" fo:background-color="#ffff00" loext:char-shading-value="0" style:font-name-asian="OpenSymbol2" style:font-size-asian="12pt" style:font-style-asian="italic" style:font-name-complex="OpenSymbol2" style:font-size-complex="12pt" style:font-style-complex="italic"/>
    </style:style>
    <style:style style:name="T223" style:family="text">
      <style:text-properties style:text-position="0% 100%" style:font-name="Times New Roman1" fo:font-size="12pt" fo:letter-spacing="normal" fo:font-style="italic" style:text-underline-style="none" fo:background-color="#ffff00" loext:char-shading-value="0" style:font-name-asian="OpenSymbol2" style:font-size-asian="12pt" style:font-style-asian="italic" style:font-name-complex="OpenSymbol2" style:font-size-complex="12pt" style:font-style-complex="italic"/>
    </style:style>
    <style:style style:name="T224" style:family="text">
      <style:text-properties style:text-position="0% 100%" style:font-name="Times New Roman1" fo:font-size="12pt" fo:letter-spacing="normal" fo:font-style="italic" style:text-underline-style="none" officeooo:rsid="00500751" fo:background-color="#ffff00" loext:char-shading-value="0" style:font-name-asian="OpenSymbol2" style:font-size-asian="12pt" style:font-style-asian="italic" style:font-name-complex="OpenSymbol2" style:font-size-complex="12pt" style:font-style-complex="italic"/>
    </style:style>
    <style:style style:name="T225" style:family="text">
      <style:text-properties style:text-position="0% 100%" style:font-name="Times New Roman1" fo:font-size="12pt" fo:letter-spacing="normal" fo:font-style="italic" fo:background-color="#ffff00" loext:char-shading-value="0" style:font-size-asian="12pt" style:font-style-asian="italic" style:font-size-complex="12pt" style:font-style-complex="italic"/>
    </style:style>
    <style:style style:name="T226" style:family="text">
      <style:text-properties style:text-position="0% 100%" style:font-name="Times New Roman1" fo:font-size="12pt" fo:letter-spacing="normal" fo:font-style="italic" fo:background-color="#ffff00" loext:char-shading-value="0" style:font-name-asian="OpenSymbol2" style:font-size-asian="12pt" style:font-style-asian="italic" style:font-name-complex="OpenSymbol2" style:font-size-complex="12pt" style:font-style-complex="italic"/>
    </style:style>
    <style:style style:name="T227" style:family="text">
      <style:text-properties style:text-position="0% 100%" style:font-name="Times New Roman1" fo:font-size="8.5pt" fo:font-style="italic" style:text-underline-style="none" style:font-name-asian="OpenSymbol2" style:font-size-asian="8.5pt" style:font-style-asian="italic" style:font-name-complex="OpenSymbol2" style:font-size-complex="8.5pt" style:font-style-complex="italic"/>
    </style:style>
    <style:style style:name="T228" style:family="text">
      <style:text-properties style:text-position="0% 100%" style:font-name="OpenSymbol2" fo:font-style="normal" style:text-underline-style="none" style:font-name-asian="OpenSymbol2" style:font-size-asian="13.3000001907349pt" style:font-style-asian="normal" style:font-name-complex="OpenSymbol2" style:font-size-complex="13.3000001907349pt" style:font-style-complex="normal"/>
    </style:style>
    <style:style style:name="T229" style:family="text">
      <style:text-properties style:text-position="0% 100%" style:font-name="OpenSymbol2" fo:font-style="normal" style:text-underline-style="none" officeooo:rsid="00921554" style:font-name-asian="OpenSymbol2" style:font-size-asian="13.3000001907349pt" style:font-style-asian="normal" style:font-name-complex="OpenSymbol2" style:font-size-complex="13.3000001907349pt" style:font-style-complex="normal"/>
    </style:style>
    <style:style style:name="T230" style:family="text">
      <style:text-properties style:text-position="0% 100%" style:font-name="OpenSymbol2" fo:letter-spacing="-0.014cm" fo:font-style="normal" style:text-underline-style="none" style:font-name-asian="OpenSymbol2" style:font-size-asian="13.3000001907349pt" style:font-style-asian="normal" style:font-name-complex="OpenSymbol2" style:font-size-complex="13.3000001907349pt" style:font-style-complex="normal"/>
    </style:style>
    <style:style style:name="T231" style:family="text">
      <style:text-properties style:text-position="0% 100%" style:font-name="OpenSymbol2" fo:letter-spacing="-0.014cm" fo:font-style="normal" style:text-underline-style="none" officeooo:rsid="009244d7" style:font-name-asian="OpenSymbol2" style:font-size-asian="13.3000001907349pt" style:font-style-asian="normal" style:font-name-complex="OpenSymbol2" style:font-size-complex="13.3000001907349pt" style:font-style-complex="normal"/>
    </style:style>
    <style:style style:name="T232" style:family="text">
      <style:text-properties style:text-position="0% 100%" style:font-name="OpenSymbol2" fo:font-size="10pt" fo:letter-spacing="-0.004cm" fo:font-style="normal" style:font-name-asian="OpenSymbol2" style:font-size-asian="10pt" style:font-style-asian="normal" style:font-name-complex="OpenSymbol2" style:font-size-complex="10pt" style:font-style-complex="normal"/>
    </style:style>
    <style:style style:name="T233" style:family="text">
      <style:text-properties style:text-position="0% 100%" style:font-name="OpenSymbol2" fo:font-size="10pt" fo:letter-spacing="-0.004cm" fo:font-style="normal" officeooo:rsid="0095b5d3" style:font-name-asian="OpenSymbol2" style:font-size-asian="10pt" style:font-style-asian="normal" style:font-name-complex="OpenSymbol2" style:font-size-complex="10pt" style:font-style-complex="normal"/>
    </style:style>
    <style:style style:name="T234" style:family="text">
      <style:text-properties style:text-position="0% 100%" fo:letter-spacing="normal" officeooo:rsid="00345f8a"/>
    </style:style>
    <style:style style:name="T235" style:family="text">
      <style:text-properties style:text-position="0% 100%" fo:letter-spacing="normal" style:text-underline-style="none" fo:background-color="#ffff00" loext:char-shading-value="0" style:font-name-asian="OpenSymbol2" style:font-size-asian="12pt" style:font-name-complex="OpenSymbol2" style:font-size-complex="12pt"/>
    </style:style>
    <style:style style:name="T236" style:family="text">
      <style:text-properties style:text-position="0% 100%" fo:letter-spacing="normal" fo:font-style="normal" fo:background-color="#ffff00" loext:char-shading-value="0" style:font-size-asian="12pt" style:font-style-asian="normal" style:font-size-complex="12pt" style:font-style-complex="normal"/>
    </style:style>
    <style:style style:name="T237" style:family="text">
      <style:text-properties style:text-position="0% 100%" fo:letter-spacing="normal" fo:font-style="normal" style:text-underline-style="none" fo:background-color="#ffff00" loext:char-shading-value="0" style:font-name-asian="OpenSymbol2" style:font-size-asian="12pt" style:font-style-asian="normal" style:font-name-complex="OpenSymbol2" style:font-size-complex="12pt" style:font-style-complex="normal"/>
    </style:style>
    <style:style style:name="T238" style:family="text">
      <style:text-properties style:text-position="0% 100%" fo:letter-spacing="normal" fo:background-color="#ffff00" loext:char-shading-value="0" style:font-name-asian="OpenSymbol2" style:font-size-asian="12pt" style:font-style-asian="normal" style:font-name-complex="OpenSymbol2" style:font-size-complex="12pt" style:font-style-complex="normal"/>
    </style:style>
    <style:style style:name="T239" style:family="text">
      <style:text-properties style:text-position="0% 100%" fo:letter-spacing="normal" officeooo:rsid="00500751" fo:background-color="#ffff00" loext:char-shading-value="0" style:font-name-asian="OpenSymbol2" style:font-size-asian="12pt" style:font-style-asian="normal" style:font-name-complex="OpenSymbol2" style:font-size-complex="12pt" style:font-style-complex="normal"/>
    </style:style>
    <style:style style:name="T240" style:family="text">
      <style:text-properties style:text-position="0% 100%" fo:letter-spacing="normal" officeooo:rsid="0099f286" fo:background-color="#ffff00" loext:char-shading-value="0" style:font-name-asian="OpenSymbol2" style:font-size-asian="12pt" style:font-style-asian="normal" style:font-name-complex="OpenSymbol2" style:font-size-complex="12pt" style:font-style-complex="normal"/>
    </style:style>
    <style:style style:name="T241" style:family="text">
      <style:text-properties style:text-position="0% 100%" style:font-name="OpenSymbol" fo:letter-spacing="normal" fo:font-style="normal" officeooo:rsid="00345f8a"/>
    </style:style>
    <style:style style:name="T242" style:family="text">
      <style:text-properties style:text-position="0% 100%" fo:letter-spacing="-0.004cm" style:font-name-asian="OpenSymbol2" style:font-style-asian="normal" style:font-name-complex="OpenSymbol2" style:font-style-complex="normal"/>
    </style:style>
    <style:style style:name="T243" style:family="text">
      <style:text-properties style:text-position="0% 100%" fo:letter-spacing="-0.004cm" fo:font-style="normal" style:font-name-asian="OpenSymbol2" style:font-size-asian="10pt" style:font-style-asian="normal" style:font-name-complex="OpenSymbol2" style:font-size-complex="10pt" style:font-style-complex="normal"/>
    </style:style>
    <style:style style:name="T244" style:family="text">
      <style:text-properties style:text-position="0% 100%" fo:letter-spacing="-0.004cm" fo:font-style="normal" officeooo:rsid="004c9672" style:font-name-asian="OpenSymbol2" style:font-size-asian="10pt" style:font-style-asian="normal" style:font-name-complex="OpenSymbol2" style:font-size-complex="10pt" style:font-style-complex="normal"/>
    </style:style>
    <style:style style:name="T245" style:family="text">
      <style:text-properties style:text-position="0% 100%" fo:letter-spacing="-0.004cm"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246" style:family="text">
      <style:text-properties style:text-position="0% 100%" fo:font-style="normal" officeooo:rsid="004c9672" style:font-name-asian="OpenSymbol2" style:font-size-asian="10pt" style:font-style-asian="normal" style:font-name-complex="OpenSymbol2" style:font-size-complex="10pt" style:font-style-complex="normal"/>
    </style:style>
    <style:style style:name="T247" style:family="text">
      <style:text-properties style:text-position="0% 100%" fo:font-style="normal" officeooo:rsid="0095b5d3" style:font-name-asian="OpenSymbol2" style:font-style-asian="normal" style:font-name-complex="OpenSymbol2" style:font-style-complex="normal"/>
    </style:style>
    <style:style style:name="T248" style:family="text">
      <style:text-properties style:text-position="0% 100%" fo:font-style="normal" officeooo:rsid="009eb1c0" style:font-name-asian="OpenSymbol2" style:font-style-asian="normal" style:font-name-complex="OpenSymbol2" style:font-style-complex="normal"/>
    </style:style>
    <style:style style:name="T249" style:family="text">
      <style:text-properties style:text-position="0% 100%" fo:font-style="normal" style:text-underline-style="none" style:font-name-asian="OpenSymbol2" style:font-size-asian="13.3000001907349pt" style:font-style-asian="normal" style:font-name-complex="OpenSymbol2" style:font-size-complex="13.3000001907349pt" style:font-style-complex="normal"/>
    </style:style>
    <style:style style:name="T250" style:family="text">
      <style:text-properties style:text-position="0% 100%" fo:font-style="normal" style:text-underline-style="none" officeooo:rsid="009c2306" style:font-name-asian="OpenSymbol2" style:font-size-asian="13.3000001907349pt" style:font-style-asian="normal" style:font-name-complex="OpenSymbol2" style:font-size-complex="13.3000001907349pt" style:font-style-complex="normal"/>
    </style:style>
    <style:style style:name="T251" style:family="text">
      <style:text-properties style:text-position="0% 100%" fo:font-style="normal" style:text-underline-style="none" fo:background-color="#ffff00" loext:char-shading-value="0" style:font-name-asian="OpenSymbol2" style:font-size-asian="13.3000001907349pt" style:font-style-asian="normal" style:font-name-complex="OpenSymbol2" style:font-size-complex="13.3000001907349pt" style:font-style-complex="normal"/>
    </style:style>
    <style:style style:name="T252" style:family="text">
      <style:text-properties style:text-position="0% 100%" fo:font-style="normal" style:text-underline-style="none" officeooo:rsid="0053afa9" fo:background-color="#ffff00" loext:char-shading-value="0" style:font-name-asian="OpenSymbol2" style:font-size-asian="13.3000001907349pt" style:font-style-asian="normal" style:font-name-complex="OpenSymbol2" style:font-size-complex="13.3000001907349pt" style:font-style-complex="normal"/>
    </style:style>
    <style:style style:name="T253" style:family="text">
      <style:text-properties style:text-position="0% 100%" fo:font-style="normal" style:text-underline-style="none" fo:background-color="#ffff00" loext:char-shading-value="0" style:font-name-asian="OpenSymbol2" style:font-size-asian="10pt" style:font-style-asian="normal" style:font-name-complex="OpenSymbol2" style:font-size-complex="10pt" style:font-style-complex="normal"/>
    </style:style>
    <style:style style:name="T254" style:family="text">
      <style:text-properties style:text-position="0% 100%" fo:font-style="normal" style:text-underline-style="none" fo:font-weight="normal"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55" style:family="text">
      <style:text-properties style:text-position="0% 100%" fo:font-style="normal" style:text-underline-style="none" fo:font-weight="normal" officeooo:rsid="0053afa9"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56" style:family="text">
      <style:text-properties style:text-position="0% 100%"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57" style:family="text">
      <style:text-properties style:text-position="0% 100%" fo:font-style="normal" style:text-underline-style="none" fo:font-weight="normal" officeooo:rsid="0054c18a"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58" style:family="text">
      <style:text-properties style:text-position="0% 100%" fo:font-style="normal" style:text-underline-style="none" fo:font-weight="normal" officeooo:rsid="009c2306"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59" style:family="text">
      <style:text-properties style:text-position="0% 100%" fo:font-style="normal" style:text-underline-style="none" style:font-name-asian="OpenSymbol3" style:font-size-asian="13.3000001907349pt" style:font-style-asian="normal" style:font-name-complex="OpenSymbol3" style:font-size-complex="13.3000001907349pt" style:font-style-complex="normal"/>
    </style:style>
    <style:style style:name="T260" style:family="text">
      <style:text-properties style:text-position="0% 100%" style:font-name="OpenSymbol5" fo:letter-spacing="-0.004cm" fo:font-style="normal" officeooo:rsid="0095b5d3" style:font-name-asian="OpenSymbol5" style:font-size-asian="10pt" style:font-style-asian="normal" style:font-name-complex="OpenSymbol5" style:font-size-complex="10pt" style:font-style-complex="normal"/>
    </style:style>
    <style:style style:name="T261" style:family="text">
      <style:text-properties style:text-position="0% 100%" fo:letter-spacing="-0.007cm" style:text-underline-style="none" style:font-name-asian="OpenSymbol2" style:font-size-asian="10pt" style:font-name-complex="OpenSymbol2" style:font-size-complex="10pt"/>
    </style:style>
    <style:style style:name="T262" style:family="text">
      <style:text-properties style:text-position="0% 100%" fo:letter-spacing="-0.007cm" style:text-underline-style="none" style:font-name-asian="OpenSymbol2" style:font-size-asian="12pt" style:font-name-complex="OpenSymbol2" style:font-size-complex="12pt"/>
    </style:style>
    <style:style style:name="T263" style:family="text">
      <style:text-properties style:text-position="0% 100%" fo:letter-spacing="-0.007cm" style:text-underline-style="none" style:font-name-asian="OpenSymbol2" style:font-size-asian="9pt" style:font-name-complex="OpenSymbol2" style:font-size-complex="9pt"/>
    </style:style>
    <style:style style:name="T264" style:family="text">
      <style:text-properties style:text-position="0% 100%" fo:letter-spacing="-0.007cm" fo:font-style="normal" style:font-size-asian="12pt" style:font-style-asian="normal" style:font-size-complex="12pt" style:font-style-complex="normal"/>
    </style:style>
    <style:style style:name="T265" style:family="text">
      <style:text-properties style:text-position="0% 100%" fo:letter-spacing="-0.007cm" fo:font-style="normal" style:font-size-asian="10pt" style:font-style-asian="normal" style:font-size-complex="10pt" style:font-style-complex="normal"/>
    </style:style>
    <style:style style:name="T266" style:family="text">
      <style:text-properties style:text-position="0% 100%" fo:letter-spacing="-0.007cm" fo:font-style="normal" style:font-name-asian="OpenSymbol2" style:font-size-asian="9pt" style:font-style-asian="normal" style:font-name-complex="OpenSymbol2" style:font-size-complex="9pt" style:font-style-complex="normal"/>
    </style:style>
    <style:style style:name="T267" style:family="text">
      <style:text-properties style:font-name="Bitstream Vera Sans1" fo:font-size="10pt" style:font-size-asian="10pt" style:font-size-complex="10pt"/>
    </style:style>
    <style:style style:name="T268" style:family="text">
      <style:text-properties style:font-name="Bitstream Vera Sans1" fo:font-size="10pt" style:font-size-asian="10pt" style:font-style-asian="normal" style:font-size-complex="10pt" style:font-style-complex="normal"/>
    </style:style>
    <style:style style:name="T269" style:family="text">
      <style:text-properties style:font-name="Bitstream Vera Sans1" fo:font-size="10pt" fo:font-style="normal" style:font-size-asian="10pt" style:font-style-asian="normal" style:font-size-complex="10pt" style:font-style-complex="normal"/>
    </style:style>
    <style:style style:name="T270" style:family="text">
      <style:text-properties style:font-name="Bitstream Vera Sans1" fo:font-size="10pt" fo:font-style="normal" style:font-name-asian="OpenSymbol2" style:font-size-asian="10pt" style:font-style-asian="normal" style:font-name-complex="OpenSymbol2" style:font-size-complex="10pt" style:font-style-complex="normal"/>
    </style:style>
    <style:style style:name="T271" style:family="text">
      <style:text-properties style:font-name="Bitstream Vera Sans1" fo:font-size="10pt" fo:font-style="normal" style:text-underline-style="none" style:font-name-asian="OpenSymbol2" style:font-size-asian="10pt" style:font-style-asian="normal" style:font-name-complex="OpenSymbol2" style:font-size-complex="10pt" style:font-style-complex="normal"/>
    </style:style>
    <style:style style:name="T272" style:family="text">
      <style:text-properties style:font-name="Bitstream Vera Sans1" fo:font-size="10pt" fo:font-style="normal" style:text-underline-style="none" fo:font-weight="normal"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273" style:family="text">
      <style:text-properties style:font-name="Bitstream Vera Sans1" fo:font-size="10pt" fo:font-style="normal" style:text-underline-style="none" fo:font-weight="normal" officeooo:rsid="008a1b51"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274" style:family="text">
      <style:text-properties style:font-name="Bitstream Vera Sans1" fo:font-size="10pt" style:font-name-asian="OpenSymbol2" style:font-size-asian="10pt" style:font-style-asian="normal" style:font-name-complex="OpenSymbol2" style:font-size-complex="10pt" style:font-style-complex="normal"/>
    </style:style>
    <style:style style:name="T275" style:family="text">
      <style:text-properties style:font-name="Bitstream Vera Sans1" fo:font-size="10pt" fo:letter-spacing="-0.004cm" fo:font-style="normal" style:font-name-asian="OpenSymbol2" style:font-size-asian="10pt" style:font-style-asian="normal" style:font-name-complex="OpenSymbol2" style:font-size-complex="10pt" style:font-style-complex="normal"/>
    </style:style>
    <style:style style:name="T276" style:family="text">
      <style:text-properties style:font-name="Bitstream Vera Sans1" fo:font-size="10pt" fo:letter-spacing="-0.004cm" fo:font-style="normal" officeooo:rsid="004f0f39" style:font-name-asian="OpenSymbol2" style:font-size-asian="10pt" style:font-style-asian="normal" style:font-name-complex="OpenSymbol2" style:font-size-complex="10pt" style:font-style-complex="normal"/>
    </style:style>
    <style:style style:name="T277" style:family="text">
      <style:text-properties style:font-name="Bitstream Vera Sans1" fo:font-size="10pt" fo:letter-spacing="-0.004cm" fo:font-style="normal" style:text-underline-style="none" style:font-name-asian="OpenSymbol2" style:font-size-asian="10pt" style:font-style-asian="normal" style:font-name-complex="OpenSymbol2" style:font-size-complex="10pt" style:font-style-complex="normal"/>
    </style:style>
    <style:style style:name="T278" style:family="text">
      <style:text-properties style:font-name="Bitstream Vera Sans1" fo:font-size="10pt" fo:letter-spacing="-0.004cm"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79" style:family="text">
      <style:text-properties style:font-name="Bitstream Vera Sans1" fo:font-size="10pt" fo:letter-spacing="-0.007cm" fo:font-style="normal" style:font-size-asian="10pt" style:font-style-asian="normal" style:font-size-complex="10pt" style:font-style-complex="normal"/>
    </style:style>
    <style:style style:name="T280" style:family="text">
      <style:text-properties style:font-name="Bitstream Vera Sans1" fo:font-size="10pt" fo:letter-spacing="-0.007cm" style:font-size-asian="10pt" style:font-style-asian="normal" style:font-size-complex="10pt" style:font-style-complex="normal"/>
    </style:style>
    <style:style style:name="T281" style:family="text">
      <style:text-properties style:font-name="Bitstream Vera Sans1" fo:font-size="10pt" fo:letter-spacing="-0.007cm" officeooo:rsid="0048b1de" style:font-size-asian="10pt" style:font-size-complex="10pt"/>
    </style:style>
    <style:style style:name="T282" style:family="text">
      <style:text-properties style:font-name="Bitstream Vera Sans1" fo:font-size="10pt" fo:letter-spacing="-0.007cm" officeooo:rsid="0050f445" style:font-size-asian="10pt" style:font-size-complex="10pt"/>
    </style:style>
    <style:style style:name="T283" style:family="text">
      <style:text-properties style:font-name="Bitstream Vera Sans1" fo:font-size="10pt" style:text-underline-style="none" fo:font-weight="normal" style:font-size-asian="10pt" style:font-weight-asian="normal" style:font-size-complex="10pt" style:font-weight-complex="normal"/>
    </style:style>
    <style:style style:name="T284" style:family="text">
      <style:text-properties style:font-name="Bitstream Vera Sans1" fo:font-style="normal" style:font-name-asian="OpenSymbol2" style:font-style-asian="normal" style:font-name-complex="OpenSymbol2" style:font-style-complex="normal"/>
    </style:style>
    <style:style style:name="T285" style:family="text">
      <style:text-properties style:font-name="Bitstream Vera Sans1" fo:font-style="normal" style:font-style-asian="normal" style:font-style-complex="normal"/>
    </style:style>
    <style:style style:name="T286" style:family="text">
      <style:text-properties style:font-name="Bitstream Vera Sans1" fo:font-size="4pt" fo:font-style="normal" style:font-name-asian="OpenSymbol2" style:font-size-asian="4pt" style:font-style-asian="normal" style:font-name-complex="OpenSymbol2" style:font-size-complex="4pt" style:font-style-complex="normal"/>
    </style:style>
    <style:style style:name="T287" style:family="text">
      <style:text-properties style:font-name="Bitstream Vera Sans1" fo:font-size="9pt" fo:font-style="normal" style:font-size-asian="9pt" style:font-style-asian="normal" style:font-size-complex="9pt" style:font-style-complex="normal"/>
    </style:style>
    <style:style style:name="T288" style:family="text">
      <style:text-properties style:font-name="Bitstream Vera Sans1" fo:font-style="italic" style:font-style-asian="italic" style:font-style-complex="italic"/>
    </style:style>
    <style:style style:name="T289" style:family="text">
      <style:text-properties style:font-name="OpenSymbol2" fo:font-size="10pt" style:font-size-asian="10pt" style:font-style-asian="normal" style:font-size-complex="10pt" style:font-style-complex="normal"/>
    </style:style>
    <style:style style:name="T290"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291" style:family="text">
      <style:text-properties style:font-name="OpenSymbol2"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92" style:family="text">
      <style:text-properties style:font-name="OpenSymbol2" fo:font-size="10pt" fo:font-style="normal" style:text-underline-style="none" style:font-name-asian="OpenSymbol2" style:font-size-asian="10pt" style:font-style-asian="normal" style:font-weight-asian="normal" style:font-name-complex="OpenSymbol2" style:font-size-complex="10pt" style:font-style-complex="normal" style:font-weight-complex="normal"/>
    </style:style>
    <style:style style:name="T293" style:family="text">
      <style:text-properties style:font-name="OpenSymbol2" fo:font-size="10pt" fo:letter-spacing="-0.004cm" fo:font-style="normal" style:font-name-asian="OpenSymbol2" style:font-size-asian="10pt" style:font-style-asian="normal" style:font-name-complex="OpenSymbol2" style:font-size-complex="10pt" style:font-style-complex="normal"/>
    </style:style>
    <style:style style:name="T294" style:family="text">
      <style:text-properties style:font-name="OpenSymbol2" fo:font-style="normal" style:font-name-asian="OpenSymbol2" style:font-style-asian="normal" style:font-name-complex="OpenSymbol2" style:font-style-complex="normal"/>
    </style:style>
    <style:style style:name="T295" style:family="text">
      <style:text-properties style:text-position="super 58%" style:font-name="Bitstream Vera Sans1" fo:font-size="10pt" fo:font-style="normal" style:font-size-asian="10pt" style:font-style-asian="normal" style:font-size-complex="10pt" style:font-style-complex="normal"/>
    </style:style>
    <style:style style:name="T296" style:family="text">
      <style:text-properties fo:letter-spacing="-0.004cm"/>
    </style:style>
    <style:style style:name="T297" style:family="text">
      <style:text-properties fo:letter-spacing="-0.004cm" fo:font-style="normal" style:font-name-asian="OpenSymbol2" style:font-size-asian="10pt" style:font-style-asian="normal" style:font-name-complex="OpenSymbol2" style:font-size-complex="10pt" style:font-style-complex="normal"/>
    </style:style>
    <style:style style:name="T298" style:family="text">
      <style:text-properties fo:letter-spacing="-0.004cm" fo:font-style="normal" fo:background-color="transparent" loext:char-shading-value="0" style:font-name-asian="OpenSymbol2" style:font-size-asian="10pt" style:font-style-asian="normal" style:font-name-complex="OpenSymbol2" style:font-size-complex="10pt" style:font-style-complex="normal"/>
    </style:style>
    <style:style style:name="T299" style:family="text">
      <style:text-properties fo:letter-spacing="-0.004cm" fo:font-style="normal" fo:background-color="#ffff00" loext:char-shading-value="0" style:font-name-asian="OpenSymbol2" style:font-size-asian="10pt" style:font-style-asian="normal" style:font-name-complex="OpenSymbol2" style:font-size-complex="10pt" style:font-style-complex="normal"/>
    </style:style>
    <style:style style:name="T300" style:family="text">
      <style:text-properties fo:letter-spacing="-0.004cm" fo:font-style="normal" officeooo:rsid="004f0f39" fo:background-color="#ffff00" loext:char-shading-value="0" style:font-name-asian="OpenSymbol2" style:font-size-asian="10pt" style:font-style-asian="normal" style:font-name-complex="OpenSymbol2" style:font-size-complex="10pt" style:font-style-complex="normal"/>
    </style:style>
    <style:style style:name="T301" style:family="text">
      <style:text-properties style:font-style-asian="normal" style:font-style-complex="normal"/>
    </style:style>
    <style:style style:name="T302" style:family="text">
      <style:text-properties officeooo:rsid="004f0f39" style:font-style-asian="normal" style:font-style-complex="normal"/>
    </style:style>
    <style:style style:name="T303" style:family="text">
      <style:text-properties officeooo:rsid="004f9089" style:font-style-asian="normal" style:font-style-complex="normal"/>
    </style:style>
    <style:style style:name="T304" style:family="text">
      <style:text-properties fo:letter-spacing="normal" style:font-name-asian="OpenSymbol2" style:font-size-asian="10pt" style:font-style-asian="normal" style:font-name-complex="OpenSymbol2" style:font-size-complex="10pt" style:font-style-complex="normal"/>
    </style:style>
    <style:style style:name="T305" style:family="text">
      <style:text-properties fo:letter-spacing="normal" style:font-name-asian="OpenSymbol2" style:font-style-asian="normal" style:font-name-complex="OpenSymbol2" style:font-style-complex="normal"/>
    </style:style>
    <style:style style:name="T306" style:family="text">
      <style:text-properties fo:letter-spacing="normal" fo:font-style="normal" style:font-name-asian="OpenSymbol2" style:font-size-asian="12pt" style:font-style-asian="normal" style:font-name-complex="OpenSymbol2" style:font-size-complex="12pt" style:font-style-complex="normal"/>
    </style:style>
    <style:style style:name="T307" style:family="text">
      <style:text-properties style:text-position="sub 58%" style:font-name="Bitstream Vera Sans1" fo:font-size="10pt" style:font-size-asian="10pt" style:font-size-complex="10pt"/>
    </style:style>
    <style:style style:name="T308" style:family="text">
      <style:text-properties style:text-position="sub 58%" style:font-name="Bitstream Vera Sans1" fo:font-size="9pt" fo:font-style="normal" style:font-size-asian="9pt" style:font-style-asian="normal" style:font-size-complex="9pt" style:font-style-complex="normal"/>
    </style:style>
    <style:style style:name="T309" style:family="text">
      <style:text-properties style:text-position="sub 58%" style:font-name="Bitstream Vera Sans1" fo:font-size="9pt" fo:font-style="normal" style:text-underline-style="none" style:font-size-asian="9pt" style:font-style-asian="normal" style:font-size-complex="9pt" style:font-style-complex="normal"/>
    </style:style>
    <style:style style:name="T310" style:family="text">
      <style:text-properties style:text-position="sub 58%" style:font-name="Bitstream Vera Sans5" fo:font-size="10pt" fo:font-style="normal" style:font-size-asian="12pt" style:font-style-asian="normal" style:font-size-complex="12pt" style:font-style-complex="normal"/>
    </style:style>
    <style:style style:name="T311" style:family="text">
      <style:text-properties style:text-position="sub 58%" style:font-name="Bitstream Vera Sans5" fo:font-size="10pt" fo:letter-spacing="-0.007cm" fo:font-style="normal" style:font-size-asian="12pt" style:font-style-asian="normal" style:font-size-complex="12pt" style:font-style-complex="normal"/>
    </style:style>
    <style:style style:name="T312" style:family="text">
      <style:text-properties style:text-position="sub 58%" style:font-name="Bitstream Vera Sans5" fo:font-size="10pt" fo:letter-spacing="normal" fo:font-style="normal" style:font-size-asian="12pt" style:font-style-asian="normal" style:font-size-complex="12pt" style:font-style-complex="normal"/>
    </style:style>
    <style:style style:name="T313" style:family="text">
      <style:text-properties style:text-position="sub 58%" style:font-name="Bitstream Vera Sans5" fo:font-size="10pt" fo:letter-spacing="-0.011cm" fo:font-style="normal" style:text-underline-style="none" style:font-name-asian="OpenSymbol2" style:font-size-asian="12pt" style:font-style-asian="normal" style:font-name-complex="OpenSymbol2" style:font-size-complex="12pt" style:font-style-complex="normal"/>
    </style:style>
    <style:style style:name="T314" style:family="text">
      <style:text-properties style:text-position="sub 58%" style:font-name="Bitstream Vera Sans5" fo:font-size="10pt" fo:letter-spacing="-0.004cm" fo:font-style="normal" style:text-underline-style="none" style:font-name-asian="OpenSymbol2" style:font-size-asian="12pt" style:font-style-asian="normal" style:font-name-complex="OpenSymbol2" style:font-size-complex="12pt" style:font-style-complex="normal"/>
    </style:style>
    <style:style style:name="T315" style:family="text">
      <style:text-properties style:text-position="sub 58%" style:font-name="Bitstream Vera Sans5" fo:font-size="10pt" fo:letter-spacing="-0.004cm" fo:font-style="normal" style:text-underline-style="none" fo:background-color="#ffff00" loext:char-shading-value="0" style:font-name-asian="OpenSymbol2" style:font-size-asian="12pt" style:font-style-asian="normal" style:font-name-complex="OpenSymbol2" style:font-size-complex="12pt" style:font-style-complex="normal"/>
    </style:style>
    <style:style style:name="T316" style:family="text">
      <style:text-properties style:text-position="sub 58%" style:font-name="Bitstream Vera Sans5" fo:font-size="10pt" fo:letter-spacing="-0.004cm" fo:font-style="normal" style:text-underline-style="none" officeooo:rsid="0053afa9" fo:background-color="#ffff00" loext:char-shading-value="0" style:font-name-asian="OpenSymbol2" style:font-size-asian="12pt" style:font-style-asian="normal" style:font-name-complex="OpenSymbol2" style:font-size-complex="12pt" style:font-style-complex="normal"/>
    </style:style>
    <style:style style:name="T317" style:family="text">
      <style:text-properties style:text-position="sub 58%" style:font-name="Bitstream Vera Sans5" fo:font-size="10pt" fo:letter-spacing="-0.004cm" fo:font-style="normal" style:text-underline-style="none" officeooo:rsid="009c2306" fo:background-color="#ffff00" loext:char-shading-value="0" style:font-name-asian="OpenSymbol2" style:font-size-asian="12pt" style:font-style-asian="normal" style:font-name-complex="OpenSymbol2" style:font-size-complex="12pt" style:font-style-complex="normal"/>
    </style:style>
    <style:style style:name="T318" style:family="text">
      <style:text-properties style:text-position="sub 58%" style:font-name="Bitstream Vera Sans5" fo:font-size="10pt" fo:letter-spacing="-0.014cm" fo:font-style="normal" style:text-underline-style="none" style:font-name-asian="OpenSymbol2" style:font-size-asian="12pt" style:font-style-asian="normal" style:font-name-complex="OpenSymbol2" style:font-size-complex="12pt" style:font-style-complex="normal"/>
    </style:style>
    <style:style style:name="T319" style:family="text">
      <style:text-properties style:text-position="sub 58%" style:font-name="Bitstream Vera Sans5" fo:letter-spacing="-0.004cm" fo:font-style="normal" style:text-underline-style="none" style:font-name-asian="OpenSymbol2" style:font-size-asian="12pt" style:font-style-asian="normal" style:font-name-complex="OpenSymbol2" style:font-size-complex="12pt" style:font-style-complex="normal"/>
    </style:style>
    <style:style style:name="T320" style:family="text">
      <style:text-properties style:text-position="sub 58%" style:font-name="Bitstream Vera Sans5" fo:letter-spacing="-0.004cm" fo:font-style="normal" style:text-underline-style="none" officeooo:rsid="009244d7" style:font-name-asian="OpenSymbol2" style:font-size-asian="12pt" style:font-style-asian="normal" style:font-name-complex="OpenSymbol2" style:font-size-complex="12pt" style:font-style-complex="normal"/>
    </style:style>
    <style:style style:name="T321" style:family="text">
      <style:text-properties style:text-position="sub 58%" style:font-name="Bitstream Vera Sans5" fo:font-size="9pt" fo:font-style="normal" style:font-size-asian="9pt" style:font-style-asian="normal" style:font-size-complex="9pt" style:font-style-complex="normal"/>
    </style:style>
    <style:style style:name="T322" style:family="text">
      <style:text-properties style:text-position="sub 58%" style:font-name="Bitstream Vera Sans5" fo:font-style="normal" style:font-size-asian="12pt" style:font-style-asian="normal" style:font-size-complex="12pt" style:font-style-complex="normal"/>
    </style:style>
    <style:style style:name="T323" style:family="text">
      <style:text-properties style:text-position="sub 58%" style:font-name="Bitstream Vera Sans5" fo:font-size="12pt" fo:font-style="normal" style:font-size-asian="12pt" style:font-style-asian="normal" style:font-size-complex="12pt" style:font-style-complex="normal"/>
    </style:style>
    <style:style style:name="T324" style:family="text">
      <style:text-properties style:text-position="sub 58%" fo:font-size="12pt" fo:font-style="normal" officeooo:rsid="00497543" style:font-size-asian="12pt" style:font-style-asian="normal" style:font-size-complex="12pt" style:font-style-complex="normal"/>
    </style:style>
    <style:style style:name="T325" style:family="text">
      <style:text-properties style:text-position="sub 58%" fo:letter-spacing="-0.007cm" style:text-underline-style="none" style:font-name-asian="OpenSymbol2" style:font-size-asian="12pt" style:font-name-complex="OpenSymbol2" style:font-size-complex="12pt"/>
    </style:style>
    <style:style style:name="T326" style:family="text">
      <style:text-properties style:text-position="sub 58%" fo:letter-spacing="-0.007cm" fo:font-style="normal" style:font-size-asian="12pt" style:font-style-asian="normal" style:font-size-complex="12pt" style:font-style-complex="normal"/>
    </style:style>
    <style:style style:name="T327" style:family="text">
      <style:text-properties officeooo:rsid="00497543"/>
    </style:style>
    <style:style style:name="T328" style:family="text">
      <style:text-properties fo:color="#c74028" loext:opacity="100%" fo:font-weight="bold" style:font-weight-asian="bold" style:font-weight-complex="bold"/>
    </style:style>
    <style:style style:name="T329" style:family="text">
      <style:text-properties style:text-scale="100%"/>
    </style:style>
    <style:style style:name="T330" style:family="text">
      <style:text-properties style:font-name="Times New Roman1" fo:font-size="12pt" fo:font-style="italic" style:text-underline-style="none" style:font-name-asian="OpenSymbol2" style:font-size-asian="12pt" style:font-style-asian="italic" style:font-name-complex="OpenSymbol2" style:font-size-complex="12pt" style:font-style-complex="italic"/>
    </style:style>
    <style:style style:name="T331" style:family="text">
      <style:text-properties style:font-name="Times New Roman1" fo:font-size="12pt" fo:font-style="italic" style:text-underline-style="none" style:font-size-asian="12pt" style:font-style-asian="italic" style:font-size-complex="12pt" style:font-style-complex="italic"/>
    </style:style>
    <style:style style:name="T332" style:family="text">
      <style:text-properties style:font-name="Times New Roman1" fo:font-size="12pt" fo:font-style="italic" style:font-size-asian="12pt" style:font-style-asian="italic" style:font-size-complex="12pt" style:font-style-complex="italic"/>
    </style:style>
    <style:style style:name="T333" style:family="text">
      <style:text-properties style:font-name="Times New Roman1" fo:font-size="12pt" fo:font-style="italic" officeooo:rsid="004f0f39" style:font-size-asian="12pt" style:font-style-asian="italic" style:font-size-complex="12pt" style:font-style-complex="italic"/>
    </style:style>
    <style:style style:name="T334" style:family="text">
      <style:text-properties style:font-name="Times New Roman1" fo:font-size="12pt" style:font-size-asian="12pt" style:font-size-complex="12pt"/>
    </style:style>
    <style:style style:name="T335" style:family="text">
      <style:text-properties style:font-name="Times New Roman1" fo:font-size="12pt" style:font-name-asian="OpenSymbol2" style:font-size-asian="12pt" style:font-name-complex="OpenSymbol2" style:font-size-complex="12pt"/>
    </style:style>
    <style:style style:name="T336" style:family="text">
      <style:text-properties style:font-name="Times New Roman1" fo:font-size="12pt" fo:letter-spacing="normal" fo:font-style="italic" style:font-name-asian="OpenSymbol2" style:font-size-asian="12pt" style:font-style-asian="italic" style:font-name-complex="OpenSymbol2" style:font-size-complex="12pt" style:font-style-complex="italic"/>
    </style:style>
    <style:style style:name="T337" style:family="text">
      <style:text-properties style:font-name="Times New Roman1" fo:font-style="italic" style:font-style-asian="italic" style:font-style-complex="italic"/>
    </style:style>
    <style:style style:name="T338" style:family="text">
      <style:text-properties style:font-name="Times New Roman1" fo:font-size="11pt" fo:font-style="italic" style:font-size-asian="11pt" style:font-style-asian="italic" style:font-size-complex="11pt" style:font-style-complex="italic"/>
    </style:style>
    <style:style style:name="T339" style:family="text">
      <style:text-properties style:text-underline-style="none" style:font-size-asian="10pt" style:font-style-asian="italic" style:font-size-complex="10pt" style:font-style-complex="italic"/>
    </style:style>
    <style:style style:name="T340" style:family="text">
      <style:text-properties style:text-underline-style="none" officeooo:rsid="005586c0" style:font-size-asian="10pt" style:font-style-asian="italic" style:font-size-complex="10pt" style:font-style-complex="italic"/>
    </style:style>
    <style:style style:name="T341" style:family="text">
      <style:text-properties style:text-underline-style="none" style:font-name-asian="OpenSymbol2" style:font-size-asian="12pt" style:font-style-asian="italic" style:font-name-complex="OpenSymbol2" style:font-size-complex="12pt" style:font-style-complex="italic"/>
    </style:style>
    <style:style style:name="T342" style:family="text">
      <style:text-properties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43" style:family="text">
      <style:text-properties style:text-underline-style="none" fo:background-color="#ffff00" loext:char-shading-value="0" style:font-size-asian="13.3000001907349pt" style:font-style-asian="normal" style:font-size-complex="13.3000001907349pt" style:font-style-complex="normal"/>
    </style:style>
    <style:style style:name="T344" style:family="text">
      <style:text-properties style:text-underline-style="none" style:font-size-asian="13.3000001907349pt" style:font-style-asian="normal" style:font-size-complex="13.3000001907349pt" style:font-style-complex="normal"/>
    </style:style>
    <style:style style:name="T345" style:family="text">
      <style:text-properties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346" style:family="text">
      <style:text-properties fo:font-size="10pt" fo:font-style="normal" fo:font-weight="normal" officeooo:rsid="0053d745" style:font-name-asian="OpenSymbol2" style:font-size-asian="10pt" style:font-style-asian="normal" style:font-weight-asian="normal" style:font-name-complex="OpenSymbol2" style:font-size-complex="10pt" style:font-style-complex="normal" style:font-weight-complex="normal"/>
    </style:style>
    <style:style style:name="T347" style:family="text">
      <style:text-properties fo:font-size="10pt" style:text-underline-style="none" style:font-size-asian="10pt" style:font-weight-asian="normal" style:font-size-complex="10pt" style:font-weight-complex="normal"/>
    </style:style>
    <style:style style:name="T348" style:family="text">
      <style:text-properties fo:font-size="10pt" style:text-underline-style="none" fo:background-color="transparent" loext:char-shading-value="0" style:font-name-asian="OpenSymbol2" style:font-size-asian="10pt" style:font-weight-asian="normal" style:font-name-complex="OpenSymbol2" style:font-size-complex="10pt" style:font-weight-complex="normal"/>
    </style:style>
    <style:style style:name="T349" style:family="text">
      <style:text-properties fo:font-size="10pt" style:text-underline-style="none" style:font-name-asian="OpenSymbol2" style:font-size-asian="10pt" style:font-weight-asian="normal" style:font-name-complex="OpenSymbol2" style:font-size-complex="10pt" style:font-weight-complex="normal"/>
    </style:style>
    <style:style style:name="T350" style:family="text">
      <style:text-properties fo:font-size="10pt" fo:letter-spacing="-0.007cm"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351" style:family="text">
      <style:text-properties fo:font-size="9pt" style:font-size-asian="9pt" style:font-size-complex="9pt"/>
    </style:style>
    <style:style style:name="T352" style:family="text">
      <style:text-properties fo:font-size="9pt" fo:font-weight="bold" style:font-size-asian="9pt" style:font-weight-asian="bold" style:font-size-complex="9pt" style:font-weight-complex="bold"/>
    </style:style>
    <style:style style:name="T353" style:family="text">
      <style:text-properties fo:font-size="9pt" fo:font-weight="bold" officeooo:rsid="0049c134" style:font-size-asian="9pt" style:font-weight-asian="bold" style:font-size-complex="9pt" style:font-weight-complex="bold"/>
    </style:style>
    <style:style style:name="T354" style:family="text">
      <style:text-properties fo:font-size="9pt" fo:font-weight="normal" style:font-size-asian="9pt" style:font-weight-asian="normal" style:font-size-complex="9pt" style:font-weight-complex="normal"/>
    </style:style>
    <style:style style:name="T355" style:family="text">
      <style:text-properties fo:font-size="11pt" style:font-size-asian="11pt" style:font-style-asian="normal" style:font-size-complex="11pt" style:font-style-complex="normal"/>
    </style:style>
    <style:style style:name="T356" style:family="text">
      <style:text-properties fo:font-size="11pt" style:font-size-asian="11pt" style:font-size-complex="11pt"/>
    </style:style>
    <style:style style:name="T357" style:family="text">
      <style:text-properties fo:font-size="11pt" fo:font-weight="bold" style:font-size-asian="11pt" style:font-weight-asian="bold" style:font-size-complex="11pt" style:font-weight-complex="bold"/>
    </style:style>
    <style:style style:name="T358" style:family="text">
      <style:text-properties fo:font-size="11pt" style:text-underline-style="none" style:font-size-asian="11pt" style:font-style-asian="normal" style:font-size-complex="11pt" style:font-style-complex="normal"/>
    </style:style>
    <style:style style:name="T359" style:family="text">
      <style:text-properties style:font-name="OpenSymbol" fo:font-size="10pt" style:text-underline-style="none" fo:font-weight="normal" style:font-size-asian="10pt" style:font-weight-asian="normal" style:font-size-complex="10pt" style:font-weight-complex="normal"/>
    </style:style>
    <style:style style:name="T360" style:family="text">
      <style:text-properties style:font-name="OpenSymbol" fo:font-size="10pt" fo:font-style="normal" style:text-underline-style="none" fo:font-weight="normal"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361" style:family="text">
      <style:text-properties style:font-name="OpenSymbol"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362" style:family="text">
      <style:text-properties fo:letter-spacing="-0.007cm" officeooo:rsid="0048b1de"/>
    </style:style>
    <style:style style:name="T363" style:family="text">
      <style:text-properties fo:letter-spacing="-0.007cm"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364" style:family="text">
      <style:text-properties fo:letter-spacing="-0.007cm"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65" style:family="text">
      <style:text-properties fo:letter-spacing="-0.007cm" fo:font-style="normal" style:font-size-asian="10pt" style:font-style-asian="normal" style:font-size-complex="10pt" style:font-style-complex="normal"/>
    </style:style>
    <style:style style:name="T366" style:family="text">
      <style:text-properties fo:letter-spacing="-0.007cm" style:font-size-asian="10pt" style:font-style-asian="normal" style:font-size-complex="10pt" style:font-style-complex="normal"/>
    </style:style>
    <style:style style:name="T367" style:family="text">
      <style:text-properties officeooo:rsid="008c083a"/>
    </style:style>
    <style:style style:name="T368" style:family="text">
      <style:text-properties officeooo:rsid="008e84a7"/>
    </style:style>
    <style:style style:name="T369" style:family="text">
      <style:text-properties style:font-name="Bitstream Vera Sans5" fo:font-size="9pt" fo:font-weight="bold" officeooo:rsid="0049c134" style:font-size-asian="9pt" style:font-weight-asian="bold" style:font-size-complex="9pt" style:font-weight-complex="bold"/>
    </style:style>
    <style:style style:name="T370" style:family="text">
      <style:text-properties style:font-name="OpenSymbol5" fo:letter-spacing="normal" fo:font-style="normal" style:font-name-asian="OpenSymbol2" style:font-size-asian="10pt" style:font-style-asian="normal" style:font-name-complex="OpenSymbol2" style:font-size-complex="10pt" style:font-style-complex="normal"/>
    </style:style>
    <style:style style:name="T371" style:family="text">
      <style:text-properties style:font-name="OpenSymbol5" fo:letter-spacing="-0.004cm" fo:font-style="normal" style:font-name-asian="OpenSymbol2" style:font-size-asian="10pt" style:font-style-asian="normal" style:font-name-complex="OpenSymbol2" style:font-size-complex="10pt" style:font-style-complex="normal"/>
    </style:style>
    <style:style style:name="T372" style:family="text">
      <style:text-properties style:font-name-asian="OpenSymbol2" style:font-style-asian="normal" style:font-name-complex="OpenSymbol2" style:font-style-complex="normal"/>
    </style:style>
    <style:style style:name="T373" style:family="text">
      <style:text-properties officeooo:rsid="004f9089" style:font-name-asian="OpenSymbol2" style:font-style-asian="normal" style:font-name-complex="OpenSymbol2" style:font-style-complex="normal"/>
    </style:style>
    <style:style style:name="T374" style:family="text">
      <style:text-properties officeooo:rsid="004fbbb2" style:font-name-asian="OpenSymbol2" style:font-style-asian="normal" style:font-name-complex="OpenSymbol2" style:font-style-complex="normal"/>
    </style:style>
    <style:style style:name="T375" style:family="text">
      <style:text-properties style:use-window-font-color="true" loext:opacity="0%" style:text-position="0% 100%" fo:letter-spacing="normal" fo:font-style="normal" style:text-underline-style="none" fo:background-color="#ffff00" loext:char-shading-value="0" style:font-name-asian="OpenSymbol2" style:font-size-asian="12pt" style:font-style-asian="normal" style:font-name-complex="OpenSymbol2" style:font-size-complex="12pt" style:font-style-complex="normal"/>
    </style:style>
    <style:style style:name="T376" style:family="text">
      <style:text-properties style:use-window-font-color="true" loext:opacity="0%" style:text-position="0% 100%" fo:letter-spacing="normal" fo:font-style="normal" style:text-underline-style="none" officeooo:rsid="0099f286" fo:background-color="#ffff00" loext:char-shading-value="0" style:font-name-asian="OpenSymbol2" style:font-size-asian="12pt" style:font-style-asian="normal" style:font-name-complex="OpenSymbol2" style:font-size-complex="12pt" style:font-style-complex="normal"/>
    </style:style>
    <style:style style:name="T377" style:family="text">
      <style:text-properties style:use-window-font-color="true" loext:opacity="0%" style:text-position="0% 100%" fo:letter-spacing="normal" fo:font-style="normal" style:text-underline-style="none" officeooo:rsid="0049c134" fo:background-color="#ffff00" loext:char-shading-value="0" style:font-name-asian="OpenSymbol2" style:font-size-asian="12pt" style:font-style-asian="normal" style:font-name-complex="OpenSymbol2" style:font-size-complex="12pt" style:font-style-complex="normal"/>
    </style:style>
    <style:style style:name="T378" style:family="text">
      <style:text-properties style:use-window-font-color="true" loext:opacity="0%" style:text-position="0% 100%" fo:letter-spacing="normal" fo:font-style="normal" style:text-underline-style="none" officeooo:rsid="0054c18a" fo:background-color="#ffff00" loext:char-shading-value="0" style:font-name-asian="OpenSymbol2" style:font-size-asian="13.3000001907349pt" style:font-style-asian="normal" style:font-name-complex="OpenSymbol2" style:font-size-complex="13.3000001907349pt" style:font-style-complex="normal"/>
    </style:style>
    <style:style style:name="T379" style:family="text">
      <style:text-properties style:use-window-font-color="true" loext:opacity="0%" style:text-position="0% 100%" fo:letter-spacing="normal" fo:font-style="normal" style:text-underline-style="none" officeooo:rsid="0099f286" fo:background-color="#ffff00" loext:char-shading-value="0" style:font-name-asian="OpenSymbol2" style:font-size-asian="13.3000001907349pt" style:font-style-asian="normal" style:font-name-complex="OpenSymbol2" style:font-size-complex="13.3000001907349pt" style:font-style-complex="normal"/>
    </style:style>
    <style:style style:name="T380" style:family="text">
      <style:text-properties style:use-window-font-color="true" loext:opacity="0%" style:text-position="0% 100%" fo:letter-spacing="normal" fo:font-style="normal" style:text-underline-style="none" officeooo:rsid="009b29eb" fo:background-color="#ffff00" loext:char-shading-value="0" style:font-name-asian="OpenSymbol2" style:font-size-asian="13.3000001907349pt" style:font-style-asian="normal" style:font-name-complex="OpenSymbol2" style:font-size-complex="13.3000001907349pt" style:font-style-complex="normal"/>
    </style:style>
    <style:style style:name="T381" style:family="text">
      <style:text-properties style:use-window-font-color="true" loext:opacity="0%" style:text-position="0% 100%" fo:letter-spacing="normal" fo:font-style="normal" style:text-underline-style="none" style:font-name-asian="OpenSymbol2" style:font-size-asian="12pt" style:font-style-asian="normal" style:font-name-complex="OpenSymbol2" style:font-size-complex="12pt" style:font-style-complex="normal"/>
    </style:style>
    <style:style style:name="T382" style:family="text">
      <style:text-properties style:use-window-font-color="true" loext:opacity="0%" style:text-position="0% 100%" fo:letter-spacing="normal" fo:font-style="normal" style:text-underline-style="none" officeooo:rsid="0099f286" style:font-name-asian="OpenSymbol2" style:font-size-asian="12pt" style:font-style-asian="normal" style:font-name-complex="OpenSymbol2" style:font-size-complex="12pt" style:font-style-complex="normal"/>
    </style:style>
    <style:style style:name="T383" style:family="text">
      <style:text-properties style:use-window-font-color="true" loext:opacity="0%" style:text-position="0% 100%" fo:letter-spacing="normal" fo:font-style="normal" style:text-underline-style="none" officeooo:rsid="0049c134" style:font-name-asian="OpenSymbol2" style:font-size-asian="12pt" style:font-style-asian="normal" style:font-name-complex="OpenSymbol2" style:font-size-complex="12pt" style:font-style-complex="normal"/>
    </style:style>
    <style:style style:name="T384" style:family="text">
      <style:text-properties style:use-window-font-color="true" loext:opacity="0%" style:text-position="0% 100%" fo:letter-spacing="normal" fo:font-style="normal" style:text-underline-style="none" officeooo:rsid="009b29eb" style:font-name-asian="OpenSymbol2" style:font-size-asian="12pt" style:font-style-asian="normal" style:font-name-complex="OpenSymbol2" style:font-size-complex="12pt" style:font-style-complex="normal"/>
    </style:style>
    <style:style style:name="T385" style:family="text">
      <style:text-properties style:use-window-font-color="true" loext:opacity="0%" style:text-position="0% 100%" fo:letter-spacing="normal" fo:font-style="normal" style:text-underline-style="none" fo:font-weight="normal" officeooo:rsid="0054c18a"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86" style:family="text">
      <style:text-properties style:use-window-font-color="true" loext:opacity="0%" style:text-position="0% 100%" fo:letter-spacing="normal" fo:font-style="normal" style:text-underline-style="none" fo:font-weight="normal" officeooo:rsid="0099f286"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87" style:family="text">
      <style:text-properties style:use-window-font-color="true" loext:opacity="0%" style:text-position="0% 100%" fo:letter-spacing="normal" fo:font-style="normal"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388" style:family="text">
      <style:text-properties style:use-window-font-color="true" loext:opacity="0%" style:text-position="0% 100%" fo:letter-spacing="normal" fo:font-style="normal" style:text-underline-style="none" fo:font-weight="normal" officeooo:rsid="0099f286" style:font-name-asian="OpenSymbol2" style:font-size-asian="12pt" style:font-style-asian="normal" style:font-weight-asian="normal" style:font-name-complex="OpenSymbol2" style:font-size-complex="12pt" style:font-style-complex="normal" style:font-weight-complex="normal"/>
    </style:style>
    <style:style style:name="T389" style:family="text">
      <style:text-properties style:use-window-font-color="true" loext:opacity="0%" style:text-position="0% 100%" fo:letter-spacing="normal" fo:font-style="normal" style:text-underline-style="none" fo:font-weight="normal" officeooo:rsid="009b29eb" style:font-name-asian="OpenSymbol2" style:font-size-asian="12pt" style:font-style-asian="normal" style:font-weight-asian="normal" style:font-name-complex="OpenSymbol2" style:font-size-complex="12pt" style:font-style-complex="normal" style:font-weight-complex="normal"/>
    </style:style>
    <style:style style:name="T390" style:family="text">
      <style:text-properties style:use-window-font-color="true" loext:opacity="0%" style:text-position="0% 100%" fo:letter-spacing="normal" fo:font-style="normal"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391" style:family="text">
      <style:text-properties style:use-window-font-color="true" loext:opacity="0%" style:text-position="0% 100%" fo:letter-spacing="normal" fo:font-style="normal" style:text-underline-style="none" fo:font-weight="normal" officeooo:rsid="0099f286"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392" style:family="text">
      <style:text-properties style:use-window-font-color="true" loext:opacity="0%" style:text-position="0% 100%" fo:letter-spacing="normal" fo:font-style="normal" style:text-underline-style="none" fo:font-weight="normal" officeooo:rsid="0054c18a"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93" style:family="text">
      <style:text-properties style:use-window-font-color="true" loext:opacity="0%" style:text-position="0% 100%" fo:letter-spacing="normal" fo:font-style="normal" style:text-underline-style="none" fo:font-weight="normal" officeooo:rsid="0099f286"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394" style:family="text">
      <style:text-properties style:use-window-font-color="true" loext:opacity="0%" style:text-position="0% 100%" fo:letter-spacing="normal" fo:font-style="normal" fo:background-color="#ffff00" loext:char-shading-value="0" style:font-size-asian="12pt" style:font-style-asian="normal" style:font-size-complex="12pt" style:font-style-complex="normal"/>
    </style:style>
    <style:style style:name="T395" style:family="text">
      <style:text-properties style:use-window-font-color="true" loext:opacity="0%" style:text-position="0% 100%" fo:letter-spacing="normal" fo:font-style="normal" style:font-size-asian="12pt" style:font-style-asian="normal" style:font-size-complex="12pt" style:font-style-complex="normal"/>
    </style:style>
    <style:style style:name="T396" style:family="text">
      <style:text-properties style:use-window-font-color="true" loext:opacity="0%" style:text-position="0% 100%" fo:letter-spacing="normal" style:text-underline-style="none" fo:background-color="#ffff00" loext:char-shading-value="0" style:font-size-asian="12pt" style:font-size-complex="12pt"/>
    </style:style>
    <style:style style:name="T397" style:family="text">
      <style:text-properties style:use-window-font-color="true" loext:opacity="0%" style:text-position="0% 100%" fo:letter-spacing="normal" style:text-underline-style="none" fo:background-color="#ffff00" loext:char-shading-value="0" style:font-name-asian="OpenSymbol2" style:font-size-asian="12pt" style:font-name-complex="OpenSymbol2" style:font-size-complex="12pt"/>
    </style:style>
    <style:style style:name="T398" style:family="text">
      <style:text-properties style:use-window-font-color="true" loext:opacity="0%" style:text-position="0% 100%" fo:letter-spacing="normal" style:text-underline-style="none" style:font-size-asian="12pt" style:font-size-complex="12pt"/>
    </style:style>
    <style:style style:name="T399" style:family="text">
      <style:text-properties style:use-window-font-color="true" loext:opacity="0%" style:text-position="0% 100%" style:font-name="Times New Roman1" fo:font-size="12pt" fo:letter-spacing="normal" fo:font-style="italic" style:text-underline-style="none" fo:background-color="#ffff00" loext:char-shading-value="0" style:font-name-asian="OpenSymbol2" style:font-size-asian="12pt" style:font-style-asian="italic" style:font-name-complex="OpenSymbol2" style:font-size-complex="12pt" style:font-style-complex="italic"/>
    </style:style>
    <style:style style:name="T400" style:family="text">
      <style:text-properties style:use-window-font-color="true" loext:opacity="0%" style:text-position="0% 100%" style:font-name="Times New Roman1" fo:font-size="12pt" fo:letter-spacing="normal" fo:font-style="italic" style:text-underline-style="none" officeooo:rsid="0049c134" fo:background-color="#ffff00" loext:char-shading-value="0" style:font-name-asian="OpenSymbol2" style:font-size-asian="12pt" style:font-style-asian="italic" style:font-name-complex="OpenSymbol2" style:font-size-complex="12pt" style:font-style-complex="italic"/>
    </style:style>
    <style:style style:name="T401" style:family="text">
      <style:text-properties style:use-window-font-color="true" loext:opacity="0%" style:text-position="0% 100%" style:font-name="Times New Roman1" fo:font-size="12pt" fo:letter-spacing="normal" fo:font-style="italic" style:text-underline-style="none" fo:background-color="#ffff00" loext:char-shading-value="0" style:font-size-asian="12pt" style:font-style-asian="italic" style:font-size-complex="12pt" style:font-style-complex="italic"/>
    </style:style>
    <style:style style:name="T402" style:family="text">
      <style:text-properties style:use-window-font-color="true" loext:opacity="0%" style:text-position="0% 100%" style:font-name="Times New Roman1" fo:font-size="12pt" fo:letter-spacing="normal" fo:font-style="italic" style:text-underline-style="none"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403" style:family="text">
      <style:text-properties style:use-window-font-color="true" loext:opacity="0%" style:text-position="0% 100%" style:font-name="Times New Roman1" fo:font-size="12pt" fo:letter-spacing="normal" fo:font-style="italic" fo:background-color="#ffff00" loext:char-shading-value="0" style:font-size-asian="12pt" style:font-style-asian="italic" style:font-size-complex="12pt" style:font-style-complex="italic"/>
    </style:style>
    <style:style style:name="T404" style:family="text">
      <style:text-properties style:use-window-font-color="true" loext:opacity="0%" style:text-position="0% 100%" fo:letter-spacing="-0.004cm"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405" style:family="text">
      <style:text-properties style:use-window-font-color="true" loext:opacity="0%" style:text-position="0% 100%" fo:letter-spacing="-0.004cm" fo:font-style="normal" style:text-underline-style="none" fo:font-weight="normal" officeooo:rsid="0099f286" style:font-name-asian="OpenSymbol2" style:font-size-asian="10pt" style:font-style-asian="normal" style:font-weight-asian="normal" style:font-name-complex="OpenSymbol2" style:font-size-complex="10pt" style:font-style-complex="normal" style:font-weight-complex="normal"/>
    </style:style>
    <style:style style:name="T406" style:family="text">
      <style:text-properties style:use-window-font-color="true" loext:opacity="0%" style:text-position="0% 100%" fo:letter-spacing="-0.004cm" fo:font-style="normal" style:text-underline-style="none" fo:font-weight="normal" officeooo:rsid="009c2306" style:font-name-asian="OpenSymbol2" style:font-size-asian="10pt" style:font-style-asian="normal" style:font-weight-asian="normal" style:font-name-complex="OpenSymbol2" style:font-size-complex="10pt" style:font-style-complex="normal" style:font-weight-complex="normal"/>
    </style:style>
    <style:style style:name="T407" style:family="text">
      <style:text-properties style:use-window-font-color="true" loext:opacity="0%" style:text-position="0% 100%" fo:letter-spacing="-0.004cm" fo:font-style="normal" style:text-underline-style="none" fo:font-weight="normal" officeooo:rsid="009c2306" style:font-name-asian="OpenSymbol2" style:font-size-asian="13.3000001907349pt" style:font-style-asian="normal" style:font-weight-asian="normal" style:font-name-complex="OpenSymbol2" style:font-size-complex="13.3000001907349pt" style:font-style-complex="normal" style:font-weight-complex="normal"/>
    </style:style>
    <style:style style:name="T408" style:family="text">
      <style:text-properties style:use-window-font-color="true" loext:opacity="0%" style:text-position="0% 100%" fo:letter-spacing="-0.004cm" style:text-underline-style="none" style:font-name-asian="OpenSymbol2" style:font-size-asian="10pt" style:font-name-complex="OpenSymbol2" style:font-size-complex="10pt"/>
    </style:style>
    <style:style style:name="T409" style:family="text">
      <style:text-properties style:use-window-font-color="true" loext:opacity="0%" style:text-position="0% 100%" style:font-name="Bitstream Vera Sans5" fo:font-size="10pt" fo:letter-spacing="normal" fo:font-style="normal" style:text-underline-style="none" fo:font-weight="normal" officeooo:rsid="009b29eb"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410" style:family="text">
      <style:text-properties style:use-window-font-color="true" loext:opacity="0%" style:text-position="0% 100%" style:font-name="Bitstream Vera Sans5" fo:font-size="10pt" fo:letter-spacing="normal" fo:font-style="normal" style:text-underline-style="none" fo:font-weight="normal" officeooo:rsid="009b29eb"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411" style:family="text">
      <style:text-properties style:use-window-font-color="true" loext:opacity="0%" style:text-position="0% 100%" style:font-name="Bitstream Vera Sans5" fo:font-size="10pt" fo:letter-spacing="-0.004cm" fo:font-style="normal" style:text-underline-style="none" fo:font-weight="normal" officeooo:rsid="009c2306"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412" style:family="text">
      <style:text-properties style:use-window-font-color="true" loext:opacity="0%" style:text-position="0% 100%" fo:letter-spacing="-0.011cm" style:text-underline-style="none" officeooo:rsid="009fe63e" fo:background-color="#ffff00" loext:char-shading-value="0" style:font-name-asian="OpenSymbol2" style:font-size-asian="13.3000001907349pt" style:font-style-asian="normal" style:font-name-complex="OpenSymbol2" style:font-size-complex="13.3000001907349pt" style:font-style-complex="normal"/>
    </style:style>
    <style:style style:name="T413" style:family="text">
      <style:text-properties style:use-window-font-color="true" loext:opacity="0%" style:text-position="0% 100%" style:font-name="OpenSymbol1" fo:letter-spacing="-0.011cm" style:text-underline-style="none" officeooo:rsid="009fe63e" fo:background-color="#ffff00" loext:char-shading-value="0" style:font-name-asian="OpenSymbol2" style:font-size-asian="13.3000001907349pt" style:font-style-asian="normal" style:font-name-complex="OpenSymbol2" style:font-size-complex="13.3000001907349pt" style:font-style-complex="normal"/>
    </style:style>
    <style:style style:name="T414" style:family="text">
      <style:text-properties style:use-window-font-color="true" loext:opacity="0%" fo:background-color="#ffff00" loext:char-shading-value="0"/>
    </style:style>
    <style:style style:name="T415" style:family="text">
      <style:text-properties style:use-window-font-color="true" loext:opacity="0%" officeooo:rsid="009fe63e" fo:background-color="#ffff00" loext:char-shading-value="0"/>
    </style:style>
    <style:style style:name="T416" style:family="text">
      <style:text-properties style:font-name="Bitstream Vera Sans Mono" fo:font-size="10pt" fo:font-style="normal" style:font-name-asian="OpenSymbol2" style:font-size-asian="10pt" style:font-style-asian="normal" style:font-name-complex="OpenSymbol2" style:font-size-complex="10pt" style:font-style-complex="normal"/>
    </style:style>
    <style:style style:name="T417" style:family="text">
      <style:text-properties style:font-name="Bitstream Vera Sans Mono" fo:font-size="10pt" style:font-size-asian="10pt" style:font-size-complex="10pt"/>
    </style:style>
    <style:style style:name="T418"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1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Sans" style:font-size-asian="18pt" style:font-style-asian="normal" style:font-weight-asian="normal" style:font-name-complex="Bitstream Vera Sans1" style:font-size-complex="10pt" style:font-style-complex="normal" style:font-weight-complex="normal" style:text-emphasize="none" style:font-relief="none" style:text-overline-style="none" style:text-overline-color="font-color"/>
    </style:style>
    <style:style style:name="T420"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DejaVuSans" style:font-size-asian="12pt" style:font-style-asian="italic" style:font-weight-asian="normal" style:font-name-complex="Bitstream Vera Sans1" style:font-size-complex="12pt" style:font-style-complex="italic" style:font-weight-complex="normal" style:text-emphasize="none" style:font-relief="none" style:text-overline-style="none" style:text-overline-color="font-color"/>
    </style:style>
    <style:style style:name="T421" style:family="text">
      <style:text-properties fo:font-variant="normal" fo:text-transform="none" style:use-window-font-color="true" loext:opacity="0%" style:text-outline="false" style:text-line-through-style="none" style:text-line-through-type="none" style:text-position="-41% 58%" style:font-name="Bitstream Vera Sans1" fo:font-size="10pt" fo:font-style="normal" fo:text-shadow="none" style:text-underline-style="none" fo:font-weight="normal" style:letter-kerning="true" style:font-name-asian="DejaVuSans" style:font-size-asian="18pt" style:font-style-asian="normal" style:font-weight-asian="normal" style:font-name-complex="Bitstream Vera Sans1" style:font-size-complex="10pt" style:font-style-complex="normal" style:font-weight-complex="normal" style:text-emphasize="none" style:font-relief="none" style:text-overline-style="none" style:text-overline-color="font-color"/>
    </style:style>
    <style:style style:name="T422" style:family="text">
      <style:text-properties fo:font-variant="normal" fo:text-transform="none" style:use-window-font-color="true" loext:opacity="0%" style:text-outline="false" style:text-line-through-style="none" style:text-line-through-type="none" style:text-position="0% 100%" style:font-name="Bitstream Vera Sans1" fo:font-size="10pt" fo:font-style="normal" fo:text-shadow="none" style:text-underline-style="none" fo:font-weight="normal" style:letter-kerning="true" style:font-name-asian="DejaVuSans" style:font-size-asian="18pt" style:font-style-asian="normal" style:font-weight-asian="normal" style:font-name-complex="Bitstream Vera Sans1" style:font-size-complex="10pt" style:font-style-complex="normal" style:font-weight-complex="normal" style:text-emphasize="none" style:font-relief="none" style:text-overline-style="none" style:text-overline-color="font-color"/>
    </style:style>
    <style:style style:name="T423" style:family="text">
      <style:text-properties fo:font-variant="normal" fo:text-transform="none" fo:color="#000000" loext:opacity="100%" style:text-outline="false" style:text-line-through-style="none" style:text-line-through-type="none" style:font-name="StarSymbol2" fo:font-size="9pt" fo:font-style="normal" fo:text-shadow="none" style:text-underline-style="none" fo:font-weight="normal" style:letter-kerning="true" style:font-name-asian="StarSymbol2" style:font-size-asian="18pt" style:font-style-asian="normal" style:font-weight-asian="normal" style:font-name-complex="StarSymbol2" style:font-size-complex="18pt" style:font-style-complex="normal" style:font-weight-complex="normal" style:text-emphasize="none" style:font-relief="none" style:text-overline-style="none" style:text-overline-color="font-color"/>
    </style:style>
    <style:style style:name="T424" style:family="text">
      <style:text-properties fo:font-variant="normal" fo:text-transform="none"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2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426" style:family="text">
      <style:text-properties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S Gothic"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T427" style:family="text">
      <style:text-properties style:use-window-font-color="true" loext:opacity="0%" style:text-outline="false" style:text-line-through-style="none" style:text-line-through-type="none" style:text-position="-33% 58%"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42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29"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Sans" style:font-size-asian="18pt" style:font-style-asian="normal" style:font-weight-asian="normal" style:font-name-complex="Bitstream Vera Sans1" style:font-size-complex="10pt" style:font-style-complex="normal" style:font-weight-complex="normal" style:text-emphasize="none" style:font-relief="none" style:text-overline-style="none" style:text-overline-color="font-color"/>
    </style:style>
    <style:style style:name="T430" style:family="text">
      <style:text-properties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DejaVuSans" style:font-size-asian="12pt" style:font-style-asian="italic" style:font-weight-asian="normal" style:font-name-complex="Bitstream Vera Sans1" style:font-size-complex="12pt" style:font-style-complex="italic" style:font-weight-complex="normal" style:text-emphasize="none" style:font-relief="none" style:text-overline-style="none" style:text-overline-color="font-color"/>
    </style:style>
    <style:style style:name="T431" style:family="text">
      <style:text-properties style:use-window-font-color="true" loext:opacity="0%" style:text-outline="false" style:text-line-through-style="none" style:text-line-through-type="none" style:text-position="-41% 58%" style:font-name="Bitstream Vera Sans1" fo:font-size="10pt" fo:font-style="normal" fo:text-shadow="none" style:text-underline-style="none" fo:font-weight="normal" style:letter-kerning="true" style:font-name-asian="DejaVuSans" style:font-size-asian="18pt" style:font-style-asian="normal" style:font-weight-asian="normal" style:font-name-complex="Bitstream Vera Sans1" style:font-size-complex="10pt" style:font-style-complex="normal" style:font-weight-complex="normal" style:text-emphasize="none" style:font-relief="none" style:text-overline-style="none" style:text-overline-color="font-color"/>
    </style:style>
    <style:style style:name="T432" style:family="text">
      <style:text-properties style:use-window-font-color="true" loext:opacity="0%" style:text-outline="false" style:text-line-through-style="none" style:text-line-through-type="none" style:text-position="0% 100%" style:font-name="Bitstream Vera Sans1" fo:font-size="10pt" fo:font-style="normal" fo:text-shadow="none" style:text-underline-style="none" fo:font-weight="normal" style:letter-kerning="true" style:font-name-asian="DejaVuSans" style:font-size-asian="18pt" style:font-style-asian="normal" style:font-weight-asian="normal" style:font-name-complex="Bitstream Vera Sans1" style:font-size-complex="10pt" style:font-style-complex="normal" style:font-weight-complex="normal" style:text-emphasize="none" style:font-relief="none" style:text-overline-style="none" style:text-overline-color="font-color"/>
    </style:style>
    <style:style style:name="T433" style:family="text">
      <style:text-properties fo:color="#ffffff" loext:opacity="100%" style:font-name="Bitstream Vera Sans1" fo:font-size="16pt" fo:font-weight="bold" style:font-size-asian="16pt" style:font-weight-asian="bold" style:font-size-complex="16pt" style:font-weight-complex="bold"/>
    </style:style>
    <style:style style:name="T434" style:family="text">
      <style:text-properties fo:color="#ffffff" loext:opacity="100%" style:font-name="Bitstream Vera Sans1" fo:font-size="11pt" fo:font-weight="bold" style:font-size-asian="11pt" style:font-weight-asian="bold" style:font-size-complex="11pt" style:font-weight-complex="bold"/>
    </style:style>
    <style:style style:name="T435" style:family="text"/>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_5f_Formule_5f_corrigée">
      <style:graphic-properties style:vertical-pos="middle" style:vertical-rel="text" style:horizontal-pos="from-left" style:horizontal-rel="paragraph-content" draw:fill-color="#ffff00" draw:ole-draw-aspect="1"/>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7" style:family="graphic" style:parent-style-name="_5f_Formule_5f_corrigée">
      <style:graphic-properties style:vertical-pos="from-top" style:horizontal-pos="from-left" style:horizontal-rel="paragraph-content" draw:fill-color="#ffff00"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fo:background-color="transparent" text:dont-balance-text-columns="false" style:editable="false">
        <style:columns fo:column-count="2">
          <style:column-sep style:width="0.021cm" style:color="#b2b2b2" style:height="100%" style:style="solid"/>
          <style:column style:rel-width="2278*" fo:start-indent="0cm" fo:end-indent="0.15cm"/>
          <style:column style:rel-width="2910*" fo:start-indent="0.15cm" fo:end-indent="0cm"/>
        </style:columns>
        <style:background-image/>
      </style:section-properties>
    </style: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019cm" svg:stroke-color="#b3b3b3" draw:marker-start="" draw:marker-start-width="0.33cm" draw:marker-start-center="false" draw:marker-end="" draw:marker-end-width="0.33cm" draw:marker-end-center="false" draw:fill="none" draw:fill-color="#ffffff" draw:textarea-horizontal-align="justify" draw:auto-grow-height="true" draw:auto-grow-width="true" fo:min-height="0.744cm" fo:min-width="0.522cm" fo:padding-top="0.136cm" fo:padding-bottom="0.136cm" fo:padding-left="0.259cm" fo:padding-right="0.259cm" draw:shadow="hidden" draw:shadow-offset-x="0.3cm" draw:shadow-offset-y="0.3cm"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svg:stroke-width="0.03cm" svg:stroke-color="#000000" draw:marker-start=""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 style:family="graphic">
      <style:graphic-properties draw:stroke="solid" svg:stroke-width="0.03cm" svg:stroke-color="#000000" draw:marker-start="Arrow_20_concave" draw:marker-start-width="0.199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739cm" fo:min-width="0.522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draw:stroke-dash="Dashed_20__28_var_29__20_6735"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9" style:family="graphic">
      <style:graphic-properties draw:stroke="solid" draw:stroke-dash="Dashed_20__28_var_29__20_6736"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0" style:family="graphic">
      <style:graphic-properties draw:stroke="solid" draw:stroke-dash="Dashed_20__28_var_29__20_6737"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 style:family="graphic">
      <style:graphic-properties draw:stroke="solid" draw:stroke-dash="Dashed_20__28_var_29__20_6738"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2" style:family="graphic">
      <style:graphic-properties draw:stroke="solid" draw:stroke-dash="Dashed_20__28_var_29__20_6739"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3" style:family="graphic">
      <style:graphic-properties draw:stroke="solid" draw:stroke-dash="Dashed_20__28_var_29__20_6740"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4" style:family="graphic">
      <style:graphic-properties draw:stroke="solid" draw:stroke-dash="Dashed_20__28_var_29__20_6741"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5" style:family="graphic">
      <style:graphic-properties draw:stroke="solid" draw:stroke-dash="Dashed_20__28_var_29__20_6742"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6" style:family="graphic">
      <style:graphic-properties draw:stroke="solid" draw:stroke-dash="Dashed_20__28_var_29__20_6743"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7" style:family="graphic">
      <style:graphic-properties draw:stroke="solid" draw:stroke-dash="Dashed_20__28_var_29__20_6744"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8" style:family="graphic">
      <style:graphic-properties draw:stroke="solid" draw:stroke-dash="Dashed_20__28_var_29__20_6745"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9" style:family="graphic">
      <style:graphic-properties draw:stroke="solid" draw:stroke-dash="Dashed_20__28_var_29__20_6746"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0" style:family="graphic">
      <style:graphic-properties draw:stroke="solid" draw:stroke-dash="Dashed_20__28_var_29__20_6747"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1" style:family="graphic">
      <style:graphic-properties draw:stroke="solid" draw:stroke-dash="Dashed_20__28_var_29__20_6748"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2" style:family="graphic">
      <style:graphic-properties draw:stroke="solid" draw:stroke-dash="Dashed_20__28_var_29__20_6749"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3" style:family="graphic">
      <style:graphic-properties draw:stroke="solid" svg:stroke-width="0.041cm" svg:stroke-color="#7fb241" draw:marker-start="" draw:marker-start-width="0.252cm" draw:marker-start-center="false" draw:marker-end="" draw:marker-end-width="0.252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24" style:family="graphic">
      <style:graphic-properties draw:stroke="solid" svg:stroke-width="0.041cm" svg:stroke-color="#d3802c" draw:marker-start="" draw:marker-start-width="0.286cm" draw:marker-start-center="false" draw:marker-end=""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25" style:family="graphic">
      <style:graphic-properties draw:stroke="none" svg:stroke-width="0.041cm" svg:stroke-color="#000000" draw:marker-start="" draw:marker-start-width="0.284cm" draw:marker-start-center="false" draw:marker-end="" draw:marker-end-width="0.284cm" draw:marker-end-center="false" draw:fill="none" draw:fill-color="#ffffff" draw:textarea-horizontal-align="justify" draw:auto-grow-width="true" fo:min-height="0.609cm" fo:min-width="0.653cm" fo:padding-top="0cm" fo:padding-bottom="0cm" fo:padding-left="0cm" fo:padding-right="0cm" draw:shadow="hidden" draw:shadow-offset-x="0.3cm" draw:shadow-offset-y="0.3cm" draw:shadow-color="#808080" style:run-through="foreground"/>
      <style:paragraph-properties style:writing-mode="lr-tb"/>
    </style:style>
    <style:style style:name="gr26" style:family="graphic">
      <style:graphic-properties draw:stroke="none" svg:stroke-width="0.051cm" svg:stroke-color="#000000" draw:marker-start="" draw:marker-start-width="0.3cm" draw:marker-start-center="false" draw:marker-end="" draw:marker-end-width="0.3cm" draw:marker-end-center="false" draw:fill="none" draw:fill-color="#ffffff" draw:textarea-horizontal-align="justify" draw:auto-grow-width="true" fo:min-height="0.607cm" fo:min-width="0.651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draw:stroke-dash="Dashed_20__28_var_29__20_6750" svg:stroke-width="0.019cm" svg:stroke-color="#000000" draw:marker-start="" draw:marker-start-width="0.3cm" draw:marker-start-center="false" draw:marker-end="" draw:marker-end-width="0.3cm" draw:marker-end-center="false" draw:fill="none" draw:fill-color="#ffffff" draw:textarea-horizontal-align="justify" draw:auto-grow-width="true" fo:min-height="0.607cm" fo:min-width="0.621cm" fo:padding-top="0.009cm" fo:padding-bottom="0.009cm" fo:padding-left="0.009cm" fo:padding-right="0.009cm" draw:shadow="hidden" draw:shadow-offset-x="0.3cm" draw:shadow-offset-y="0.3cm" draw:shadow-color="#808080" style:run-through="foreground"/>
      <style:paragraph-properties style:writing-mode="lr-tb"/>
    </style:style>
    <style:style style:name="gr28" style:family="graphic">
      <style:graphic-properties draw:stroke="dash" draw:stroke-dash="Dashed_20__28_var_29__20_6751" svg:stroke-width="0.03cm" svg:stroke-color="#000000" draw:marker-start="" draw:marker-start-width="0.347cm" draw:marker-start-center="false" draw:marker-end=""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9" style:family="graphic">
      <style:graphic-properties draw:stroke="dash" draw:stroke-dash="Dashed_20__28_var_29__20_6752" svg:stroke-width="0.03cm" svg:stroke-color="#000000" draw:marker-start="" draw:marker-start-width="0.27cm" draw:marker-start-center="false" draw:marker-end=""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0" style:family="graphic">
      <style:graphic-properties draw:stroke="solid" svg:stroke-width="0.041cm" svg:stroke-color="#1ca2b8" draw:marker-start="" draw:marker-start-width="0.316cm" draw:marker-start-center="false" draw:marker-end="" draw:marker-end-width="0.316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1" style:family="graphic">
      <style:graphic-properties draw:stroke="none" draw:stroke-dash="Dashed_20__28_var_29__20_6753" svg:stroke-width="0.019cm" svg:stroke-color="#000000" draw:marker-start="" draw:marker-start-width="0.3cm" draw:marker-start-center="false" draw:marker-end="" draw:marker-end-width="0.3cm" draw:marker-end-center="false" draw:fill="none" draw:fill-color="#ffffff" draw:textarea-horizontal-align="justify" draw:auto-grow-width="true" fo:min-height="0.607cm" fo:min-width="0.621cm" fo:padding-top="0.009cm" fo:padding-bottom="0.009cm" fo:padding-left="0.009cm" fo:padding-right="0.009cm" draw:shadow="hidden" draw:shadow-offset-x="0.3cm" draw:shadow-offset-y="0.3cm" draw:shadow-color="#808080" style:run-through="foreground"/>
      <style:paragraph-properties style:writing-mode="lr-tb"/>
    </style:style>
    <style:style style:name="gr32" style:family="graphic">
      <style:graphic-properties draw:stroke="solid" svg:stroke-width="0.041cm" svg:stroke-color="#9d0f89" draw:marker-start="" draw:marker-start-width="0.286cm" draw:marker-start-center="false" draw:marker-end=""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33" style:family="graphic">
      <style:graphic-properties draw:stroke="none" svg:stroke-width="0.019cm" svg:stroke-color="#b3b3b3" draw:marker-start="" draw:marker-start-width="0.33cm" draw:marker-start-center="false" draw:marker-end="" draw:marker-end-width="0.33cm" draw:marker-end-center="false" draw:fill="none" draw:fill-color="#ffffff" draw:textarea-horizontal-align="justify" draw:auto-grow-height="true" draw:auto-grow-width="true" fo:min-height="0.743cm" fo:min-width="0.903cm" fo:padding-top="0.136cm" fo:padding-bottom="0.136cm" fo:padding-left="0.259cm" fo:padding-right="0.259cm" draw:shadow="hidden" draw:shadow-offset-x="0.3cm" draw:shadow-offset-y="0.3cm" draw:shadow-color="#808080" style:run-through="foreground"/>
      <style:paragraph-properties style:writing-mode="lr-tb"/>
    </style:style>
    <style:style style:name="gr34" style:family="graphic">
      <style:graphic-properties draw:stroke="none" draw:stroke-dash="Dashed_20__28_var_29__20_6754" svg:stroke-width="0.019cm" svg:stroke-color="#000000" draw:marker-start="" draw:marker-start-width="0.3cm" draw:marker-start-center="false" draw:marker-end="" draw:marker-end-width="0.3cm" draw:marker-end-center="false" draw:fill="none" draw:fill-color="#ffffff" draw:textarea-horizontal-align="justify" draw:auto-grow-width="true" fo:min-height="0.609cm" fo:min-width="0.376cm" fo:padding-top="0.009cm" fo:padding-bottom="0.009cm" fo:padding-left="0.009cm" fo:padding-right="0.009cm" draw:shadow="hidden" draw:shadow-offset-x="0.3cm" draw:shadow-offset-y="0.3cm" draw:shadow-color="#808080" style:run-through="foreground"/>
      <style:paragraph-properties style:writing-mode="lr-tb"/>
    </style:style>
    <style:style style:name="gr35" style:family="graphic">
      <style:graphic-properties draw:stroke="none" draw:stroke-dash="Dashed_20__28_var_29__20_6755" svg:stroke-width="0.019cm" svg:stroke-color="#000000" draw:marker-start="" draw:marker-start-width="0.3cm" draw:marker-start-center="false" draw:marker-end="" draw:marker-end-width="0.3cm" draw:marker-end-center="false" draw:fill="none" draw:fill-color="#ffffff" draw:textarea-horizontal-align="justify" draw:auto-grow-width="true" fo:min-height="0.609cm" fo:min-width="0.376cm" fo:padding-top="0.009cm" fo:padding-bottom="0.009cm" fo:padding-left="0.009cm" fo:padding-right="0.009cm" draw:shadow="hidden" draw:shadow-offset-x="0.3cm" draw:shadow-offset-y="0.3cm" draw:shadow-color="#808080" style:run-through="foreground"/>
      <style:paragraph-properties style:writing-mode="lr-tb"/>
    </style:style>
    <style:style style:name="gr36" style:family="graphic">
      <style:graphic-properties draw:stroke="none" draw:stroke-dash="Dashed_20__28_var_29__20_6756" svg:stroke-width="0.019cm" svg:stroke-color="#000000" draw:marker-start="" draw:marker-start-width="0.3cm" draw:marker-start-center="false" draw:marker-end="" draw:marker-end-width="0.3cm" draw:marker-end-center="false" draw:fill="none" draw:fill-color="#ffffff" draw:textarea-horizontal-align="justify" draw:auto-grow-width="true" fo:min-height="0.607cm" fo:min-width="0.377cm" fo:padding-top="0.009cm" fo:padding-bottom="0.009cm" fo:padding-left="0.009cm" fo:padding-right="0.009cm" draw:shadow="hidden" draw:shadow-offset-x="0.3cm" draw:shadow-offset-y="0.3cm" draw:shadow-color="#808080" style:run-through="foreground"/>
      <style:paragraph-properties style:writing-mode="lr-tb"/>
    </style:style>
    <style:style style:name="gr37" style:family="graphic">
      <style:graphic-properties draw:stroke="none" draw:stroke-dash="Dashed_20__28_var_29__20_6757" svg:stroke-width="0.019cm" svg:stroke-color="#000000" draw:marker-start="" draw:marker-start-width="0.3cm" draw:marker-start-center="false" draw:marker-end="" draw:marker-end-width="0.3cm" draw:marker-end-center="false" draw:fill="none" draw:fill-color="#ffffff" draw:textarea-horizontal-align="justify" draw:auto-grow-width="true" fo:min-height="0.609cm" fo:min-width="0.376cm" fo:padding-top="0.009cm" fo:padding-bottom="0.009cm" fo:padding-left="0.009cm" fo:padding-right="0.009cm" draw:shadow="hidden" draw:shadow-offset-x="0.3cm" draw:shadow-offset-y="0.3cm" draw:shadow-color="#808080" style:run-through="foreground"/>
      <style:paragraph-properties style:writing-mode="lr-tb"/>
    </style:style>
    <style:style style:name="gr3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0"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draw:stroke-dash="Dashed_20__28_var_29__20_22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22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225"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226"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227"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22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22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23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23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23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23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675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675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676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676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23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23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24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24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24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24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24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676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676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676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765"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6766"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6767"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76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76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77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77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677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77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77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775"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776"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svg:stroke-width="0.03cm" svg:stroke-color="#000000" draw:marker-start-width="0.178cm" draw:marker-start-center="false" draw:marker-end="Arrow_20_concave" draw:marker-end-width="0.199cm" draw:marker-end-center="false" draw:fill="solid" draw:fill-color="#99ccff" draw:textarea-horizontal-align="center" draw:textarea-vertical-align="middle" fo:padding-top="0.139cm" fo:padding-bottom="0.139cm" fo:padding-left="0.266cm" fo:padding-right="0.266cm" draw:shadow="hidden" draw:shadow-offset-x="0.3cm" draw:shadow-offset-y="0.3cm" draw:shadow-color="#808080" style:run-through="foreground"/>
    </style:style>
    <style:style style:name="gr79" style:family="graphic">
      <style:graphic-properties draw:stroke="solid" svg:stroke-width="0.03cm" svg:stroke-color="#000000" draw:marker-start-width="0.233cm" draw:marker-start-center="false" draw:marker-end="Arrow_20_concave" draw:marker-end-width="0.199cm" draw:marker-end-center="false" draw:fill="solid" draw:fill-color="#99ccff" draw:textarea-horizontal-align="center" draw:textarea-vertical-align="middle" fo:padding-top="0.139cm" fo:padding-bottom="0.139cm" fo:padding-left="0.266cm" fo:padding-right="0.266cm" draw:shadow="hidden" draw:shadow-offset-x="0.3cm" draw:shadow-offset-y="0.3cm" draw:shadow-color="#808080" style:run-through="foreground"/>
    </style:style>
    <style:style style:name="gr80" style:family="graphic">
      <style:graphic-properties draw:stroke="solid" svg:stroke-width="0.041cm" svg:stroke-color="#9d0f89"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1" style:family="graphic">
      <style:graphic-properties draw:stroke="solid" svg:stroke-width="0.041cm" svg:stroke-color="#000000"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2" style:family="graphic">
      <style:graphic-properties draw:stroke="solid" svg:stroke-width="0.041cm" svg:stroke-color="#1ca2b8"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3" style:family="graphic">
      <style:graphic-properties draw:stroke="solid" svg:stroke-width="0.041cm" svg:stroke-color="#d3802c"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4" style:family="graphic">
      <style:graphic-properties draw:stroke="solid" svg:stroke-width="0.041cm" svg:stroke-color="#7fb241"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5" style:family="graphic">
      <style:graphic-properties draw:stroke="solid" svg:stroke-width="0.041cm" svg:stroke-color="#c74028"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6" style:family="graphic">
      <style:graphic-properties draw:stroke="solid" svg:stroke-width="0.041cm" svg:stroke-color="#0066cc"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none" svg:stroke-width="0cm" svg:stroke-color="#000000" draw:marker-start="Arrow" draw:marker-start-width="0.3cm" draw:marker-start-center="false" draw:marker-end="Arrow" draw:marker-end-width="0.3cm" draw:marker-end-center="false" draw:fill="none" draw:fill-color="#ffffff" fo:min-height="0.462cm" fo:padding-top="0.125cm" fo:padding-bottom="0.125cm" fo:padding-left="0.25cm" fo:padding-right="0.25cm" draw:shadow="hidden" draw:shadow-offset-x="0.3cm" draw:shadow-offset-y="0.3cm" draw:shadow-color="#808080" style:run-through="foreground"/>
      <style:paragraph-properties style:writing-mode="lr-tb"/>
    </style:style>
    <style:style style:name="gr88" style:family="graphic">
      <style:graphic-properties draw:stroke="none" svg:stroke-width="0cm" svg:stroke-color="#000000" draw:marker-start="Arrow" draw:marker-start-width="0.3cm" draw:marker-start-center="false" draw:marker-end="Arrow" draw:marker-end-width="0.3cm" draw:marker-end-center="false" draw:fill="none" draw:fill-color="#ffffff" draw:auto-grow-width="true" fo:min-height="0.626cm" fo:min-width="0.66cm" fo:padding-top="0cm" fo:padding-bottom="0cm" fo:padding-left="0cm" fo:padding-right="0cm" draw:shadow="hidden" draw:shadow-offset-x="0.3cm" draw:shadow-offset-y="0.3cm" draw:shadow-color="#808080" style:run-through="foreground"/>
      <style:paragraph-properties style:writing-mode="lr-tb"/>
    </style:style>
    <style:style style:name="gr89" style:family="graphic">
      <style:graphic-properties draw:stroke="solid" svg:stroke-width="0.041cm" svg:stroke-color="#e8c32a"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90" style:family="graphic">
      <style:graphic-properties draw:stroke="solid" svg:stroke-width="0.03cm" svg:stroke-color="#000000" draw:marker-start-width="0.347cm" draw:marker-start-center="false" draw:marker-end-width="0.347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91" style:family="graphic">
      <style:graphic-properties draw:stroke="none" svg:stroke-width="0cm" svg:stroke-color="#000000" draw:marker-start="Arrow" draw:marker-start-width="0.3cm" draw:marker-start-center="false" draw:marker-end="Arrow" draw:marker-end-width="0.3cm" draw:marker-end-center="false" draw:fill="none" draw:fill-color="#ffffff" draw:auto-grow-width="true" fo:min-height="0.626cm" fo:min-width="0.661cm" fo:padding-top="0cm" fo:padding-bottom="0cm" fo:padding-left="0cm" fo:padding-right="0cm" draw:shadow="hidden" draw:shadow-offset-x="0.3cm" draw:shadow-offset-y="0.3cm" draw:shadow-color="#808080" style:run-through="foreground"/>
      <style:paragraph-properties style:writing-mode="lr-tb"/>
    </style:style>
    <style:style style:name="gr92" style:family="graphic">
      <style:graphic-properties draw:stroke="none" svg:stroke-width="0.041cm" svg:stroke-color="#000000" draw:marker-start="Arrow" draw:marker-start-width="0.36cm" draw:marker-start-center="false" draw:marker-end="Arrow" draw:marker-end-width="0.36cm" draw:marker-end-center="false" draw:fill="none" draw:fill-color="#ffffff" draw:auto-grow-width="true" fo:min-height="0.626cm" fo:min-width="0.661cm" fo:padding-top="0cm" fo:padding-bottom="0cm" fo:padding-left="0cm" fo:padding-right="0cm" draw:shadow="hidden" draw:shadow-offset-x="0.3cm" draw:shadow-offset-y="0.3cm" draw:shadow-color="#808080" style:run-through="foreground"/>
      <style:paragraph-properties style:writing-mode="lr-tb"/>
    </style:style>
    <style:style style:name="gr93" style:family="graphic">
      <style:graphic-properties draw:stroke="none" svg:stroke-width="0cm" svg:stroke-color="#000000" draw:marker-start="Arrow" draw:marker-start-width="0.3cm" draw:marker-start-center="false" draw:marker-end="Arrow" draw:marker-end-width="0.3cm" draw:marker-end-center="false" draw:fill="none" draw:fill-color="#ffffff" draw:auto-grow-width="true" fo:min-height="0.628cm" fo:min-width="0.661cm" fo:padding-top="0cm" fo:padding-bottom="0cm" fo:padding-left="0cm" fo:padding-right="0cm" draw:shadow="hidden" draw:shadow-offset-x="0.3cm" draw:shadow-offset-y="0.3cm" draw:shadow-color="#808080" style:run-through="foreground"/>
      <style:paragraph-properties style:writing-mode="lr-tb"/>
    </style:style>
    <style:style style:name="gr94" style:family="graphic">
      <style:graphic-properties draw:stroke="none" svg:stroke-width="0cm" svg:stroke-color="#000000" draw:marker-start="Arrow" draw:marker-start-width="0.3cm" draw:marker-start-center="false" draw:marker-end="Arrow" draw:marker-end-width="0.3cm" draw:marker-end-center="false" draw:fill="none" draw:fill-color="#ffffff" fo:min-height="0.46cm" fo:padding-top="0.125cm" fo:padding-bottom="0.125cm" fo:padding-left="0.25cm" fo:padding-right="0.25cm" draw:shadow="hidden" draw:shadow-offset-x="0.3cm" draw:shadow-offset-y="0.3cm" draw:shadow-color="#808080" style:run-through="foreground"/>
      <style:paragraph-properties style:writing-mode="lr-tb"/>
    </style:style>
    <style:style style:name="gr9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6" style:family="graphic">
      <style:graphic-properties draw:stroke="solid" svg:stroke-width="0.019cm" svg:stroke-color="#b3b3b3"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7" style:family="graphic">
      <style:graphic-properties draw:stroke="solid" svg:stroke-width="0.03cm" svg:stroke-color="#000000" draw:marker-start-width="0.247cm" draw:marker-start-center="false" draw:marker-end="Arrow_20_concave" draw:marker-end-width="0.198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98"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0" style:family="graphic">
      <style:graphic-properties draw:stroke="solid" draw:stroke-dash="Dashed_20__28_var_29__20_15"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16"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17"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18"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19"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34cm" fo:min-width="0.238cm" fo:padding-top="0cm" fo:padding-bottom="0cm" fo:padding-left="0cm" fo:padding-right="0cm" draw:shadow="hidden" draw:shadow-offset-x="0.3cm" draw:shadow-offset-y="0.3cm" draw:shadow-color="#808080" style:run-through="foreground"/>
      <style:paragraph-properties style:writing-mode="lr-tb"/>
    </style:style>
    <style:style style:name="gr10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34cm" fo:min-width="0.499cm" fo:padding-top="0cm" fo:padding-bottom="0cm" fo:padding-left="0cm" fo:padding-right="0cm" draw:shadow="hidden" draw:shadow-offset-x="0.3cm" draw:shadow-offset-y="0.3cm" draw:shadow-color="#808080" style:run-through="foreground"/>
      <style:paragraph-properties style:writing-mode="lr-tb"/>
    </style:style>
    <style:style style:name="gr107" style:family="graphic">
      <style:graphic-properties draw:stroke="solid" svg:stroke-width="0.041cm" svg:stroke-color="#9d0f89" draw:marker-start-width="0.252cm" draw:marker-start-center="false" draw:marker-end-width="0.252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108" style:family="graphic">
      <style:graphic-properties draw:stroke="solid" svg:stroke-width="0.041cm" svg:stroke-color="#d3802c" draw:marker-start-width="0.286cm" draw:marker-start-center="false"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109" style:family="graphic">
      <style:graphic-properties draw:stroke="none" svg:stroke-width="0.041cm" svg:stroke-color="#000000" draw:marker-start-width="0.284cm" draw:marker-start-center="false" draw:marker-end-width="0.284cm" draw:marker-end-center="false" draw:fill="none" draw:fill-color="#ffffff" draw:auto-grow-width="true" fo:min-height="0.607cm" fo:min-width="0.653cm" fo:padding-top="0cm" fo:padding-bottom="0cm" fo:padding-left="0cm" fo:padding-right="0cm" draw:shadow="hidden" draw:shadow-offset-x="0.3cm" draw:shadow-offset-y="0.3cm" draw:shadow-color="#808080" style:run-through="foreground"/>
      <style:paragraph-properties style:writing-mode="lr-tb"/>
    </style:style>
    <style:style style:name="gr110" style:family="graphic">
      <style:graphic-properties draw:stroke="none" svg:stroke-width="0.051cm" svg:stroke-color="#000000" draw:marker-start-width="0.3cm" draw:marker-start-center="false" draw:marker-end-width="0.3cm" draw:marker-end-center="false" draw:fill="none" draw:fill-color="#ffffff" draw:auto-grow-width="true" fo:min-height="0.605cm" fo:min-width="0.651cm" fo:padding-top="0cm" fo:padding-bottom="0cm" fo:padding-left="0cm" fo:padding-right="0cm" draw:shadow="hidden" draw:shadow-offset-x="0.3cm" draw:shadow-offset-y="0.3cm" draw:shadow-color="#808080" style:run-through="foreground"/>
      <style:paragraph-properties style:writing-mode="lr-tb"/>
    </style:style>
    <style:style style:name="gr111" style:family="graphic">
      <style:graphic-properties draw:stroke="none" draw:stroke-dash="Ultrafine_20_Dashed" svg:stroke-width="0.019cm" svg:stroke-color="#000000" draw:marker-start-width="0.3cm" draw:marker-start-center="false" draw:marker-end-width="0.3cm" draw:marker-end-center="false" draw:fill="none" draw:fill-color="#ffffff" fo:min-height="0.607cm" fo:padding-top="0.009cm" fo:padding-bottom="0.009cm" fo:padding-left="0.009cm" fo:padding-right="0.009cm" draw:shadow="hidden" draw:shadow-offset-x="0.3cm" draw:shadow-offset-y="0.3cm" draw:shadow-color="#808080" style:run-through="foreground"/>
      <style:paragraph-properties style:writing-mode="lr-tb"/>
    </style:style>
    <style:style style:name="gr112" style:family="graphic">
      <style:graphic-properties draw:stroke="dash" draw:stroke-dash="Ultrafine_20_Dashed" svg:stroke-width="0.03cm" svg:stroke-color="#000000" draw:marker-start-width="0.347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3" style:family="graphic">
      <style:graphic-properties draw:stroke="dash" draw:stroke-dash="Ultrafine_20_Dashed" svg:stroke-width="0.03cm" svg:stroke-color="#000000" draw:marker-start-width="0.27cm" draw:marker-start-center="false" draw:marker-end="Arrow_20_concave"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14" style:family="graphic">
      <style:graphic-properties draw:stroke="dash" draw:stroke-dash="Ultrafine_20_Dashed" svg:stroke-width="0.03cm" svg:stroke-color="#000000" draw:marker-start-width="0.245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5" style:family="graphic">
      <style:graphic-properties draw:stroke="solid" svg:stroke-width="0.041cm" svg:stroke-color="#1ca2b8" draw:marker-start-width="0.316cm" draw:marker-start-center="false" draw:marker-end-width="0.316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8"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0"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12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01752878" text:style-name="Num_5f_Exo">
        <text:list-header>
          <text:h text:style-name="P169" text:outline-level="1"><draw:g text:anchor-type="paragraph" draw:z-index="5" draw:name="Forme5" draw:style-name="gr119"><draw:custom-shape draw:style-name="gr120" draw:text-style-name="P194" svg:width="3.964cm" svg:height="0.641cm" draw:transform="skewX (0.00279252680319092) rotate (0.0872664625997165) translate (-0.370416666666667cm -0.0934861111111111cm)"><text:p text:style-name="P193"><text:span text:style-name="T43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7.687cm" svg:width="9.135cm" draw:z-index="4"><draw:text-box fo:min-height="3.93cm"><text:section text:style-name="Sect1" text:name="Section4"><text:p text:style-name="P20"/><text:p text:style-name="P62">Parmi les fonctions suivantes, détermine les fonctions affines, les fonctions linéaires et les fonctions constantes.</text:p><text:section text:style-name="Sect2" text:name="Section2"><text:list xml:id="list25605393" text:style-name="liste_5f_abc"><text:list-item><text:p text:style-name="P96"><text:span text:style-name="_5f_variables"><text:span text:style-name="T11">f</text:span></text:span><text:span text:style-name="_5f_variables"><text:span text:style-name="T283">(</text:span></text:span><text:span text:style-name="_5f_variables"><text:span text:style-name="T11">x</text:span></text:span><text:span text:style-name="T283">) </text:span><text:span text:style-name="T359">=</text:span><text:span text:style-name="T283"> 3</text:span><text:span text:style-name="_5f_variables"><text:span text:style-name="T11">x</text:span></text:span></text:p></text:list-item><text:list-item><text:p text:style-name="P96"><text:span text:style-name="_5f_variables"><text:span text:style-name="T11">g</text:span></text:span><text:span text:style-name="T283">(</text:span><text:span text:style-name="_5f_variables"><text:span text:style-name="T11">x</text:span></text:span><text:span text:style-name="T283">) </text:span><text:span text:style-name="T359">=</text:span><text:span text:style-name="T283"> </text:span><text:span text:style-name="_5f_variable"><text:span text:style-name="T291">−</text:span></text:span><text:span text:style-name="T283">7</text:span><text:span text:style-name="_5f_variables"><text:span text:style-name="T11">x</text:span></text:span><text:span text:style-name="_5f_variables"><text:span text:style-name="T347"> </text:span></text:span><text:span text:style-name="_5f_variable"><text:span text:style-name="T292"></text:span></text:span><text:span text:style-name="T283"> 2</text:span></text:p></text:list-item><text:list-item><text:p text:style-name="P96"><text:span text:style-name="_5f_variables"><text:span text:style-name="T11">h</text:span></text:span><text:span text:style-name="T283">(</text:span><text:span text:style-name="_5f_variables"><text:span text:style-name="T11">x</text:span></text:span><text:span text:style-name="T283">) </text:span><text:span text:style-name="T359">=</text:span><text:span text:style-name="T283"> 5</text:span><text:span text:style-name="_5f_variables"><text:span text:style-name="T11">x</text:span></text:span><text:span text:style-name="T283">² </text:span><text:span text:style-name="_5f_variable"><text:span text:style-name="T291">−</text:span></text:span><text:span text:style-name="T283"> 3</text:span></text:p></text:list-item><text:list-item><text:p text:style-name="P96"><text:span text:style-name="_5f_variables"><text:span text:style-name="T11">k</text:span></text:span><text:span text:style-name="T283">(</text:span><text:span text:style-name="_5f_variables"><text:span text:style-name="T11">x</text:span></text:span><text:span text:style-name="T283">) </text:span><text:span text:style-name="T359">=</text:span><text:span text:style-name="T283"> </text:span><text:span text:style-name="_5f_variables"><text:span text:style-name="T11">x</text:span></text:span></text:p></text:list-item><text:list-item><text:p text:style-name="P96"><text:span text:style-name="_5f_variables"><text:span text:style-name="T12">l</text:span></text:span><text:span text:style-name="_5f_Niveau_5f_rouge"><text:span text:style-name="T272">(</text:span></text:span><text:span text:style-name="_5f_variables"><text:span text:style-name="T12">x</text:span></text:span><text:span text:style-name="_5f_Niveau_5f_rouge"><text:span text:style-name="T272">) </text:span></text:span><text:span text:style-name="_5f_Niveau_5f_rouge"><text:span text:style-name="T360">=</text:span></text:span><text:span text:style-name="_5f_Niveau_5f_rouge"><text:span text:style-name="T272"> 3</text:span></text:span><text:span text:style-name="_5f_variables"><text:span text:style-name="T12">x</text:span></text:span><text:span text:style-name="_5f_variables"><text:span text:style-name="T348"> </text:span></text:span><text:span text:style-name="_5f_variable"><text:span text:style-name="T292">−</text:span></text:span><text:span text:style-name="_5f_Niveau_5f_rouge"><text:span text:style-name="T272"> 7</text:span></text:span></text:p></text:list-item><text:list-item><text:p text:style-name="P97"><text:span text:style-name="_5f_variables"><text:span text:style-name="T87">m</text:span></text:span><text:span text:style-name="_5f_Niveau_5f_rouge"><text:span text:style-name="T272">(</text:span></text:span><text:span text:style-name="_5f_variables"><text:span text:style-name="T12">x</text:span></text:span><text:span text:style-name="_5f_Niveau_5f_rouge"><text:span text:style-name="T272">) </text:span></text:span><text:span text:style-name="_5f_Niveau_5f_rouge"><text:span text:style-name="T360">=</text:span></text:span><text:span text:style-name="_5f_Niveau_5f_rouge"><text:span text:style-name="T272"> </text:span></text:span><text:span text:style-name="_5f_Niveau_5f_rouge"><text:span text:style-name="T273">78</text:span></text:span></text:p></text:list-item></text:list></text:section><text:p text:style-name="P61"><text:span text:style-name="Bold_5f_niv3">Correction</text:span></text:p><text:list xml:id="list213342579337196" text:continue-list="list25605393" text:style-name="liste_5f_abc"><text:list-item text:start-value="1"><text:p text:style-name="P96"><text:span text:style-name="_5f_variable"><text:span text:style-name="T13">f</text:span></text:span><text:span text:style-name="T28"> est une fonction linéaire de coefficient </text:span><text:span text:style-name="T29">directeur </text:span><text:span text:style-name="T28">3.</text:span></text:p></text:list-item><text:list-item><text:p text:style-name="P96"><text:span text:style-name="_5f_variable"><text:span text:style-name="T13">g</text:span></text:span><text:span text:style-name="T28"> est une fonction affine de coefficient</text:span><text:span text:style-name="T29">s</text:span><text:span text:style-name="T28"> <text:line-break/></text:span><text:span text:style-name="_5f_variable"><text:span text:style-name="T13">a</text:span></text:span><text:span text:style-name="_5f_variable"><text:span text:style-name="T349"> </text:span></text:span><text:span text:style-name="_5f_variable"><text:span text:style-name="T361">=</text:span></text:span><text:span text:style-name="T28"> </text:span><text:span text:style-name="T141">–</text:span><text:span text:style-name="T28">7 et </text:span><text:span text:style-name="_5f_variable"><text:span text:style-name="T13">b</text:span></text:span><text:span text:style-name="_5f_variable"><text:span text:style-name="T349"> </text:span></text:span><text:span text:style-name="_5f_variable"><text:span text:style-name="T361">=</text:span></text:span><text:span text:style-name="T28"> 2.</text:span></text:p></text:list-item><text:list-item><text:p text:style-name="P96"><text:span text:style-name="_5f_variable"><text:span text:style-name="T13">h</text:span></text:span><text:span text:style-name="T28"> n’est pas une fonction affine car </text:span><text:span text:style-name="_5f_variable"><text:span text:style-name="T13">x</text:span></text:span><text:span text:style-name="T28"> est élevé au carré.</text:span></text:p></text:list-item><text:list-item><text:p text:style-name="P96"><text:span text:style-name="_5f_variable"><text:span text:style-name="T13">k</text:span></text:span><text:span text:style-name="T28"> est une fonction linéaire de coefficient </text:span><text:span text:style-name="T29">directeur </text:span><text:span text:style-name="T28">1.</text:span></text:p></text:list-item><text:list-item><text:p text:style-name="P100"><text:span text:style-name="_5f_variable"><text:span text:style-name="T200">l</text:span></text:span><text:span text:style-name="_5f_Niveau_5f_rouge"><text:span text:style-name="T111"> est </text:span></text:span><text:span text:style-name="_5f_Niveau_5f_rouge"><text:span text:style-name="T112">une fonction affine de coefficient</text:span></text:span><text:span text:style-name="_5f_Niveau_5f_rouge"><text:span text:style-name="T114">s</text:span></text:span><text:span text:style-name="_5f_Niveau_5f_rouge"><text:span text:style-name="T112"> </text:span></text:span><text:span text:style-name="_5f_variable"><text:span text:style-name="T199">a</text:span></text:span><text:span text:style-name="_5f_variable"><text:span text:style-name="T234"> </text:span></text:span><text:span text:style-name="_5f_variable"><text:span text:style-name="T241">=</text:span></text:span><text:span text:style-name="_5f_Niveau_5f_rouge"><text:span text:style-name="T112"> 3 et </text:span></text:span><text:span text:style-name="_5f_variable"><text:span text:style-name="T199">b</text:span></text:span><text:span text:style-name="_5f_variable"><text:span text:style-name="T234"> </text:span></text:span><text:span text:style-name="_5f_variable"><text:span text:style-name="T241">=</text:span></text:span><text:span text:style-name="_5f_Niveau_5f_rouge"><text:span text:style-name="T112"> </text:span></text:span><text:span text:style-name="_5f_Niveau_5f_rouge"><text:span text:style-name="T119">–</text:span></text:span><text:span text:style-name="_5f_Niveau_5f_rouge"><text:span text:style-name="T162">7</text:span></text:span><text:span text:style-name="_5f_Niveau_5f_rouge"><text:span text:style-name="T113">.</text:span></text:span></text:p></text:list-item><text:list-item><text:p text:style-name="P98"><text:span text:style-name="_5f_variable"><text:span text:style-name="T120">m</text:span></text:span><text:span text:style-name="_5f_Niveau_5f_rouge"><text:span text:style-name="T115"> est </text:span></text:span><text:span text:style-name="_5f_Niveau_5f_rouge"><text:span text:style-name="T116">une fonction c</text:span></text:span><text:span text:style-name="_5f_Niveau_5f_rouge"><text:span text:style-name="T117">onstante.</text:span></text:span></text:p></text:list-item></text:list></text:section></draw:text-box></draw:frame></text:h>
        </text:list-header>
        <text:list-item>
          <text:h text:style-name="P77" text:outline-level="1"><text:span text:style-name="_5f_variable"><text:span text:style-name="T65"> </text:span></text:span>Complète le tableau en indiquant les fonctions linéaires et leur<text:span text:style-name="T367">s</text:span> coefficient<text:span text:style-name="T367">s</text:span>.</text:h>
        </text:list-item>
      </text:list>
      <text:section text:style-name="Sect3" text:name="Section11">
        <text:list xml:id="list1384818519" text:style-name="_5f_Numérotation_20_des_20_exercices_20_livrets">
          <text:list-item>
            <text:list>
              <text:list-header>
                <text:p text:style-name="P109"><text:span text:style-name="_5f_variable"><text:span text:style-name="T4"><text:tab/>f</text:span></text:span><text:span text:style-name="_5f_variable"><text:span text:style-name="T269"> : </text:span></text:span><text:span text:style-name="_5f_variable"><text:span text:style-name="T4">x<text:tab/></text:span></text:span><text:span text:style-name="_5f_variable"><text:span text:style-name="T269"> </text:span></text:span><text:span text:style-name="_5f_variable"><text:span text:style-name="T269"><draw:g text:anchor-type="as-char" svg:y="-0.21cm" draw:z-index="30" draw:name="Forme6"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9"> 6</text:span></text:span><text:span text:style-name="_5f_variable"><text:span text:style-name="T4">x</text:span></text:span><text:span text:style-name="T284"> </text:span><text:span text:style-name="T294">−</text:span><text:span text:style-name="T284"> 1</text:span> </text:p>
                <text:p text:style-name="P109"><text:span text:style-name="_5f_variable"><text:span text:style-name="T3"><text:tab/>g</text:span></text:span> : <text:span text:style-name="_5f_variable"><text:span text:style-name="T3">x<text:tab/></text:span></text:span> <draw:g text:anchor-type="as-char" svg:y="-0.21cm" draw:z-index="31" draw:name="Forme7"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 text:style-name="_5f_variable"><text:span text:style-name="T3"><draw:frame draw:style-name="fr5" draw:name="Objet14" text:anchor-type="as-char" svg:width="0.515cm" svg:height="0.93cm" draw:z-index="62"><draw:object xlink:href="./Object 2" xlink:type="simple" xlink:show="embed" xlink:actuate="onLoad"/><draw:image xlink:href="./ObjectReplacements/Object 2" xlink:type="simple" xlink:show="embed" xlink:actuate="onLoad"/><svg:desc>formule</svg:desc></draw:frame></text:span></text:span></text:p>
                <text:p text:style-name="P109"><text:span text:style-name="_5f_variable"><text:span text:style-name="T3"><text:tab/>h : x<text:tab/> </text:span></text:span><text:span text:style-name="_5f_variable"><text:span text:style-name="T3"><draw:g text:anchor-type="as-char" svg:y="-0.21cm" draw:z-index="32" draw:name="Forme8"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4"><draw:frame draw:style-name="fr5" draw:name="Objet15" text:anchor-type="as-char" svg:width="0.515cm" svg:height="0.93cm" draw:z-index="63"><draw:object xlink:href="./Object 3" xlink:type="simple" xlink:show="embed" xlink:actuate="onLoad"/><draw:image xlink:href="./ObjectReplacements/Object 3" xlink:type="simple" xlink:show="embed" xlink:actuate="onLoad"/><svg:desc>formule</svg:desc></draw:frame></text:span></text:span></text:p>
                <text:p text:style-name="P109"><text:span text:style-name="_5f_variable"><text:span text:style-name="T4"><text:tab/>j : x<text:tab/> </text:span></text:span><text:span text:style-name="_5f_variable"><text:span text:style-name="T4"><draw:g text:anchor-type="as-char" svg:y="-0.21cm" draw:z-index="33" draw:name="Forme9"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8"> </text:span></text:span><text:span text:style-name="_5f_variable"><text:span text:style-name="T47">─</text:span></text:span><text:span text:style-name="_5f_variable"><text:span text:style-name="T269">3</text:span></text:span><text:span text:style-name="_5f_variable"><text:span text:style-name="T4">x</text:span></text:span><text:span text:style-name="_5f_variable"><text:span text:style-name="T295">2</text:span></text:span></text:p>
                <text:p text:style-name="P109"><text:span text:style-name="_5f_variable"><text:span text:style-name="T4"><text:tab/>k : x<text:tab/> </text:span></text:span><text:span text:style-name="_5f_variable"><text:span text:style-name="T4"><draw:g text:anchor-type="as-char" svg:y="-0.21cm" draw:z-index="34" draw:name="Forme10"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8"> </text:span></text:span><text:span text:style-name="_5f_variable"><text:span text:style-name="T47">─</text:span></text:span><text:span text:style-name="_5f_variable"><text:span text:style-name="T270"><draw:frame draw:style-name="fr5" draw:name="Objet16" text:anchor-type="as-char" svg:width="0.497cm" svg:height="0.873cm" draw:z-index="64"><draw:object xlink:href="./Object 4" xlink:type="simple" xlink:show="embed" xlink:actuate="onLoad"/><draw:image xlink:href="./ObjectReplacements/Object 4" xlink:type="simple" xlink:show="embed" xlink:actuate="onLoad"/><svg:desc>formule</svg:desc></draw:frame></text:span></text:span><text:span text:style-name="_5f_variable"><text:span text:style-name="T5">x</text:span></text:span></text:p>
                <text:p text:style-name="P110"><text:span text:style-name="_5f_variable"><text:span text:style-name="T5"><text:tab/>l : x<text:tab/> </text:span></text:span><text:span text:style-name="_5f_variable"><text:span text:style-name="T5"><draw:g text:anchor-type="as-char" svg:y="-0.21cm" draw:z-index="35" draw:name="Forme11"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74"> </text:span></text:span><text:span text:style-name="_5f_variable"><text:span text:style-name="T270">5</text:span></text:span><text:span text:style-name="_5f_variable"><text:span text:style-name="T5">x</text:span></text:span><text:span text:style-name="_5f_variable"><text:span text:style-name="T270"> </text:span></text:span><text:span text:style-name="_5f_variable"><text:span text:style-name="T290">−</text:span></text:span><text:span text:style-name="_5f_variable"><text:span text:style-name="T270"> 3,2</text:span></text:span><text:span text:style-name="_5f_variable"><text:span text:style-name="T5">x</text:span></text:span></text:p>
                <text:p text:style-name="P110"><text:span text:style-name="_5f_variable"><text:span text:style-name="T5"><text:tab/>m : x<text:tab/> </text:span></text:span><text:span text:style-name="_5f_variable"><text:span text:style-name="T5"><draw:g text:anchor-type="as-char" svg:y="-0.21cm" draw:z-index="36" draw:name="Forme12"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31"> </text:span></text:span><text:span text:style-name="_5f_variable"><text:span text:style-name="T49">−</text:span></text:span><text:span text:style-name="_5f_variable"><text:span text:style-name="T31"> </text:span></text:span><text:span text:style-name="_5f_variable"><text:span text:style-name="T270">3(</text:span></text:span><text:span text:style-name="_5f_variable"><text:span text:style-name="T5">x</text:span></text:span><text:span text:style-name="_5f_variable"><text:span text:style-name="T270"> </text:span></text:span><text:span text:style-name="_5f_variable"><text:span text:style-name="T290">−</text:span></text:span><text:span text:style-name="_5f_variable"><text:span text:style-name="T270"> 2)</text:span></text:span></text:p>
                <text:p text:style-name="P110"><text:span text:style-name="_5f_variable"><text:span text:style-name="T5"><text:tab/>n : x<text:tab/> </text:span></text:span><text:span text:style-name="_5f_variable"><text:span text:style-name="T5"><draw:g text:anchor-type="as-char" svg:y="-0.21cm" draw:z-index="37" draw:name="Forme13"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74"> </text:span></text:span><text:span text:style-name="_5f_variable"><text:span text:style-name="T270">3(1 </text:span></text:span><text:span text:style-name="_5f_variable"><text:span text:style-name="T290">−</text:span></text:span><text:span text:style-name="_5f_variable"><text:span text:style-name="T270"> </text:span></text:span><text:span text:style-name="_5f_variable"><text:span text:style-name="T5">x</text:span></text:span><text:span text:style-name="_5f_variable"><text:span text:style-name="T270">) </text:span></text:span><text:span text:style-name="_5f_variable"><text:span text:style-name="T290">−</text:span></text:span><text:span text:style-name="_5f_variable"><text:span text:style-name="T270"> 3</text:span></text:span></text:p>
              </text:list-header>
            </text:list>
          </text:list-item>
        </text:list>
      </text:section>
      <text:list xml:id="list213342276729867" text:continue-numbering="true" text:style-name="_5f_Numérotation_20_des_20_exercices_20_livrets">
        <text:list-item>
          <text:list>
            <text:list-header>
              <text:p text:style-name="P111"><text:span text:style-name="_5f_variable"/></text:p>
            </text:list-header>
          </text:list>
        </text:list-item>
      </text:list>
      <table:table table:name="Tableau9" table:style-name="Tableau9">
        <table:table-column table:style-name="Tableau9.A"/>
        <table:table-column table:style-name="Tableau9.B" table:number-columns-repeated="3"/>
        <table:table-column table:style-name="Tableau9.E"/>
        <table:table-row>
          <table:table-cell table:style-name="Tableau9.A1" office:value-type="string">
            <text:p text:style-name="P32">Fonction linéaire</text:p>
          </table:table-cell>
          <table:table-cell table:style-name="Tableau9.B1" office:value-type="string">
            <text:p text:style-name="P37"><text:span text:style-name="_5f_Correction_5f_surligné"><text:span text:style-name="T334">g</text:span></text:span></text:p>
          </table:table-cell>
          <table:table-cell table:style-name="Tableau9.C1" office:value-type="string">
            <text:p text:style-name="P37"><text:span text:style-name="_5f_Correction_5f_surligné"><text:span text:style-name="T334">k</text:span></text:span></text:p>
          </table:table-cell>
          <table:table-cell table:style-name="Tableau9.D1" office:value-type="string">
            <text:p text:style-name="P38"><text:span text:style-name="_5f_Correction_5f_surligné"><text:span text:style-name="T335">l</text:span></text:span></text:p>
          </table:table-cell>
          <table:table-cell table:style-name="Tableau9.E1" office:value-type="string">
            <text:p text:style-name="P38"><text:span text:style-name="_5f_Correction_5f_surligné"><text:span text:style-name="T335">n</text:span></text:span></text:p>
          </table:table-cell>
        </table:table-row>
        <table:table-row table:style-name="Tableau9.2">
          <table:table-cell table:style-name="Tableau9.A2" office:value-type="string">
            <text:p text:style-name="P33">Coefficient</text:p>
          </table:table-cell>
          <table:table-cell table:style-name="Tableau9.B2" office:value-type="string">
            <text:p text:style-name="P34"><draw:frame draw:style-name="fr7" draw:name="Objet19" text:anchor-type="as-char" svg:y="-0.557cm" svg:width="0.497cm" svg:height="0.873cm" draw:z-index="65"><draw:object xlink:href="./Object 1" xlink:type="simple" xlink:show="embed" xlink:actuate="onLoad"/><draw:image xlink:href="./ObjectReplacements/Object 1" xlink:type="simple" xlink:show="embed" xlink:actuate="onLoad"/><svg:desc>formule</svg:desc></draw:frame></text:p>
          </table:table-cell>
          <table:table-cell table:style-name="Tableau9.C2" office:value-type="string">
            <text:p text:style-name="P36"><text:span text:style-name="_5f_Correction_5f_surligné"><text:span text:style-name="T22">−</text:span></text:span><text:span text:style-name="_5f_Correction_5f_surligné"><text:span text:style-name="T22"><draw:frame draw:style-name="fr4" draw:name="Objet21" text:anchor-type="as-char" svg:width="0.497cm" svg:height="0.873cm" draw:z-index="66"><draw:object xlink:href="./Object 12" xlink:type="simple" xlink:show="embed" xlink:actuate="onLoad"/><draw:image xlink:href="./ObjectReplacements/Object 12" xlink:type="simple" xlink:show="embed" xlink:actuate="onLoad"/><svg:desc>formule</svg:desc></draw:frame></text:span></text:span></text:p>
          </table:table-cell>
          <table:table-cell table:style-name="Tableau9.D2" office:value-type="string">
            <text:p text:style-name="P35"><text:span text:style-name="_5f_Correction_5f_surligné">1,8</text:span></text:p>
          </table:table-cell>
          <table:table-cell table:style-name="Tableau9.E2" office:value-type="string">
            <text:p text:style-name="P35"><text:span text:style-name="_5f_Correction_5f_surligné"><text:span text:style-name="T22">−</text:span></text:span><text:span text:style-name="_5f_Correction_5f_surligné">3</text:span></text:p>
          </table:table-cell>
        </table:table-row>
      </table:table>
      <text:list xml:id="list213343219234034" text:continue-list="list4001752878" text:style-name="Num_5f_Exo">
        <text:list-item>
          <text:h text:style-name="P79" text:outline-level="1"><text:span text:style-name="_5f_variable"><text:span text:style-name="T65">  </text:span></text:span><text:span text:style-name="_5f_variable"><text:span text:style-name="T6">f</text:span></text:span><text:span text:style-name="T296"> est une fonction linéaire de coefficient </text:span><text:span text:style-name="_5f_variable"><text:span text:style-name="T293">−</text:span></text:span><text:span text:style-name="T296">5.</text:span></text:h>
        </text:list-item>
      </text:list>
      <text:list xml:id="list213341389367799" text:continue-list="list213342579337196" text:style-name="liste_5f_abc">
        <text:list-item>
          <text:p text:style-name="P114">Complète le tableau de valeurs.</text:p>
        </text:list-item>
      </text:list>
      <table:table table:name="Tableau1" table:style-name="Tableau1">
        <table:table-column table:style-name="Tableau1.A"/>
        <table:table-column table:style-name="Tableau1.B" table:number-columns-repeated="7"/>
        <table:table-row table:style-name="Tableau1.1">
          <table:table-cell table:style-name="Tableau1.A1" office:value-type="string">
            <text:p text:style-name="P63"><text:span text:style-name="_5f_variable"><text:span text:style-name="T357">x</text:span></text:span></text:p>
          </table:table-cell>
          <table:table-cell table:style-name="Tableau1.B1" office:value-type="string">
            <text:p text:style-name="P63"><text:span text:style-name="_5f_variable"><text:span text:style-name="T151">−</text:span></text:span><text:span text:style-name="T416">3</text:span></text:p>
          </table:table-cell>
          <table:table-cell table:style-name="Tableau1.C1" office:value-type="string">
            <text:p text:style-name="P63"><text:span text:style-name="_5f_variable"><text:span text:style-name="T151">−</text:span></text:span><text:span text:style-name="T417">0,5</text:span></text:p>
          </table:table-cell>
          <table:table-cell table:style-name="Tableau1.D1" office:value-type="string">
            <text:p text:style-name="P73"><text:span text:style-name="T23">−0,</text:span><text:span text:style-name="T25">1</text:span></text:p>
          </table:table-cell>
          <table:table-cell table:style-name="Tableau1.E1" office:value-type="string">
            <text:p text:style-name="P73">0</text:p>
          </table:table-cell>
          <table:table-cell table:style-name="Tableau1.F1" office:value-type="string">
            <text:p text:style-name="P74">5</text:p>
          </table:table-cell>
          <table:table-cell table:style-name="Tableau1.G1" office:value-type="string">
            <text:p text:style-name="P75">3,6</text:p>
          </table:table-cell>
          <table:table-cell table:style-name="Tableau1.H1" office:value-type="string">
            <text:p text:style-name="P74">10</text:p>
          </table:table-cell>
        </table:table-row>
        <table:table-row table:style-name="Tableau1.1">
          <table:table-cell table:style-name="Tableau1.A2" office:value-type="string">
            <text:p text:style-name="P63"><text:span text:style-name="_5f_variable"><text:span text:style-name="T352">f</text:span></text:span><text:span text:style-name="T354">(</text:span><text:span text:style-name="_5f_variable"><text:span text:style-name="T357">x</text:span></text:span><text:span text:style-name="T354">)</text:span></text:p>
          </table:table-cell>
          <table:table-cell table:style-name="Tableau1.B2" office:value-type="string">
            <text:p text:style-name="P73">15</text:p>
          </table:table-cell>
          <table:table-cell table:style-name="Tableau1.C2" office:value-type="string">
            <text:p text:style-name="P73">2,5</text:p>
          </table:table-cell>
          <table:table-cell table:style-name="Tableau1.D2" office:value-type="string">
            <text:p text:style-name="P74">0,5</text:p>
          </table:table-cell>
          <table:table-cell table:style-name="Tableau1.E2" office:value-type="string">
            <text:p text:style-name="P74">0</text:p>
          </table:table-cell>
          <table:table-cell table:style-name="Tableau1.F2" office:value-type="string">
            <text:p text:style-name="P75">−25</text:p>
          </table:table-cell>
          <table:table-cell table:style-name="Tableau1.G2" office:value-type="string">
            <text:p text:style-name="P63"><text:span text:style-name="_5f_variable"><text:span text:style-name="T151">−</text:span></text:span><text:span text:style-name="T416">1</text:span><text:span text:style-name="T417">8</text:span></text:p>
          </table:table-cell>
          <table:table-cell table:style-name="Tableau1.H2" office:value-type="string">
            <text:p text:style-name="P75">−50</text:p>
          </table:table-cell>
        </table:table-row>
      </table:table>
      <text:list xml:id="list213341683373315" text:continue-numbering="true" text:style-name="liste_5f_abc">
        <text:list-item>
          <text:p text:style-name="P115">Que peux-tu dire de ce tableau ? Justifie.</text:p>
        </text:list-item>
      </text:list>
      <text:list xml:id="list213342699944892" text:continue-list="list213342276729867" text:style-name="_5f_Numérotation_20_des_20_exercices_20_livrets">
        <text:list-header>
          <text:p text:style-name="P135"><text:span text:style-name="_5f_Correction_5f_surligné"><text:span text:style-name="T242">C</text:span></text:span><text:span text:style-name="_5f_Correction_5f_surligné"><text:span text:style-name="T152">e tableau est un tableau de proportionnalité </text:span></text:span><text:span text:style-name="_5f_Correction_5f_surligné"><text:span text:style-name="T153">de coefficient <text:s/></text:span></text:span><text:span text:style-name="_5f_Correction_5f_surligné"><text:span text:style-name="T246">−</text:span></text:span><text:span text:style-name="_5f_Correction_5f_surligné"><text:span text:style-name="T153">5.</text:span></text:span></text:p>
        </text:list-header>
      </text:list>
      <text:p text:style-name="P138"><text:span text:style-name="_5f_Correction_5f_surligné"/></text:p>
      <text:p text:style-name="P138"><text:span text:style-name="_5f_Correction_5f_surligné"/></text:p>
      <text:p text:style-name="P138"><text:span text:style-name="_5f_Correction_5f_surligné"/></text:p>
      <text:list xml:id="list213341788492343" text:continue-list="list213343219234034" text:style-name="Num_5f_Exo">
        <text:list-item>
          <text:h text:style-name="P78" text:outline-level="1"><text:span text:style-name="_5f_variable"><text:span text:style-name="T66"> </text:span></text:span><text:span text:style-name="_5f_variable"><text:span text:style-name="T5">k</text:span></text:span><text:span text:style-name="T284"> est une fonction linéaire telle que </text:span><text:span text:style-name="_5f_variable"><text:span text:style-name="T5">k</text:span></text:span><text:span text:style-name="T284">(4) </text:span><text:span text:style-name="T294">=</text:span><text:span text:style-name="T284"> 3.</text:span></text:h>
        </text:list-item>
      </text:list>
      <text:list xml:id="list213341569291408" text:continue-list="list213342699944892" text:style-name="_5f_Numérotation_20_des_20_exercices_20_livrets">
        <text:list-item>
          <text:list>
            <text:list-header>
              <text:p text:style-name="P108"><text:span text:style-name="T284">Est-il possible que </text:span><text:span text:style-name="_5f_variable"><text:span text:style-name="T5">k</text:span></text:span><text:span text:style-name="T284">(</text:span><text:span text:style-name="_5f_variable"><text:span text:style-name="T290">−</text:span></text:span><text:span text:style-name="T284">8) </text:span><text:span text:style-name="T294">=</text:span><text:span text:style-name="T284"> </text:span><text:span text:style-name="_5f_variable"><text:span text:style-name="T290">−</text:span></text:span><text:span text:style-name="T284">5 ? Justifie.</text:span></text:p>
            </text:list-header>
          </text:list>
        </text:list-item>
      </text:list>
      <text:p text:style-name="P76"><text:span text:style-name="_5f_Correction_5f_surligné"><text:span text:style-name="T247">Si </text:span></text:span><text:span text:style-name="_5f_Correction_5f_surligné"><text:span text:style-name="T221">k</text:span></text:span><text:span text:style-name="_5f_Correction_5f_surligné"><text:span text:style-name="T247"> était une fonction linéaire, on aurait </text:span></text:span><text:span text:style-name="_5f_Correction_5f_surligné"><text:span text:style-name="T221">k</text:span></text:span><text:span text:style-name="_5f_Correction_5f_surligné"><text:span text:style-name="T247">(8) = 6, donc </text:span></text:span><text:span text:style-name="_5f_Correction_5f_surligné"><text:span text:style-name="T221">k</text:span></text:span><text:span text:style-name="_5f_Correction_5f_surligné"><text:span text:style-name="T247">(</text:span></text:span><text:span text:style-name="_5f_Correction_5f_surligné"><text:span text:style-name="T246">−</text:span></text:span><text:span text:style-name="_5f_Correction_5f_surligné"><text:span text:style-name="T247">8) = </text:span></text:span><text:span text:style-name="_5f_Correction_5f_surligné"><text:span text:style-name="T246">−</text:span></text:span><text:span text:style-name="_5f_Correction_5f_surligné"><text:span text:style-name="T247">6 <text:s/></text:span></text:span><text:span text:style-name="_5f_Correction_5f_surligné"><text:span text:style-name="T248">et </text:span></text:span><text:span text:style-name="_5f_Correction_5f_surligné"><text:span text:style-name="T246">−</text:span></text:span><text:span text:style-name="_5f_Correction_5f_surligné"><text:span text:style-name="T247">6</text:span></text:span><text:span text:style-name="_5f_Correction_5f_surligné"><text:span text:style-name="T248"> </text:span></text:span><text:span text:style-name="_5f_Correction_5f_surligné"><text:span text:style-name="T260"></text:span></text:span><text:span text:style-name="_5f_Correction_5f_surligné"><text:span text:style-name="T233">−</text:span></text:span><text:span text:style-name="_5f_Correction_5f_surligné"><text:span text:style-name="T172">5</text:span></text:span><text:span text:style-name="_5f_Correction_5f_surligné"><text:span text:style-name="T247">. </text:span></text:span><text:span text:style-name="_5f_Correction_5f_surligné"><text:span text:style-name="T170">La fonction </text:span></text:span><text:span text:style-name="_5f_Correction_5f_surligné"><text:span text:style-name="T220">k</text:span></text:span><text:span text:style-name="_5f_Correction_5f_surligné"><text:span text:style-name="T170"> </text:span></text:span><text:span text:style-name="_5f_Correction_5f_surligné"><text:span text:style-name="T171">n’est donc pas </text:span></text:span><text:span text:style-name="_5f_Correction_5f_surligné"><text:span text:style-name="T170"><text:s/>linéaire.</text:span></text:span></text:p>
      <text:list xml:id="list213341811896528" text:continue-list="list213341788492343" text:style-name="Num_5f_Exo">
        <text:list-item>
          <text:h text:style-name="P83" text:outline-level="1"><text:span text:style-name="_5f_variable"><text:span text:style-name="T66"> </text:span></text:span><text:span text:style-name="_5f_variable"><text:span text:style-name="T59">f</text:span></text:span><text:span text:style-name="_5f_pointillés_20_gris"><text:span text:style-name="T35"> est une fonction linéaire telle que </text:span></text:span><text:span text:style-name="_5f_variable"><text:span text:style-name="T59">f</text:span></text:span><text:span text:style-name="_5f_pointillés_20_gris"><text:span text:style-name="T35">(7) </text:span></text:span><text:span text:style-name="_5f_pointillés_20_gris"><text:span text:style-name="T52">=</text:span></text:span><text:span text:style-name="_5f_pointillés_20_gris"><text:span text:style-name="T35"> </text:span></text:span><text:span text:style-name="_5f_pointillés_20_gris"><text:span text:style-name="T52">−</text:span></text:span><text:span text:style-name="_5f_pointillés_20_gris"><text:span text:style-name="T35">2.</text:span></text:span></text:h>
        </text:list-item>
      </text:list>
      <text:p text:style-name="P47"><text:span text:style-name="T285">Sans déterminer le coefficient de </text:span><text:span text:style-name="_5f_variable"><text:span text:style-name="T60">f</text:span></text:span><text:span text:style-name="T285">, calcule.</text:span></text:p>
      <text:list xml:id="list213341937319583" text:continue-list="list213341683373315" text:style-name="liste_5f_abc">
        <text:list-item text:start-value="1">
          <text:p text:style-name="P139"><text:span text:style-name="_5f_variable"><text:span text:style-name="T144">f </text:span></text:span><text:span text:style-name="T285">(21)</text:span><text:span text:style-name="_5f_pointillés_20_gris"><text:span text:style-name="T43"> </text:span></text:span><text:span text:style-name="_5f_pointillés_20_gris"><text:span text:style-name="T57">=</text:span></text:span><text:span text:style-name="_5f_pointillés_20_gris"><text:span text:style-name="T305"> </text:span></text:span><text:span text:style-name="_5f_variable"><text:span text:style-name="T9">f </text:span></text:span><text:span text:style-name="_5f_Correction_5f_surligné"><text:span text:style-name="T275">(</text:span></text:span><text:span text:style-name="_5f_Correction_5f_surligné"><text:span text:style-name="T297">3</text:span></text:span><text:span text:style-name="_5f_Correction_5f_surligné"><text:span text:style-name="T370"></text:span></text:span><text:span text:style-name="_5f_Correction_5f_surligné"><text:span text:style-name="T275">7) = </text:span></text:span><text:span text:style-name="_5f_Correction_5f_surligné"><text:span text:style-name="T297">3 </text:span></text:span><text:span text:style-name="_5f_Correction_5f_surligné"><text:span text:style-name="T370"> </text:span></text:span><text:span text:style-name="_5f_variable"><text:span text:style-name="T9">f </text:span></text:span><text:span text:style-name="_5f_Correction_5f_surligné"><text:span text:style-name="T275">(7) </text:span></text:span><text:span text:style-name="_5f_Correction_5f_surligné"><text:span text:style-name="T276">= </text:span></text:span><text:span text:style-name="_5f_Correction_5f_surligné"><text:span text:style-name="T275">3 </text:span></text:span><text:span text:style-name="_5f_Correction_5f_surligné"><text:span text:style-name="T371"> </text:span></text:span><text:span text:style-name="_5f_Correction_5f_surligné"><text:span text:style-name="T297">(</text:span></text:span><text:span text:style-name="_5f_Correction_5f_surligné"><text:span text:style-name="T244">−</text:span></text:span><text:span text:style-name="_5f_Correction_5f_surligné"><text:span text:style-name="T275">2</text:span></text:span><text:span text:style-name="_5f_Correction_5f_surligné"><text:span text:style-name="T297">) = </text:span></text:span><text:span text:style-name="_5f_Correction_5f_surligné"><text:span text:style-name="T244">−</text:span></text:span><text:span text:style-name="_5f_Correction_5f_surligné"><text:span text:style-name="T297">6.</text:span></text:span></text:p>
        </text:list-item>
        <text:list-item>
          <text:p text:style-name="P141"><text:span text:style-name="_5f_variable"><text:span text:style-name="T4">f </text:span></text:span><text:span text:style-name="_5f_pointillés_20_gris"><text:span text:style-name="T36">(</text:span></text:span><text:span text:style-name="_5f_pointillés_20_gris"><text:span text:style-name="T53">−</text:span></text:span><text:span text:style-name="_5f_pointillés_20_gris"><text:span text:style-name="T37">3,5</text:span></text:span><text:span text:style-name="_5f_pointillés_20_gris"><text:span text:style-name="T36">)</text:span></text:span><text:span text:style-name="_5f_pointillés_20_gris"><text:span text:style-name="T43"> </text:span></text:span><text:span text:style-name="_5f_pointillés_20_gris"><text:span text:style-name="T57">=</text:span></text:span><text:span text:style-name="_5f_pointillés_20_gris"><text:span text:style-name="T36"> </text:span></text:span><text:span text:style-name="_5f_variable"><text:span text:style-name="T9">f </text:span></text:span><text:span text:style-name="_5f_Correction_5f_surligné"><text:span text:style-name="T297"><draw:frame draw:style-name="fr4" draw:name="Objet7" text:anchor-type="as-char" svg:width="1.097cm" svg:height="0.96cm" draw:z-index="67"><draw:object xlink:href="./Object 13" xlink:type="simple" xlink:show="embed" xlink:actuate="onLoad"/><draw:image xlink:href="./ObjectReplacements/Object 13" xlink:type="simple" xlink:show="embed" xlink:actuate="onLoad"/><svg:desc>formule</svg:desc></draw:frame></text:span></text:span><text:span text:style-name="_5f_Correction_5f_surligné"><text:span text:style-name="T276"><text:s/></text:span></text:span><text:span text:style-name="_5f_Correction_5f_surligné"><text:span text:style-name="T275">= </text:span></text:span><text:span text:style-name="_5f_Correction_5f_surligné"><text:span text:style-name="T275"><draw:frame draw:style-name="fr4" draw:name="Objet8" text:anchor-type="as-char" svg:width="0.75cm" svg:height="0.873cm" draw:z-index="68"><draw:object xlink:href="./Object 14" xlink:type="simple" xlink:show="embed" xlink:actuate="onLoad"/><draw:image xlink:href="./ObjectReplacements/Object 14" xlink:type="simple" xlink:show="embed" xlink:actuate="onLoad"/><svg:desc>formule</svg:desc></draw:frame></text:span></text:span><text:span text:style-name="_5f_Correction_5f_surligné"><text:span text:style-name="T275"><text:s/></text:span></text:span><text:span text:style-name="_5f_Correction_5f_surligné"><text:span text:style-name="T370"> </text:span></text:span><text:span text:style-name="_5f_variable"><text:span text:style-name="T9">f </text:span></text:span><text:span text:style-name="_5f_Correction_5f_surligné"><text:span text:style-name="T275">(7) </text:span></text:span><text:span text:style-name="_5f_Correction_5f_surligné"><text:span text:style-name="T276">= </text:span></text:span><text:span text:style-name="_5f_Correction_5f_surligné"><text:span text:style-name="T276"><draw:frame draw:style-name="fr4" draw:name="Objet9" text:anchor-type="as-char" svg:width="0.75cm" svg:height="0.873cm" draw:z-index="69"><draw:object xlink:href="./Object 15" xlink:type="simple" xlink:show="embed" xlink:actuate="onLoad"/><draw:image xlink:href="./ObjectReplacements/Object 15" xlink:type="simple" xlink:show="embed" xlink:actuate="onLoad"/><svg:desc>formule</svg:desc></draw:frame></text:span></text:span><text:span text:style-name="_5f_Correction_5f_surligné"><text:span text:style-name="T276"><text:s/></text:span></text:span><text:span text:style-name="_5f_Correction_5f_surligné"><text:span text:style-name="T371"> </text:span></text:span><text:span text:style-name="_5f_Correction_5f_surligné"><text:span text:style-name="T297">(</text:span></text:span><text:span text:style-name="_5f_Correction_5f_surligné"><text:span text:style-name="T293">−</text:span></text:span><text:span text:style-name="_5f_Correction_5f_surligné"><text:span text:style-name="T275">2</text:span></text:span><text:span text:style-name="_5f_Correction_5f_surligné"><text:span text:style-name="T297">)</text:span></text:span></text:p>
          <text:p text:style-name="P141"><text:span text:style-name="_5f_Correction_5f_surligné"><text:span text:style-name="T298"><text:s/></text:span></text:span><text:span text:style-name="_5f_Correction_5f_surligné"><text:span text:style-name="T299"><text:s text:c="4"/></text:span></text:span><text:span text:style-name="_5f_variable"><text:span text:style-name="T9">f </text:span></text:span><text:span text:style-name="_5f_pointillés_20_gris"><text:span text:style-name="T39">(</text:span></text:span><text:span text:style-name="_5f_pointillés_20_gris"><text:span text:style-name="T55">−</text:span></text:span><text:span text:style-name="_5f_pointillés_20_gris"><text:span text:style-name="T39">3,5)</text:span></text:span><text:span text:style-name="_5f_pointillés_20_gris"><text:span text:style-name="T44">  </text:span></text:span><text:span text:style-name="_5f_Correction_5f_surligné"><text:span text:style-name="T299">= <text:s/></text:span></text:span><text:span text:style-name="_5f_Correction_5f_surligné"><text:span text:style-name="T300">1.</text:span></text:span></text:p>
        </text:list-item>
      </text:list>
      <text:list xml:id="list213342911510230" text:continue-list="list213341811896528" text:style-name="Num_5f_Exo">
        <text:list-item>
          <text:h text:style-name="P80" text:outline-level="1"><text:span text:style-name="_5f_pointillés_20_gris"><text:span text:style-name="T40"> </text:span></text:span><text:span text:style-name="_5f_variable"><text:span text:style-name="T142">g</text:span></text:span><text:span text:style-name="_5f_pointillés_20_gris"><text:span text:style-name="T40"> </text:span></text:span><text:span text:style-name="_5f_pointillés_20_gris"><text:span text:style-name="T34">est</text:span></text:span><text:span text:style-name="_5f_pointillés_20_gris"><text:span text:style-name="T40"> une fonction linéaire telle que </text:span></text:span><text:span text:style-name="_5f_variable"><text:span text:style-name="T61">g</text:span></text:span><text:span text:style-name="_5f_pointillés_20_gris"><text:span text:style-name="T40">(3) </text:span></text:span><text:span text:style-name="_5f_pointillés_20_gris"><text:span text:style-name="T56">=</text:span></text:span><text:span text:style-name="_5f_pointillés_20_gris"><text:span text:style-name="T40"> 7,2 et </text:span></text:span><text:span text:style-name="_5f_variable"><text:span text:style-name="T61">g</text:span></text:span><text:span text:style-name="_5f_pointillés_20_gris"><text:span text:style-name="T40">(5) </text:span></text:span><text:span text:style-name="_5f_pointillés_20_gris"><text:span text:style-name="T56">=</text:span></text:span><text:span text:style-name="_5f_pointillés_20_gris"><text:span text:style-name="T40"> 12. </text:span></text:span><text:span text:style-name="_5f_pointillés_20_gris"><text:span text:style-name="T41">Sans déterminer le coefficient de </text:span></text:span><text:span text:style-name="_5f_variable"><text:span text:style-name="T143">g</text:span></text:span><text:span text:style-name="_5f_pointillés_20_gris"><text:span text:style-name="T41">, calcule.</text:span></text:span></text:h>
        </text:list-item>
      </text:list>
      <text:list xml:id="list213341673998350" text:continue-list="list213341937319583" text:style-name="liste_5f_abc">
        <text:list-item text:start-value="1">
          <text:p text:style-name="P140"><text:span text:style-name="_5f_variable"><text:span text:style-name="T62">g</text:span></text:span><text:span text:style-name="_5f_pointillés_20_gris"><text:span text:style-name="T42">(2) </text:span></text:span><text:span text:style-name="_5f_pointillés_20_gris"><text:span text:style-name="T58">=</text:span></text:span><text:span text:style-name="_5f_pointillés_20_gris"><text:span text:style-name="T42"> </text:span></text:span><text:span text:style-name="_5f_Correction_5f_surligné"><text:span text:style-name="T92">g</text:span></text:span><text:span text:style-name="_5f_Correction_5f_surligné"><text:span text:style-name="T46">(5) − </text:span></text:span><text:span text:style-name="_5f_Correction_5f_surligné"><text:span text:style-name="T92">g </text:span></text:span><text:span text:style-name="_5f_Correction_5f_surligné"><text:span text:style-name="T46">(3) = 12 − 7,2 = 4,8.</text:span></text:span></text:p>
        </text:list-item>
        <text:list-item>
          <text:p text:style-name="P142"><text:span text:style-name="_5f_variable"><text:span text:style-name="T62">g</text:span></text:span><text:span text:style-name="_5f_pointillés_20_gris"><text:span text:style-name="T42">(</text:span></text:span><text:span text:style-name="_5f_pointillés_20_gris"><text:span text:style-name="T54">−</text:span></text:span><text:span text:style-name="_5f_pointillés_20_gris"><text:span text:style-name="T42">2) </text:span></text:span><text:span text:style-name="_5f_pointillés_20_gris"><text:span text:style-name="T58">=</text:span></text:span><text:span text:style-name="_5f_pointillés_20_gris"><text:span text:style-name="T42"> </text:span></text:span><text:span text:style-name="_5f_Correction_5f_surligné"><text:span text:style-name="T46">−</text:span></text:span><text:span text:style-name="_5f_Correction_5f_surligné"><text:span text:style-name="T92">g </text:span></text:span><text:span text:style-name="_5f_Correction_5f_surligné"><text:span text:style-name="T46">(2) = − 4,8.</text:span></text:span></text:p>
        </text:list-item>
        <text:list-item>
          <text:p text:style-name="P142"><text:span text:style-name="_5f_variable"><text:span text:style-name="T62">g</text:span></text:span><text:span text:style-name="_5f_pointillés_20_gris"><text:span text:style-name="T42">(</text:span></text:span><text:span text:style-name="_5f_pointillés_20_gris"><text:span text:style-name="T54">−</text:span></text:span><text:span text:style-name="_5f_pointillés_20_gris"><text:span text:style-name="T38">6</text:span></text:span><text:span text:style-name="_5f_pointillés_20_gris"><text:span text:style-name="T42">) </text:span></text:span><text:span text:style-name="_5f_pointillés_20_gris"><text:span text:style-name="T58">=</text:span></text:span><text:span text:style-name="_5f_pointillés_20_gris"><text:span text:style-name="T42"> </text:span></text:span><text:span text:style-name="_5f_Correction_5f_surligné"><text:span text:style-name="T46">− 2 </text:span></text:span><text:span text:style-name="_5f_Correction_5f_surligné"><text:span text:style-name="T146"></text:span></text:span><text:span text:style-name="_5f_Correction_5f_surligné"><text:span text:style-name="T33"> </text:span></text:span><text:span text:style-name="_5f_Correction_5f_surligné"><text:span text:style-name="T92">g </text:span></text:span><text:span text:style-name="_5f_Correction_5f_surligné"><text:span text:style-name="T46">(3) =</text:span></text:span><text:span text:style-name="_5f_Correction_5f_surligné"><text:span text:style-name="T33"> </text:span></text:span><text:span text:style-name="_5f_Correction_5f_surligné"><text:span text:style-name="T46">− 2 </text:span></text:span><text:span text:style-name="_5f_Correction_5f_surligné"><text:span text:style-name="T146"></text:span></text:span><text:span text:style-name="_5f_Correction_5f_surligné"><text:span text:style-name="T46"> 7,2 =</text:span></text:span><text:span text:style-name="_5f_Correction_5f_surligné"><text:span text:style-name="T33"> </text:span></text:span><text:span text:style-name="_5f_Correction_5f_surligné"><text:span text:style-name="T46">− 14,4</text:span></text:span></text:p>
        </text:list-item>
        <text:list-item>
          <text:p text:style-name="P142"><text:span text:style-name="_5f_variable"><text:span text:style-name="T62">g</text:span></text:span><text:span text:style-name="_5f_pointillés_20_gris"><text:span text:style-name="T42">(</text:span></text:span><text:span text:style-name="_5f_pointillés_20_gris"><text:span text:style-name="T38">11</text:span></text:span><text:span text:style-name="_5f_pointillés_20_gris"><text:span text:style-name="T42">) </text:span></text:span><text:span text:style-name="_5f_pointillés_20_gris"><text:span text:style-name="T58">=</text:span></text:span><text:span text:style-name="_5f_pointillés_20_gris"><text:span text:style-name="T42"> </text:span></text:span><text:span text:style-name="_5f_Correction_5f_surligné"><text:span text:style-name="T93">g</text:span></text:span><text:span text:style-name="_5f_Correction_5f_surligné"><text:span text:style-name="T148">(5) + </text:span></text:span><text:span text:style-name="_5f_Correction_5f_surligné"><text:span text:style-name="T93">g</text:span></text:span><text:span text:style-name="_5f_Correction_5f_surligné"><text:span text:style-name="T148">(6) </text:span></text:span><text:span text:style-name="_5f_Correction_5f_surligné"><text:span text:style-name="T149">= </text:span></text:span><text:span text:style-name="_5f_Correction_5f_surligné"><text:span text:style-name="T93">g</text:span></text:span><text:span text:style-name="_5f_Correction_5f_surligné"><text:span text:style-name="T148">(5) </text:span></text:span><text:span text:style-name="_5f_Correction_5f_surligné"><text:span text:style-name="T149">+ 2 </text:span></text:span><text:span text:style-name="_5f_Correction_5f_surligné"><text:span text:style-name="T147"> </text:span></text:span><text:span text:style-name="_5f_Correction_5f_surligné"><text:span text:style-name="T93">g</text:span></text:span><text:span text:style-name="_5f_Correction_5f_surligné"><text:span text:style-name="T148">(</text:span></text:span><text:span text:style-name="_5f_Correction_5f_surligné"><text:span text:style-name="T149">3</text:span></text:span><text:span text:style-name="_5f_Correction_5f_surligné"><text:span text:style-name="T148">)</text:span></text:span></text:p>
          <text:list>
            <text:list-header>
              <text:p text:style-name="P143"><text:span text:style-name="_5f_Correction_5f_surligné"><text:span text:style-name="T150"><text:tab/></text:span></text:span><text:span text:style-name="_5f_variable"><text:span text:style-name="T63">g</text:span></text:span><text:span text:style-name="_5f_pointillés_20_gris"><text:span text:style-name="T44">(</text:span></text:span><text:span text:style-name="_5f_pointillés_20_gris"><text:span text:style-name="T39">11</text:span></text:span><text:span text:style-name="_5f_pointillés_20_gris"><text:span text:style-name="T44">) </text:span></text:span><text:span text:style-name="_5f_Correction_5f_surligné"><text:span text:style-name="T148">= </text:span></text:span><text:span text:style-name="_5f_Correction_5f_surligné"><text:span text:style-name="T149">12 + 14,4 = 26,4</text:span></text:span></text:p>
            </text:list-header>
          </text:list>
        </text:list-item>
      </text:list>
      <text:list xml:id="list213343011286369" text:continue-list="list213342911510230" text:style-name="Num_5f_Exo">
        <text:list-item>
          <text:h text:style-name="P84" text:outline-level="1"> Parmi ces fonctions, détermine :</text:h>
        </text:list-item>
      </text:list>
      <text:section text:style-name="Sect2" text:name="Section1">
        <text:list xml:id="list34419202" text:style-name="_5f_Numérotation_20_des_20_exercices_20_livrets">
          <text:list-item>
            <text:list>
              <text:list-header>
                <text:p text:style-name="P112"><text:span text:style-name="_5f_variable"><text:span text:style-name="T3"><text:tab/>f</text:span></text:span><text:span text:style-name="_5f_variable"><text:span text:style-name="T269"> : </text:span></text:span><text:span text:style-name="_5f_variable"><text:span text:style-name="T3">x<text:tab/> </text:span></text:span><text:span text:style-name="_5f_variable"><text:span text:style-name="T3"><draw:g text:anchor-type="as-char" svg:y="-0.21cm" draw:z-index="38" draw:name="Forme14"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7"> </text:span></text:span><text:span text:style-name="T285">4</text:span><text:span text:style-name="_5f_variable"><text:span text:style-name="T4">x</text:span></text:span><text:span text:style-name="T284"> </text:span><text:span text:style-name="T294">−</text:span><text:span text:style-name="T284"> </text:span>3 </text:p>
                <text:p text:style-name="P112"><text:span text:style-name="_5f_variable"><text:span text:style-name="T3"><text:tab/>g</text:span></text:span><text:span text:style-name="_5f_variable"><text:span text:style-name="T269"> : </text:span></text:span><text:span text:style-name="_5f_variable"><text:span text:style-name="T3">x<text:tab/></text:span></text:span> <draw:g text:anchor-type="as-char" svg:y="-0.21cm" draw:z-index="39" draw:name="Forme15"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 5<text:span text:style-name="T284"> </text:span><text:span text:style-name="T47">─</text:span><text:span text:style-name="T284"> </text:span>2<text:span text:style-name="_5f_variable"><text:span text:style-name="T3">x</text:span></text:span></text:p>
                <text:p text:style-name="P113"><text:span text:style-name="_5f_variable"><text:span text:style-name="T3"><text:tab/>h</text:span></text:span><text:span text:style-name="_5f_variable"><text:span text:style-name="T269"> : </text:span></text:span><text:span text:style-name="_5f_variable"><text:span text:style-name="T3">x<text:tab/> </text:span></text:span><text:span text:style-name="_5f_variable"><text:span text:style-name="T3"><draw:g text:anchor-type="as-char" svg:y="-0.21cm" draw:z-index="40" draw:name="Forme16"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7"> </text:span></text:span><text:span text:style-name="_5f_variable"><text:span text:style-name="T269">4,5</text:span></text:span><text:span text:style-name="_5f_variable"><text:span text:style-name="T4">x</text:span></text:span></text:p>
                <text:p text:style-name="P109"><text:span text:style-name="_5f_variable"><text:span text:style-name="T4"><text:tab/>j</text:span></text:span><text:span text:style-name="_5f_variable"><text:span text:style-name="T269"> : </text:span></text:span><text:span text:style-name="_5f_variable"><text:span text:style-name="T4">x<text:tab/> </text:span></text:span><text:span text:style-name="_5f_variable"><text:span text:style-name="T4"><draw:g text:anchor-type="as-char" svg:y="-0.21cm" draw:z-index="41" draw:name="Forme17"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8"> </text:span></text:span><text:span text:style-name="_5f_variable"><text:span text:style-name="T269">3</text:span></text:span><text:span text:style-name="_5f_variable"><text:span text:style-name="T4">x</text:span></text:span><text:span text:style-name="_5f_variable"><text:span text:style-name="T295">2</text:span></text:span><text:span text:style-name="_5f_variable"><text:span text:style-name="T270"> </text:span></text:span><text:span text:style-name="_5f_variable"><text:span text:style-name="T290"></text:span></text:span><text:span text:style-name="_5f_variable"><text:span text:style-name="T269"> 5</text:span></text:span></text:p>
                <text:p text:style-name="P113"><text:span text:style-name="_5f_variable"><text:span text:style-name="T4"><text:tab/>k</text:span></text:span><text:span text:style-name="_5f_variable"><text:span text:style-name="T269"> : </text:span></text:span><text:span text:style-name="_5f_variable"><text:span text:style-name="T4">x<text:tab/> </text:span></text:span><text:span text:style-name="_5f_variable"><text:span text:style-name="T4"><draw:g text:anchor-type="as-char" svg:y="-0.21cm" draw:z-index="42" draw:name="Forme18"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68"> </text:span></text:span><text:span text:style-name="_5f_variable"><text:span text:style-name="T47">─</text:span></text:span><text:span text:style-name="_5f_variable"><text:span text:style-name="T270">4 </text:span></text:span></text:p>
                <text:p text:style-name="P111"><text:span text:style-name="_5f_variable"><text:span text:style-name="T5"><text:tab/>l</text:span></text:span><text:span text:style-name="_5f_variable"><text:span text:style-name="T270"> : </text:span></text:span><text:span text:style-name="_5f_variable"><text:span text:style-name="T5">x<text:tab/> </text:span></text:span><text:span text:style-name="_5f_variable"><text:span text:style-name="T5"><draw:g text:anchor-type="as-char" svg:y="-0.21cm" draw:z-index="43" draw:name="Forme19" draw:style-name="gr39"><draw:line draw:style-name="gr40" draw:text-style-name="P180" svg:x1="0cm" svg:y1="-0.001cm" svg:x2="0cm" svg:y2="0.165cm"><text:p/></draw:line><draw:line draw:style-name="gr40" draw:text-style-name="P180" svg:x1="0cm" svg:y1="0.082cm" svg:x2="0.529cm" svg:y2="0.082cm"><text:p/></draw:line><draw:line draw:style-name="gr40" draw:text-style-name="P180" svg:x1="0.529cm" svg:y1="0.082cm" svg:x2="0.439cm" svg:y2="-0.001cm"><text:p/></draw:line><draw:line draw:style-name="gr40" draw:text-style-name="P180" svg:x1="0.529cm" svg:y1="0.082cm" svg:x2="0.439cm" svg:y2="0.165cm"><text:p/></draw:line></draw:g></text:span></text:span><text:span text:style-name="_5f_variable"><text:span text:style-name="T270"><draw:frame draw:style-name="fr5" draw:name="Objet12" text:anchor-type="as-char" svg:width="0.515cm" svg:height="0.93cm" draw:z-index="26"><draw:object xlink:href="./Object 5" xlink:type="simple" xlink:show="embed" xlink:actuate="onLoad"/><draw:image xlink:href="./ObjectReplacements/Object 5" xlink:type="simple" xlink:show="embed" xlink:actuate="onLoad"/><svg:desc>formule</svg:desc></draw:frame></text:span></text:span></text:p>
              </text:list-header>
            </text:list>
          </text:list-item>
        </text:list>
      </text:section>
      <text:list xml:id="list213342998801275" text:continue-list="list213341673998350" text:style-name="liste_5f_abc">
        <text:list-item text:start-value="1">
          <text:p text:style-name="P144">celles qui sont affines : <text:span text:style-name="_5f_Correction_5f_surligné"><text:span text:style-name="T332">f, g, h </text:span></text:span><text:span text:style-name="_5f_Correction_5f_surligné"><text:span text:style-name="T27">et</text:span></text:span><text:span text:style-name="_5f_Correction_5f_surligné"><text:span text:style-name="T332"> k</text:span></text:span><text:span text:style-name="_5f_Correction_5f_surligné"><text:span text:style-name="T301">.</text:span></text:span></text:p>
        </text:list-item>
        <text:list-item>
          <text:p text:style-name="P144">celles qui sont linéaires : <text:span text:style-name="_5f_Correction_5f_surligné"><text:span text:style-name="T332">h</text:span></text:span><text:span text:style-name="_5f_Correction_5f_surligné"><text:span text:style-name="T301">.</text:span></text:span></text:p>
        </text:list-item>
        <text:list-item>
          <text:p text:style-name="P144">celles qui sont constantes : <text:span text:style-name="_5f_Correction_5f_surligné"><text:span text:style-name="T333">k</text:span></text:span><text:span text:style-name="_5f_Correction_5f_surligné"><text:span text:style-name="T302">.</text:span></text:span></text:p>
        </text:list-item>
        <text:list-item>
          <text:p text:style-name="P142"><text:span text:style-name="_5f_pointillés_20_gris"><text:span text:style-name="T45">celles qui ne sont pas affines :</text:span></text:span><text:span text:style-name="_5f_pointillés_20_gris"><text:span text:style-name="T304"> </text:span></text:span><text:span text:style-name="_5f_Correction_5f_surligné"><text:span text:style-name="T336">j </text:span></text:span><text:span text:style-name="_5f_Correction_5f_surligné"><text:span text:style-name="T306">et</text:span></text:span><text:span text:style-name="_5f_Correction_5f_surligné"><text:span text:style-name="T336"> l</text:span></text:span><text:span text:style-name="_5f_Correction_5f_surligné"><text:span text:style-name="T304">.</text:span></text:span></text:p>
        </text:list-item>
      </text:list>
      <text:list xml:id="list213341357653393" text:continue-list="list213343011286369" text:style-name="Num_5f_Exo">
        <text:list-item>
          <text:h text:style-name="P78" text:outline-level="1"><text:span text:style-name="_5f_variable"><text:span text:style-name="T66"> </text:span></text:span><text:span text:style-name="_5f_variable"><text:span text:style-name="T5">g</text:span></text:span><text:span text:style-name="T284"> est la fonction définie par </text:span><text:span text:style-name="_5f_variable"><text:span text:style-name="T5">g</text:span></text:span><text:span text:style-name="T284">(</text:span><text:span text:style-name="_5f_variable"><text:span text:style-name="T5">x</text:span></text:span><text:span text:style-name="T284">) </text:span><text:span text:style-name="T294">=</text:span><text:span text:style-name="T284"> 2</text:span><text:span text:style-name="_5f_variable"><text:span text:style-name="T5">x</text:span></text:span><text:span text:style-name="T284"> </text:span><text:span text:style-name="T294">−</text:span><text:span text:style-name="T284"> </text:span>5.</text:h>
        </text:list-item>
      </text:list>
      <text:list xml:id="list213342814839731" text:continue-list="list213342998801275" text:style-name="liste_5f_abc">
        <text:list-item text:start-value="1">
          <text:p text:style-name="P116">Complète le tableau de valeurs. </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4"/>
        <table:table-row table:style-name="Tableau2.1">
          <table:table-cell table:style-name="Tableau2.A1" office:value-type="string">
            <text:p text:style-name="P63"><text:span text:style-name="_5f_variable"><text:span text:style-name="T357">x</text:span></text:span></text:p>
          </table:table-cell>
          <table:table-cell table:style-name="Tableau2.B1" office:value-type="string">
            <text:p text:style-name="P66"><text:span text:style-name="T48">─</text:span><text:span text:style-name="T284">5,5</text:span></text:p>
          </table:table-cell>
          <table:table-cell table:style-name="Tableau2.C1" office:value-type="string">
            <text:p text:style-name="P66"><text:span text:style-name="T48">─</text:span><text:span text:style-name="T284">3</text:span></text:p>
          </table:table-cell>
          <table:table-cell table:style-name="Tableau2.D1" office:value-type="string">
            <text:p text:style-name="P67"><text:span text:style-name="_5f_Correction_5f_surligné">2,5</text:span></text:p>
          </table:table-cell>
          <table:table-cell table:style-name="Tableau2.E1" office:value-type="string">
            <text:p text:style-name="P66">0</text:p>
          </table:table-cell>
          <table:table-cell table:style-name="Tableau2.F1" office:value-type="string">
            <text:p text:style-name="P67"><text:span text:style-name="_5f_Correction_5f_surligné"><text:span text:style-name="T23">5</text:span></text:span></text:p>
          </table:table-cell>
          <table:table-cell table:style-name="Tableau2.G1" office:value-type="string">
            <text:p text:style-name="P66">15</text:p>
          </table:table-cell>
          <table:table-cell table:style-name="Tableau2.H1" office:value-type="string">
            <text:p text:style-name="P67"><text:span text:style-name="_5f_Correction_5f_surligné"><text:span text:style-name="T23">3,7</text:span></text:span></text:p>
          </table:table-cell>
        </table:table-row>
        <table:table-row table:style-name="Tableau2.1">
          <table:table-cell table:style-name="Tableau2.A2" office:value-type="string">
            <text:p text:style-name="P63"><text:span text:style-name="_5f_variable"><text:span text:style-name="T357">g</text:span></text:span><text:span text:style-name="T354">(</text:span><text:span text:style-name="_5f_variable"><text:span text:style-name="T357">x</text:span></text:span><text:span text:style-name="T354">)</text:span></text:p>
          </table:table-cell>
          <table:table-cell table:style-name="Tableau2.B2" office:value-type="string">
            <text:p text:style-name="P67"><text:span text:style-name="_5f_Correction_5f_surligné"><text:span text:style-name="T23">−16</text:span></text:span></text:p>
          </table:table-cell>
          <table:table-cell table:style-name="Tableau2.C2" office:value-type="string">
            <text:p text:style-name="P67"><text:span text:style-name="_5f_Correction_5f_surligné"><text:span text:style-name="T23">−11</text:span></text:span></text:p>
          </table:table-cell>
          <table:table-cell table:style-name="Tableau2.D2" office:value-type="string">
            <text:p text:style-name="P66">0</text:p>
          </table:table-cell>
          <table:table-cell table:style-name="Tableau2.E2" office:value-type="string">
            <text:p text:style-name="P67"><text:span text:style-name="_5f_Correction_5f_surligné"><text:span text:style-name="T23">−5</text:span></text:span></text:p>
          </table:table-cell>
          <table:table-cell table:style-name="Tableau2.F2" office:value-type="string">
            <text:p text:style-name="P66">5</text:p>
          </table:table-cell>
          <table:table-cell table:style-name="Tableau2.G2" office:value-type="string">
            <text:p text:style-name="P67"><text:span text:style-name="_5f_Correction_5f_surligné"><text:span text:style-name="T23">25</text:span></text:span></text:p>
          </table:table-cell>
          <table:table-cell table:style-name="Tableau2.H2" office:value-type="string">
            <text:p text:style-name="P66">2,4</text:p>
          </table:table-cell>
        </table:table-row>
      </table:table>
      <text:list xml:id="list213342334497508" text:continue-numbering="true" text:style-name="liste_5f_abc">
        <text:list-item>
          <text:p text:style-name="P122">Est-ce un tableau de proportionnalité ? Justifie.</text:p>
        </text:list-item>
      </text:list>
      <text:p text:style-name="P72"><text:span text:style-name="_5f_Correction_5f_surligné"><text:span text:style-name="T303">L</text:span></text:span><text:span text:style-name="_5f_Correction_5f_surligné"><text:span text:style-name="T301">'image de 0 n'est pas 0, </text:span></text:span><text:span text:style-name="_5f_Correction_5f_surligné"><text:span text:style-name="T303">c</text:span></text:span><text:span text:style-name="_5f_Correction_5f_surligné"><text:span text:style-name="T301">e n'est donc pas un tableau de proportionnalité.</text:span></text:span></text:p>
      <text:p text:style-name="P72"><text:span text:style-name="_5f_Correction_5f_surligné"/></text:p>
      <text:list xml:id="list213342756305567" text:continue-list="list213341357653393" text:style-name="Num_5f_Exo">
        <text:list-item>
          <text:h text:style-name="P81" text:outline-level="1"><text:soft-page-break/> Soit <text:span text:style-name="_5f_variable"><text:span text:style-name="T3">h</text:span></text:span> la fonction affine qui à un nombre <text:span text:style-name="_5f_variable"><text:span text:style-name="T3">x</text:span></text:span> associe le nombre 7<text:span text:style-name="_5f_variable"><text:span text:style-name="T3">x</text:span></text:span><text:span text:style-name="T284"> </text:span><text:span text:style-name="T294"></text:span><text:span text:style-name="T285"> </text:span>3.</text:h>
        </text:list-item>
      </text:list>
      <text:list xml:id="list213341629807799" text:continue-list="list213342334497508" text:style-name="liste_5f_abc">
        <text:list-item text:start-value="1">
          <text:p text:style-name="P117">Calcule les rapports suivants.</text:p>
        </text:list-item>
      </text:list>
      <text:p text:style-name="P50"><draw:frame draw:style-name="fr5" draw:name="Objet3" text:anchor-type="as-char" svg:width="2.168cm" svg:height="0.933cm" draw:z-index="27"><draw:object xlink:href="./Object 6" xlink:type="simple" xlink:show="embed" xlink:actuate="onLoad"/><draw:image xlink:href="./ObjectReplacements/Object 6" xlink:type="simple" xlink:show="embed" xlink:actuate="onLoad"/><svg:desc>formule</svg:desc></draw:frame><text:span text:style-name="T285"> </text:span><text:span text:style-name="_5f_opensymbol"><text:span text:style-name="T289"></text:span></text:span><text:span text:style-name="T285"> </text:span><text:span text:style-name="_5f_Correction_5f_surligné"><text:span text:style-name="T301"><draw:frame draw:style-name="fr4" draw:name="Objet49" text:anchor-type="as-char" svg:width="1.6cm" svg:height="0.873cm" draw:z-index="76"><draw:object xlink:href="./Object 16" xlink:type="simple" xlink:show="embed" xlink:actuate="onLoad"/><draw:image xlink:href="./ObjectReplacements/Object 16" xlink:type="simple" xlink:show="embed" xlink:actuate="onLoad"/><svg:desc>formule</svg:desc></draw:frame></text:span></text:span><text:span text:style-name="_5f_Correction_5f_surligné"><text:span text:style-name="T301">= 7.</text:span></text:span></text:p>
      <text:p text:style-name="P49"><draw:frame draw:style-name="fr5" draw:name="Objet4" text:anchor-type="as-char" svg:width="2.432cm" svg:height="0.933cm" draw:z-index="28"><draw:object xlink:href="./Object 7" xlink:type="simple" xlink:show="embed" xlink:actuate="onLoad"/><draw:image xlink:href="./ObjectReplacements/Object 7" xlink:type="simple" xlink:show="embed" xlink:actuate="onLoad"/><svg:desc>formule</svg:desc></draw:frame><text:span text:style-name="T285"> </text:span><text:span text:style-name="_5f_opensymbol"><text:span text:style-name="T289"></text:span></text:span><text:span text:style-name="T285"> </text:span><text:span text:style-name="_5f_Correction_5f_surligné"><text:span text:style-name="T26"><draw:frame draw:style-name="fr4" draw:name="Objet50" text:anchor-type="as-char" svg:width="1.942cm" svg:height="0.88cm" draw:z-index="70"><draw:object xlink:href="./Object 17" xlink:type="simple" xlink:show="embed" xlink:actuate="onLoad"/><draw:image xlink:href="./ObjectReplacements/Object 17" xlink:type="simple" xlink:show="embed" xlink:actuate="onLoad"/><svg:desc>formule</svg:desc></draw:frame></text:span></text:span><text:span text:style-name="_5f_Correction_5f_surligné"><text:span text:style-name="T26">= </text:span></text:span><text:span text:style-name="_5f_Correction_5f_surligné"><text:span text:style-name="T26"><draw:frame draw:style-name="fr4" draw:name="Objet51" text:anchor-type="as-char" svg:width="1.383cm" svg:height="0.873cm" draw:z-index="77"><draw:object xlink:href="./Object 18" xlink:type="simple" xlink:show="embed" xlink:actuate="onLoad"/><draw:image xlink:href="./ObjectReplacements/Object 18" xlink:type="simple" xlink:show="embed" xlink:actuate="onLoad"/><svg:desc>formule</svg:desc></draw:frame></text:span></text:span><text:span text:style-name="_5f_Correction_5f_surligné"><text:span text:style-name="T26">=</text:span></text:span><text:span text:style-name="_5f_Correction_5f_surligné"><text:span text:style-name="T26"><draw:frame draw:style-name="fr4" draw:name="Objet52" text:anchor-type="as-char" svg:width="0.721cm" svg:height="0.873cm" draw:z-index="78"><draw:object xlink:href="./Object 19" xlink:type="simple" xlink:show="embed" xlink:actuate="onLoad"/><draw:image xlink:href="./ObjectReplacements/Object 19" xlink:type="simple" xlink:show="embed" xlink:actuate="onLoad"/><svg:desc>formule</svg:desc></draw:frame></text:span></text:span><text:span text:style-name="_5f_Correction_5f_surligné"><text:span text:style-name="T26">= 7</text:span></text:span><text:span text:style-name="_5f_pointillés_20_gris"><text:span text:style-name="T285">.</text:span></text:span></text:p>
      <text:p text:style-name="P48"><draw:frame draw:style-name="fr5" draw:name="Objet2" text:anchor-type="as-char" svg:width="2.432cm" svg:height="0.933cm" draw:z-index="29"><draw:object xlink:href="./Object 8" xlink:type="simple" xlink:show="embed" xlink:actuate="onLoad"/><draw:image xlink:href="./ObjectReplacements/Object 8" xlink:type="simple" xlink:show="embed" xlink:actuate="onLoad"/><svg:desc>formule</svg:desc></draw:frame><text:span text:style-name="T285"> </text:span><text:span text:style-name="_5f_opensymbol"><text:span text:style-name="T289"></text:span></text:span><text:span text:style-name="T285"> </text:span><text:span text:style-name="_5f_Correction_5f_surligné"><text:span text:style-name="T26"><draw:frame draw:style-name="fr4" draw:name="Objet53" text:anchor-type="as-char" svg:width="1.926cm" svg:height="0.873cm" draw:z-index="53"><draw:object xlink:href="./Object 20" xlink:type="simple" xlink:show="embed" xlink:actuate="onLoad"/><draw:image xlink:href="./ObjectReplacements/Object 20" xlink:type="simple" xlink:show="embed" xlink:actuate="onLoad"/><svg:desc>formule</svg:desc></draw:frame></text:span></text:span><text:span text:style-name="_5f_Correction_5f_surligné"><text:span text:style-name="T26">= </text:span></text:span><text:span text:style-name="_5f_Correction_5f_surligné"><text:span text:style-name="T26"><draw:frame draw:style-name="fr4" draw:name="Objet54" text:anchor-type="as-char" svg:width="1.048cm" svg:height="0.873cm" draw:z-index="54"><draw:object xlink:href="./Object 21" xlink:type="simple" xlink:show="embed" xlink:actuate="onLoad"/><draw:image xlink:href="./ObjectReplacements/Object 21" xlink:type="simple" xlink:show="embed" xlink:actuate="onLoad"/><svg:desc>formule</svg:desc></draw:frame></text:span></text:span><text:span text:style-name="_5f_Correction_5f_surligné"><text:span text:style-name="T26"><text:s/>= 7</text:span></text:span><text:span text:style-name="_5f_pointillés_20_gris"><text:span text:style-name="T285">.</text:span></text:span></text:p>
      <text:list xml:id="list213343336343323" text:continue-numbering="true" text:style-name="liste_5f_abc">
        <text:list-item>
          <text:p text:style-name="P122">Que remarques-tu ?</text:p>
        </text:list-item>
      </text:list>
      <text:p text:style-name="P54"><text:span text:style-name="_5f_Correction_5f_surligné"><text:span text:style-name="T372">Ces trois rapports sont égaux </text:span></text:span><text:span text:style-name="_5f_Correction_5f_surligné"><text:span text:style-name="T373">au coefficient 7 de la fonction </text:span></text:span><text:span text:style-name="_5f_Correction_5f_surligné"><text:span text:style-name="T374">affine</text:span></text:span><text:span text:style-name="_5f_Correction_5f_surligné"><text:span text:style-name="T372">.</text:span></text:span></text:p>
      <text:list xml:id="list213342567904162" text:continue-list="list213342756305567" text:style-name="Num_5f_Exo">
        <text:list-item>
          <text:h text:style-name="P85" text:outline-level="1"><text:span text:style-name="T267"> </text:span><text:span text:style-name="T281">Dans une recette de pâte à crêpe</text:span><text:span text:style-name="T282">s</text:span><text:span text:style-name="T281">, on peut lire qu’il faut 1 L de lait pour réaliser 20 crêpes. </text:span><text:span text:style-name="T362">Traduis cette situation de proportionnalité par une fonction.</text:span></text:h>
        </text:list-item>
      </text:list>
      <text:p text:style-name="P22"><text:span text:style-name="_5f_Correction_5f_surligné"><text:span text:style-name="T186">Soit </text:span></text:span><text:span text:style-name="_5f_Correction_5f_surligné"><text:span text:style-name="T185"><text:s/></text:span></text:span><text:span text:style-name="_5f_Correction_5f_surligné"><text:span text:style-name="T215">l </text:span></text:span><text:span text:style-name="_5f_Correction_5f_surligné"><text:span text:style-name="T186"><text:s/>la fonction qui donne l</text:span></text:span><text:span text:style-name="_5f_Correction_5f_surligné"><text:span text:style-name="T132">e volume de lait</text:span></text:span><text:span text:style-name="_5f_Correction_5f_surligné"><text:span text:style-name="T186"> (</text:span></text:span><text:span text:style-name="_5f_Correction_5f_surligné"><text:span text:style-name="T187">en L</text:span></text:span><text:span text:style-name="_5f_Correction_5f_surligné"><text:span text:style-name="T186">) pour une quantité de </text:span></text:span><text:span text:style-name="_5f_Correction_5f_surligné"><text:span text:style-name="T132">crêpes</text:span></text:span><text:span text:style-name="_5f_Correction_5f_surligné"><text:span text:style-name="T186">. </text:span></text:span></text:p>
      <text:p text:style-name="P23"><text:span text:style-name="_5f_Correction_5f_surligné"><text:span text:style-name="T124">l</text:span></text:span><text:span text:style-name="_5f_Correction_5f_surligné"><text:span text:style-name="T123">(x)</text:span></text:span><text:span text:style-name="_5f_Correction_5f_surligné"><text:span text:style-name="T186"> = </text:span></text:span><text:span text:style-name="_5f_Correction_5f_surligné"><text:span text:style-name="T186"><draw:frame draw:style-name="fr4" draw:name="Objet10" text:anchor-type="as-char" svg:width="0.72cm" svg:height="0.873cm" draw:z-index="55"><draw:object xlink:href="./Object 22" xlink:type="simple" xlink:show="embed" xlink:actuate="onLoad"/><draw:image xlink:href="./ObjectReplacements/Object 22" xlink:type="simple" xlink:show="embed" xlink:actuate="onLoad"/><svg:desc>formule</svg:desc></draw:frame></text:span></text:span><text:span text:style-name="_5f_Correction_5f_surligné"><text:span text:style-name="T186"><text:s/></text:span></text:span><text:span text:style-name="_5f_Correction_5f_surligné"><text:span text:style-name="T123">x</text:span></text:span></text:p>
      <text:p text:style-name="P23"><text:span text:style-name="_5f_Correction_5f_surligné"><text:span text:style-name="T133">I</text:span></text:span><text:span text:style-name="_5f_Correction_5f_surligné"><text:span text:style-name="T139">l faut donc </text:span></text:span><text:span text:style-name="_5f_Correction_5f_surligné"><text:span text:style-name="T139"><draw:frame draw:style-name="fr4" draw:name="Objet11" text:anchor-type="as-char" svg:width="0.72cm" svg:height="0.873cm" draw:z-index="56"><draw:object xlink:href="./Object 23" xlink:type="simple" xlink:show="embed" xlink:actuate="onLoad"/><draw:image xlink:href="./ObjectReplacements/Object 23" xlink:type="simple" xlink:show="embed" xlink:actuate="onLoad"/><svg:desc>formule</svg:desc></draw:frame></text:span></text:span><text:span text:style-name="_5f_Correction_5f_surligné"><text:span text:style-name="T139"><text:s/>L de lait par crêpe.</text:span></text:span></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p text:style-name="P146"><text:span text:style-name="_5f_Correction_5f_surligné"/></text:p>
      <text:list xml:id="list213342759167236" text:continue-numbering="true" text:style-name="Num_5f_Exo">
        <text:list-item>
          <text:h text:style-name="P86" text:outline-level="1"><text:span text:style-name="T267"> Les droites (</text:span><text:span text:style-name="_5f_variable"><text:span text:style-name="T10">d</text:span></text:span><text:span text:style-name="T307">1</text:span><text:span text:style-name="T267">), (</text:span><text:span text:style-name="_5f_variable"><text:span text:style-name="T10">d</text:span></text:span><text:span text:style-name="T307">2</text:span><text:span text:style-name="T267">), (</text:span><text:span text:style-name="_5f_variable"><text:span text:style-name="T10">d</text:span></text:span><text:span text:style-name="T307">3</text:span><text:span text:style-name="T267">) </text:span><text:span text:style-name="_5f_variable"><text:span text:style-name="T269">e</text:span></text:span><text:span text:style-name="T267">t (</text:span><text:span text:style-name="_5f_variable"><text:span text:style-name="T10">d</text:span></text:span><text:span text:style-name="T307">4</text:span><text:span text:style-name="T267">) sont les représentations graphiques respectives de quatre fonctions linéaires </text:span><text:span text:style-name="_5f_variable"><text:span text:style-name="T4">f</text:span></text:span><text:span text:style-name="_5f_variable"><text:span text:style-name="T310">1</text:span></text:span><text:span text:style-name="_5f_variable"><text:span text:style-name="T269">,</text:span></text:span><text:span text:style-name="_5f_variable"><text:span text:style-name="T267"> </text:span></text:span><text:span text:style-name="_5f_variable"><text:span text:style-name="T4">f</text:span></text:span><text:span text:style-name="_5f_variable"><text:span text:style-name="T310">2</text:span></text:span><text:span text:style-name="_5f_variable"><text:span text:style-name="T195">,</text:span></text:span><text:span text:style-name="_5f_variable"><text:span text:style-name="T269"> </text:span></text:span><text:span text:style-name="_5f_variable"><text:span text:style-name="T4">f</text:span></text:span><text:span text:style-name="_5f_variable"><text:span text:style-name="T310">3</text:span></text:span><text:span text:style-name="_5f_variable"><text:span text:style-name="T195"> </text:span></text:span><text:span text:style-name="_5f_variable"><text:span text:style-name="T269">et </text:span></text:span><text:span text:style-name="_5f_variable"><text:span text:style-name="T4">f</text:span></text:span><text:span text:style-name="_5f_variable"><text:span text:style-name="T310">4</text:span></text:span><text:span text:style-name="_5f_variable"><text:span text:style-name="T269">.</text:span></text:span></text:h>
        </text:list-item>
      </text:list>
      <text:p text:style-name="P21"><draw:g text:anchor-type="paragraph" draw:z-index="61" draw:name="Forme1" draw:style-name="gr1"><draw:frame draw:style-name="gr2" draw:text-style-name="P171" svg:width="1.041cm" svg:height="1.017cm" svg:x="3.98cm" svg:y="3.3cm"><draw:text-box><text:p text:style-name="P170"><text:span text:style-name="T418">0</text:span></text:p></draw:text-box></draw:frame><draw:g draw:style-name="gr3"><draw:line draw:style-name="gr4" draw:text-style-name="P172" svg:x1="5.332cm" svg:y1="0.3cm" svg:x2="5.332cm" svg:y2="5.55cm"><text:p/></draw:line><draw:line draw:style-name="gr4" draw:text-style-name="P172" svg:x1="0.081cm" svg:y1="0.3cm" svg:x2="0.081cm" svg:y2="5.55cm"><text:p/></draw:line><draw:line draw:style-name="gr4" draw:text-style-name="P172" svg:x1="0.83cm" svg:y1="0.3cm" svg:x2="0.83cm" svg:y2="5.55cm"><text:p/></draw:line><draw:line draw:style-name="gr4" draw:text-style-name="P172" svg:x1="1.582cm" svg:y1="0.3cm" svg:x2="1.582cm" svg:y2="5.55cm"><text:p/></draw:line><draw:line draw:style-name="gr4" draw:text-style-name="P172" svg:x1="2.33cm" svg:y1="0.3cm" svg:x2="2.33cm" svg:y2="5.55cm"><text:p/></draw:line><draw:line draw:style-name="gr4" draw:text-style-name="P172" svg:x1="3.08cm" svg:y1="0.3cm" svg:x2="3.08cm" svg:y2="5.55cm"><text:p/></draw:line><draw:line draw:style-name="gr4" draw:text-style-name="P172" svg:x1="3.831cm" svg:y1="0.3cm" svg:x2="3.831cm" svg:y2="5.55cm"><text:p/></draw:line><draw:line draw:style-name="gr4" draw:text-style-name="P172" svg:x1="6.08cm" svg:y1="0.3cm" svg:x2="6.08cm" svg:y2="5.55cm"><text:p/></draw:line><draw:line draw:style-name="gr4" draw:text-style-name="P172" svg:x1="6.83cm" svg:y1="0.3cm" svg:x2="6.83cm" svg:y2="5.55cm"><text:p/></draw:line><draw:line draw:style-name="gr4" draw:text-style-name="P172" svg:x1="7.581cm" svg:y1="0.3cm" svg:x2="7.581cm" svg:y2="5.55cm"><text:p/></draw:line><draw:line draw:style-name="gr4" draw:text-style-name="P172" svg:x1="8.33cm" svg:y1="0.3cm" svg:x2="8.33cm" svg:y2="5.55cm"><text:p/></draw:line><draw:line draw:style-name="gr4" draw:text-style-name="P172" svg:x1="9.08cm" svg:y1="0.3cm" svg:x2="9.08cm" svg:y2="5.55cm"><text:p/></draw:line><draw:line draw:style-name="gr4" draw:text-style-name="P172" svg:x1="0.081cm" svg:y1="0.3cm" svg:x2="9.081cm" svg:y2="0.3cm"><text:p/></draw:line><draw:line draw:style-name="gr4" draw:text-style-name="P172" svg:x1="0.081cm" svg:y1="1.05cm" svg:x2="9.081cm" svg:y2="1.05cm"><text:p/></draw:line><draw:line draw:style-name="gr4" draw:text-style-name="P172" svg:x1="0.081cm" svg:y1="1.799cm" svg:x2="9.081cm" svg:y2="1.799cm"><text:p/></draw:line><draw:line draw:style-name="gr4" draw:text-style-name="P172" svg:x1="0.081cm" svg:y1="2.55cm" svg:x2="9.081cm" svg:y2="2.55cm"><text:p/></draw:line><draw:line draw:style-name="gr5" draw:text-style-name="P172" svg:x1="0.081cm" svg:y1="3.3cm" svg:x2="9.081cm" svg:y2="3.3cm"><text:p/></draw:line><draw:line draw:style-name="gr4" draw:text-style-name="P172" svg:x1="0.081cm" svg:y1="4.05cm" svg:x2="9.081cm" svg:y2="4.05cm"><text:p/></draw:line><draw:line draw:style-name="gr4" draw:text-style-name="P172" svg:x1="0.081cm" svg:y1="4.8cm" svg:x2="9.081cm" svg:y2="4.8cm"><text:p/></draw:line><draw:line draw:style-name="gr4" draw:text-style-name="P172" svg:x1="0.081cm" svg:y1="5.549cm" svg:x2="9.081cm" svg:y2="5.549cm"><text:p/></draw:line><draw:line draw:style-name="gr6" draw:text-style-name="P172" svg:x1="4.58cm" svg:y1="0.3cm" svg:x2="4.58cm" svg:y2="5.55cm"><text:p/></draw:line></draw:g><draw:frame draw:style-name="gr2" draw:text-style-name="P171" svg:width="1.041cm" svg:height="1.017cm" svg:x="3.928cm" svg:y="2.166cm"><draw:text-box><text:p text:style-name="P170"><text:span text:style-name="T418">1</text:span></text:p></draw:text-box></draw:frame><draw:frame draw:style-name="gr7" draw:text-style-name="P171" svg:width="1.024cm" svg:height="0.99cm" svg:x="4.959cm" svg:y="3.313cm"><draw:text-box><text:p text:style-name="P170"><text:span text:style-name="T418">1</text:span></text:p></draw:text-box></draw:frame><draw:line draw:style-name="gr8" draw:text-style-name="P173" svg:x1="5.332cm" svg:y1="3.209cm" svg:x2="5.332cm" svg:y2="3.409cm"><text:p/></draw:line><draw:line draw:style-name="gr9" draw:text-style-name="P173" svg:x1="6.08cm" svg:y1="3.209cm" svg:x2="6.08cm" svg:y2="3.409cm"><text:p/></draw:line><draw:line draw:style-name="gr10" draw:text-style-name="P173" svg:x1="6.83cm" svg:y1="3.209cm" svg:x2="6.83cm" svg:y2="3.409cm"><text:p/></draw:line><draw:line draw:style-name="gr11" draw:text-style-name="P173" svg:x1="7.581cm" svg:y1="3.209cm" svg:x2="7.581cm" svg:y2="3.409cm"><text:p/></draw:line><draw:line draw:style-name="gr12" draw:text-style-name="P173" svg:x1="8.33cm" svg:y1="3.209cm" svg:x2="8.33cm" svg:y2="3.409cm"><text:p/></draw:line><draw:line draw:style-name="gr13" draw:text-style-name="P173" svg:x1="0.83cm" svg:y1="3.209cm" svg:x2="0.83cm" svg:y2="3.409cm"><text:p/></draw:line><draw:line draw:style-name="gr14" draw:text-style-name="P173" svg:x1="1.582cm" svg:y1="3.209cm" svg:x2="1.582cm" svg:y2="3.409cm"><text:p/></draw:line><draw:line draw:style-name="gr15" draw:text-style-name="P173" svg:x1="2.33cm" svg:y1="3.209cm" svg:x2="2.33cm" svg:y2="3.409cm"><text:p/></draw:line><draw:line draw:style-name="gr16" draw:text-style-name="P173" svg:x1="3.08cm" svg:y1="3.209cm" svg:x2="3.08cm" svg:y2="3.409cm"><text:p/></draw:line><draw:line draw:style-name="gr17" draw:text-style-name="P173" svg:x1="3.831cm" svg:y1="3.209cm" svg:x2="3.831cm" svg:y2="3.409cm"><text:p/></draw:line><draw:line draw:style-name="gr18" draw:text-style-name="P173" svg:x1="4.475cm" svg:y1="4.05cm" svg:x2="4.675cm" svg:y2="4.05cm"><text:p/></draw:line><draw:line draw:style-name="gr19" draw:text-style-name="P173" svg:x1="4.475cm" svg:y1="4.8cm" svg:x2="4.675cm" svg:y2="4.8cm"><text:p/></draw:line><draw:line draw:style-name="gr20" draw:text-style-name="P173" svg:x1="4.475cm" svg:y1="2.55cm" svg:x2="4.675cm" svg:y2="2.55cm"><text:p/></draw:line><draw:line draw:style-name="gr21" draw:text-style-name="P173" svg:x1="4.475cm" svg:y1="1.799cm" svg:x2="4.675cm" svg:y2="1.799cm"><text:p/></draw:line><draw:line draw:style-name="gr22" draw:text-style-name="P173" svg:x1="4.475cm" svg:y1="1.05cm" svg:x2="4.675cm" svg:y2="1.05cm"><text:p/></draw:line><draw:line draw:style-name="gr23" draw:text-style-name="P174" svg:x1="3.831cm" svg:y1="5.55cm" svg:x2="5.581cm" svg:y2="0.3cm"><text:p/></draw:line><draw:line draw:style-name="gr24" draw:text-style-name="P175" svg:x1="6.08cm" svg:y1="5.524cm" svg:x2="2.576cm" svg:y2="0.3cm"><text:p/></draw:line><draw:frame draw:style-name="gr25" draw:text-style-name="P177" svg:width="0.653cm" svg:height="0.609cm" svg:x="3.279cm" svg:y="4.93cm"><draw:text-box><text:p text:style-name="P176"><text:span text:style-name="T419">(</text:span><text:span text:style-name="T420">d</text:span><text:span text:style-name="T421">1</text:span><text:span text:style-name="T422">)</text:span></text:p></draw:text-box></draw:frame><draw:frame draw:style-name="gr26" draw:text-style-name="P177" svg:width="0.652cm" svg:height="0.608cm" svg:x="8.38cm" svg:y="4.72cm"><draw:text-box><text:p text:style-name="P176"><text:span text:style-name="T419">(</text:span><text:span text:style-name="T420">d</text:span><text:span text:style-name="T421">3</text:span><text:span text:style-name="T422">)</text:span></text:p></draw:text-box></draw:frame><draw:frame draw:style-name="gr27" draw:text-style-name="P177" svg:width="0.639cm" svg:height="0.625cm" svg:x="8.393cm" svg:y="1.006cm"><draw:text-box><text:p text:style-name="P176"><text:span text:style-name="T419">(</text:span><text:span text:style-name="T420">d</text:span><text:span text:style-name="T421">4</text:span><text:span text:style-name="T422">)</text:span></text:p></draw:text-box></draw:frame><draw:line draw:style-name="gr28" draw:text-style-name="P175" svg:x1="5.332cm" svg:y1="3.3cm" svg:x2="5.332cm" svg:y2="4.415cm"><text:p/></draw:line><draw:line draw:style-name="gr29" draw:text-style-name="P175" svg:x1="4.58cm" svg:y1="4.415cm" svg:x2="5.33cm" svg:y2="4.415cm"><text:p/></draw:line><draw:line draw:style-name="gr30" draw:text-style-name="P178" svg:x1="0.069cm" svg:y1="5.091cm" svg:x2="9.08cm" svg:y2="1.498cm"><text:p/></draw:line><draw:frame draw:style-name="gr31" draw:text-style-name="P177" svg:width="0.639cm" svg:height="0.625cm" svg:x="6.015cm" svg:y="4.925cm"><draw:text-box><text:p text:style-name="P176"><text:span text:style-name="T419">(</text:span><text:span text:style-name="T420">d</text:span><text:span text:style-name="T421">2</text:span><text:span text:style-name="T422">)</text:span></text:p></draw:text-box></draw:frame><draw:line draw:style-name="gr32" draw:text-style-name="P175" svg:x1="9.081cm" svg:y1="5.55cm" svg:x2="0.081cm" svg:y2="1.05cm"><text:p/></draw:line><draw:frame draw:style-name="gr33" draw:text-style-name="P171" svg:width="1.422cm" svg:height="1.015cm" svg:x="3.337cm" svg:y="4.05cm"><draw:text-box><text:p text:style-name="P170"><text:span text:style-name="T423">−</text:span><text:span text:style-name="T424"> </text:span><text:span text:style-name="T424">1</text:span><text:span text:style-name="T418">,5</text:span></text:p></draw:text-box></draw:frame><draw:frame draw:style-name="gr34" draw:text-style-name="P177" svg:width="0.394cm" svg:height="0.627cm" svg:x="8.28cm" svg:y="1.85cm"><draw:text-box><text:p text:style-name="P176"><text:span text:style-name="T419">A</text:span><text:span text:style-name="T421">4</text:span></text:p></draw:text-box></draw:frame><draw:frame draw:style-name="gr35" draw:text-style-name="P177" svg:width="0.394cm" svg:height="0.627cm" svg:x="5.188cm" svg:y="4.466cm"><draw:text-box><text:p text:style-name="P176"><text:span text:style-name="T419">A</text:span><text:span text:style-name="T421">2</text:span></text:p></draw:text-box></draw:frame><draw:frame draw:style-name="gr36" draw:text-style-name="P177" svg:width="0.396cm" svg:height="0.625cm" svg:x="5.28cm" svg:y="1.101cm"><draw:text-box><text:p text:style-name="P176"><text:span text:style-name="T419">A</text:span><text:span text:style-name="T421">1</text:span></text:p></draw:text-box></draw:frame><draw:frame draw:style-name="gr37" draw:text-style-name="P177" svg:width="0.394cm" svg:height="0.627cm" svg:x="6.029cm" svg:y="4.099cm"><draw:text-box><text:p text:style-name="P176"><text:span text:style-name="T419">A</text:span><text:span text:style-name="T421">3</text:span></text:p></draw:text-box></draw:frame><draw:g draw:style-name="gr3"><draw:line draw:style-name="gr38" draw:text-style-name="P179" svg:x1="5.432cm" svg:y1="1.141cm" svg:x2="5.235cm" svg:y2="0.944cm"><text:p/></draw:line><draw:line draw:style-name="gr38" draw:text-style-name="P179" svg:x1="5.235cm" svg:y1="1.141cm" svg:x2="5.432cm" svg:y2="0.944cm"><text:p/></draw:line></draw:g><draw:g draw:style-name="gr3"><draw:line draw:style-name="gr38" draw:text-style-name="P179" svg:x1="8.431cm" svg:y1="1.894cm" svg:x2="8.234cm" svg:y2="1.697cm"><text:p/></draw:line><draw:line draw:style-name="gr38" draw:text-style-name="P179" svg:x1="8.234cm" svg:y1="1.894cm" svg:x2="8.431cm" svg:y2="1.697cm"><text:p/></draw:line></draw:g><draw:g draw:style-name="gr3"><draw:line draw:style-name="gr38" draw:text-style-name="P179" svg:x1="5.432cm" svg:y1="4.524cm" svg:x2="5.235cm" svg:y2="4.327cm"><text:p/></draw:line><draw:line draw:style-name="gr38" draw:text-style-name="P179" svg:x1="5.235cm" svg:y1="4.524cm" svg:x2="5.432cm" svg:y2="4.327cm"><text:p/></draw:line></draw:g><draw:g draw:style-name="gr3"><draw:line draw:style-name="gr38" draw:text-style-name="P179" svg:x1="6.18cm" svg:y1="4.143cm" svg:x2="5.983cm" svg:y2="3.946cm"><text:p/></draw:line><draw:line draw:style-name="gr38" draw:text-style-name="P179" svg:x1="5.983cm" svg:y1="4.143cm" svg:x2="6.18cm" svg:y2="3.946cm"><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13342229726508" text:continue-list="list213343336343323" text:style-name="liste_5f_abc">
        <text:list-item text:start-value="1">
          <text:p text:style-name="P101"><text:span text:style-name="_5f_variable"><text:span text:style-name="T279">Quelles sont les coordonnées de A</text:span></text:span><text:span text:style-name="_5f_variable"><text:span text:style-name="T311">1</text:span></text:span><text:span text:style-name="_5f_variable"><text:span text:style-name="T279">,</text:span></text:span><text:span text:style-name="_5f_variable"><text:span text:style-name="T280"> </text:span></text:span><text:span text:style-name="_5f_variable"><text:span text:style-name="T279">A</text:span></text:span><text:span text:style-name="_5f_variable"><text:span text:style-name="T311">2</text:span></text:span><text:span text:style-name="_5f_variable"><text:span text:style-name="T196">,</text:span></text:span><text:span text:style-name="_5f_variable"><text:span text:style-name="T279"> A</text:span></text:span><text:span text:style-name="_5f_variable"><text:span text:style-name="T311">3</text:span></text:span><text:span text:style-name="_5f_variable"><text:span text:style-name="T196"> </text:span></text:span><text:span text:style-name="_5f_variable"><text:span text:style-name="T279">et A</text:span></text:span><text:span text:style-name="_5f_variable"><text:span text:style-name="T311">4</text:span></text:span><text:span text:style-name="_5f_variable"><text:span text:style-name="T154"> ? </text:span></text:span></text:p>
        </text:list-item>
      </text:list>
      <text:p text:style-name="P55"><text:span text:style-name="_5f_Correction_5f_surligné"><text:span text:style-name="T365">A</text:span></text:span><text:span text:style-name="_5f_Correction_5f_surligné"><text:span text:style-name="T326">1</text:span></text:span><text:span text:style-name="_5f_Correction_5f_surligné"><text:span text:style-name="T366"> </text:span></text:span><text:span text:style-name="_5f_Correction_5f_surligné"><text:span text:style-name="T365">(1 ; 3) <text:s text:c="18"/>A</text:span></text:span><text:span text:style-name="_5f_Correction_5f_surligné"><text:span text:style-name="T326">2</text:span></text:span><text:span text:style-name="_5f_Correction_5f_surligné"><text:span text:style-name="T264"> </text:span></text:span><text:span text:style-name="_5f_Correction_5f_surligné"><text:span text:style-name="T265">(1 ; </text:span></text:span><text:span text:style-name="_5f_Correction_5f_surligné"><text:span text:style-name="T266">−</text:span></text:span><text:span text:style-name="_5f_Correction_5f_surligné"><text:span text:style-name="T170">1,5</text:span></text:span><text:span text:style-name="_5f_Correction_5f_surligné"><text:span text:style-name="T265">) </text:span></text:span></text:p>
      <text:list xml:id="list29117817" text:style-name="_5f_Numérotation_20_des_20_exercices_20_livrets">
        <text:list-item>
          <text:list>
            <text:list-header>
              <text:p text:style-name="P102"><text:span text:style-name="_5f_Correction_5f_surligné"><text:span text:style-name="T261">A</text:span></text:span><text:span text:style-name="_5f_Correction_5f_surligné"><text:span text:style-name="T325">3</text:span></text:span><text:span text:style-name="_5f_Correction_5f_surligné"><text:span text:style-name="T261"> (2 ; </text:span></text:span><text:span text:style-name="_5f_Correction_5f_surligné"><text:span text:style-name="T263">−</text:span></text:span><text:span text:style-name="_5f_Correction_5f_surligné"><text:span text:style-name="T175">1</text:span></text:span><text:span text:style-name="_5f_Correction_5f_surligné"><text:span text:style-name="T261">) <text:s text:c="14"/>A</text:span></text:span><text:span text:style-name="_5f_Correction_5f_surligné"><text:span text:style-name="T325">4</text:span></text:span><text:span text:style-name="_5f_Correction_5f_surligné"><text:span text:style-name="T262"> </text:span></text:span><text:span text:style-name="_5f_Correction_5f_surligné"><text:span text:style-name="T261">(5 ; 2) </text:span></text:span></text:p>
            </text:list-header>
          </text:list>
        </text:list-item>
      </text:list>
      <text:list xml:id="list213341689855814" text:continue-list="list213342229726508" text:style-name="liste_5f_abc">
        <text:list-item>
          <text:p text:style-name="P118"><text:span text:style-name="_5f_variable"><text:span text:style-name="T156">Déduis-en quatre égalités avec </text:span></text:span><text:span text:style-name="_5f_variable"><text:span text:style-name="T198">f</text:span></text:span><text:span text:style-name="_5f_variable"><text:span text:style-name="T312">1</text:span></text:span><text:span text:style-name="_5f_variable"><text:span text:style-name="T160">,</text:span></text:span><text:span text:style-name="_5f_variable"><text:span text:style-name="T161"> </text:span></text:span><text:span text:style-name="_5f_variable"><text:span text:style-name="T198">f</text:span></text:span><text:span text:style-name="_5f_variable"><text:span text:style-name="T312">2</text:span></text:span><text:span text:style-name="_5f_variable"><text:span text:style-name="T197">,</text:span></text:span><text:span text:style-name="_5f_variable"><text:span text:style-name="T160"> </text:span></text:span><text:span text:style-name="_5f_variable"><text:span text:style-name="T198">f</text:span></text:span><text:span text:style-name="_5f_variable"><text:span text:style-name="T312">3</text:span></text:span><text:span text:style-name="_5f_variable"><text:span text:style-name="T197"> </text:span></text:span><text:span text:style-name="_5f_variable"><text:span text:style-name="T160">et </text:span></text:span><text:span text:style-name="_5f_variable"><text:span text:style-name="T198">f</text:span></text:span><text:span text:style-name="_5f_variable"><text:span text:style-name="T312">4</text:span></text:span><text:span text:style-name="_5f_variable"><text:span text:style-name="T160">.</text:span></text:span></text:p>
        </text:list-item>
      </text:list>
      <text:p text:style-name="P65"><text:span text:style-name="_5f_variable"><text:span text:style-name="T102">f </text:span></text:span><text:span text:style-name="_5f_variable"><text:span text:style-name="T75">1</text:span></text:span><text:span text:style-name="_5f_Correction_5f_surligné"><text:span text:style-name="T236">(1) = 3 <text:s text:c="12"/></text:span></text:span><text:span text:style-name="_5f_variable"><text:span text:style-name="T102">f </text:span></text:span><text:span text:style-name="_5f_variable"><text:span text:style-name="T75">2</text:span></text:span><text:span text:style-name="_5f_Correction_5f_surligné"><text:span text:style-name="T236">(1) = </text:span></text:span><text:span text:style-name="_5f_Correction_5f_surligné"><text:span text:style-name="T266">−</text:span></text:span><text:span text:style-name="_5f_Correction_5f_surligné"><text:span text:style-name="T173">1,5</text:span></text:span><text:span text:style-name="_5f_Correction_5f_surligné"><text:span text:style-name="T236"> <text:s text:c="2"/></text:span></text:span></text:p>
      <text:list xml:id="list213342725982910" text:continue-list="list29117817" text:style-name="_5f_Numérotation_20_des_20_exercices_20_livrets">
        <text:list-item>
          <text:list>
            <text:list-header>
              <text:p text:style-name="P123"><text:span text:style-name="_5f_variable"><text:span text:style-name="T97">f </text:span></text:span><text:span text:style-name="_5f_variable"><text:span text:style-name="T73">3</text:span></text:span><text:span text:style-name="_5f_Correction_5f_surligné"><text:span text:style-name="T235">(2) = </text:span></text:span><text:span text:style-name="_5f_Correction_5f_surligné"><text:span text:style-name="T263">−</text:span></text:span><text:span text:style-name="_5f_Correction_5f_surligné"><text:span text:style-name="T176">1</text:span></text:span><text:span text:style-name="_5f_Correction_5f_surligné"><text:span text:style-name="T235"> <text:s text:c="10"/></text:span></text:span><text:span text:style-name="_5f_variable"><text:span text:style-name="T97">f </text:span></text:span><text:span text:style-name="_5f_variable"><text:span text:style-name="T73">4</text:span></text:span><text:span text:style-name="_5f_Correction_5f_surligné"><text:span text:style-name="T235">(5) = 2</text:span></text:span></text:p>
            </text:list-header>
          </text:list>
        </text:list-item>
      </text:list>
      <text:list xml:id="list213342233248335" text:continue-list="list213341689855814" text:style-name="liste_5f_abc">
        <text:list-item>
          <text:p text:style-name="P119"><text:span text:style-name="_5f_variable"><text:span text:style-name="T154">Déduis-en le coefficient de </text:span></text:span><text:span text:style-name="_5f_variable"><text:span text:style-name="T203">f</text:span></text:span><text:span text:style-name="_5f_variable"><text:span text:style-name="T311">1</text:span></text:span><text:span text:style-name="_5f_variable"><text:span text:style-name="T154">,</text:span></text:span><text:span text:style-name="_5f_variable"><text:span text:style-name="T155"> </text:span></text:span><text:span text:style-name="_5f_variable"><text:span text:style-name="T203">f</text:span></text:span><text:span text:style-name="_5f_variable"><text:span text:style-name="T311">2</text:span></text:span><text:span text:style-name="_5f_variable"><text:span text:style-name="T196">,</text:span></text:span><text:span text:style-name="_5f_variable"><text:span text:style-name="T154"> </text:span></text:span><text:span text:style-name="_5f_variable"><text:span text:style-name="T203">f</text:span></text:span><text:span text:style-name="_5f_variable"><text:span text:style-name="T311">3</text:span></text:span><text:span text:style-name="_5f_variable"><text:span text:style-name="T196"> </text:span></text:span><text:span text:style-name="_5f_variable"><text:span text:style-name="T154">et </text:span></text:span><text:span text:style-name="_5f_variable"><text:span text:style-name="T203">f</text:span></text:span><text:span text:style-name="_5f_variable"><text:span text:style-name="T311">4</text:span></text:span><text:span text:style-name="_5f_variable"><text:span text:style-name="T154">.</text:span></text:span></text:p>
          <text:p text:style-name="P121"><text:span text:style-name="_5f_variable"/></text:p>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list xml:id="list213342107297089" text:continue-numbering="true" text:style-name="liste_5f_abc">
              <text:list-header>
                <text:p text:style-name="P105">Fonction</text:p>
              </text:list-header>
            </text:list>
          </table:table-cell>
          <table:table-cell table:style-name="Tableau6.B1" office:value-type="string">
            <text:list xml:id="list213342547729136" text:continue-numbering="true" text:style-name="liste_5f_abc">
              <text:list-header>
                <text:p text:style-name="P154"><text:span text:style-name="_5f_variable"><text:span text:style-name="T4">f</text:span></text:span><text:span text:style-name="_5f_variable"><text:span text:style-name="T322">1</text:span></text:span></text:p>
              </text:list-header>
            </text:list>
          </table:table-cell>
          <table:table-cell table:style-name="Tableau6.C1" office:value-type="string">
            <text:list xml:id="list213341740850530" text:continue-numbering="true" text:style-name="liste_5f_abc">
              <text:list-header>
                <text:p text:style-name="P154"><text:span text:style-name="_5f_variable"><text:span text:style-name="T4">f</text:span></text:span><text:span text:style-name="_5f_variable"><text:span text:style-name="T322">2</text:span></text:span></text:p>
              </text:list-header>
            </text:list>
          </table:table-cell>
          <table:table-cell table:style-name="Tableau6.D1" office:value-type="string">
            <text:list xml:id="list213343112816446" text:continue-numbering="true" text:style-name="liste_5f_abc">
              <text:list-header>
                <text:p text:style-name="P154"><text:span text:style-name="_5f_variable"><text:span text:style-name="T4">f</text:span></text:span><text:span text:style-name="_5f_variable"><text:span text:style-name="T322">3</text:span></text:span></text:p>
              </text:list-header>
            </text:list>
          </table:table-cell>
          <table:table-cell table:style-name="Tableau6.E1" office:value-type="string">
            <text:list xml:id="list213342440336063" text:continue-numbering="true" text:style-name="liste_5f_abc">
              <text:list-header>
                <text:p text:style-name="P154"><text:span text:style-name="_5f_variable"><text:span text:style-name="T4">f</text:span></text:span><text:span text:style-name="_5f_variable"><text:span text:style-name="T323">4</text:span></text:span></text:p>
              </text:list-header>
            </text:list>
          </table:table-cell>
        </table:table-row>
        <table:table-row table:style-name="Tableau6.2">
          <table:table-cell table:style-name="Tableau6.A2" office:value-type="string">
            <text:list xml:id="list213342449806193" text:continue-numbering="true" text:style-name="liste_5f_abc">
              <text:list-header>
                <text:p text:style-name="P106">Coefficient </text:p>
              </text:list-header>
            </text:list>
          </table:table-cell>
          <table:table-cell table:style-name="Tableau6.B2" office:value-type="string">
            <text:list xml:id="list213341579899059" text:continue-numbering="true" text:style-name="liste_5f_abc">
              <text:list-header>
                <text:p text:style-name="P107"><text:span text:style-name="_5f_Correction_5f_surligné">3</text:span></text:p>
              </text:list-header>
            </text:list>
          </table:table-cell>
          <table:table-cell table:style-name="Tableau6.C2" office:value-type="string">
            <text:list xml:id="list213343403005038" text:continue-numbering="true" text:style-name="liste_5f_abc">
              <text:list-header>
                <text:p text:style-name="P125"><text:span text:style-name="_5f_Correction_5f_surligné"><text:span text:style-name="T232">−</text:span></text:span><text:span text:style-name="_5f_Correction_5f_surligné"><text:span text:style-name="T170">1,5</text:span></text:span></text:p>
              </text:list-header>
            </text:list>
          </table:table-cell>
          <table:table-cell table:style-name="Tableau6.D2" office:value-type="string">
            <text:list xml:id="list213341405260598" text:continue-numbering="true" text:style-name="liste_5f_abc">
              <text:list-header>
                <text:p text:style-name="P107"><text:span text:style-name="_5f_Correction_5f_surligné"><draw:frame draw:style-name="fr4" draw:name="Objet55" text:anchor-type="as-char" svg:width="0.843cm" svg:height="0.873cm" draw:z-index="74"><draw:object xlink:href="./Object 24" xlink:type="simple" xlink:show="embed" xlink:actuate="onLoad"/><draw:image xlink:href="./ObjectReplacements/Object 24" xlink:type="simple" xlink:show="embed" xlink:actuate="onLoad"/><svg:desc>formule</svg:desc></draw:frame></text:span></text:p>
              </text:list-header>
            </text:list>
          </table:table-cell>
          <table:table-cell table:style-name="Tableau6.E2" office:value-type="string">
            <text:list xml:id="list213342124551557" text:continue-numbering="true" text:style-name="liste_5f_abc">
              <text:list-header>
                <text:p text:style-name="P107"><text:span text:style-name="_5f_Correction_5f_surligné"><draw:frame draw:style-name="fr4" draw:name="Objet56" text:anchor-type="as-char" svg:width="0.497cm" svg:height="0.873cm" draw:z-index="75"><draw:object xlink:href="./Object 25" xlink:type="simple" xlink:show="embed" xlink:actuate="onLoad"/><draw:image xlink:href="./ObjectReplacements/Object 25" xlink:type="simple" xlink:show="embed" xlink:actuate="onLoad"/><svg:desc>formule</svg:desc></draw:frame></text:span></text:p>
              </text:list-header>
            </text:list>
          </table:table-cell>
        </table:table-row>
      </table:table>
      <text:list xml:id="list213342889534519" text:continue-numbering="true" text:style-name="liste_5f_abc">
        <text:list-item>
          <text:p text:style-name="P126">Déduis-en l’expression de chaque fonction.</text:p>
        </text:list-item>
      </text:list>
      <text:p text:style-name="P59"><text:span text:style-name="_5f_variable"><text:span text:style-name="T102">f </text:span></text:span><text:span text:style-name="_5f_variable"><text:span text:style-name="T75">1</text:span></text:span><text:span text:style-name="_5f_Correction_5f_surligné"><text:span text:style-name="T236">(</text:span></text:span><text:span text:style-name="_5f_Correction_5f_surligné"><text:span text:style-name="T225">x</text:span></text:span><text:span text:style-name="_5f_Correction_5f_surligné"><text:span text:style-name="T236">) = 3</text:span></text:span><text:span text:style-name="_5f_Correction_5f_surligné"><text:span text:style-name="T225">x</text:span></text:span><text:span text:style-name="_5f_Correction_5f_surligné"><text:span text:style-name="T236"> <text:s text:c="12"/></text:span></text:span><text:span text:style-name="_5f_Correction_5f_surligné"><text:span text:style-name="T202"><text:s/></text:span></text:span><text:span text:style-name="_5f_variable"><text:span text:style-name="T102">f </text:span></text:span><text:span text:style-name="_5f_variable"><text:span text:style-name="T75">2</text:span></text:span><text:span text:style-name="_5f_Correction_5f_surligné"><text:span text:style-name="T236">(</text:span></text:span><text:span text:style-name="_5f_Correction_5f_surligné"><text:span text:style-name="T225">x</text:span></text:span><text:span text:style-name="_5f_Correction_5f_surligné"><text:span text:style-name="T236">) = </text:span></text:span><text:span text:style-name="_5f_Correction_5f_surligné"><text:span text:style-name="T266">−</text:span></text:span><text:span text:style-name="_5f_Correction_5f_surligné"><text:span text:style-name="T173">1,5</text:span></text:span><text:span text:style-name="_5f_Correction_5f_surligné"><text:span text:style-name="T226">x</text:span></text:span></text:p>
      <text:list xml:id="list213343347835073" text:continue-list="list213342725982910" text:style-name="_5f_Numérotation_20_des_20_exercices_20_livrets">
        <text:list-header>
          <text:p text:style-name="P133"><text:span text:style-name="_5f_variable"><text:span text:style-name="T98">f </text:span></text:span><text:span text:style-name="_5f_variable"><text:span text:style-name="T70">3</text:span></text:span><text:span text:style-name="_5f_Correction_5f_surligné"><text:span text:style-name="T237">(</text:span></text:span><text:span text:style-name="_5f_Correction_5f_surligné"><text:span text:style-name="T223">x</text:span></text:span><text:span text:style-name="_5f_Correction_5f_surligné"><text:span text:style-name="T237">) = </text:span></text:span><text:span text:style-name="_5f_Correction_5f_surligné"><text:span text:style-name="T237"><draw:frame draw:style-name="fr4" draw:name="Objet17" text:anchor-type="as-char" svg:width="0.85cm" svg:height="0.873cm" draw:z-index="79"><draw:object xlink:href="./Object 26" xlink:type="simple" xlink:show="embed" xlink:actuate="onLoad"/><draw:image xlink:href="./ObjectReplacements/Object 26" xlink:type="simple" xlink:show="embed" xlink:actuate="onLoad"/><svg:desc>formule</svg:desc></draw:frame></text:span></text:span><text:span text:style-name="_5f_Correction_5f_surligné"><text:span text:style-name="T224">x</text:span></text:span><text:span text:style-name="_5f_Correction_5f_surligné"><text:span text:style-name="T237"> <text:s text:c="7"/></text:span></text:span><text:span text:style-name="_5f_Correction_5f_surligné"><text:span text:style-name="T201"><text:s/></text:span></text:span><text:span text:style-name="_5f_variable"><text:span text:style-name="T98">f </text:span></text:span><text:span text:style-name="_5f_variable"><text:span text:style-name="T69">4</text:span></text:span><text:span text:style-name="_5f_Correction_5f_surligné"><text:span text:style-name="T237">(</text:span></text:span><text:span text:style-name="_5f_Correction_5f_surligné"><text:span text:style-name="T223">x</text:span></text:span><text:span text:style-name="_5f_Correction_5f_surligné"><text:span text:style-name="T237">) = </text:span></text:span><text:span text:style-name="_5f_Correction_5f_surligné"><text:span text:style-name="T237"><draw:frame draw:style-name="fr4" draw:name="Objet13" text:anchor-type="as-char" svg:width="0.497cm" svg:height="0.873cm" draw:z-index="80"><draw:object xlink:href="./Object 27" xlink:type="simple" xlink:show="embed" xlink:actuate="onLoad"/><draw:image xlink:href="./ObjectReplacements/Object 27" xlink:type="simple" xlink:show="embed" xlink:actuate="onLoad"/><svg:desc>formule</svg:desc></draw:frame></text:span></text:span><text:span text:style-name="_5f_Correction_5f_surligné"><text:span text:style-name="T223">x</text:span></text:span></text:p>
        </text:list-header>
      </text:list>
      <text:p text:style-name="P134"><text:span text:style-name="_5f_Correction_5f_surligné"/></text:p>
      <text:p text:style-name="P134"><text:span text:style-name="_5f_Correction_5f_surligné"/></text:p>
      <text:p text:style-name="P134"><text:span text:style-name="_5f_Correction_5f_surligné"/></text:p>
      <text:p text:style-name="P134"><text:span text:style-name="_5f_Correction_5f_surligné"/></text:p>
      <text:p text:style-name="P134"><text:span text:style-name="_5f_Correction_5f_surligné"/></text:p>
      <text:p text:style-name="P134"><text:span text:style-name="_5f_Correction_5f_surligné"/></text:p>
      <text:list xml:id="list213342773333909" text:continue-list="list213342759167236" text:style-name="Num_5f_Exo">
        <text:list-item>
          <text:h text:style-name="P87" text:outline-level="1"><text:soft-page-break/><text:span text:style-name="T267"> Les droites (</text:span><text:span text:style-name="_5f_variable"><text:span text:style-name="T10">d</text:span></text:span><text:span text:style-name="T307">1</text:span><text:span text:style-name="T267">), (</text:span><text:span text:style-name="_5f_variable"><text:span text:style-name="T10">d</text:span></text:span><text:span text:style-name="T307">2</text:span><text:span text:style-name="T267">) </text:span><text:span text:style-name="_5f_variable"><text:span text:style-name="T269">e</text:span></text:span><text:span text:style-name="T267">t (</text:span><text:span text:style-name="_5f_variable"><text:span text:style-name="T10">d</text:span></text:span><text:span text:style-name="T307">3</text:span><text:span text:style-name="T267">) sont les représentations graphiques respectives de trois fonctions affines </text:span><text:span text:style-name="_5f_variable"><text:span text:style-name="T4">f</text:span></text:span><text:span text:style-name="_5f_variable"><text:span text:style-name="T310">1</text:span></text:span><text:span text:style-name="_5f_variable"><text:span text:style-name="T269">,</text:span></text:span><text:span text:style-name="_5f_variable"><text:span text:style-name="T267"> </text:span></text:span><text:span text:style-name="_5f_variable"><text:span text:style-name="T4">f</text:span></text:span><text:span text:style-name="_5f_variable"><text:span text:style-name="T310">2</text:span></text:span><text:span text:style-name="_5f_variable"><text:span text:style-name="T269"> et </text:span></text:span><text:span text:style-name="_5f_variable"><text:span text:style-name="T4">f</text:span></text:span><text:span text:style-name="_5f_variable"><text:span text:style-name="T310">3</text:span></text:span><text:span text:style-name="_5f_variable"><text:span text:style-name="T269">.</text:span></text:span></text:h>
        </text:list-item>
      </text:list>
      <text:list xml:id="list213342656021979" text:continue-list="list34419202" text:style-name="_5f_Numérotation_20_des_20_exercices_20_livrets">
        <text:list-item>
          <text:list>
            <text:list-header>
              <text:p text:style-name="P108"><draw:g text:anchor-type="as-char" draw:z-index="46" draw:name="Forme20" draw:style-name="gr95"><draw:line draw:style-name="gr96" draw:text-style-name="P184" svg:x1="5.996cm" svg:y1="0.008cm" svg:x2="5.996cm" svg:y2="6.486cm"><text:p/></draw:line><draw:line draw:style-name="gr96" draw:text-style-name="P184" svg:x1="5.499cm" svg:y1="0.008cm" svg:x2="5.499cm" svg:y2="6.486cm"><text:p/></draw:line><draw:line draw:style-name="gr96" draw:text-style-name="P184" svg:x1="4.997cm" svg:y1="0.008cm" svg:x2="4.997cm" svg:y2="6.486cm"><text:p/></draw:line><draw:line draw:style-name="gr96" draw:text-style-name="P184" svg:x1="4.501cm" svg:y1="0.008cm" svg:x2="4.501cm" svg:y2="6.486cm"><text:p/></draw:line><draw:line draw:style-name="gr96" draw:text-style-name="P184" svg:x1="3.994cm" svg:y1="0.008cm" svg:x2="3.994cm" svg:y2="6.486cm"><text:p/></draw:line><draw:line draw:style-name="gr96" draw:text-style-name="P184" svg:x1="3.498cm" svg:y1="0.008cm" svg:x2="3.498cm" svg:y2="6.486cm"><text:p/></draw:line><draw:line draw:style-name="gr96" draw:text-style-name="P184" svg:x1="3.005cm" svg:y1="0.008cm" svg:x2="3.005cm" svg:y2="6.486cm"><text:p/></draw:line><draw:line draw:style-name="gr96" draw:text-style-name="P184" svg:x1="2.499cm" svg:y1="0.008cm" svg:x2="2.499cm" svg:y2="6.486cm"><text:p/></draw:line><draw:line draw:style-name="gr96" draw:text-style-name="P184" svg:x1="2.001cm" svg:y1="0.008cm" svg:x2="2.001cm" svg:y2="6.486cm"><text:p/></draw:line><draw:line draw:style-name="gr96" draw:text-style-name="P184" svg:x1="1.005cm" svg:y1="0.008cm" svg:x2="1.005cm" svg:y2="6.486cm"><text:p/></draw:line><draw:line draw:style-name="gr96" draw:text-style-name="P184" svg:x1="0.506cm" svg:y1="0.008cm" svg:x2="0.506cm" svg:y2="6.486cm"><text:p/></draw:line><draw:line draw:style-name="gr96" draw:text-style-name="P184" svg:x1="0cm" svg:y1="0.008cm" svg:x2="0cm" svg:y2="6.486cm"><text:p/></draw:line><draw:line draw:style-name="gr96" draw:text-style-name="P184" svg:x1="0.001cm" svg:y1="5.992cm" svg:x2="9.001cm" svg:y2="5.992cm"><text:p/></draw:line><draw:line draw:style-name="gr96" draw:text-style-name="P184" svg:x1="9cm" svg:y1="0.008cm" svg:x2="9cm" svg:y2="6.486cm"><text:p/></draw:line><draw:line draw:style-name="gr96" draw:text-style-name="P184" svg:x1="8.496cm" svg:y1="0.008cm" svg:x2="8.496cm" svg:y2="6.486cm"><text:p/></draw:line><draw:line draw:style-name="gr96" draw:text-style-name="P184" svg:x1="7.999cm" svg:y1="0.008cm" svg:x2="7.999cm" svg:y2="6.486cm"><text:p/></draw:line><draw:line draw:style-name="gr96" draw:text-style-name="P184" svg:x1="7cm" svg:y1="0.008cm" svg:x2="7cm" svg:y2="6.486cm"><text:p/></draw:line><draw:line draw:style-name="gr96" draw:text-style-name="P184" svg:x1="6.501cm" svg:y1="0.008cm" svg:x2="6.501cm" svg:y2="6.486cm"><text:p/></draw:line><draw:line draw:style-name="gr96" draw:text-style-name="P184" svg:x1="7.498cm" svg:y1="0.008cm" svg:x2="7.498cm" svg:y2="6.486cm"><text:p/></draw:line><draw:line draw:style-name="gr96" draw:text-style-name="P184" svg:x1="0.001cm" svg:y1="4.994cm" svg:x2="9.001cm" svg:y2="4.994cm"><text:p/></draw:line><draw:line draw:style-name="gr96" draw:text-style-name="P184" svg:x1="0.001cm" svg:y1="4.497cm" svg:x2="9.001cm" svg:y2="4.497cm"><text:p/></draw:line><draw:line draw:style-name="gr96" draw:text-style-name="P184" svg:x1="0.001cm" svg:y1="3.992cm" svg:x2="9.001cm" svg:y2="3.992cm"><text:p/></draw:line><draw:line draw:style-name="gr96" draw:text-style-name="P184" svg:x1="0.001cm" svg:y1="3.494cm" svg:x2="9.001cm" svg:y2="3.494cm"><text:p/></draw:line><draw:line draw:style-name="gr96" draw:text-style-name="P184" svg:x1="0.001cm" svg:y1="2.993cm" svg:x2="9.001cm" svg:y2="2.993cm"><text:p/></draw:line><draw:line draw:style-name="gr96" draw:text-style-name="P184" svg:x1="0.001cm" svg:y1="2.497cm" svg:x2="9.001cm" svg:y2="2.497cm"><text:p/></draw:line><draw:line draw:style-name="gr96" draw:text-style-name="P184" svg:x1="0.001cm" svg:y1="1.497cm" svg:x2="9.001cm" svg:y2="1.497cm"><text:p/></draw:line><draw:line draw:style-name="gr96" draw:text-style-name="P184" svg:x1="0.001cm" svg:y1="2cm" svg:x2="9.001cm" svg:y2="2cm"><text:p/></draw:line><draw:line draw:style-name="gr96" draw:text-style-name="P184" svg:x1="0.001cm" svg:y1="1cm" svg:x2="9.001cm" svg:y2="1cm"><text:p/></draw:line><draw:line draw:style-name="gr96" draw:text-style-name="P184" svg:x1="0.001cm" svg:y1="0.503cm" svg:x2="9.001cm" svg:y2="0.503cm"><text:p/></draw:line><draw:line draw:style-name="gr96" draw:text-style-name="P184" svg:x1="0.001cm" svg:y1="0cm" svg:x2="9.001cm" svg:y2="0cm"><text:p/></draw:line><draw:line draw:style-name="gr96" draw:text-style-name="P184" svg:x1="0.001cm" svg:y1="6.488cm" svg:x2="9.001cm" svg:y2="6.488cm"><text:p/></draw:line><draw:line draw:style-name="gr97" draw:text-style-name="P184" svg:x1="1.504cm" svg:y1="6.5cm" svg:x2="1.504cm" svg:y2="0cm"><text:p/></draw:line><draw:line draw:style-name="gr97" draw:text-style-name="P184" svg:x1="0cm" svg:y1="5.485cm" svg:x2="9cm" svg:y2="5.485cm"><text:p/></draw:line><draw:line draw:style-name="gr98" draw:text-style-name="P184" svg:x1="2.5cm" svg:y1="5.387cm" svg:x2="2.5cm" svg:y2="5.588cm"><text:p/></draw:line><draw:line draw:style-name="gr98" draw:text-style-name="P184" svg:x1="2.5cm" svg:y1="5.387cm" svg:x2="2.5cm" svg:y2="5.588cm"><text:p/></draw:line><draw:line draw:style-name="gr99" draw:text-style-name="P184" svg:x1="2.5cm" svg:y1="5.387cm" svg:x2="2.5cm" svg:y2="5.588cm"><text:p/></draw:line><draw:line draw:style-name="gr99" draw:text-style-name="P184" svg:x1="8.497cm" svg:y1="5.387cm" svg:x2="8.497cm" svg:y2="5.588cm"><text:p/></draw:line><draw:line draw:style-name="gr99" draw:text-style-name="P184" svg:x1="7.5cm" svg:y1="5.387cm" svg:x2="7.5cm" svg:y2="5.588cm"><text:p/></draw:line><draw:line draw:style-name="gr99" draw:text-style-name="P184" svg:x1="6.502cm" svg:y1="5.387cm" svg:x2="6.502cm" svg:y2="5.588cm"><text:p/></draw:line><draw:line draw:style-name="gr99" draw:text-style-name="P184" svg:x1="5.5cm" svg:y1="5.387cm" svg:x2="5.5cm" svg:y2="5.588cm"><text:p/></draw:line><draw:line draw:style-name="gr99" draw:text-style-name="P184" svg:x1="4.502cm" svg:y1="5.387cm" svg:x2="4.502cm" svg:y2="5.588cm"><text:p/></draw:line><draw:line draw:style-name="gr99" draw:text-style-name="P184" svg:x1="3.499cm" svg:y1="5.387cm" svg:x2="3.499cm" svg:y2="5.588cm"><text:p/></draw:line><draw:line draw:style-name="gr100" draw:text-style-name="P185" svg:x1="1.386cm" svg:y1="0.503cm" svg:x2="1.586cm" svg:y2="0.503cm"><text:p/></draw:line><draw:line draw:style-name="gr101" draw:text-style-name="P185" svg:x1="1.386cm" svg:y1="1.495cm" svg:x2="1.586cm" svg:y2="1.495cm"><text:p/></draw:line><draw:line draw:style-name="gr102" draw:text-style-name="P185" svg:x1="1.386cm" svg:y1="2.495cm" svg:x2="1.586cm" svg:y2="2.495cm"><text:p/></draw:line><draw:line draw:style-name="gr103" draw:text-style-name="P185" svg:x1="1.386cm" svg:y1="3.491cm" svg:x2="1.586cm" svg:y2="3.491cm"><text:p/></draw:line><draw:line draw:style-name="gr104" draw:text-style-name="P185" svg:x1="1.386cm" svg:y1="4.493cm" svg:x2="1.586cm" svg:y2="4.493cm"><text:p/></draw:line><draw:line draw:style-name="gr99" draw:text-style-name="P184" svg:x1="0.507cm" svg:y1="5.387cm" svg:x2="0.507cm" svg:y2="5.588cm"><text:p/></draw:line><draw:frame draw:style-name="gr105" draw:text-style-name="P186" svg:width="0.239cm" svg:height="0.435cm" svg:x="6.382cm" svg:y="5.639cm"><draw:text-box><text:p text:style-name="P170"><text:span text:style-name="T428">5</text:span></text:p></draw:text-box></draw:frame><draw:frame draw:style-name="gr106" draw:text-style-name="P186" svg:width="0.242cm" svg:height="0.435cm" svg:x="2.376cm" svg:y="5.639cm"><draw:text-box><text:p text:style-name="P170"><text:span text:style-name="T428">1</text:span></text:p></draw:text-box></draw:frame><draw:frame draw:style-name="gr105" draw:text-style-name="P186" svg:width="0.239cm" svg:height="0.435cm" svg:x="1.191cm" svg:y="5.639cm"><draw:text-box><text:p text:style-name="P170"><text:span text:style-name="T428">0</text:span></text:p></draw:text-box></draw:frame><draw:frame draw:style-name="gr106" draw:text-style-name="P186" svg:width="0.244cm" svg:height="0.435cm" svg:x="1.004cm" svg:y="4.203cm"><draw:text-box><text:p text:style-name="P170"><text:span text:style-name="T428">1</text:span></text:p></draw:text-box></draw:frame><draw:frame draw:style-name="gr105" draw:text-style-name="P186" svg:width="0.239cm" svg:height="0.435cm" svg:x="1.004cm" svg:y="0.205cm"><draw:text-box><text:p text:style-name="P170"><text:span text:style-name="T428">5</text:span></text:p></draw:text-box></draw:frame><draw:line draw:style-name="gr107" draw:text-style-name="P184" svg:x1="0cm" svg:y1="6.227cm" svg:x2="9cm" svg:y2="1.734cm"><text:p/></draw:line><draw:line draw:style-name="gr108" draw:text-style-name="P187" svg:x1="7.497cm" svg:y1="6.482cm" svg:x2="0.976cm" svg:y2="0.008cm"><text:p/></draw:line><draw:frame draw:style-name="gr109" draw:text-style-name="P188" svg:width="0.653cm" svg:height="0.608cm" svg:x="8.162cm" svg:y="1.304cm"><draw:text-box><text:p text:style-name="P176"><text:span text:style-name="T429">(</text:span><text:span text:style-name="T430">d</text:span><text:span text:style-name="T431">1</text:span><text:span text:style-name="T432">)</text:span></text:p></draw:text-box></draw:frame><draw:frame draw:style-name="gr110" draw:text-style-name="P188" svg:width="0.652cm" svg:height="0.606cm" svg:x="7.347cm" svg:y="5.879cm"><draw:text-box><text:p text:style-name="P176"><text:span text:style-name="T429">(</text:span><text:span text:style-name="T430">d</text:span><text:span text:style-name="T431">2</text:span><text:span text:style-name="T432">)</text:span></text:p></draw:text-box></draw:frame><draw:frame draw:style-name="gr111" draw:text-style-name="P188" svg:width="0.996cm" svg:height="0.625cm" svg:x="3.815cm" svg:y="0.002cm"><draw:text-box><text:p text:style-name="P176"><text:span text:style-name="T429">(</text:span><text:span text:style-name="T430">d</text:span><text:span text:style-name="T431">3</text:span><text:span text:style-name="T432">)</text:span></text:p></draw:text-box></draw:frame><draw:line draw:style-name="gr112" draw:text-style-name="P187" svg:x1="6.503cm" svg:y1="3.497cm" svg:x2="6.507cm" svg:y2="3.006cm"><text:p/></draw:line><draw:line draw:style-name="gr113" draw:text-style-name="P187" svg:x1="5.497cm" svg:y1="3.49cm" svg:x2="6.484cm" svg:y2="3.471cm"><text:p/></draw:line><draw:line draw:style-name="gr114" draw:text-style-name="P187" svg:x1="2.498cm" svg:y1="4.497cm" svg:x2="2.498cm" svg:y2="2.495cm"><text:p/></draw:line><draw:line draw:style-name="gr112" draw:text-style-name="P187" svg:x1="4.499cm" svg:y1="2.495cm" svg:x2="4.499cm" svg:y2="3.49cm"><text:p/></draw:line><draw:line draw:style-name="gr113" draw:text-style-name="P187" svg:x1="1.504cm" svg:y1="4.493cm" svg:x2="2.498cm" svg:y2="4.493cm"><text:p/></draw:line><draw:line draw:style-name="gr113" draw:text-style-name="P187" svg:x1="3.504cm" svg:y1="2.495cm" svg:x2="4.498cm" svg:y2="2.495cm"><text:p/></draw:line><draw:line draw:style-name="gr115" draw:text-style-name="P189" svg:x1="0.435cm" svg:y1="6.5cm" svg:x2="3.78cm" svg:y2="0.008cm"><text:p/></draw:line></draw:g></text:p>
            </text:list-header>
          </text:list>
        </text:list-item>
      </text:list>
      <text:list xml:id="list213342479436375" text:continue-list="list213342889534519" text:style-name="liste_5f_abc">
        <text:list-item text:start-value="1">
          <text:p text:style-name="P129">Par <text:span text:style-name="_5f_variables"><text:span text:style-name="T3">f</text:span></text:span><text:span text:style-name="_5f_variables"><text:span text:style-name="T324">1</text:span></text:span><text:span text:style-name="_5f_variables"><text:span text:style-name="T3">,</text:span></text:span> détermine les images de 1 et 6.</text:p>
          <text:list>
            <text:list-header>
              <text:p text:style-name="P130"><text:span text:style-name="_5f_variable"><text:span text:style-name="T104">f </text:span></text:span><text:span text:style-name="_5f_variable"><text:span text:style-name="T76">1</text:span></text:span><text:span text:style-name="_5f_variable"><text:span text:style-name="T78"> </text:span></text:span><text:span text:style-name="_5f_Correction_5f_surligné"><text:span text:style-name="T238">(1) = </text:span></text:span><text:span text:style-name="_5f_Correction_5f_surligné"><text:span text:style-name="T239">0,5 <text:s text:c="4"/></text:span></text:span><text:span text:style-name="_5f_variable"><text:span text:style-name="T105">f </text:span></text:span><text:span text:style-name="_5f_variable"><text:span text:style-name="T77">1</text:span></text:span><text:span text:style-name="_5f_variable"><text:span text:style-name="T79"> </text:span></text:span><text:span text:style-name="_5f_Correction_5f_surligné"><text:span text:style-name="T239">(6) = 3</text:span></text:span></text:p>
            </text:list-header>
          </text:list>
        </text:list-item>
        <text:list-item>
          <text:p text:style-name="P131">Par <text:span text:style-name="_5f_variables"><text:span text:style-name="T3">f</text:span></text:span><text:span text:style-name="_5f_variables"><text:span text:style-name="T324">2</text:span></text:span><text:span text:style-name="_5f_variables"><text:span text:style-name="T3">,</text:span></text:span> détermine les images de 1 et <text:span text:style-name="T327">4</text:span>.</text:p>
          <text:list>
            <text:list-header>
              <text:p text:style-name="P130"><text:span text:style-name="_5f_variable"><text:span text:style-name="T104">f </text:span></text:span><text:span text:style-name="_5f_variable"><text:span text:style-name="T77">2</text:span></text:span><text:span text:style-name="_5f_variable"><text:span text:style-name="T78"> </text:span></text:span><text:span text:style-name="_5f_Correction_5f_surligné"><text:span text:style-name="T238">(1) = </text:span></text:span><text:span text:style-name="_5f_Correction_5f_surligné"><text:span text:style-name="T239">4 <text:s text:c="4"/></text:span></text:span><text:span text:style-name="_5f_variable"><text:span text:style-name="T105">f </text:span></text:span><text:span text:style-name="_5f_variable"><text:span text:style-name="T77">2</text:span></text:span><text:span text:style-name="_5f_variable"><text:span text:style-name="T79"> </text:span></text:span><text:span text:style-name="_5f_Correction_5f_surligné"><text:span text:style-name="T239">(</text:span></text:span><text:span text:style-name="_5f_Correction_5f_surligné"><text:span text:style-name="T240">4</text:span></text:span><text:span text:style-name="_5f_Correction_5f_surligné"><text:span text:style-name="T239">) = 1</text:span></text:span></text:p>
            </text:list-header>
          </text:list>
        </text:list-item>
        <text:list-item>
          <text:p text:style-name="P120"><text:span text:style-name="T20">Indique la (les) fonction(s) qui </text:span><text:span text:style-name="T21">a (</text:span><text:span text:style-name="T20">ont</text:span><text:span text:style-name="T21">)</text:span><text:span text:style-name="T20"> un coefficient négatif. <text:s text:c="6"/></text:span><text:span text:style-name="_5f_variable"><text:span text:style-name="T121">f</text:span></text:span><text:span text:style-name="_5f_variable"><text:span text:style-name="T69">2</text:span></text:span></text:p>
        </text:list-item>
        <text:list-item>
          <text:p text:style-name="P127">Indique le coefficient de chaque fonction dans ce tableau.</text:p>
        </text:list-item>
      </text:list>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9">Fonction</text:p>
          </table:table-cell>
          <table:table-cell table:style-name="Tableau3.B1" office:value-type="string">
            <text:list xml:id="list213342453357610" text:continue-list="list213342656021979" text:style-name="_5f_Numérotation_20_des_20_exercices_20_livrets">
              <text:list-header>
                <text:p text:style-name="P155"><text:span text:style-name="_5f_variable"><text:span text:style-name="T355">f</text:span></text:span><text:span text:style-name="_5f_variable"><text:span text:style-name="T321">1</text:span></text:span></text:p>
              </text:list-header>
            </text:list>
          </table:table-cell>
          <table:table-cell table:style-name="Tableau3.C1" office:value-type="string">
            <text:list xml:id="list213342874599965" text:continue-numbering="true" text:style-name="_5f_Numérotation_20_des_20_exercices_20_livrets">
              <text:list-header>
                <text:p text:style-name="P155"><text:span text:style-name="_5f_variable"><text:span text:style-name="T355">f</text:span></text:span><text:span text:style-name="_5f_variable"><text:span text:style-name="T321">2</text:span></text:span></text:p>
              </text:list-header>
            </text:list>
          </table:table-cell>
          <table:table-cell table:style-name="Tableau3.D1" office:value-type="string">
            <text:list xml:id="list213342138057344" text:continue-numbering="true" text:style-name="_5f_Numérotation_20_des_20_exercices_20_livrets">
              <text:list-header>
                <text:p text:style-name="P155"><text:span text:style-name="_5f_variable"><text:span text:style-name="T355">f</text:span></text:span><text:span text:style-name="_5f_variable"><text:span text:style-name="T321">3</text:span></text:span></text:p>
              </text:list-header>
            </text:list>
          </table:table-cell>
        </table:table-row>
        <table:table-row table:style-name="Tableau3.1">
          <table:table-cell table:style-name="Tableau3.A2" office:value-type="string">
            <text:p text:style-name="P39">Coefficient </text:p>
          </table:table-cell>
          <table:table-cell table:style-name="Tableau3.B2" office:value-type="string">
            <text:p text:style-name="P43"><text:span text:style-name="_5f_Correction_5f_surligné">0,5</text:span></text:p>
          </table:table-cell>
          <table:table-cell table:style-name="Tableau3.C2" office:value-type="string">
            <text:p text:style-name="P44"><text:span text:style-name="_5f_Correction_5f_surligné"><text:span text:style-name="T243">−1</text:span></text:span></text:p>
          </table:table-cell>
          <table:table-cell table:style-name="Tableau3.D2" office:value-type="string">
            <text:p text:style-name="P43"><text:span text:style-name="_5f_Correction_5f_surligné">2</text:span></text:p>
          </table:table-cell>
        </table:table-row>
      </table:table>
      <text:list xml:id="list213342148477499" text:continue-list="list213342479436375" text:style-name="liste_5f_abc">
        <text:list-item>
          <text:p text:style-name="P127">Indique l’ordonnée à l’origine de chaque droite.</text:p>
        </text:list-item>
      </text:list>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39">Droite</text:p>
          </table:table-cell>
          <table:table-cell table:style-name="Tableau10.B1" office:value-type="string">
            <text:list xml:id="list213343285674887" text:continue-list="list213342138057344" text:style-name="_5f_Numérotation_20_des_20_exercices_20_livrets">
              <text:list-header>
                <text:p text:style-name="P155"><text:span text:style-name="_5f_variable"><text:span text:style-name="T287">(</text:span></text:span><text:span text:style-name="_5f_variable"><text:span text:style-name="T358">d</text:span></text:span><text:span text:style-name="_5f_variable"><text:span text:style-name="T308">1</text:span></text:span><text:span text:style-name="_5f_variable"><text:span text:style-name="T287">)</text:span></text:span></text:p>
              </text:list-header>
            </text:list>
          </table:table-cell>
          <table:table-cell table:style-name="Tableau10.C1" office:value-type="string">
            <text:list xml:id="list213342880237189" text:continue-numbering="true" text:style-name="_5f_Numérotation_20_des_20_exercices_20_livrets">
              <text:list-header>
                <text:p text:style-name="P155"><text:span text:style-name="_5f_variable"><text:span text:style-name="T287">(</text:span></text:span><text:span text:style-name="_5f_variable"><text:span text:style-name="T358">d</text:span></text:span><text:span text:style-name="_5f_variable"><text:span text:style-name="T309">2</text:span></text:span><text:span text:style-name="_5f_variable"><text:span text:style-name="T287">)</text:span></text:span></text:p>
              </text:list-header>
            </text:list>
          </table:table-cell>
          <table:table-cell table:style-name="Tableau10.D1" office:value-type="string">
            <text:list xml:id="list213343326933875" text:continue-numbering="true" text:style-name="_5f_Numérotation_20_des_20_exercices_20_livrets">
              <text:list-header>
                <text:p text:style-name="P155"><text:span text:style-name="_5f_variable"><text:span text:style-name="T287">(</text:span></text:span><text:span text:style-name="_5f_variable"><text:span text:style-name="T358">d</text:span></text:span><text:span text:style-name="_5f_variable"><text:span text:style-name="T309">3</text:span></text:span><text:span text:style-name="_5f_variable"><text:span text:style-name="T287">)</text:span></text:span></text:p>
              </text:list-header>
            </text:list>
          </table:table-cell>
        </table:table-row>
        <table:table-row>
          <table:table-cell table:style-name="Tableau10.A2" office:value-type="string">
            <text:p text:style-name="P39">Ordonnée </text:p>
            <text:p text:style-name="P39">à l’origine</text:p>
          </table:table-cell>
          <table:table-cell table:style-name="Tableau10.B2" office:value-type="string">
            <text:p text:style-name="P43"><text:span text:style-name="_5f_Correction_5f_surligné">0</text:span></text:p>
          </table:table-cell>
          <table:table-cell table:style-name="Tableau10.C2" office:value-type="string">
            <text:p text:style-name="P44"><text:span text:style-name="_5f_Correction_5f_surligné"><text:span text:style-name="T243">5</text:span></text:span></text:p>
          </table:table-cell>
          <table:table-cell table:style-name="Tableau10.D2" office:value-type="string">
            <text:p text:style-name="P43"><text:span text:style-name="_5f_Correction_5f_surligné">1</text:span></text:p>
          </table:table-cell>
        </table:table-row>
      </table:table>
      <text:list xml:id="list213341701926816" text:continue-list="list213342148477499" text:style-name="liste_5f_abc">
        <text:list-item>
          <text:p text:style-name="P128">Déduis-en l’expression de chaque fonction.</text:p>
        </text:list-item>
      </text:list>
      <text:p text:style-name="P60"><text:span text:style-name="_5f_variable"><text:span text:style-name="T103">f </text:span></text:span><text:span text:style-name="_5f_variable"><text:span text:style-name="T75">1</text:span></text:span><text:span text:style-name="_5f_Correction_5f_surligné"><text:span text:style-name="T394">(</text:span></text:span><text:span text:style-name="_5f_Correction_5f_surligné"><text:span text:style-name="T403">x</text:span></text:span><text:span text:style-name="_5f_Correction_5f_surligné"><text:span text:style-name="T394">) </text:span></text:span><text:span text:style-name="_5f_Correction_5f_surligné"><text:span text:style-name="T395">= 0,5</text:span></text:span><text:span text:style-name="_5f_Correction_5f_surligné"><text:span text:style-name="T403">x</text:span></text:span><text:span text:style-name="_5f_Correction_5f_surligné"><text:span text:style-name="T394"> </text:span></text:span></text:p>
      <text:list xml:id="list213343404785527" text:continue-list="list213343347835073" text:style-name="_5f_Numérotation_20_des_20_exercices_20_livrets">
        <text:list-header>
          <text:p text:style-name="P124"><text:span text:style-name="_5f_variable"><text:span text:style-name="T101">f </text:span></text:span><text:span text:style-name="_5f_variable"><text:span text:style-name="T74">2</text:span></text:span><text:span text:style-name="_5f_Correction_5f_surligné"><text:span text:style-name="T396">(</text:span></text:span><text:span text:style-name="_5f_Correction_5f_surligné"><text:span text:style-name="T401">x</text:span></text:span><text:span text:style-name="_5f_Correction_5f_surligné"><text:span text:style-name="T396">) </text:span></text:span><text:span text:style-name="_5f_Correction_5f_surligné"><text:span text:style-name="T398">= </text:span></text:span><text:span text:style-name="_5f_Correction_5f_surligné"><text:span text:style-name="T408">− </text:span></text:span><text:span text:style-name="_5f_Correction_5f_surligné"><text:span text:style-name="T399">x</text:span></text:span><text:span text:style-name="_5f_Correction_5f_surligné"><text:span text:style-name="T397"> </text:span></text:span><text:span text:style-name="_5f_Correction_5f_surligné"><text:span text:style-name="T398"><text:s/>+ 5</text:span></text:span></text:p>
        </text:list-header>
      </text:list>
      <text:p text:style-name="P58"><text:span text:style-name="_5f_variable"><text:span text:style-name="T98">f </text:span></text:span><text:span text:style-name="_5f_variable"><text:span text:style-name="T70">3</text:span></text:span><text:span text:style-name="_5f_Correction_5f_surligné"><text:span text:style-name="T375">(</text:span></text:span><text:span text:style-name="_5f_Correction_5f_surligné"><text:span text:style-name="T399">x</text:span></text:span><text:span text:style-name="_5f_Correction_5f_surligné"><text:span text:style-name="T375">)</text:span></text:span><text:span text:style-name="_5f_Correction_5f_surligné"><text:span text:style-name="T381"> = 2</text:span></text:span><text:span text:style-name="_5f_Correction_5f_surligné"><text:span text:style-name="T399">x</text:span></text:span><text:span text:style-name="_5f_Correction_5f_surligné"><text:span text:style-name="T375"> </text:span></text:span><text:span text:style-name="_5f_Correction_5f_surligné"><text:span text:style-name="T381">+ 1</text:span></text:span></text:p>
      <text:list xml:id="list213342642856312" text:continue-list="list213341701926816" text:style-name="liste_5f_abc">
        <text:list-item>
          <text:p text:style-name="P132">Vérifie <text:span text:style-name="T368">par le calcul </text:span>les lectures graphiques effectuées en <text:span text:style-name="T328">a.</text:span> et <text:span text:style-name="T328">b.</text:span></text:p>
          <text:p text:style-name="P147"><text:span text:style-name="_5f_variable"><text:span text:style-name="T99">f </text:span></text:span><text:span text:style-name="_5f_variable"><text:span text:style-name="T69">1</text:span></text:span><text:span text:style-name="_5f_Correction_5f_surligné"><text:span text:style-name="T375">(</text:span></text:span><text:span text:style-name="_5f_Correction_5f_surligné"><text:span text:style-name="T399">x</text:span></text:span><text:span text:style-name="_5f_Correction_5f_surligné"><text:span text:style-name="T375">) </text:span></text:span><text:span text:style-name="_5f_Correction_5f_surligné"><text:span text:style-name="T381">= 0,5</text:span></text:span><text:span text:style-name="_5f_Correction_5f_surligné"><text:span text:style-name="T399">x </text:span></text:span><text:span text:style-name="_5f_Correction_5f_surligné"><text:span text:style-name="T378"><text:s/></text:span></text:span><text:span text:style-name="_5f_Correction_5f_surligné"><text:span text:style-name="T379">donc </text:span></text:span><text:span text:style-name="_5f_variable"><text:span text:style-name="T99">f </text:span></text:span><text:span text:style-name="_5f_variable"><text:span text:style-name="T71">1</text:span></text:span><text:span text:style-name="_5f_Correction_5f_surligné"><text:span text:style-name="T376">(</text:span></text:span><text:span text:style-name="_5f_Correction_5f_surligné"><text:span text:style-name="T385">3</text:span></text:span><text:span text:style-name="_5f_Correction_5f_surligné"><text:span text:style-name="T376">) </text:span></text:span><text:span text:style-name="_5f_Correction_5f_surligné"><text:span text:style-name="T382">= 0,5 </text:span></text:span><text:span text:style-name="_5f_Correction_5f_surligné"><text:span text:style-name="T135"></text:span></text:span><text:span text:style-name="_5f_Correction_5f_surligné"><text:span text:style-name="T382"> 1 = 0,5</text:span></text:span></text:p>
          <text:p text:style-name="P147"><text:span text:style-name="_5f_Correction_5f_surligné"><text:span text:style-name="T382">et </text:span></text:span><text:span text:style-name="_5f_variable"><text:span text:style-name="T99">f </text:span></text:span><text:span text:style-name="_5f_variable"><text:span text:style-name="T71">1</text:span></text:span><text:span text:style-name="_5f_Correction_5f_surligné"><text:span text:style-name="T376">(</text:span></text:span><text:span text:style-name="_5f_Correction_5f_surligné"><text:span text:style-name="T386">6</text:span></text:span><text:span text:style-name="_5f_Correction_5f_surligné"><text:span text:style-name="T376">) </text:span></text:span><text:span text:style-name="_5f_Correction_5f_surligné"><text:span text:style-name="T382">= 0,5 </text:span></text:span><text:span text:style-name="_5f_Correction_5f_surligné"><text:span text:style-name="T135"></text:span></text:span><text:span text:style-name="_5f_Correction_5f_surligné"><text:span text:style-name="T382"> 6 = 3.</text:span></text:span><text:span text:style-name="_5f_Correction_5f_surligné"><text:span text:style-name="T249"> </text:span></text:span></text:p>
          <text:p text:style-name="P148"><text:span text:style-name="_5f_variable"><text:span text:style-name="T100">f </text:span></text:span><text:span text:style-name="_5f_variable"><text:span text:style-name="T80">2</text:span></text:span><text:span text:style-name="_5f_Correction_5f_surligné"><text:span text:style-name="T390">(</text:span></text:span><text:span text:style-name="_5f_Correction_5f_surligné"><text:span text:style-name="T402">x</text:span></text:span><text:span text:style-name="_5f_Correction_5f_surligné"><text:span text:style-name="T390">) </text:span></text:span><text:span text:style-name="_5f_Correction_5f_surligné"><text:span text:style-name="T387">= </text:span></text:span><text:span text:style-name="_5f_Correction_5f_surligné"><text:span text:style-name="T404">− </text:span></text:span><text:span text:style-name="_5f_Correction_5f_surligné"><text:span text:style-name="T402">x</text:span></text:span><text:span text:style-name="_5f_Correction_5f_surligné"><text:span text:style-name="T390"> </text:span></text:span><text:span text:style-name="_5f_Correction_5f_surligné"><text:span text:style-name="T387"><text:s/>+ </text:span></text:span><text:span text:style-name="_5f_Correction_5f_surligné"><text:span text:style-name="T409">5 </text:span></text:span><text:span text:style-name="_5f_Correction_5f_surligné"><text:span text:style-name="T392"><text:s/></text:span></text:span><text:span text:style-name="_5f_Correction_5f_surligné"><text:span text:style-name="T393">donc </text:span></text:span><text:span text:style-name="_5f_variable"><text:span text:style-name="T100">f </text:span></text:span><text:span text:style-name="_5f_variable"><text:span text:style-name="T80">2</text:span></text:span><text:span text:style-name="_5f_Correction_5f_surligné"><text:span text:style-name="T391">(</text:span></text:span><text:span text:style-name="_5f_Correction_5f_surligné"><text:span text:style-name="T385">3</text:span></text:span><text:span text:style-name="_5f_Correction_5f_surligné"><text:span text:style-name="T391">) </text:span></text:span><text:span text:style-name="_5f_Correction_5f_surligné"><text:span text:style-name="T388">= </text:span></text:span><text:span text:style-name="_5f_Correction_5f_surligné"><text:span text:style-name="T405">−</text:span></text:span><text:span text:style-name="_5f_Correction_5f_surligné"><text:span text:style-name="T389">1 + </text:span></text:span><text:span text:style-name="_5f_Correction_5f_surligné"><text:span text:style-name="T409">5</text:span></text:span><text:span text:style-name="_5f_Correction_5f_surligné"><text:span text:style-name="T388"> = </text:span></text:span><text:span text:style-name="_5f_Correction_5f_surligné"><text:span text:style-name="T409">4</text:span></text:span></text:p>
          <text:p text:style-name="P148"><text:span text:style-name="_5f_Correction_5f_surligné"><text:span text:style-name="T388">et </text:span></text:span><text:span text:style-name="_5f_variable"><text:span text:style-name="T100">f </text:span></text:span><text:span text:style-name="_5f_variable"><text:span text:style-name="T80">2</text:span></text:span><text:span text:style-name="_5f_Correction_5f_surligné"><text:span text:style-name="T391">(</text:span></text:span><text:span text:style-name="_5f_Correction_5f_surligné"><text:span text:style-name="T410">4</text:span></text:span><text:span text:style-name="_5f_Correction_5f_surligné"><text:span text:style-name="T391">) </text:span></text:span><text:span text:style-name="_5f_Correction_5f_surligné"><text:span text:style-name="T388">= </text:span></text:span><text:span text:style-name="_5f_Correction_5f_surligné"><text:span text:style-name="T405">−</text:span></text:span><text:span text:style-name="_5f_Correction_5f_surligné"><text:span text:style-name="T388"> </text:span></text:span><text:span text:style-name="_5f_Correction_5f_surligné"><text:span text:style-name="T409">4</text:span></text:span><text:span text:style-name="_5f_Correction_5f_surligné"><text:span text:style-name="T388"> </text:span></text:span><text:span text:style-name="_5f_Correction_5f_surligné"><text:span text:style-name="T389">+ </text:span></text:span><text:span text:style-name="_5f_Correction_5f_surligné"><text:span text:style-name="T409">5</text:span></text:span><text:span text:style-name="_5f_Correction_5f_surligné"><text:span text:style-name="T389"> </text:span></text:span><text:span text:style-name="_5f_Correction_5f_surligné"><text:span text:style-name="T388">= </text:span></text:span><text:span text:style-name="_5f_Correction_5f_surligné"><text:span text:style-name="T409">1</text:span></text:span><text:span text:style-name="_5f_Correction_5f_surligné"><text:span text:style-name="T388">.</text:span></text:span></text:p>
        </text:list-item>
      </text:list>
      <text:list xml:id="list213341712825054" text:continue-list="list213342773333909" text:style-name="Num_5f_Exo">
        <text:list-item>
          <text:h text:style-name="P88" text:outline-level="1"> <text:span text:style-name="T329">Par lecture graphique, indique pour chaque fonction affine la droite qui est sa représentation graphique.</text:span></text:h>
        </text:list-item>
      </text:list>
      <text:list xml:id="list213342188317290" text:continue-list="list213343326933875" text:style-name="_5f_Numérotation_20_des_20_exercices_20_livrets">
        <text:list-item>
          <text:list>
            <text:list-header>
              <text:p text:style-name="P103"><draw:g text:anchor-type="as-char" svg:y="-5.179cm" draw:z-index="47" draw:name="Forme21" draw:style-name="gr39"><draw:g draw:style-name="gr3"><draw:line draw:style-name="gr41" draw:text-style-name="P181" svg:x1="0cm" svg:y1="0.015cm" svg:x2="9cm" svg:y2="0.015cm"><text:p/></draw:line><draw:line draw:style-name="gr42" draw:text-style-name="P181" svg:x1="0cm" svg:y1="0.536cm" svg:x2="9cm" svg:y2="0.536cm"><text:p/></draw:line><draw:line draw:style-name="gr43" draw:text-style-name="P181" svg:x1="0cm" svg:y1="1.071cm" svg:x2="9cm" svg:y2="1.071cm"><text:p/></draw:line><draw:line draw:style-name="gr44" draw:text-style-name="P181" svg:x1="0cm" svg:y1="1.591cm" svg:x2="9cm" svg:y2="1.591cm"><text:p/></draw:line><draw:line draw:style-name="gr45" draw:text-style-name="P181" svg:x1="0cm" svg:y1="2.124cm" svg:x2="9cm" svg:y2="2.124cm"><text:p/></draw:line><draw:line draw:style-name="gr46" draw:text-style-name="P181" svg:x1="0cm" svg:y1="2.653cm" svg:x2="9cm" svg:y2="2.653cm"><text:p/></draw:line><draw:line draw:style-name="gr47" draw:text-style-name="P181" svg:x1="0cm" svg:y1="3.184cm" svg:x2="9cm" svg:y2="3.184cm"><text:p/></draw:line><draw:line draw:style-name="gr48" draw:text-style-name="P181" svg:x1="0cm" svg:y1="3.712cm" svg:x2="9cm" svg:y2="3.712cm"><text:p/></draw:line><draw:line draw:style-name="gr49" draw:text-style-name="P181" svg:x1="0cm" svg:y1="4.243cm" svg:x2="9cm" svg:y2="4.243cm"><text:p/></draw:line><draw:line draw:style-name="gr50" draw:text-style-name="P181" svg:x1="0cm" svg:y1="4.77cm" svg:x2="9cm" svg:y2="4.77cm"><text:p/></draw:line><draw:line draw:style-name="gr51" draw:text-style-name="P181" svg:x1="0cm" svg:y1="5.299cm" svg:x2="9cm" svg:y2="5.299cm"><text:p/></draw:line><draw:line draw:style-name="gr52" draw:text-style-name="P181" svg:x1="0cm" svg:y1="5.827cm" svg:x2="9cm" svg:y2="5.827cm"><text:p/></draw:line><draw:line draw:style-name="gr53" draw:text-style-name="P181" svg:x1="0cm" svg:y1="6.354cm" svg:x2="9cm" svg:y2="6.354cm"><text:p/></draw:line><draw:line draw:style-name="gr54" draw:text-style-name="P181" svg:x1="0cm" svg:y1="6.882cm" svg:x2="9cm" svg:y2="6.882cm"><text:p/></draw:line><draw:line draw:style-name="gr55" draw:text-style-name="P181" svg:x1="0cm" svg:y1="7.414cm" svg:x2="9cm" svg:y2="7.414cm"><text:p/></draw:line><draw:line draw:style-name="gr56" draw:text-style-name="P181" svg:x1="0cm" svg:y1="7.945cm" svg:x2="9cm" svg:y2="7.945cm"><text:p/></draw:line><draw:line draw:style-name="gr57" draw:text-style-name="P181" svg:x1="0cm" svg:y1="8.464cm" svg:x2="9cm" svg:y2="8.464cm"><text:p/></draw:line><draw:line draw:style-name="gr58" draw:text-style-name="P181" svg:x1="0cm" svg:y1="8.997cm" svg:x2="9cm" svg:y2="8.997cm"><text:p/></draw:line><draw:line draw:style-name="gr59" draw:text-style-name="P181" svg:x1="0cm" svg:y1="9.524cm" svg:x2="9cm" svg:y2="9.524cm"><text:p/></draw:line><draw:line draw:style-name="gr60" draw:text-style-name="P181" svg:x1="0cm" svg:y1="0.015cm" svg:x2="0cm" svg:y2="9.53cm"><text:p/></draw:line><draw:line draw:style-name="gr61" draw:text-style-name="P181" svg:x1="0.53cm" svg:y1="0.015cm" svg:x2="0.53cm" svg:y2="9.53cm"><text:p/></draw:line><draw:line draw:style-name="gr62" draw:text-style-name="P181" svg:x1="1.057cm" svg:y1="0.015cm" svg:x2="1.057cm" svg:y2="9.53cm"><text:p/></draw:line><draw:line draw:style-name="gr63" draw:text-style-name="P181" svg:x1="1.588cm" svg:y1="0.015cm" svg:x2="1.588cm" svg:y2="9.53cm"><text:p/></draw:line><draw:line draw:style-name="gr64" draw:text-style-name="P181" svg:x1="2.117cm" svg:y1="0.015cm" svg:x2="2.117cm" svg:y2="9.53cm"><text:p/></draw:line><draw:line draw:style-name="gr65" draw:text-style-name="P181" svg:x1="2.648cm" svg:y1="0.015cm" svg:x2="2.648cm" svg:y2="9.53cm"><text:p/></draw:line><draw:line draw:style-name="gr66" draw:text-style-name="P181" svg:x1="3.174cm" svg:y1="0.015cm" svg:x2="3.174cm" svg:y2="9.53cm"><text:p/></draw:line><draw:line draw:style-name="gr67" draw:text-style-name="P181" svg:x1="3.704cm" svg:y1="0.015cm" svg:x2="3.704cm" svg:y2="9.53cm"><text:p/></draw:line><draw:line draw:style-name="gr68" draw:text-style-name="P181" svg:x1="4.235cm" svg:y1="0.015cm" svg:x2="4.235cm" svg:y2="9.53cm"><text:p/></draw:line><draw:line draw:style-name="gr69" draw:text-style-name="P181" svg:x1="4.765cm" svg:y1="0.015cm" svg:x2="4.765cm" svg:y2="9.53cm"><text:p/></draw:line><draw:line draw:style-name="gr70" draw:text-style-name="P181" svg:x1="5.295cm" svg:y1="0.015cm" svg:x2="5.295cm" svg:y2="9.53cm"><text:p/></draw:line><draw:line draw:style-name="gr71" draw:text-style-name="P181" svg:x1="5.824cm" svg:y1="0.015cm" svg:x2="5.824cm" svg:y2="9.53cm"><text:p/></draw:line><draw:line draw:style-name="gr72" draw:text-style-name="P181" svg:x1="6.351cm" svg:y1="0.015cm" svg:x2="6.351cm" svg:y2="9.53cm"><text:p/></draw:line><draw:line draw:style-name="gr73" draw:text-style-name="P181" svg:x1="6.884cm" svg:y1="0.015cm" svg:x2="6.884cm" svg:y2="9.53cm"><text:p/></draw:line><draw:line draw:style-name="gr74" draw:text-style-name="P181" svg:x1="7.412cm" svg:y1="0.015cm" svg:x2="7.412cm" svg:y2="9.53cm"><text:p/></draw:line><draw:line draw:style-name="gr75" draw:text-style-name="P181" svg:x1="7.942cm" svg:y1="0.015cm" svg:x2="7.942cm" svg:y2="9.53cm"><text:p/></draw:line><draw:line draw:style-name="gr76" draw:text-style-name="P181" svg:x1="8.469cm" svg:y1="0.015cm" svg:x2="8.469cm" svg:y2="9.53cm"><text:p/></draw:line><draw:line draw:style-name="gr77" draw:text-style-name="P181" svg:x1="8.999cm" svg:y1="0.015cm" svg:x2="8.999cm" svg:y2="9.53cm"><text:p/></draw:line></draw:g><draw:line draw:style-name="gr78" draw:text-style-name="P182" svg:x1="4.759cm" svg:y1="9.53cm" svg:x2="4.759cm" svg:y2="0.015cm"><text:p/></draw:line><draw:line draw:style-name="gr79" draw:text-style-name="P182" svg:x1="0cm" svg:y1="4.77cm" svg:x2="9cm" svg:y2="4.77cm"><text:p/></draw:line><draw:line draw:style-name="gr80" draw:text-style-name="P182" svg:x1="8.44cm" svg:y1="9.526cm" svg:x2="3.705cm" svg:y2="0.041cm"><text:p/></draw:line><draw:line draw:style-name="gr81" draw:text-style-name="P182" svg:x1="0cm" svg:y1="2.124cm" svg:x2="9cm" svg:y2="2.124cm"><text:p/></draw:line><draw:line draw:style-name="gr82" draw:text-style-name="P182" svg:x1="0.531cm" svg:y1="0.015cm" svg:x2="8.999cm" svg:y2="4.243cm"><text:p/></draw:line><draw:line draw:style-name="gr83" draw:text-style-name="P182" svg:x1="5.809cm" svg:y1="0cm" svg:x2="1.057cm" svg:y2="9.53cm"><text:p/></draw:line><draw:line draw:style-name="gr84" draw:text-style-name="P182" svg:x1="6.882cm" svg:y1="0.015cm" svg:x2="2.117cm" svg:y2="9.53cm"><text:p/></draw:line><draw:line draw:style-name="gr85" draw:text-style-name="P182" svg:x1="7.939cm" svg:y1="0.015cm" svg:x2="3.174cm" svg:y2="9.53cm"><text:p/></draw:line><draw:line draw:style-name="gr86" draw:text-style-name="P182" svg:x1="9cm" svg:y1="0.015cm" svg:x2="4.235cm" svg:y2="9.53cm"><text:p/></draw:line><draw:frame draw:style-name="gr87" draw:text-style-name="P183" svg:width="0.872cm" svg:height="0.713cm" svg:x="4.182cm" svg:y="4.697cm"><draw:text-box><text:p text:style-name="P170"><text:span text:style-name="T425">0</text:span></text:p></draw:text-box></draw:frame><draw:frame draw:style-name="gr88" draw:text-style-name="P183" svg:width="0.66cm" svg:height="0.627cm" svg:x="0.531cm" svg:y="0.254cm"><draw:text-box><text:p text:style-name="P170"><text:span text:style-name="T425">(</text:span><text:span text:style-name="T426">d</text:span><text:span text:style-name="T427">1</text:span><text:span text:style-name="T425">)</text:span></text:p></draw:text-box></draw:frame><draw:line draw:style-name="gr89" draw:text-style-name="P182" svg:x1="0cm" svg:y1="4.519cm" svg:x2="8.999cm" svg:y2="0.015cm"><text:p/></draw:line><draw:frame draw:style-name="gr87" draw:text-style-name="P183" svg:width="0.867cm" svg:height="0.713cm" svg:x="4.93cm" svg:y="4.842cm"><draw:text-box><text:p text:style-name="P170"><text:span text:style-name="T425">1</text:span></text:p></draw:text-box></draw:frame><draw:line draw:style-name="gr90" draw:text-style-name="P182" svg:x1="5.305cm" svg:y1="4.672cm" svg:x2="5.305cm" svg:y2="4.882cm"><text:p/></draw:line><draw:frame draw:style-name="gr91" draw:text-style-name="P183" svg:width="0.662cm" svg:height="0.627cm" svg:x="0.392cm" svg:y="1.57cm"><draw:text-box><text:p text:style-name="P170"><text:span text:style-name="T425">(</text:span><text:span text:style-name="T426">d</text:span><text:span text:style-name="T427">3</text:span><text:span text:style-name="T425">)</text:span></text:p></draw:text-box></draw:frame><draw:frame draw:style-name="gr91" draw:text-style-name="P183" svg:width="0.662cm" svg:height="0.627cm" svg:x="0.397cm" svg:y="3.533cm"><draw:text-box><text:p text:style-name="P170"><text:span text:style-name="T425">(</text:span><text:span text:style-name="T426">d</text:span><text:span text:style-name="T427">2</text:span><text:span text:style-name="T425">)</text:span></text:p></draw:text-box></draw:frame><draw:frame draw:style-name="gr88" draw:text-style-name="P183" svg:width="0.66cm" svg:height="0.627cm" svg:x="3.119cm" svg:y="0.058cm"><draw:text-box><text:p text:style-name="P170"><text:span text:style-name="T425">(</text:span><text:span text:style-name="T426">d</text:span><text:span text:style-name="T427">4</text:span><text:span text:style-name="T425">)</text:span></text:p></draw:text-box></draw:frame><draw:frame draw:style-name="gr92" draw:text-style-name="P183" svg:width="0.662cm" svg:height="0.627cm" svg:x="4.911cm" svg:y="0.058cm"><draw:text-box><text:p text:style-name="P170"><text:span text:style-name="T425">(</text:span><text:span text:style-name="T426">d</text:span><text:span text:style-name="T427">5</text:span><text:span text:style-name="T425">)</text:span></text:p></draw:text-box></draw:frame><draw:frame draw:style-name="gr91" draw:text-style-name="P183" svg:width="0.662cm" svg:height="0.627cm" svg:x="6.029cm" svg:y="0.026cm"><draw:text-box><text:p text:style-name="P170"><text:span text:style-name="T425">(</text:span><text:span text:style-name="T426">d</text:span><text:span text:style-name="T427">6</text:span><text:span text:style-name="T425">)</text:span></text:p></draw:text-box></draw:frame><draw:frame draw:style-name="gr91" draw:text-style-name="P183" svg:width="0.662cm" svg:height="0.627cm" svg:x="2.648cm" svg:y="8.904cm"><draw:text-box><text:p text:style-name="P170"><text:span text:style-name="T425">(</text:span><text:span text:style-name="T426">d</text:span><text:span text:style-name="T427">7</text:span><text:span text:style-name="T425">)</text:span></text:p></draw:text-box></draw:frame><draw:frame draw:style-name="gr93" draw:text-style-name="P183" svg:width="0.662cm" svg:height="0.629cm" svg:x="3.704cm" svg:y="8.895cm"><draw:text-box><text:p text:style-name="P170"><text:span text:style-name="T425">(</text:span><text:span text:style-name="T426">d</text:span><text:span text:style-name="T427">8</text:span><text:span text:style-name="T425">)</text:span></text:p></draw:text-box></draw:frame><draw:line draw:style-name="gr90" draw:text-style-name="P182" svg:x1="4.655cm" svg:y1="4.25cm" svg:x2="4.87cm" svg:y2="4.25cm"><text:p/></draw:line><draw:frame draw:style-name="gr94" draw:text-style-name="P183" svg:width="0.865cm" svg:height="0.712cm" svg:x="4.108cm" svg:y="3.914cm"><draw:text-box><text:p text:style-name="P170"><text:span text:style-name="T425">1</text:span></text:p></draw:text-box></draw:frame></draw:g></text:p>
            </text:list-header>
          </text:list>
        </text:list-item>
      </text:list>
      <table:table table:name="Tableau4" table:style-name="Tableau4">
        <table:table-column table:style-name="Tableau4.A"/>
        <table:table-column table:style-name="Tableau4.B"/>
        <table:table-column table:style-name="Tableau4.C"/>
        <table:table-column table:style-name="Tableau4.A"/>
        <table:table-column table:style-name="Tableau4.E"/>
        <table:table-row table:style-name="Tableau4.1">
          <table:table-cell table:style-name="Tableau4.A1" office:value-type="string">
            <text:p text:style-name="P40">Fonction</text:p>
          </table:table-cell>
          <table:table-cell table:style-name="Tableau4.A1" office:value-type="string">
            <text:p text:style-name="P40">Droite</text:p>
          </table:table-cell>
          <table:table-cell table:style-name="Tableau4.C1" office:value-type="string">
            <text:p text:style-name="P40"/>
          </table:table-cell>
          <table:table-cell table:style-name="Tableau4.A1" office:value-type="string">
            <text:p text:style-name="P40">Fonction</text:p>
          </table:table-cell>
          <table:table-cell table:style-name="Tableau4.E1" office:value-type="string">
            <text:p text:style-name="P40">Droite</text:p>
          </table:table-cell>
        </table:table-row>
        <table:table-row table:style-name="Tableau4.2">
          <table:table-cell table:style-name="Tableau4.A2" office:value-type="string">
            <text:p text:style-name="P42"><text:span text:style-name="T338">x</text:span> <draw:g text:anchor-type="as-char" svg:y="-0.21cm" draw:z-index="48" draw:name="Forme22"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 2<text:span text:style-name="T338">x</text:span> <text:span text:style-name="T294"></text:span><text:span text:style-name="T285"> </text:span>1</text:p>
          </table:table-cell>
          <table:table-cell table:style-name="Tableau4.B2" office:value-type="string">
            <text:p text:style-name="P45"><text:span text:style-name="T351">(</text:span><text:span text:style-name="_5f_variable"><text:span text:style-name="T356">d</text:span></text:span><text:span text:style-name="_5f_pointillés_20_gris"><text:span text:style-name="T82">6</text:span></text:span><text:span text:style-name="T351">)</text:span></text:p>
          </table:table-cell>
          <table:table-cell table:style-name="Tableau4.C1" office:value-type="string">
            <text:p text:style-name="P41"/>
          </table:table-cell>
          <table:table-cell table:style-name="Tableau4.D2" office:value-type="string">
            <text:p text:style-name="P42"><text:span text:style-name="T338">x</text:span><text:span text:style-name="T337"> </text:span><text:span text:style-name="T337"><draw:g text:anchor-type="as-char" svg:y="-0.21cm" draw:z-index="49" draw:name="Forme23"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text:span><text:span text:style-name="T337"> </text:span>2<text:span text:style-name="T338">x</text:span><text:span text:style-name="T284"> </text:span><text:span text:style-name="T294">−</text:span> 3</text:p>
          </table:table-cell>
          <table:table-cell table:style-name="Tableau4.E2" office:value-type="string">
            <text:p text:style-name="P46"><text:span text:style-name="T351">(</text:span><text:span text:style-name="_5f_variable"><text:span text:style-name="T356">d</text:span></text:span><text:span text:style-name="_5f_pointillés_20_gris"><text:span text:style-name="T82">7</text:span></text:span><text:span text:style-name="T351">)</text:span></text:p>
          </table:table-cell>
        </table:table-row>
        <table:table-row table:style-name="Tableau4.2">
          <table:table-cell table:style-name="Tableau4.A3" office:value-type="string">
            <text:p text:style-name="P42"><text:span text:style-name="T338">x</text:span><text:span text:style-name="T337"> </text:span><text:span text:style-name="T337"><draw:g text:anchor-type="as-char" svg:y="-0.21cm" draw:z-index="50" draw:name="Forme24"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text:span><text:span text:style-name="T337"> </text:span><text:span text:style-name="T337"><draw:frame draw:style-name="fr6" draw:name="Objet5" text:anchor-type="as-char" svg:width="1.072cm" svg:height="0.792cm" draw:z-index="44"><draw:object xlink:href="./Object 9" xlink:type="simple" xlink:show="embed" xlink:actuate="onLoad"/><draw:image xlink:href="./ObjectReplacements/Object 9" xlink:type="simple" xlink:show="embed" xlink:actuate="onLoad"/><svg:desc>formule</svg:desc></draw:frame></text:span></text:p>
          </table:table-cell>
          <table:table-cell table:style-name="Tableau4.B2" office:value-type="string">
            <text:p text:style-name="P46"><text:span text:style-name="T351">(</text:span><text:span text:style-name="_5f_variable"><text:span text:style-name="T356">d</text:span></text:span><text:span text:style-name="_5f_pointillés_20_gris"><text:span text:style-name="T82">2</text:span></text:span><text:span text:style-name="T351">)</text:span></text:p>
          </table:table-cell>
          <table:table-cell table:style-name="Tableau4.C1" office:value-type="string">
            <text:p text:style-name="P41"/>
          </table:table-cell>
          <table:table-cell table:style-name="Tableau4.D2" office:value-type="string">
            <text:p text:style-name="P42"><text:span text:style-name="T338">x</text:span><text:span text:style-name="T337"> </text:span><text:span text:style-name="T337"><draw:g text:anchor-type="as-char" svg:y="-0.21cm" draw:z-index="51" draw:name="Forme25"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text:span><text:span text:style-name="T337"> </text:span>2<text:span text:style-name="T338">x</text:span> <text:span text:style-name="T294">−</text:span><text:span text:style-name="T284"> </text:span>7</text:p>
          </table:table-cell>
          <table:table-cell table:style-name="Tableau4.E3" office:value-type="string">
            <text:p text:style-name="P46"><text:span text:style-name="T351">(</text:span><text:span text:style-name="_5f_variable"><text:span text:style-name="T356">d</text:span></text:span><text:span text:style-name="_5f_pointillés_20_gris"><text:span text:style-name="T82">8</text:span></text:span><text:span text:style-name="T351">)</text:span></text:p>
          </table:table-cell>
        </table:table-row>
        <table:table-row table:style-name="Tableau4.2">
          <table:table-cell table:style-name="Tableau4.A2" office:value-type="string">
            <text:p text:style-name="P42"><text:span text:style-name="T338">x</text:span> <draw:g text:anchor-type="as-char" svg:y="-0.21cm" draw:z-index="52" draw:name="Forme26"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 <text:span text:style-name="T48">─</text:span>2<text:span text:style-name="T338">x</text:span> <text:span text:style-name="T294"></text:span><text:span text:style-name="T285"> </text:span>5</text:p>
          </table:table-cell>
          <table:table-cell table:style-name="Tableau4.B2" office:value-type="string">
            <text:p text:style-name="P46"><text:span text:style-name="T351">(</text:span><text:span text:style-name="_5f_variable"><text:span text:style-name="T356">d</text:span></text:span><text:span text:style-name="_5f_pointillés_20_gris"><text:span text:style-name="T82">4</text:span></text:span><text:span text:style-name="T351">)</text:span></text:p>
          </table:table-cell>
          <table:table-cell table:style-name="Tableau4.C1" office:value-type="string">
            <text:p text:style-name="P41"/>
          </table:table-cell>
          <table:table-cell table:style-name="Tableau4.D4" office:value-type="string">
            <text:p text:style-name="P42"><text:span text:style-name="T338">x</text:span> <draw:g text:anchor-type="as-char" svg:y="-0.21cm" draw:z-index="57" draw:name="Forme27"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 <draw:frame draw:style-name="fr6" draw:name="Objet6" text:anchor-type="as-char" svg:width="1.392cm" svg:height="0.792cm" draw:z-index="45"><draw:object xlink:href="./Object 10" xlink:type="simple" xlink:show="embed" xlink:actuate="onLoad"/><draw:image xlink:href="./ObjectReplacements/Object 10" xlink:type="simple" xlink:show="embed" xlink:actuate="onLoad"/><svg:desc>formule</svg:desc></draw:frame></text:p>
          </table:table-cell>
          <table:table-cell table:style-name="Tableau4.E4" office:value-type="string">
            <text:p text:style-name="P46"><text:span text:style-name="T351">(</text:span><text:span text:style-name="_5f_variable"><text:span text:style-name="T356">d</text:span></text:span><text:span text:style-name="_5f_pointillés_20_gris"><text:span text:style-name="T82">1</text:span></text:span><text:span text:style-name="T351">)</text:span></text:p>
          </table:table-cell>
        </table:table-row>
        <table:table-row table:style-name="Tableau4.2">
          <table:table-cell table:style-name="Tableau4.A2" office:value-type="string">
            <text:p text:style-name="P42"><text:span text:style-name="T338">x</text:span><text:span text:style-name="T337"> </text:span><text:span text:style-name="T337"><draw:g text:anchor-type="as-char" svg:y="-0.21cm" draw:z-index="58" draw:name="Forme28"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text:span><text:span text:style-name="T337"> </text:span>5</text:p>
          </table:table-cell>
          <table:table-cell table:style-name="Tableau4.B2" office:value-type="string">
            <text:p text:style-name="P46"><text:span text:style-name="T351">(</text:span><text:span text:style-name="_5f_variable"><text:span text:style-name="T356">d</text:span></text:span><text:span text:style-name="_5f_pointillés_20_gris"><text:span text:style-name="T82">3</text:span></text:span><text:span text:style-name="T351">)</text:span></text:p>
          </table:table-cell>
          <table:table-cell table:style-name="Tableau4.C1" office:value-type="string">
            <text:p text:style-name="P41"/>
          </table:table-cell>
          <table:table-cell table:style-name="Tableau4.D2" office:value-type="string">
            <text:p text:style-name="P42"><text:span text:style-name="T338">x</text:span><text:span text:style-name="T288"> </text:span><text:span text:style-name="T288"><draw:g text:anchor-type="as-char" svg:y="-0.21cm" draw:z-index="60" draw:name="Forme29" draw:style-name="gr39"><draw:line draw:style-name="gr40" draw:text-style-name="P180" svg:x1="0cm" svg:y1="0.001cm" svg:x2="0cm" svg:y2="0.167cm"><text:p/></draw:line><draw:line draw:style-name="gr40" draw:text-style-name="P180" svg:x1="0cm" svg:y1="0.084cm" svg:x2="0.529cm" svg:y2="0.084cm"><text:p/></draw:line><draw:line draw:style-name="gr40" draw:text-style-name="P180" svg:x1="0.529cm" svg:y1="0.084cm" svg:x2="0.439cm" svg:y2="0.001cm"><text:p/></draw:line><draw:line draw:style-name="gr40" draw:text-style-name="P180" svg:x1="0.529cm" svg:y1="0.084cm" svg:x2="0.439cm" svg:y2="0.167cm"><text:p/></draw:line></draw:g></text:span><text:span text:style-name="T288"> </text:span>2<text:span text:style-name="T338">x</text:span><text:span text:style-name="T284"> </text:span><text:span text:style-name="T294"></text:span><text:span text:style-name="T285"> </text:span>5</text:p>
          </table:table-cell>
          <table:table-cell table:style-name="Tableau4.E5" office:value-type="string">
            <text:p text:style-name="P46"><text:span text:style-name="T351">(</text:span><text:span text:style-name="_5f_variable"><text:span text:style-name="T356">d</text:span></text:span><text:span text:style-name="_5f_pointillés_20_gris"><text:span text:style-name="T82">5</text:span></text:span><text:span text:style-name="T351">)</text:span></text:p>
          </table:table-cell>
        </table:table-row>
      </table:table>
      <text:list xml:id="list213342923635480" text:continue-list="list213341712825054" text:style-name="Num_5f_Exo">
        <text:list-item>
          <text:h text:style-name="P89" text:outline-level="1"><text:span text:style-name="_5f_variable"><text:span text:style-name="T163"> </text:span></text:span><text:span text:style-name="_5f_variable"><text:span text:style-name="T164">Indique la fonction linéaire associée à chaque tableau si c’est possible.</text:span></text:span></text:h>
        </text:list-item>
      </text:list>
      <table:table table:name="Tableau5" table:style-name="Tableau5">
        <table:table-column table:style-name="Tableau5.A" table:number-columns-repeated="2"/>
        <table:table-column table:style-name="Tableau5.C"/>
        <table:table-column table:style-name="Tableau5.A"/>
        <table:table-column table:style-name="Tableau5.C"/>
        <table:table-column table:style-name="Tableau5.A"/>
        <table:table-column table:style-name="Tableau5.C"/>
        <table:table-column table:style-name="Tableau5.A"/>
        <table:table-column table:style-name="Tableau5.I"/>
        <table:table-row>
          <table:table-cell table:style-name="Tableau5.A1" table:number-columns-spanned="4" office:value-type="string">
            <text:p text:style-name="P70">Tableau 1</text:p>
          </table:table-cell>
          <table:covered-table-cell/>
          <table:covered-table-cell/>
          <table:covered-table-cell/>
          <table:table-cell table:style-name="Tableau5.E1" office:value-type="string">
            <text:p text:style-name="P71"/>
          </table:table-cell>
          <table:table-cell table:style-name="Tableau5.A1" table:number-columns-spanned="4" office:value-type="string">
            <text:p text:style-name="P26"><text:span text:style-name="T353">Tableau </text:span><text:span text:style-name="T369">3</text:span></text:p>
          </table:table-cell>
          <table:covered-table-cell/>
          <table:covered-table-cell/>
          <table:covered-table-cell/>
        </table:table-row>
        <table:table-row>
          <table:table-cell table:style-name="Tableau5.A2" office:value-type="string">
            <text:p text:style-name="P68">5</text:p>
          </table:table-cell>
          <table:table-cell table:style-name="Tableau5.B2" office:value-type="string">
            <text:p text:style-name="P68">10</text:p>
          </table:table-cell>
          <table:table-cell table:style-name="Tableau5.C2" office:value-type="string">
            <text:p text:style-name="P68">15</text:p>
          </table:table-cell>
          <table:table-cell table:style-name="Tableau5.D2" office:value-type="string">
            <text:p text:style-name="P68">20</text:p>
          </table:table-cell>
          <table:table-cell table:style-name="Tableau5.E2" office:value-type="string">
            <text:p text:style-name="P69"/>
          </table:table-cell>
          <table:table-cell table:style-name="Tableau5.F2" office:value-type="string">
            <text:p text:style-name="P68">1,5</text:p>
          </table:table-cell>
          <table:table-cell table:style-name="Tableau5.G2" office:value-type="string">
            <text:p text:style-name="P68">2</text:p>
          </table:table-cell>
          <table:table-cell table:style-name="Tableau5.H2" office:value-type="string">
            <text:p text:style-name="P68">2,5</text:p>
          </table:table-cell>
          <table:table-cell table:style-name="Tableau5.I2" office:value-type="string">
            <text:p text:style-name="P68">3</text:p>
          </table:table-cell>
        </table:table-row>
        <table:table-row>
          <table:table-cell table:style-name="Tableau5.A3" office:value-type="string">
            <text:p text:style-name="P68">10</text:p>
          </table:table-cell>
          <table:table-cell table:style-name="Tableau5.B3" office:value-type="string">
            <text:p text:style-name="P68">15</text:p>
          </table:table-cell>
          <table:table-cell table:style-name="Tableau5.C3" office:value-type="string">
            <text:p text:style-name="P68">20</text:p>
          </table:table-cell>
          <table:table-cell table:style-name="Tableau5.D3" office:value-type="string">
            <text:p text:style-name="P68">25</text:p>
          </table:table-cell>
          <table:table-cell table:style-name="Tableau5.E3" office:value-type="string">
            <text:p text:style-name="P69"/>
          </table:table-cell>
          <table:table-cell table:style-name="Tableau5.F3" office:value-type="string">
            <text:p text:style-name="P68">4,5</text:p>
          </table:table-cell>
          <table:table-cell table:style-name="Tableau5.G3" office:value-type="string">
            <text:p text:style-name="P68">6</text:p>
          </table:table-cell>
          <table:table-cell table:style-name="Tableau5.H3" office:value-type="string">
            <text:p text:style-name="P68">7,5</text:p>
          </table:table-cell>
          <table:table-cell table:style-name="Tableau5.I3" office:value-type="string">
            <text:p text:style-name="P68">9</text:p>
          </table:table-cell>
        </table:table-row>
        <table:table-row>
          <table:table-cell table:style-name="Tableau5.A4" table:number-columns-spanned="4" office:value-type="string">
            <text:p text:style-name="P70">Tableau 2</text:p>
          </table:table-cell>
          <table:covered-table-cell/>
          <table:covered-table-cell/>
          <table:covered-table-cell/>
          <table:table-cell table:style-name="Tableau5.E4" office:value-type="string">
            <text:p text:style-name="P71"/>
          </table:table-cell>
          <table:table-cell table:style-name="Tableau5.A4" table:number-columns-spanned="4" office:value-type="string">
            <text:p text:style-name="P26"><text:span text:style-name="T353">Tableau </text:span><text:span text:style-name="T369">4</text:span></text:p>
          </table:table-cell>
          <table:covered-table-cell/>
          <table:covered-table-cell/>
          <table:covered-table-cell/>
        </table:table-row>
        <table:table-row>
          <table:table-cell table:style-name="Tableau5.A5" office:value-type="string">
            <text:p text:style-name="P68">30</text:p>
          </table:table-cell>
          <table:table-cell table:style-name="Tableau5.B5" office:value-type="string">
            <text:p text:style-name="P68">33</text:p>
          </table:table-cell>
          <table:table-cell table:style-name="Tableau5.C5" office:value-type="string">
            <text:p text:style-name="P68">36</text:p>
          </table:table-cell>
          <table:table-cell table:style-name="Tableau5.D5" office:value-type="string">
            <text:p text:style-name="P68">39</text:p>
          </table:table-cell>
          <table:table-cell table:style-name="Tableau5.E5" office:value-type="string">
            <text:p text:style-name="P69"/>
          </table:table-cell>
          <table:table-cell table:style-name="Tableau5.F5" office:value-type="string">
            <text:p text:style-name="P68">7</text:p>
          </table:table-cell>
          <table:table-cell table:style-name="Tableau5.G5" office:value-type="string">
            <text:p text:style-name="P68">14</text:p>
          </table:table-cell>
          <table:table-cell table:style-name="Tableau5.H5" office:value-type="string">
            <text:p text:style-name="P68">21</text:p>
          </table:table-cell>
          <table:table-cell table:style-name="Tableau5.I5" office:value-type="string">
            <text:p text:style-name="P68">35</text:p>
          </table:table-cell>
        </table:table-row>
        <table:table-row>
          <table:table-cell table:style-name="Tableau5.A6" office:value-type="string">
            <text:p text:style-name="P68">10</text:p>
          </table:table-cell>
          <table:table-cell table:style-name="Tableau5.B6" office:value-type="string">
            <text:p text:style-name="P68">11</text:p>
          </table:table-cell>
          <table:table-cell table:style-name="Tableau5.C6" office:value-type="string">
            <text:p text:style-name="P68">12</text:p>
          </table:table-cell>
          <table:table-cell table:style-name="Tableau5.D6" office:value-type="string">
            <text:p text:style-name="P68">13</text:p>
          </table:table-cell>
          <table:table-cell table:style-name="Tableau5.E6" office:value-type="string">
            <text:p text:style-name="P69"/>
          </table:table-cell>
          <table:table-cell table:style-name="Tableau5.F6" office:value-type="string">
            <text:p text:style-name="P68">1</text:p>
          </table:table-cell>
          <table:table-cell table:style-name="Tableau5.G6" office:value-type="string">
            <text:p text:style-name="P68">2</text:p>
          </table:table-cell>
          <table:table-cell table:style-name="Tableau5.H6" office:value-type="string">
            <text:p text:style-name="P68">3</text:p>
          </table:table-cell>
          <table:table-cell table:style-name="Tableau5.I6" office:value-type="string">
            <text:p text:style-name="P68">4</text:p>
          </table:table-cell>
        </table:table-row>
      </table:table>
      <text:list xml:id="list213342371342353" text:continue-list="list213343404785527" text:style-name="_5f_Numérotation_20_des_20_exercices_20_livrets">
        <text:list-header>
          <text:p text:style-name="P95"><text:span text:style-name="_5f_BVS"><text:span text:style-name="T188">Tableau 1 : </text:span></text:span><text:span text:style-name="_5f_pointillés_20_gris"><text:span text:style-name="T130">non linéaire </text:span></text:span><text:span text:style-name="_5f_pointillés_20_gris"><text:span text:style-name="T131">car</text:span></text:span><text:span text:style-name="_5f_pointillés_20_gris"><text:span text:style-name="T130"> </text:span></text:span><text:span text:style-name="_5f_variable"><text:span text:style-name="T99">f </text:span></text:span><text:span text:style-name="_5f_variable"><text:span text:style-name="T72">1</text:span></text:span><text:span text:style-name="_5f_variable"><text:span text:style-name="T68"> </text:span></text:span><text:span text:style-name="_5f_Correction_5f_surligné"><text:span text:style-name="T377">(</text:span></text:span><text:span text:style-name="_5f_Correction_5f_surligné"><text:span text:style-name="T400">x</text:span></text:span><text:span text:style-name="_5f_Correction_5f_surligné"><text:span text:style-name="T377">) </text:span></text:span><text:span text:style-name="_5f_Correction_5f_surligné"><text:span text:style-name="T383">= </text:span></text:span><text:span text:style-name="_5f_Correction_5f_surligné"><text:span text:style-name="T400">x</text:span></text:span><text:span text:style-name="_5f_Correction_5f_surligné"><text:span text:style-name="T378"> </text:span></text:span><text:span text:style-name="_5f_Correction_5f_surligné"><text:span text:style-name="T380">+ 5.</text:span></text:span><text:span text:style-name="_5f_pointillés_20_gris"><text:span text:style-name="T130"> </text:span></text:span></text:p>
        </text:list-header>
      </text:list>
      <text:p text:style-name="P51"><text:span text:style-name="_5f_BVS"><text:span text:style-name="T188">Tableau 2 : </text:span></text:span><text:span text:style-name="_5f_variable"><text:span text:style-name="T99">f </text:span></text:span><text:span text:style-name="_5f_variable"><text:span text:style-name="T81">2</text:span></text:span><text:span text:style-name="_5f_variable"><text:span text:style-name="T68"> </text:span></text:span><text:span text:style-name="_5f_Correction_5f_surligné"><text:span text:style-name="T377">(</text:span></text:span><text:span text:style-name="_5f_Correction_5f_surligné"><text:span text:style-name="T400">x</text:span></text:span><text:span text:style-name="_5f_Correction_5f_surligné"><text:span text:style-name="T377">) </text:span></text:span><text:span text:style-name="_5f_Correction_5f_surligné"><text:span text:style-name="T383">= </text:span></text:span><text:span text:style-name="_5f_Correction_5f_surligné"><text:span text:style-name="T384">3</text:span></text:span><text:span text:style-name="_5f_Correction_5f_surligné"><text:span text:style-name="T400">x</text:span></text:span><text:span text:style-name="_5f_Correction_5f_surligné"><text:span text:style-name="T380">.</text:span></text:span></text:p>
      <text:p text:style-name="P52"><text:span text:style-name="_5f_BVS"><text:span text:style-name="T188">Tableau 3 : </text:span></text:span><text:span text:style-name="_5f_variable"><text:span text:style-name="T99">f </text:span></text:span><text:span text:style-name="_5f_variable"><text:span text:style-name="T81">2</text:span></text:span><text:span text:style-name="_5f_variable"><text:span text:style-name="T68"> </text:span></text:span><text:span text:style-name="_5f_Correction_5f_surligné"><text:span text:style-name="T377">(</text:span></text:span><text:span text:style-name="_5f_Correction_5f_surligné"><text:span text:style-name="T400">x</text:span></text:span><text:span text:style-name="_5f_Correction_5f_surligné"><text:span text:style-name="T377">) </text:span></text:span><text:span text:style-name="_5f_Correction_5f_surligné"><text:span text:style-name="T383">= </text:span></text:span><text:span text:style-name="_5f_Correction_5f_surligné"><text:span text:style-name="T383"><draw:frame draw:style-name="fr4" draw:name="Objet18" text:anchor-type="as-char" svg:width="0.728cm" svg:height="0.873cm" draw:z-index="81"><draw:object xlink:href="./Object 28" xlink:type="simple" xlink:show="embed" xlink:actuate="onLoad"/><draw:image xlink:href="./ObjectReplacements/Object 28" xlink:type="simple" xlink:show="embed" xlink:actuate="onLoad"/><svg:desc>formule</svg:desc></draw:frame></text:span></text:span><text:span text:style-name="_5f_Correction_5f_surligné"><text:span text:style-name="T380">.</text:span></text:span></text:p>
      <text:p text:style-name="P53"><text:span text:style-name="_5f_BVS"><text:span text:style-name="T212">Tableau 4 : </text:span></text:span><text:span text:style-name="_5f_pointillés_20_gris"><text:span text:style-name="T136">non linéaire </text:span></text:span><text:span text:style-name="_5f_pointillés_20_gris"><text:span text:style-name="T140">car</text:span></text:span><text:span text:style-name="_5f_pointillés_20_gris"><text:span text:style-name="T412"> 35 </text:span></text:span><text:span text:style-name="_5f_pointillés_20_gris"><text:span text:style-name="T413">÷</text:span></text:span><text:span text:style-name="T414"> </text:span><text:span text:style-name="T415">7 = 5 et non pas 4.</text:span></text:p>
      <text:list xml:id="list213343281093631" text:continue-list="list213342923635480" text:style-name="Num_5f_Exo">
        <text:list-item>
          <text:h text:style-name="P90" text:outline-level="1"><text:soft-page-break/><text:span text:style-name="_5f_variable"><text:span text:style-name="T163"> Soient </text:span></text:span><text:span text:style-name="_5f_variable"><text:span text:style-name="T204">f</text:span></text:span><text:span text:style-name="_5f_variable"><text:span text:style-name="T313">1</text:span></text:span><text:span text:style-name="_5f_variable"><text:span text:style-name="T165"> et</text:span></text:span><text:span text:style-name="_5f_variable"><text:span text:style-name="T166"> </text:span></text:span><text:span text:style-name="_5f_variable"><text:span text:style-name="T204">f</text:span></text:span><text:span text:style-name="_5f_variable"><text:span text:style-name="T313">2</text:span></text:span><text:span text:style-name="_5f_variable"><text:span text:style-name="T165"> </text:span></text:span><text:span text:style-name="_5f_variable"><text:span text:style-name="T163">deux fonctions linéaires telles que :</text:span></text:span></text:h>
        </text:list-item>
      </text:list>
      <text:list xml:id="list213342223857461" text:continue-list="list213342371342353" text:style-name="_5f_Numérotation_20_des_20_exercices_20_livrets">
        <text:list-header>
          <text:p text:style-name="P156"><text:span text:style-name="_5f_variable"><text:span text:style-name="T213">f</text:span></text:span><text:span text:style-name="_5f_variable"><text:span text:style-name="T319">1</text:span></text:span><text:span text:style-name="_5f_variable"><text:span text:style-name="T180">(3) </text:span></text:span><text:span text:style-name="_5f_variable"><text:span text:style-name="T228">=</text:span></text:span><text:span text:style-name="_5f_variable"><text:span text:style-name="T180"> 18 et </text:span></text:span><text:span text:style-name="_5f_variable"><text:span text:style-name="T227"><text:s/></text:span></text:span><text:span text:style-name="_5f_variable"><text:span text:style-name="T205">f</text:span></text:span><text:span text:style-name="_5f_variable"><text:span text:style-name="T319">2</text:span></text:span><text:span text:style-name="_5f_variable"><text:span text:style-name="T180">(</text:span></text:span><text:span text:style-name="_5f_variable"><text:span text:style-name="T228">−</text:span></text:span><text:span text:style-name="_5f_variable"><text:span text:style-name="T180">3) </text:span></text:span><text:span text:style-name="_5f_variable"><text:span text:style-name="T228">=</text:span></text:span><text:span text:style-name="_5f_variable"><text:span text:style-name="T180"> 27.</text:span></text:span></text:p>
          <text:list text:continue-numbering="true">
            <text:list-header>
              <text:p text:style-name="P159"><text:span text:style-name="_5f_variable"><text:span text:style-name="T271">Détermine les fonctions </text:span></text:span><text:span text:style-name="_5f_variable"><text:span text:style-name="T205">f</text:span></text:span><text:span text:style-name="_5f_variable"><text:span text:style-name="T314">1</text:span></text:span><text:span text:style-name="_5f_variable"><text:span text:style-name="T167"> et</text:span></text:span><text:span text:style-name="_5f_variable"><text:span text:style-name="T174"> </text:span></text:span><text:span text:style-name="_5f_variable"><text:span text:style-name="T205">f</text:span></text:span><text:span text:style-name="_5f_variable"><text:span text:style-name="T314">2</text:span></text:span><text:span text:style-name="_5f_BVS"><text:span text:style-name="T157">.</text:span></text:span></text:p>
            </text:list-header>
          </text:list>
        </text:list-header>
      </text:list>
      <text:section text:style-name="Sect2" text:name="Section8">
        <text:list xml:id="list213341680330920" text:continue-numbering="true" text:style-name="_5f_Numérotation_20_des_20_exercices_20_livrets">
          <text:list-header>
            <text:p text:style-name="P149"><text:span text:style-name="_5f_Correction_5f_surligné"><text:span text:style-name="T343">Si <text:s/></text:span></text:span><text:span text:style-name="_5f_variable"><text:span text:style-name="T222"><text:s/>f </text:span></text:span><text:span text:style-name="_5f_variable"><text:span text:style-name="T315">1</text:span></text:span><text:span text:style-name="_5f_Correction_5f_surligné"><text:span text:style-name="T251">(</text:span></text:span><text:span text:style-name="_5f_Correction_5f_surligné"><text:span text:style-name="T216">x</text:span></text:span><text:span text:style-name="_5f_Correction_5f_surligné"><text:span text:style-name="T251">) = </text:span></text:span><text:span text:style-name="_5f_Correction_5f_surligné"><text:span text:style-name="T218">ax</text:span></text:span><text:span text:style-name="_5f_Correction_5f_surligné"><text:span text:style-name="T253"> alors <text:s/></text:span></text:span><text:span text:style-name="_5f_variable"><text:span text:style-name="T222"><text:s text:c="7"/>f </text:span></text:span><text:span text:style-name="_5f_variable"><text:span text:style-name="T315">1</text:span></text:span><text:span text:style-name="_5f_Correction_5f_surligné"><text:span text:style-name="T251">(3) = </text:span></text:span><text:span text:style-name="_5f_Correction_5f_surligné"><text:span text:style-name="T218">a</text:span></text:span><text:span text:style-name="_5f_Correction_5f_surligné"><text:span text:style-name="T251">  3 = 18 donc </text:span></text:span></text:p>
            <text:p text:style-name="P149"><text:span text:style-name="_5f_Correction_5f_surligné"><text:span text:style-name="T192">a = 18 </text:span></text:span><text:span text:style-name="_5f_Correction_5f_surligné"><text:span text:style-name="T194"></text:span></text:span><text:span text:style-name="_5f_Correction_5f_surligné"><text:span text:style-name="T192"> 3 = 6 don</text:span></text:span><text:span text:style-name="_5f_Correction_5f_surligné"><text:span text:style-name="T184">c <text:s/></text:span></text:span></text:p>
            <text:p text:style-name="P150"><text:span text:style-name="_5f_variable"><text:span text:style-name="T222">f </text:span></text:span><text:span text:style-name="_5f_variable"><text:span text:style-name="T315">1</text:span></text:span><text:span text:style-name="_5f_Correction_5f_surligné"><text:span text:style-name="T249">(</text:span></text:span><text:span text:style-name="_5f_Correction_5f_surligné"><text:span text:style-name="T216">x</text:span></text:span><text:span text:style-name="_5f_Correction_5f_surligné"><text:span text:style-name="T249">) = 3</text:span></text:span><text:span text:style-name="_5f_Correction_5f_surligné"><text:span text:style-name="T217">x</text:span></text:span></text:p>
            <text:p text:style-name="P149"><text:span text:style-name="_5f_Correction_5f_surligné"><text:span text:style-name="T343">Si <text:s/></text:span></text:span><text:span text:style-name="_5f_variable"><text:span text:style-name="T222"><text:s/>f </text:span></text:span><text:span text:style-name="_5f_variable"><text:span text:style-name="T316">2</text:span></text:span><text:span text:style-name="_5f_Correction_5f_surligné"><text:span text:style-name="T251">(</text:span></text:span><text:span text:style-name="_5f_Correction_5f_surligné"><text:span text:style-name="T216">x</text:span></text:span><text:span text:style-name="_5f_Correction_5f_surligné"><text:span text:style-name="T251">) = </text:span></text:span><text:span text:style-name="_5f_Correction_5f_surligné"><text:span text:style-name="T218">bx</text:span></text:span><text:span text:style-name="_5f_Correction_5f_surligné"><text:span text:style-name="T253"> alors</text:span></text:span></text:p>
            <text:p text:style-name="P149"><text:span text:style-name="_5f_Correction_5f_surligné"><text:span text:style-name="T253"><text:s/></text:span></text:span><text:span text:style-name="_5f_variable"><text:span text:style-name="T222"><text:s/>f </text:span></text:span><text:span text:style-name="_5f_variable"><text:span text:style-name="T317">2</text:span></text:span><text:span text:style-name="_5f_Correction_5f_surligné"><text:span text:style-name="T251">(</text:span></text:span><text:span text:style-name="_5f_Correction_5f_surligné"><text:span text:style-name="T405">−</text:span></text:span><text:span text:style-name="_5f_Correction_5f_surligné"><text:span text:style-name="T251">3) = </text:span></text:span><text:span text:style-name="_5f_Correction_5f_surligné"><text:span text:style-name="T218">b</text:span></text:span><text:span text:style-name="_5f_Correction_5f_surligné"><text:span text:style-name="T252"> </text:span></text:span><text:span text:style-name="_5f_Correction_5f_surligné"><text:span text:style-name="T251"> (</text:span></text:span><text:span text:style-name="_5f_Correction_5f_surligné"><text:span text:style-name="T405">−</text:span></text:span><text:span text:style-name="_5f_Correction_5f_surligné"><text:span text:style-name="T251">3) = </text:span></text:span><text:span text:style-name="_5f_Correction_5f_surligné"><text:span text:style-name="T252">27</text:span></text:span><text:span text:style-name="_5f_Correction_5f_surligné"><text:span text:style-name="T251"> </text:span></text:span></text:p>
            <text:p text:style-name="P149"><text:span text:style-name="_5f_Correction_5f_surligné"><text:span text:style-name="T193">b</text:span></text:span><text:span text:style-name="_5f_Correction_5f_surligné"><text:span text:style-name="T192"> = </text:span></text:span><text:span text:style-name="_5f_Correction_5f_surligné"><text:span text:style-name="T193">27</text:span></text:span><text:span text:style-name="_5f_Correction_5f_surligné"><text:span text:style-name="T192"> </text:span></text:span><text:span text:style-name="_5f_Correction_5f_surligné"><text:span text:style-name="T194"></text:span></text:span><text:span text:style-name="_5f_Correction_5f_surligné"><text:span text:style-name="T192"> </text:span></text:span><text:span text:style-name="_5f_Correction_5f_surligné"><text:span text:style-name="T251">(</text:span></text:span><text:span text:style-name="_5f_Correction_5f_surligné"><text:span text:style-name="T405">−</text:span></text:span><text:span text:style-name="_5f_Correction_5f_surligné"><text:span text:style-name="T251">3)</text:span></text:span><text:span text:style-name="_5f_Correction_5f_surligné"><text:span text:style-name="T192"> = </text:span></text:span><text:span text:style-name="_5f_Correction_5f_surligné"><text:span text:style-name="T405">−</text:span></text:span><text:span text:style-name="_5f_Correction_5f_surligné"><text:span text:style-name="T193">9 </text:span></text:span></text:p>
            <text:p text:style-name="P149"><text:span text:style-name="_5f_Correction_5f_surligné"><text:span text:style-name="T192">don</text:span></text:span><text:span text:style-name="_5f_Correction_5f_surligné"><text:span text:style-name="T184">c <text:s/></text:span></text:span><text:span text:style-name="_5f_variable"><text:span text:style-name="T222">f </text:span></text:span><text:span text:style-name="_5f_variable"><text:span text:style-name="T316">2</text:span></text:span><text:span text:style-name="_5f_Correction_5f_surligné"><text:span text:style-name="T249">(</text:span></text:span><text:span text:style-name="_5f_Correction_5f_surligné"><text:span text:style-name="T216">x</text:span></text:span><text:span text:style-name="_5f_Correction_5f_surligné"><text:span text:style-name="T249">) = </text:span></text:span><text:span text:style-name="_5f_Correction_5f_surligné"><text:span text:style-name="T405">−</text:span></text:span><text:span text:style-name="_5f_Correction_5f_surligné"><text:span text:style-name="T252">9</text:span></text:span><text:span text:style-name="_5f_Correction_5f_surligné"><text:span text:style-name="T217">x</text:span></text:span></text:p>
          </text:list-header>
        </text:list>
      </text:section>
      <text:list xml:id="list213342697835873" text:continue-list="list213343281093631" text:style-name="Num_5f_Exo">
        <text:list-item>
          <text:h text:style-name="P82" text:outline-level="1"><text:span text:style-name="_5f_variable"><text:span text:style-name="T90">  </text:span></text:span><text:span text:style-name="_5f_variable"><text:span text:style-name="T86">f</text:span></text:span><text:span text:style-name="_5f_variable"><text:span text:style-name="T28">(</text:span></text:span><text:span text:style-name="_5f_variable"><text:span text:style-name="T95">x</text:span></text:span><text:span text:style-name="_5f_variable"><text:span text:style-name="T30">) est une fonction affine </text:span></text:span><text:span text:style-name="_5f_variable"><text:span text:style-name="T32">de la forme </text:span></text:span><text:span text:style-name="_5f_variable"><text:span text:style-name="T64">ax</text:span></text:span><text:span text:style-name="_5f_variable"><text:span text:style-name="T32"> </text:span></text:span><text:span text:style-name="_5f_variable"><text:span text:style-name="T51"></text:span></text:span><text:span text:style-name="_5f_variable"><text:span text:style-name="T32"> </text:span></text:span><text:span text:style-name="_5f_variable"><text:span text:style-name="T64">b </text:span></text:span><text:span text:style-name="_5f_variable"><text:span text:style-name="T30">telle que : </text:span></text:span><text:span text:style-name="_5f_variable"><text:span text:style-name="T86">f</text:span></text:span><text:span text:style-name="_5f_variable"><text:span text:style-name="T28">(</text:span></text:span><text:span text:style-name="_5f_variable"><text:span text:style-name="T106">−</text:span></text:span><text:span text:style-name="_5f_variable"><text:span text:style-name="T108">3</text:span></text:span><text:span text:style-name="_5f_variable"><text:span text:style-name="T30">) </text:span></text:span><text:span text:style-name="_5f_variable"><text:span text:style-name="T50">=</text:span></text:span><text:span text:style-name="_5f_variable"><text:span text:style-name="T30"> </text:span></text:span><text:span text:style-name="_5f_variable"><text:span text:style-name="T106">−</text:span></text:span><text:span text:style-name="_5f_variable"><text:span text:style-name="T30">10 et </text:span></text:span><text:span text:style-name="_5f_variable"><text:span text:style-name="T86">f</text:span></text:span><text:span text:style-name="_5f_variable"><text:span text:style-name="T28">(3</text:span></text:span><text:span text:style-name="_5f_variable"><text:span text:style-name="T30">) </text:span></text:span><text:span text:style-name="_5f_variable"><text:span text:style-name="T50">=</text:span></text:span><text:span text:style-name="_5f_variable"><text:span text:style-name="T30"> 2. </text:span></text:span></text:h>
        </text:list-item>
      </text:list>
      <text:list xml:id="list213342028001303" text:continue-list="list213341680330920" text:style-name="_5f_Numérotation_20_des_20_exercices_20_livrets">
        <text:list-item>
          <text:list>
            <text:list-header>
              <text:p text:style-name="P160"><text:span text:style-name="Consigne"><text:span text:style-name="T345">On souhaite déterminer l’expression de </text:span></text:span><text:span text:style-name="_5f_variable"><text:span text:style-name="T86">f</text:span></text:span><text:span text:style-name="Consigne"><text:span text:style-name="T345">, <text:line-break/>c’est</text:span></text:span><text:span text:style-name="Consigne"><text:span text:style-name="T346">-</text:span></text:span><text:span text:style-name="Consigne"><text:span text:style-name="T345">à</text:span></text:span><text:span text:style-name="Consigne"><text:span text:style-name="T346">-</text:span></text:span><text:span text:style-name="Consigne"><text:span text:style-name="T345">dire déterminer </text:span></text:span><text:span text:style-name="_5f_variable"><text:span text:style-name="T8">a</text:span></text:span><text:span text:style-name="Consigne"><text:span text:style-name="T345"> et </text:span></text:span><text:span text:style-name="_5f_variable"><text:span text:style-name="T8">b</text:span></text:span><text:span text:style-name="_5f_variable"><text:span text:style-name="T278">.</text:span></text:span></text:p>
            </text:list-header>
          </text:list>
        </text:list-item>
      </text:list>
      <text:list xml:id="list213342175337040" text:continue-list="list213342642856312" text:style-name="liste_5f_abc">
        <text:list-item text:start-value="1">
          <text:p text:style-name="P161"><text:span text:style-name="Consigne"><text:span text:style-name="T350">Calcule le coefficient de </text:span></text:span><text:span text:style-name="_5f_variable"><text:span text:style-name="T91">f</text:span></text:span><text:span text:style-name="Consigne"><text:span text:style-name="T363"> en utilisant la formule</text:span></text:span><text:span text:style-name="_5f_pointillés_20_gris"><text:span text:style-name="T364"> </text:span></text:span><text:span text:style-name="T350"><draw:frame draw:style-name="fr5" draw:name="Objet1" text:anchor-type="as-char" svg:width="3.394cm" svg:height="1.147cm" draw:z-index="59"><draw:object xlink:href="./Object 11" xlink:type="simple" xlink:show="embed" xlink:actuate="onLoad"/><draw:image xlink:href="./ObjectReplacements/Object 11" xlink:type="simple" xlink:show="embed" xlink:actuate="onLoad"/><svg:desc>formule</svg:desc></draw:frame></text:span><text:span text:style-name="_5f_pointillés_20_gris"><text:span text:style-name="T145">.</text:span></text:span></text:p>
        </text:list-item>
      </text:list>
      <text:p text:style-name="P64"><text:span text:style-name="_5f_pointillés_20_gris"><text:span text:style-name="T189"><draw:frame draw:style-name="fr4" draw:name="Objet64" text:anchor-type="as-char" svg:width="8.733cm" svg:height="0.937cm" draw:z-index="71"><draw:object xlink:href="./Object 29" xlink:type="simple" xlink:show="embed" xlink:actuate="onLoad"/><draw:image xlink:href="./ObjectReplacements/Object 29" xlink:type="simple" xlink:show="embed" xlink:actuate="onLoad"/><svg:desc>formule</svg:desc></draw:frame></text:span></text:span></text:p>
      <text:list xml:id="list213342027180915" text:continue-numbering="true" text:style-name="liste_5f_abc">
        <text:list-item>
          <text:p text:style-name="P99"><text:span text:style-name="_5f_BVS"><text:span text:style-name="T19">Détermine</text:span></text:span><text:span text:style-name="_5f_BVS"><text:span text:style-name="T342"> l’expression de </text:span></text:span><text:span text:style-name="_5f_variable"><text:span text:style-name="T86">f</text:span></text:span><text:span text:style-name="_5f_variable"><text:span text:style-name="T28">.</text:span></text:span></text:p>
        </text:list-item>
      </text:list>
      <text:p text:style-name="P57"><text:span text:style-name="_5f_variable"><text:span text:style-name="T126">f </text:span></text:span><text:span text:style-name="_5f_Correction_5f_surligné"><text:span text:style-name="T190">(</text:span></text:span><text:span text:style-name="_5f_variable"><text:span text:style-name="T127">x</text:span></text:span><text:span text:style-name="_5f_Correction_5f_surligné"><text:span text:style-name="T190">) =2</text:span></text:span><text:span text:style-name="_5f_variable"><text:span text:style-name="T127">x</text:span></text:span><text:span text:style-name="_5f_Correction_5f_surligné"><text:span text:style-name="T190"> + </text:span></text:span><text:span text:style-name="_5f_variable"><text:span text:style-name="T127">b</text:span></text:span><text:span text:style-name="_5f_Correction_5f_surligné"><text:span text:style-name="T190"> </text:span></text:span></text:p>
      <text:p text:style-name="P57"><text:span text:style-name="_5f_Correction_5f_surligné"><text:span text:style-name="T190">donc </text:span></text:span><text:span text:style-name="_5f_variable"><text:span text:style-name="T127">f </text:span></text:span><text:span text:style-name="_5f_Correction_5f_surligné"><text:span text:style-name="T190">(3) = 2 </text:span></text:span><text:span text:style-name="_5f_Correction_5f_surligné"><text:span text:style-name="T254"> 3 + </text:span></text:span><text:span text:style-name="_5f_variable"><text:span text:style-name="T127">b</text:span></text:span><text:span text:style-name="_5f_Correction_5f_surligné"><text:span text:style-name="T254"> = 2 </text:span></text:span></text:p>
      <text:p text:style-name="P57"><text:span text:style-name="_5f_Correction_5f_surligné"><text:span text:style-name="T254">donc 6 + </text:span></text:span><text:span text:style-name="_5f_variable"><text:span text:style-name="T127">b</text:span></text:span><text:span text:style-name="_5f_Correction_5f_surligné"><text:span text:style-name="T254"> = 2 </text:span></text:span></text:p>
      <text:p text:style-name="P57"><text:span text:style-name="_5f_Correction_5f_surligné"><text:span text:style-name="T254">donc </text:span></text:span><text:span text:style-name="_5f_variable"><text:span text:style-name="T127">b</text:span></text:span><text:span text:style-name="_5f_Correction_5f_surligné"><text:span text:style-name="T254"> = 2 − 6 = </text:span></text:span><text:span text:style-name="_5f_Correction_5f_surligné"><text:span text:style-name="T137">−4.</text:span></text:span></text:p>
      <text:p text:style-name="P56"><text:span text:style-name="_5f_variable"><text:span text:style-name="T127">f </text:span></text:span><text:span text:style-name="_5f_Correction_5f_surligné"><text:span text:style-name="T190">(</text:span></text:span><text:span text:style-name="_5f_variable"><text:span text:style-name="T127">x</text:span></text:span><text:span text:style-name="_5f_Correction_5f_surligné"><text:span text:style-name="T190">) = 2</text:span></text:span><text:span text:style-name="_5f_variable"><text:span text:style-name="T127">x</text:span></text:span><text:span text:style-name="_5f_Correction_5f_surligné"><text:span text:style-name="T190"> </text:span></text:span><text:span text:style-name="_5f_Correction_5f_surligné"><text:span text:style-name="T137">− 4.</text:span></text:span></text:p>
      <text:list xml:id="list213342603576117" text:continue-list="list213342697835873" text:style-name="Num_5f_Exo">
        <text:list-item>
          <text:h text:style-name="P91" text:outline-level="1"><text:span text:style-name="T159"> Soient </text:span><text:span text:style-name="_5f_variable"><text:span text:style-name="T209">f</text:span></text:span><text:span text:style-name="_5f_variable"><text:span text:style-name="T168"> </text:span></text:span><text:span text:style-name="T159">et </text:span><text:span text:style-name="_5f_variable"><text:span text:style-name="T205">g</text:span></text:span><text:span text:style-name="T159"> deux fonctions affines telles que :</text:span></text:h>
          <text:p text:style-name="P157"><text:span text:style-name="_5f_variable"><text:span text:style-name="T213">f</text:span></text:span><text:span text:style-name="_5f_variable"><text:span text:style-name="T180">(0) </text:span></text:span><text:span text:style-name="_5f_variable"><text:span text:style-name="T228">=</text:span></text:span><text:span text:style-name="_5f_variable"><text:span text:style-name="T180"> 2 et </text:span></text:span><text:span text:style-name="_5f_variable"><text:span text:style-name="T213">f</text:span></text:span><text:span text:style-name="_5f_variable"><text:span text:style-name="T180">(4) </text:span></text:span><text:span text:style-name="_5f_variable"><text:span text:style-name="T228">=</text:span></text:span><text:span text:style-name="_5f_variable"><text:span text:style-name="T180"> </text:span></text:span><text:span text:style-name="_5f_variable"><text:span text:style-name="T228">−</text:span></text:span><text:span text:style-name="_5f_variable"><text:span text:style-name="T180">18 </text:span></text:span><text:span text:style-name="_5f_variable"><text:span text:style-name="T181">et </text:span></text:span><text:span text:style-name="_5f_variable"><text:span text:style-name="T214">g</text:span></text:span><text:span text:style-name="_5f_variable"><text:span text:style-name="T181">(0) </text:span></text:span><text:span text:style-name="_5f_variable"><text:span text:style-name="T229">=</text:span></text:span><text:span text:style-name="_5f_variable"><text:span text:style-name="T181"> </text:span></text:span><text:span text:style-name="_5f_variable"><text:span text:style-name="T229">−</text:span></text:span><text:span text:style-name="_5f_variable"><text:span text:style-name="T181">1 et </text:span></text:span><text:span text:style-name="_5f_variable"><text:span text:style-name="T214">g</text:span></text:span><text:span text:style-name="_5f_variable"><text:span text:style-name="T181">(4) </text:span></text:span><text:span text:style-name="_5f_variable"><text:span text:style-name="T229">=</text:span></text:span><text:span text:style-name="_5f_variable"><text:span text:style-name="T181"> 13.</text:span></text:span></text:p>
        </text:list-item>
      </text:list>
      <text:list xml:id="list213342391201708" text:continue-list="list213342027180915" text:style-name="liste_5f_abc">
        <text:list-item text:start-value="1">
          <text:p text:style-name="P162"><text:span text:style-name="_5f_BVS"><text:span text:style-name="T339">Quelle</text:span></text:span><text:span text:style-name="_5f_BVS"><text:span text:style-name="T340">s</text:span></text:span><text:span text:style-name="_5f_BVS"><text:span text:style-name="T339"> </text:span></text:span><text:span text:style-name="_5f_BVS"><text:span text:style-name="T340">sont</text:span></text:span><text:span text:style-name="_5f_BVS"><text:span text:style-name="T339"> l</text:span></text:span><text:span text:style-name="_5f_BVS"><text:span text:style-name="T340">es </text:span></text:span><text:span text:style-name="_5f_BVS"><text:span text:style-name="T339">ordonnée</text:span></text:span><text:span text:style-name="_5f_BVS"><text:span text:style-name="T340">s</text:span></text:span><text:span text:style-name="_5f_BVS"><text:span text:style-name="T339"> à l’origine </text:span></text:span><text:span text:style-name="_5f_variable"><text:span text:style-name="T7">b</text:span></text:span><text:span text:style-name="_5f_pointillés_20_gris"><text:span text:style-name="T67">f</text:span></text:span><text:span text:style-name="_5f_BVS"><text:span text:style-name="T277"> et </text:span></text:span><text:span text:style-name="_5f_variable"><text:span text:style-name="T7">b</text:span></text:span><text:span text:style-name="_5f_pointillés_20_gris"><text:span text:style-name="T67">g</text:span></text:span><text:span text:style-name="_5f_BVS"><text:span text:style-name="T339"> correspondant à chaque fonction ?</text:span></text:span></text:p>
        </text:list-item>
      </text:list>
      <text:list xml:id="list213343180169351" text:continue-list="list213342028001303" text:style-name="_5f_Numérotation_20_des_20_exercices_20_livrets">
        <text:list-item>
          <text:list>
            <text:list-header>
              <text:p text:style-name="P104"><text:span text:style-name="_5f_variable"><text:span text:style-name="T208">b</text:span></text:span><text:span text:style-name="_5f_Correction_5f_surligné"><text:span text:style-name="T83">f</text:span></text:span><text:span text:style-name="_5f_Correction_5f_surligné"><text:span text:style-name="T245"> = 2 et <text:s/></text:span></text:span><text:span text:style-name="_5f_variable"><text:span text:style-name="T208">b</text:span></text:span><text:span text:style-name="_5f_Correction_5f_surligné"><text:span text:style-name="T83">g</text:span></text:span><text:span text:style-name="_5f_Correction_5f_surligné"><text:span text:style-name="T191"> =</text:span></text:span><text:span text:style-name="_5f_Correction_5f_surligné"><text:span text:style-name="T254"> −1 . </text:span></text:span></text:p>
              <text:p text:style-name="P164"><text:span text:style-name="_5f_Correction_5f_surligné"><text:span text:style-name="T254">Ce sont les images de 0 </text:span></text:span><text:span text:style-name="_5f_Correction_5f_surligné"><text:span text:style-name="T255">par</text:span></text:span><text:span text:style-name="_5f_Correction_5f_surligné"><text:span text:style-name="T158"> </text:span></text:span><text:span text:style-name="_5f_variable"><text:span text:style-name="T210">f</text:span></text:span><text:span text:style-name="_5f_variable"><text:span text:style-name="T169"> </text:span></text:span><text:span text:style-name="_5f_Correction_5f_surligné"><text:span text:style-name="T158">et </text:span></text:span><text:span text:style-name="_5f_variable"><text:span text:style-name="T208">g</text:span></text:span><text:span text:style-name="_5f_Correction_5f_surligné"><text:span text:style-name="T158"> </text:span></text:span><text:span text:style-name="_5f_Correction_5f_surligné"><text:span text:style-name="T254">.</text:span></text:span></text:p>
            </text:list-header>
          </text:list>
        </text:list-item>
      </text:list>
      <text:list xml:id="list213342678461506" text:continue-list="list213342391201708" text:style-name="liste_5f_abc">
        <text:list-item>
          <text:p text:style-name="P163"><text:span text:style-name="_5f_variable"><text:span text:style-name="T271">Détermine les fonctions </text:span></text:span><text:span text:style-name="_5f_variable"><text:span text:style-name="T330">f</text:span></text:span><text:span text:style-name="_5f_BVS"><text:span text:style-name="T341"> </text:span></text:span><text:span text:style-name="_5f_BVS"><text:span text:style-name="T157">et </text:span></text:span><text:span text:style-name="_5f_variable"><text:span text:style-name="T205">g</text:span></text:span><text:span text:style-name="_5f_BVS"><text:span text:style-name="T157">.</text:span></text:span></text:p>
        </text:list-item>
      </text:list>
      <text:section text:style-name="Sect2" text:name="Section6">
        <text:list xml:id="list213343263223797" text:continue-list="list213343180169351" text:style-name="_5f_Numérotation_20_des_20_exercices_20_livrets">
          <text:list-header>
            <text:p text:style-name="P151"><text:span text:style-name="_5f_Correction_5f_surligné"><text:span text:style-name="T331">f </text:span></text:span><text:span text:style-name="_5f_Correction_5f_surligné"><text:span text:style-name="T344">(</text:span></text:span><text:span text:style-name="_5f_Correction_5f_surligné"><text:span text:style-name="T88">x</text:span></text:span><text:span text:style-name="_5f_Correction_5f_surligné"><text:span text:style-name="T344">) = </text:span></text:span><text:span text:style-name="_5f_Correction_5f_surligné"><text:span text:style-name="T89">ax</text:span></text:span><text:span text:style-name="_5f_Correction_5f_surligné"><text:span text:style-name="T344"> + 2</text:span></text:span></text:p>
            <text:p text:style-name="P151"><text:span text:style-name="_5f_Correction_5f_surligné"><text:span text:style-name="T331">f </text:span></text:span><text:span text:style-name="_5f_Correction_5f_surligné"><text:span text:style-name="T344">(4) = 4</text:span></text:span><text:span text:style-name="_5f_Correction_5f_surligné"><text:span text:style-name="T89">a</text:span></text:span><text:span text:style-name="_5f_Correction_5f_surligné"><text:span text:style-name="T344"> + 2 = </text:span></text:span><text:span text:style-name="_5f_Correction_5f_surligné"><text:span text:style-name="T249">−18</text:span></text:span></text:p>
          </text:list-header>
          <text:list-item>
            <text:p text:style-name="P151"><text:span text:style-name="_5f_Correction_5f_surligné"/></text:p>
            <text:p text:style-name="P151"><text:span text:style-name="_5f_Correction_5f_surligné"><text:span text:style-name="T249">d'où 4</text:span></text:span><text:span text:style-name="_5f_Correction_5f_surligné"><text:span text:style-name="T125">a</text:span></text:span><text:span text:style-name="_5f_Correction_5f_surligné"><text:span text:style-name="T249"> = −20</text:span></text:span></text:p>
            <text:p text:style-name="P151"><text:span text:style-name="_5f_Correction_5f_surligné"><text:span text:style-name="T249">d'où </text:span></text:span><text:span text:style-name="_5f_Correction_5f_surligné"><text:span text:style-name="T125">a</text:span></text:span><text:span text:style-name="_5f_Correction_5f_surligné"><text:span text:style-name="T128"> </text:span></text:span><text:span text:style-name="_5f_Correction_5f_surligné"><text:span text:style-name="T249">= −20 </text:span></text:span><text:span text:style-name="_5f_Correction_5f_surligné"><text:span text:style-name="T259"></text:span></text:span><text:span text:style-name="_5f_Correction_5f_surligné"><text:span text:style-name="T249"> 4 = − 5</text:span></text:span></text:p>
          </text:list-item>
          <text:list-item>
            <text:p text:style-name="P151"><text:span text:style-name="_5f_Correction_5f_surligné"/></text:p>
            <text:p text:style-name="P151"><text:span text:style-name="_5f_Correction_5f_surligné"><text:span text:style-name="T250">Donc</text:span></text:span><text:span text:style-name="_5f_Correction_5f_surligné"><text:span text:style-name="T249"> </text:span></text:span><text:span text:style-name="_5f_Correction_5f_surligné"><text:span text:style-name="T213">f</text:span></text:span><text:span text:style-name="_5f_Correction_5f_surligné"><text:span text:style-name="T184">(</text:span></text:span><text:span text:style-name="_5f_Correction_5f_surligné"><text:span text:style-name="T122">x</text:span></text:span><text:span text:style-name="_5f_Correction_5f_surligné"><text:span text:style-name="T184">) = </text:span></text:span><text:span text:style-name="_5f_Correction_5f_surligné"><text:span text:style-name="T249">−5</text:span></text:span><text:span text:style-name="_5f_Correction_5f_surligné"><text:span text:style-name="T125">x</text:span></text:span><text:span text:style-name="_5f_Correction_5f_surligné"><text:span text:style-name="T249"> + 2</text:span></text:span></text:p>
            <text:p text:style-name="P151"><text:span text:style-name="_5f_Correction_5f_surligné"><text:span text:style-name="T88">g</text:span></text:span><text:span text:style-name="_5f_Correction_5f_surligné"><text:span text:style-name="T344">(</text:span></text:span><text:span text:style-name="_5f_Correction_5f_surligné"><text:span text:style-name="T88">x</text:span></text:span><text:span text:style-name="_5f_Correction_5f_surligné"><text:span text:style-name="T344">) = </text:span></text:span><text:span text:style-name="_5f_Correction_5f_surligné"><text:span text:style-name="T89">bx</text:span></text:span><text:span text:style-name="_5f_Correction_5f_surligné"><text:span text:style-name="T94"> </text:span></text:span><text:span text:style-name="_5f_Correction_5f_surligné"><text:span text:style-name="T249">− 1</text:span></text:span></text:p>
            <text:p text:style-name="P151"><text:span text:style-name="_5f_Correction_5f_surligné"><text:span text:style-name="T88">g</text:span></text:span><text:span text:style-name="_5f_Correction_5f_surligné"><text:span text:style-name="T344">(4) = 4</text:span></text:span><text:span text:style-name="_5f_Correction_5f_surligné"><text:span text:style-name="T89">b</text:span></text:span><text:span text:style-name="_5f_Correction_5f_surligné"><text:span text:style-name="T344"> </text:span></text:span><text:span text:style-name="_5f_Correction_5f_surligné"><text:span text:style-name="T249">− 1</text:span></text:span><text:span text:style-name="_5f_Correction_5f_surligné"><text:span text:style-name="T344"> = </text:span></text:span><text:span text:style-name="_5f_Correction_5f_surligné"><text:span text:style-name="T249">13</text:span></text:span></text:p>
          </text:list-item>
          <text:list-item>
            <text:p text:style-name="P151"><text:span text:style-name="_5f_Correction_5f_surligné"/></text:p>
            <text:p text:style-name="P151"><text:span text:style-name="_5f_Correction_5f_surligné"><text:span text:style-name="T249">d'où 4</text:span></text:span><text:span text:style-name="_5f_Correction_5f_surligné"><text:span text:style-name="T125">b</text:span></text:span><text:span text:style-name="_5f_Correction_5f_surligné"><text:span text:style-name="T249"> = 14</text:span></text:span></text:p>
            <text:p text:style-name="P151"><text:span text:style-name="_5f_Correction_5f_surligné"><text:span text:style-name="T249">d'où </text:span></text:span><text:span text:style-name="_5f_Correction_5f_surligné"><text:span text:style-name="T125">b</text:span></text:span><text:span text:style-name="_5f_Correction_5f_surligné"><text:span text:style-name="T249"> = 14 </text:span></text:span><text:span text:style-name="_5f_Correction_5f_surligné"><text:span text:style-name="T259"></text:span></text:span><text:span text:style-name="_5f_Correction_5f_surligné"><text:span text:style-name="T249"> 4 = 3,5</text:span></text:span></text:p>
          </text:list-item>
          <text:list-item>
            <text:p text:style-name="P151"><text:span text:style-name="_5f_Correction_5f_surligné"/></text:p>
            <text:p text:style-name="P152"><text:span text:style-name="_5f_Correction_5f_surligné"><text:span text:style-name="T250">Donc </text:span></text:span><text:span text:style-name="_5f_Correction_5f_surligné"><text:span text:style-name="T184">g(</text:span></text:span><text:span text:style-name="_5f_Correction_5f_surligné"><text:span text:style-name="T122">x</text:span></text:span><text:span text:style-name="_5f_Correction_5f_surligné"><text:span text:style-name="T184">) = 3,5</text:span></text:span><text:span text:style-name="_5f_Correction_5f_surligné"><text:span text:style-name="T122">x</text:span></text:span><text:span text:style-name="_5f_Correction_5f_surligné"><text:span text:style-name="T249"> + 2</text:span></text:span></text:p>
          </text:list-item>
        </text:list>
      </text:section>
      <text:h text:style-name="P92" text:outline-level="1"><text:span text:style-name="_5f_variable"/></text:h>
      <text:list xml:id="list213343125951466" text:continue-list="list213342603576117" text:style-name="Num_5f_Exo">
        <text:list-item>
          <text:h text:style-name="P93" text:outline-level="1"><text:span text:style-name="_5f_variable"><text:span text:style-name="T177"> Détermine les fonctions </text:span></text:span><text:span text:style-name="_5f_variable"><text:span text:style-name="T178">affines</text:span></text:span><text:span text:style-name="_5f_variable"><text:span text:style-name="T177"> </text:span></text:span><text:span text:style-name="_5f_variable"><text:span text:style-name="T211">f</text:span></text:span><text:span text:style-name="_5f_variable"><text:span text:style-name="T318">1</text:span></text:span><text:span text:style-name="_5f_variable"><text:span text:style-name="T177"> et</text:span></text:span><text:span text:style-name="_5f_variable"><text:span text:style-name="T179"> </text:span></text:span><text:span text:style-name="_5f_variable"><text:span text:style-name="T211">f</text:span></text:span><text:span text:style-name="_5f_variable"><text:span text:style-name="T318">2</text:span></text:span><text:span text:style-name="_5f_variable"><text:span text:style-name="T178"> telles que :</text:span></text:span></text:h>
        </text:list-item>
      </text:list>
      <text:p text:style-name="P158"><text:span text:style-name="_5f_variable"><text:span text:style-name="T219">f</text:span></text:span><text:span text:style-name="_5f_variable"><text:span text:style-name="T319">1</text:span></text:span><text:span text:style-name="_5f_variable"><text:span text:style-name="T182">(1) </text:span></text:span><text:span text:style-name="_5f_variable"><text:span text:style-name="T230">=</text:span></text:span><text:span text:style-name="_5f_variable"><text:span text:style-name="T182"> 4 et </text:span></text:span><text:span text:style-name="_5f_variable"><text:span text:style-name="T219">f</text:span></text:span><text:span text:style-name="_5f_variable"><text:span text:style-name="T319">1</text:span></text:span><text:span text:style-name="_5f_variable"><text:span text:style-name="T182">(4) </text:span></text:span><text:span text:style-name="_5f_variable"><text:span text:style-name="T230">=</text:span></text:span><text:span text:style-name="_5f_variable"><text:span text:style-name="T182"> 7 </text:span></text:span><text:span text:style-name="_5f_variable"><text:span text:style-name="T183">et </text:span></text:span><text:span text:style-name="_5f_variables"><text:span text:style-name="T207">f</text:span></text:span><text:span text:style-name="_5f_variable"><text:span text:style-name="T320">2</text:span></text:span><text:span text:style-name="_5f_variable"><text:span text:style-name="T183">(2) </text:span></text:span><text:span text:style-name="_5f_variable"><text:span text:style-name="T231">=</text:span></text:span><text:span text:style-name="_5f_variable"><text:span text:style-name="T183"> </text:span></text:span><text:span text:style-name="_5f_variable"><text:span text:style-name="T231">−</text:span></text:span><text:span text:style-name="_5f_variable"><text:span text:style-name="T183">1 et </text:span></text:span><text:span text:style-name="_5f_variable"><text:span text:style-name="T206">f</text:span></text:span><text:span text:style-name="_5f_variable"><text:span text:style-name="T320">2</text:span></text:span><text:span text:style-name="_5f_variable"><text:span text:style-name="T183">(</text:span></text:span><text:span text:style-name="_5f_variable"><text:span text:style-name="T231">−</text:span></text:span><text:span text:style-name="_5f_variable"><text:span text:style-name="T183">1) </text:span></text:span><text:span text:style-name="_5f_variable"><text:span text:style-name="T231">=</text:span></text:span><text:span text:style-name="_5f_variable"><text:span text:style-name="T183"> 2.</text:span></text:span></text:p>
      <text:list xml:id="list213343098364043" text:continue-list="list213343263223797" text:style-name="_5f_Numérotation_20_des_20_exercices_20_livrets">
        <text:list-header>
          <text:h text:style-name="P94" text:outline-level="1"><text:span text:style-name="_5f_variable"><text:span text:style-name="T126">f </text:span></text:span><text:span text:style-name="_5f_variable"><text:span text:style-name="T84">1</text:span></text:span><text:span text:style-name="_5f_variable"><text:span text:style-name="T109">(</text:span></text:span><text:span text:style-name="_5f_variable"><text:span text:style-name="T96">x</text:span></text:span><text:span text:style-name="_5f_variable"><text:span text:style-name="T110">) est une fonction affine </text:span></text:span><text:span text:style-name="_5f_variable"><text:span text:style-name="T118">de la forme </text:span></text:span><text:span text:style-name="_5f_variable"><text:span text:style-name="T96">ax</text:span></text:span><text:span text:style-name="_5f_variable"><text:span text:style-name="T118"> </text:span></text:span><text:span text:style-name="_5f_variable"><text:span text:style-name="T107"></text:span></text:span><text:span text:style-name="_5f_variable"><text:span text:style-name="T118"> </text:span></text:span><text:span text:style-name="_5f_variable"><text:span text:style-name="T96">b</text:span></text:span></text:h>
          <text:p text:style-name="P136"><text:span text:style-name="_5f_pointillés_20_gris"><text:span text:style-name="T344"><draw:frame draw:style-name="fr4" draw:name="Objet65" text:anchor-type="as-char" svg:width="6.145cm" svg:height="0.961cm" draw:z-index="72"><draw:object xlink:href="./Object 30" xlink:type="simple" xlink:show="embed" xlink:actuate="onLoad"/><draw:image xlink:href="./ObjectReplacements/Object 30" xlink:type="simple" xlink:show="embed" xlink:actuate="onLoad"/><svg:desc>formule</svg:desc></draw:frame></text:span></text:span></text:p>
          <text:p text:style-name="P137"><text:span text:style-name="_5f_Correction_5f_surligné"><text:span text:style-name="T134">d</text:span></text:span><text:span text:style-name="_5f_Correction_5f_surligné"><text:span text:style-name="T138">onc </text:span></text:span><text:span text:style-name="_5f_variable"><text:span text:style-name="T127">f </text:span></text:span><text:span text:style-name="_5f_variable"><text:span text:style-name="T84">1</text:span></text:span><text:span text:style-name="_5f_Correction_5f_surligné"><text:span text:style-name="T249">(</text:span></text:span><text:span text:style-name="_5f_variable"><text:span text:style-name="T127">x</text:span></text:span><text:span text:style-name="_5f_Correction_5f_surligné"><text:span text:style-name="T249">) = </text:span></text:span><text:span text:style-name="_5f_variable"><text:span text:style-name="T127">x</text:span></text:span><text:span text:style-name="_5f_Correction_5f_surligné"><text:span text:style-name="T249"> + </text:span></text:span><text:span text:style-name="_5f_variable"><text:span text:style-name="T127">b</text:span></text:span><text:span text:style-name="_5f_Correction_5f_surligné"><text:span text:style-name="T249"> </text:span></text:span></text:p>
          <text:p text:style-name="P137"><text:span text:style-name="_5f_Correction_5f_surligné"><text:span text:style-name="T249">donc </text:span></text:span><text:span text:style-name="_5f_variable"><text:span text:style-name="T127">f </text:span></text:span><text:span text:style-name="_5f_variable"><text:span text:style-name="T84">1</text:span></text:span><text:span text:style-name="_5f_Correction_5f_surligné"><text:span text:style-name="T249">(1) = 1 + </text:span></text:span><text:span text:style-name="_5f_variable"><text:span text:style-name="T127">b</text:span></text:span><text:span text:style-name="_5f_Correction_5f_surligné"><text:span text:style-name="T249"> = </text:span></text:span><text:span text:style-name="_5f_Correction_5f_surligné"><text:span text:style-name="T250">4</text:span></text:span><text:span text:style-name="_5f_Correction_5f_surligné"><text:span text:style-name="T249"> </text:span></text:span></text:p>
          <text:p text:style-name="P137"><text:span text:style-name="_5f_Correction_5f_surligné"><text:span text:style-name="T249">d’</text:span></text:span><text:span text:style-name="_5f_Correction_5f_surligné"><text:span text:style-name="T250">où</text:span></text:span><text:span text:style-name="_5f_Correction_5f_surligné"><text:span text:style-name="T249"> </text:span></text:span><text:span text:style-name="_5f_variable"><text:span text:style-name="T127">b</text:span></text:span><text:span text:style-name="_5f_Correction_5f_surligné"><text:span text:style-name="T249"> = </text:span></text:span><text:span text:style-name="_5f_Correction_5f_surligné"><text:span text:style-name="T250">4</text:span></text:span><text:span text:style-name="_5f_Correction_5f_surligné"><text:span text:style-name="T249"> </text:span></text:span><text:span text:style-name="_5f_Correction_5f_surligné"><text:span text:style-name="T405">−</text:span></text:span><text:span text:style-name="_5f_Correction_5f_surligné"><text:span text:style-name="T256"> 1 = </text:span></text:span><text:span text:style-name="_5f_Correction_5f_surligné"><text:span text:style-name="T257">3</text:span></text:span><text:span text:style-name="_5f_Correction_5f_surligné"><text:span text:style-name="T256">. <text:s text:c="2"/></text:span></text:span></text:p>
          <text:p text:style-name="P137"><text:span text:style-name="_5f_Correction_5f_surligné"><text:span text:style-name="T256">D</text:span></text:span><text:span text:style-name="_5f_Correction_5f_surligné"><text:span text:style-name="T134">onc</text:span></text:span><text:span text:style-name="_5f_Correction_5f_surligné"><text:span text:style-name="T257"> <text:s text:c="2"/></text:span></text:span><text:span text:style-name="_5f_Correction_5f_surligné"><text:span text:style-name="T256"><text:s/></text:span></text:span><text:span text:style-name="_5f_variable"><text:span text:style-name="T127">f </text:span></text:span><text:span text:style-name="_5f_variable"><text:span text:style-name="T84">1</text:span></text:span><text:span text:style-name="_5f_Correction_5f_surligné"><text:span text:style-name="T256">(</text:span></text:span><text:span text:style-name="_5f_variable"><text:span text:style-name="T127">x</text:span></text:span><text:span text:style-name="_5f_Correction_5f_surligné"><text:span text:style-name="T256">) = </text:span></text:span><text:span text:style-name="_5f_variable"><text:span text:style-name="T127">x</text:span></text:span><text:span text:style-name="_5f_Correction_5f_surligné"><text:span text:style-name="T256"> + </text:span></text:span><text:span text:style-name="_5f_Correction_5f_surligné"><text:span text:style-name="T257">3</text:span></text:span><text:span text:style-name="_5f_Correction_5f_surligné"><text:span text:style-name="T256">.</text:span></text:span></text:p>
        </text:list-header>
        <text:list-item>
          <text:p text:style-name="P153"><text:span text:style-name="_5f_Correction_5f_surligné"/></text:p>
          <text:h text:style-name="P94" text:outline-level="1"><text:span text:style-name="_5f_variable"><text:span text:style-name="T126">f</text:span></text:span><text:span text:style-name="_5f_variable"><text:span text:style-name="T85">2</text:span></text:span><text:span text:style-name="_5f_variable"><text:span text:style-name="T109">(</text:span></text:span><text:span text:style-name="_5f_variable"><text:span text:style-name="T96">x</text:span></text:span><text:span text:style-name="_5f_variable"><text:span text:style-name="T110">) est une fonction affine </text:span></text:span><text:span text:style-name="_5f_variable"><text:span text:style-name="T118">de la forme </text:span></text:span><text:span text:style-name="_5f_variable"><text:span text:style-name="T96">ax</text:span></text:span><text:span text:style-name="_5f_variable"><text:span text:style-name="T118"> </text:span></text:span><text:span text:style-name="_5f_variable"><text:span text:style-name="T107"></text:span></text:span><text:span text:style-name="_5f_variable"><text:span text:style-name="T118"> </text:span></text:span><text:span text:style-name="_5f_variable"><text:span text:style-name="T96">b</text:span></text:span></text:h>
          <text:p text:style-name="P136"><text:span text:style-name="_5f_pointillés_20_gris"><text:span text:style-name="T344"><draw:frame draw:style-name="fr4" draw:name="Objet20" text:anchor-type="as-char" svg:width="7.694cm" svg:height="0.977cm" draw:z-index="73"><draw:object xlink:href="./Object 31" xlink:type="simple" xlink:show="embed" xlink:actuate="onLoad"/><draw:image xlink:href="./ObjectReplacements/Object 31" xlink:type="simple" xlink:show="embed" xlink:actuate="onLoad"/><svg:desc>formule</svg:desc></draw:frame></text:span></text:span></text:p>
          <text:p text:style-name="P137"><text:span text:style-name="_5f_Correction_5f_surligné"><text:span text:style-name="T134">d</text:span></text:span><text:span text:style-name="_5f_Correction_5f_surligné"><text:span text:style-name="T138">onc </text:span></text:span><text:span text:style-name="_5f_variable"><text:span text:style-name="T127">f </text:span></text:span><text:span text:style-name="_5f_variable"><text:span text:style-name="T85">2</text:span></text:span><text:span text:style-name="_5f_Correction_5f_surligné"><text:span text:style-name="T249">(</text:span></text:span><text:span text:style-name="_5f_variable"><text:span text:style-name="T127">x</text:span></text:span><text:span text:style-name="_5f_Correction_5f_surligné"><text:span text:style-name="T249">) = </text:span></text:span><text:span text:style-name="_5f_Correction_5f_surligné"><text:span text:style-name="T405">−</text:span></text:span><text:span text:style-name="_5f_variable"><text:span text:style-name="T127">x</text:span></text:span><text:span text:style-name="_5f_Correction_5f_surligné"><text:span text:style-name="T249"> + </text:span></text:span><text:span text:style-name="_5f_variable"><text:span text:style-name="T127">b</text:span></text:span><text:span text:style-name="_5f_Correction_5f_surligné"><text:span text:style-name="T249"> <text:s/></text:span></text:span></text:p>
          <text:p text:style-name="P137"><text:span text:style-name="_5f_Correction_5f_surligné"><text:span text:style-name="T249">donc </text:span></text:span><text:span text:style-name="_5f_variable"><text:span text:style-name="T127">f </text:span></text:span><text:span text:style-name="_5f_variable"><text:span text:style-name="T85">2</text:span></text:span><text:span text:style-name="_5f_Correction_5f_surligné"><text:span text:style-name="T249">(</text:span></text:span><text:span text:style-name="_5f_Correction_5f_surligné"><text:span text:style-name="T250">2</text:span></text:span><text:span text:style-name="_5f_Correction_5f_surligné"><text:span text:style-name="T249">) = </text:span></text:span><text:span text:style-name="_5f_Correction_5f_surligné"><text:span text:style-name="T405">− </text:span></text:span><text:span text:style-name="_5f_Correction_5f_surligné"><text:span text:style-name="T411">2</text:span></text:span><text:span text:style-name="_5f_Correction_5f_surligné"><text:span text:style-name="T249"> + </text:span></text:span><text:span text:style-name="_5f_variable"><text:span text:style-name="T127">b</text:span></text:span><text:span text:style-name="_5f_Correction_5f_surligné"><text:span text:style-name="T249"> </text:span></text:span><text:span text:style-name="_5f_Correction_5f_surligné"><text:span text:style-name="T250">=</text:span></text:span><text:span text:style-name="_5f_Correction_5f_surligné"><text:span text:style-name="T249"> </text:span></text:span><text:span text:style-name="_5f_Correction_5f_surligné"><text:span text:style-name="T405">−</text:span></text:span><text:span text:style-name="_5f_Correction_5f_surligné"><text:span text:style-name="T407">1</text:span></text:span><text:span text:style-name="_5f_Correction_5f_surligné"><text:span text:style-name="T249"> </text:span></text:span></text:p>
          <text:p text:style-name="P137"><text:span text:style-name="_5f_Correction_5f_surligné"><text:span text:style-name="T249">d’</text:span></text:span><text:span text:style-name="_5f_Correction_5f_surligné"><text:span text:style-name="T250">où</text:span></text:span><text:span text:style-name="_5f_Correction_5f_surligné"><text:span text:style-name="T249"> </text:span></text:span><text:span text:style-name="_5f_variable"><text:span text:style-name="T127">b</text:span></text:span><text:span text:style-name="_5f_Correction_5f_surligné"><text:span text:style-name="T249"> = </text:span></text:span><text:span text:style-name="_5f_Correction_5f_surligné"><text:span text:style-name="T405">−</text:span></text:span><text:span text:style-name="_5f_Correction_5f_surligné"><text:span text:style-name="T256">1 </text:span></text:span><text:span text:style-name="_5f_Correction_5f_surligné"><text:span text:style-name="T258">+</text:span></text:span><text:span text:style-name="_5f_Correction_5f_surligné"><text:span text:style-name="T405"> </text:span></text:span><text:span text:style-name="_5f_Correction_5f_surligné"><text:span text:style-name="T406">2</text:span></text:span><text:span text:style-name="_5f_Correction_5f_surligné"><text:span text:style-name="T256"> = </text:span></text:span><text:span text:style-name="_5f_Correction_5f_surligné"><text:span text:style-name="T258">1</text:span></text:span><text:span text:style-name="_5f_Correction_5f_surligné"><text:span text:style-name="T256">. <text:s text:c="2"/></text:span></text:span></text:p>
          <text:p text:style-name="P137"><text:span text:style-name="_5f_Correction_5f_surligné"><text:span text:style-name="T257">D</text:span></text:span><text:span text:style-name="_5f_Correction_5f_surligné"><text:span text:style-name="T134">onc</text:span></text:span><text:span text:style-name="_5f_Correction_5f_surligné"><text:span text:style-name="T257"> <text:s/></text:span></text:span><text:span text:style-name="_5f_Correction_5f_surligné"><text:span text:style-name="T256"><text:s/></text:span></text:span><text:span text:style-name="_5f_variable"><text:span text:style-name="T127">f </text:span></text:span><text:span text:style-name="_5f_variable"><text:span text:style-name="T85">2</text:span></text:span><text:span text:style-name="_5f_Correction_5f_surligné"><text:span text:style-name="T256">(</text:span></text:span><text:span text:style-name="_5f_variable"><text:span text:style-name="T127">x</text:span></text:span><text:span text:style-name="_5f_Correction_5f_surligné"><text:span text:style-name="T256">) = </text:span></text:span><text:span text:style-name="_5f_Correction_5f_surligné"><text:span text:style-name="T405">−</text:span></text:span><text:span text:style-name="_5f_variable"><text:span text:style-name="T127">x</text:span></text:span><text:span text:style-name="_5f_Correction_5f_surligné"><text:span text:style-name="T256"> </text:span></text:span><text:span text:style-name="_5f_Correction_5f_surligné"><text:span text:style-name="T258">+</text:span></text:span><text:span text:style-name="_5f_Correction_5f_surligné"><text:span text:style-name="T405"> </text:span></text:span><text:span text:style-name="_5f_Correction_5f_surligné"><text:span text:style-name="T406">1</text:span></text:span><text:span text:style-name="_5f_Correction_5f_surligné"><text:span text:style-name="T256">.</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Sans" svg:font-family="DejaVuSans" style:font-family-generic="system"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pitch="variable" style:font-charset="x-symbol"/>
    <style:font-face style:name="Lucida Sans2" svg:font-family="'Lucida Sans'" style:font-family-generic="swiss" style:font-pitch="variable"/>
    <style:font-face style:name="Lucida Sans3" svg:font-family="'Lucida Sans'" style:font-family-generic="system" style:font-pitch="variable"/>
    <style:font-face style:name="Lucida Sans4" svg:font-family="'Lucida Sans'" style:font-family-generic="system" style:font-pitch="variable" style:font-charset="x-symbol"/>
    <style:font-face style:name="Lucidasans" svg:font-family="Lucidasans"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charset="x-symbol"/>
    <style:font-face style:name="OpenSymbol4" svg:font-family="OpenSymbol" style:font-adornments="Oblique" style:font-pitch="variable" style:font-charset="x-symbol"/>
    <style:font-face style:name="OpenSymbol5" svg:font-family="OpenSymbol" style:font-adornments="Roman" style:font-charset="x-symbol"/>
    <style:font-face style:name="OpenSymbol6" svg:font-family="OpenSymbol" style:font-adornments="Roman" style:font-family-generic="swiss" style:font-pitch="variable"/>
    <style:font-face style:name="SimSun" svg:font-family="SimSun" style:font-pitch="variable"/>
    <style:font-face style:name="SimSun1" svg:font-family="SimSun" style:font-pitch="variable" style:font-charset="x-symbol"/>
    <style:font-face style:name="SimSun2" svg:font-family="SimSun" style:font-family-generic="system" style:font-pitch="variable"/>
    <style:font-face style:name="SimSun3" svg:font-family="SimSun" style:font-family-generic="system" style:font-pitch="variable" style:font-charset="x-symbol"/>
    <style:font-face style:name="StarSymbol" svg:font-family="StarSymbol" style:font-charset="x-symbol"/>
    <style:font-face style:name="StarSymbol1" svg:font-family="StarSymbol" style:font-pitch="variable" style:font-charset="x-symbol"/>
    <style:font-face style:name="StarSymbol2" svg:font-family="StarSymbol" style:font-adornments="Regular" style:font-pitch="variable"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opacity draw:name="Transparency_20_3" draw:display-name="Transparency 3" draw:style="linear" draw:start="35%" draw:end="0%" draw:angle="90deg"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6735" draw:display-name="Dashed (var) 6735" draw:style="rect" draw:dots1="1" draw:dots1-length="0.002cm" draw:dots2="1" draw:dots2-length="0.002cm" draw:distance="0.002cm"/>
    <draw:stroke-dash draw:name="Dashed_20__28_var_29__20_6736" draw:display-name="Dashed (var) 6736" draw:style="round" draw:dots1="1" draw:dots1-length="0.001cm" draw:dots2="2" draw:distance="0.007cm"/>
    <draw:stroke-dash draw:name="Dashed_20__28_var_29__20_6737" draw:display-name="Dashed (var) 6737" draw:style="round" draw:dots1="1" draw:dots1-length="0.001cm" draw:dots2="2" draw:distance="0.007cm"/>
    <draw:stroke-dash draw:name="Dashed_20__28_var_29__20_6738" draw:display-name="Dashed (var) 6738" draw:style="round" draw:dots1="1" draw:dots1-length="0.001cm" draw:dots2="2" draw:distance="0.007cm"/>
    <draw:stroke-dash draw:name="Dashed_20__28_var_29__20_6739" draw:display-name="Dashed (var) 6739" draw:style="round" draw:dots1="1" draw:dots1-length="0.001cm" draw:dots2="2" draw:distance="0.007cm"/>
    <draw:stroke-dash draw:name="Dashed_20__28_var_29__20_6740" draw:display-name="Dashed (var) 6740" draw:style="round" draw:dots1="1" draw:dots1-length="0.001cm" draw:dots2="2" draw:distance="0.007cm"/>
    <draw:stroke-dash draw:name="Dashed_20__28_var_29__20_6741" draw:display-name="Dashed (var) 6741" draw:style="round" draw:dots1="1" draw:dots1-length="0.001cm" draw:dots2="2" draw:distance="0.007cm"/>
    <draw:stroke-dash draw:name="Dashed_20__28_var_29__20_6742" draw:display-name="Dashed (var) 6742" draw:style="round" draw:dots1="1" draw:dots1-length="0.001cm" draw:dots2="2" draw:distance="0.007cm"/>
    <draw:stroke-dash draw:name="Dashed_20__28_var_29__20_6743" draw:display-name="Dashed (var) 6743" draw:style="round" draw:dots1="1" draw:dots1-length="0.001cm" draw:dots2="2" draw:distance="0.007cm"/>
    <draw:stroke-dash draw:name="Dashed_20__28_var_29__20_6744" draw:display-name="Dashed (var) 6744" draw:style="round" draw:dots1="1" draw:dots1-length="0.001cm" draw:dots2="2" draw:distance="0.007cm"/>
    <draw:stroke-dash draw:name="Dashed_20__28_var_29__20_6745" draw:display-name="Dashed (var) 6745" draw:style="round" draw:dots1="1" draw:dots1-length="0.001cm" draw:dots2="2" draw:distance="0.007cm"/>
    <draw:stroke-dash draw:name="Dashed_20__28_var_29__20_6746" draw:display-name="Dashed (var) 6746" draw:style="round" draw:dots1="1" draw:dots1-length="0.001cm" draw:dots2="2" draw:distance="0.007cm"/>
    <draw:stroke-dash draw:name="Dashed_20__28_var_29__20_6747" draw:display-name="Dashed (var) 6747" draw:style="round" draw:dots1="1" draw:dots1-length="0.001cm" draw:dots2="2" draw:distance="0.007cm"/>
    <draw:stroke-dash draw:name="Dashed_20__28_var_29__20_6748" draw:display-name="Dashed (var) 6748" draw:style="round" draw:dots1="1" draw:dots1-length="0.001cm" draw:dots2="2" draw:distance="0.007cm"/>
    <draw:stroke-dash draw:name="Dashed_20__28_var_29__20_6749" draw:display-name="Dashed (var) 6749" draw:style="round" draw:dots1="1" draw:dots1-length="0.001cm" draw:dots2="2" draw:distance="0.007cm"/>
    <draw:stroke-dash draw:name="Dashed_20__28_var_29__20_6750" draw:display-name="Dashed (var) 6750" draw:style="rect" draw:dots1="1" draw:dots1-length="0.005cm" draw:dots2="1" draw:dots2-length="0.005cm" draw:distance="0.005cm"/>
    <draw:stroke-dash draw:name="Dashed_20__28_var_29__20_6751" draw:display-name="Dashed (var) 6751" draw:style="rect" draw:dots1="1" draw:dots1-length="0.005cm" draw:dots2="1" draw:dots2-length="0.005cm" draw:distance="0.005cm"/>
    <draw:stroke-dash draw:name="Dashed_20__28_var_29__20_6752" draw:display-name="Dashed (var) 6752" draw:style="rect" draw:dots1="1" draw:dots1-length="0.005cm" draw:dots2="1" draw:dots2-length="0.005cm" draw:distance="0.005cm"/>
    <draw:stroke-dash draw:name="Dashed_20__28_var_29__20_6753" draw:display-name="Dashed (var) 6753" draw:style="rect" draw:dots1="1" draw:dots1-length="0.005cm" draw:dots2="1" draw:dots2-length="0.005cm" draw:distance="0.005cm"/>
    <draw:stroke-dash draw:name="Dashed_20__28_var_29__20_6754" draw:display-name="Dashed (var) 6754" draw:style="rect" draw:dots1="1" draw:dots1-length="0.005cm" draw:dots2="1" draw:dots2-length="0.005cm" draw:distance="0.005cm"/>
    <draw:stroke-dash draw:name="Dashed_20__28_var_29__20_6755" draw:display-name="Dashed (var) 6755" draw:style="rect" draw:dots1="1" draw:dots1-length="0.005cm" draw:dots2="1" draw:dots2-length="0.005cm" draw:distance="0.005cm"/>
    <draw:stroke-dash draw:name="Dashed_20__28_var_29__20_6756" draw:display-name="Dashed (var) 6756" draw:style="rect" draw:dots1="1" draw:dots1-length="0.005cm" draw:dots2="1" draw:dots2-length="0.005cm" draw:distance="0.005cm"/>
    <draw:stroke-dash draw:name="Dashed_20__28_var_29__20_6757" draw:display-name="Dashed (var) 6757" draw:style="rect" draw:dots1="1" draw:dots1-length="0.005cm" draw:dots2="1" draw:dots2-length="0.005cm" draw:distance="0.005cm"/>
    <draw:stroke-dash draw:name="Dashed_20__28_var_29__20_6758" draw:display-name="Dashed (var) 6758" draw:style="rect" draw:dots1="1" draw:dots1-length="0.003cm" draw:dots2="1" draw:dots2-length="0.003cm" draw:distance="0.003cm"/>
    <draw:stroke-dash draw:name="Dashed_20__28_var_29__20_6759" draw:display-name="Dashed (var) 6759" draw:style="rect" draw:dots1="1" draw:dots1-length="0.003cm" draw:dots2="1" draw:dots2-length="0.003cm" draw:distance="0.003cm"/>
    <draw:stroke-dash draw:name="Dashed_20__28_var_29__20_6760" draw:display-name="Dashed (var) 6760" draw:style="rect" draw:dots1="1" draw:dots1-length="0.003cm" draw:dots2="1" draw:dots2-length="0.003cm" draw:distance="0.003cm"/>
    <draw:stroke-dash draw:name="Dashed_20__28_var_29__20_6761" draw:display-name="Dashed (var) 6761" draw:style="rect" draw:dots1="1" draw:dots1-length="0.003cm" draw:dots2="1" draw:dots2-length="0.003cm" draw:distance="0.003cm"/>
    <draw:stroke-dash draw:name="Dashed_20__28_var_29__20_6762" draw:display-name="Dashed (var) 6762" draw:style="rect" draw:dots1="1" draw:dots1-length="0.003cm" draw:dots2="1" draw:dots2-length="0.003cm" draw:distance="0.003cm"/>
    <draw:stroke-dash draw:name="Dashed_20__28_var_29__20_6763" draw:display-name="Dashed (var) 6763" draw:style="rect" draw:dots1="1" draw:dots1-length="0.003cm" draw:dots2="1" draw:dots2-length="0.003cm" draw:distance="0.003cm"/>
    <draw:stroke-dash draw:name="Dashed_20__28_var_29__20_6764" draw:display-name="Dashed (var) 6764" draw:style="rect" draw:dots1="1" draw:dots1-length="0.003cm" draw:dots2="1" draw:dots2-length="0.003cm" draw:distance="0.003cm"/>
    <draw:stroke-dash draw:name="Dashed_20__28_var_29__20_6765" draw:display-name="Dashed (var) 6765" draw:style="rect" draw:dots1="1" draw:dots1-length="0.003cm" draw:dots2="1" draw:dots2-length="0.003cm" draw:distance="0.003cm"/>
    <draw:stroke-dash draw:name="Dashed_20__28_var_29__20_6766" draw:display-name="Dashed (var) 6766" draw:style="rect" draw:dots1="1" draw:dots1-length="0.003cm" draw:dots2="1" draw:dots2-length="0.003cm" draw:distance="0.003cm"/>
    <draw:stroke-dash draw:name="Dashed_20__28_var_29__20_6767" draw:display-name="Dashed (var) 6767" draw:style="rect" draw:dots1="1" draw:dots1-length="0.003cm" draw:dots2="1" draw:dots2-length="0.003cm" draw:distance="0.003cm"/>
    <draw:stroke-dash draw:name="Dashed_20__28_var_29__20_6768" draw:display-name="Dashed (var) 6768" draw:style="rect" draw:dots1="1" draw:dots1-length="0.003cm" draw:dots2="1" draw:dots2-length="0.003cm" draw:distance="0.003cm"/>
    <draw:stroke-dash draw:name="Dashed_20__28_var_29__20_6769" draw:display-name="Dashed (var) 6769" draw:style="rect" draw:dots1="1" draw:dots1-length="0.003cm" draw:dots2="1" draw:dots2-length="0.003cm" draw:distance="0.003cm"/>
    <draw:stroke-dash draw:name="Dashed_20__28_var_29__20_6770" draw:display-name="Dashed (var) 6770" draw:style="rect" draw:dots1="1" draw:dots1-length="0.003cm" draw:dots2="1" draw:dots2-length="0.003cm" draw:distance="0.003cm"/>
    <draw:stroke-dash draw:name="Dashed_20__28_var_29__20_6771" draw:display-name="Dashed (var) 6771" draw:style="rect" draw:dots1="1" draw:dots1-length="0.003cm" draw:dots2="1" draw:dots2-length="0.003cm" draw:distance="0.003cm"/>
    <draw:stroke-dash draw:name="Dashed_20__28_var_29__20_6772" draw:display-name="Dashed (var) 6772" draw:style="rect" draw:dots1="1" draw:dots1-length="0.003cm" draw:dots2="1" draw:dots2-length="0.003cm" draw:distance="0.003cm"/>
    <draw:stroke-dash draw:name="Dashed_20__28_var_29__20_6773" draw:display-name="Dashed (var) 6773" draw:style="rect" draw:dots1="1" draw:dots1-length="0.003cm" draw:dots2="1" draw:dots2-length="0.003cm" draw:distance="0.003cm"/>
    <draw:stroke-dash draw:name="Dashed_20__28_var_29__20_6774" draw:display-name="Dashed (var) 6774" draw:style="rect" draw:dots1="1" draw:dots1-length="0.003cm" draw:dots2="1" draw:dots2-length="0.003cm" draw:distance="0.003cm"/>
    <draw:stroke-dash draw:name="Dashed_20__28_var_29__20_6775" draw:display-name="Dashed (var) 6775" draw:style="rect" draw:dots1="1" draw:dots1-length="0.003cm" draw:dots2="1" draw:dots2-length="0.003cm" draw:distance="0.003cm"/>
    <draw:stroke-dash draw:name="Dashed_20__28_var_29__20_6776" draw:display-name="Dashed (var) 6776" draw:style="rect" draw:dots1="1" draw:dots1-length="0.003cm" draw:dots2="1" draw:dots2-length="0.003cm" draw:distance="0.003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2" style:font-size-asian="12pt" style:language-asian="zh" style:country-asian="CN" style:font-name-complex="Lucida 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2"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master-page-name="">
      <style:paragraph-properties style:page-number="auto"/>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style: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style: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loext:opacity="100%"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4"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4" fo:font-family="OpenSymbol" style:font-style-name="Oblique" style:font-pitch="variable" style:font-charset="x-symbol" fo:font-size="10pt" fo:font-style="normal" style:font-name-asian="OpenSymbol4" style:font-family-asian="OpenSymbol" style:font-style-name-asian="Oblique" style:font-pitch-asian="variable" style:font-charset-asian="x-symbol" style:font-name-complex="OpenSymbol4"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1"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1"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1"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2" fo:font-family="OpenSymbol" style:font-pitch="variable" style:font-charset="x-symbol" fo:font-size="10pt" fo:font-style="normal"/>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1"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parent-style-name="Bold_5f_niv1">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loext:opacity="100%"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text:start-value="5">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text:start-value="2">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Numbering_20_Symbols" loext:num-list-format="%8%" style:num-format="a">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paragraph-rsid="0085c77d"/>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8a05d8"/>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fo:font-variant="normal" fo:text-transform="none" fo:color="#9d0f89" loext:opacity="100%" style:font-name="Bitstream Vera Sans1" fo:font-size="16pt" fo:language="zxx" fo:country="none" fo:font-style="normal" fo:text-shadow="none" fo:font-weight="bold" officeooo:rsid="011bfbf8" style:font-size-asian="16pt" style:language-asian="zxx" style:country-asian="none" style:font-style-asian="normal" style:font-size-complex="16pt" style:font-style-complex="normal"/>
    </style:style>
    <style:style style:name="MT6" style:family="text">
      <style:text-properties fo:font-variant="normal" fo:text-transform="none" fo:color="#9d0f89" loext:opacity="100%" style:font-name="Bitstream Vera Sans1" fo:font-size="16pt" fo:language="zxx" fo:country="none" fo:font-style="normal" fo:text-shadow="none" fo:font-weight="bold" officeooo:rsid="0085c77d" style:font-size-asian="16pt" style:language-asian="zxx" style:country-asian="none" style:font-style-asian="normal" style:font-size-complex="16pt" style:font-style-complex="normal"/>
    </style:style>
    <style:style style:name="MT7" style:family="text">
      <style:text-properties fo:color="#9d0f89" loext:opacity="100%" fo:language="zxx" fo:country="none" officeooo:rsid="0085c77d" style:language-asian="zxx" style:country-asian="none"/>
    </style:style>
    <style:style style:name="MT8" style:family="text">
      <style:text-properties fo:text-transform="uppercase" fo:color="#808080" loext:opacity="100%" style:font-name="Bitstream Vera Sans5" fo:font-size="9pt" officeooo:rsid="0005aabe" fo:background-color="transparent" loext:char-shading-value="0"/>
    </style:style>
    <style:style style:name="MT9" style:family="text">
      <style:text-properties fo:text-transform="uppercase" fo:color="#808080" loext:opacity="100%" style:font-name="Bitstream Vera Sans5" fo:font-size="9pt" officeooo:rsid="000ec334"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draw:style-name="Mdp2"/>
    <style:master-page style:name="Left_20_Page" style:display-name="Left Page" style:page-layout-name="Mpm9" draw:style-name="Mdp2" style:next-style-name="Right_20_Page"/>
    <style:master-page style:name="_5f_Fiche_20_éditeur_20_série_20_2_20__20_impaire_20__28_D_29_" style:display-name="_Fiche éditeur série 2  impaire (D)" style:page-layout-name="Mpm10" draw:style-name="Mdp3"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draw:style-name="Mdp3">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draw:style-name="Mdp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draw:style-name="Mdp2" style:next-style-name="_5f_Fiche_20_éditeur_20_série_20_2_20_paire_20__28_G_29_">
      <style:header>
        <text:p text:style-name="MP3"><text:span text:style-name="MT1">Série 2 :</text:span> <text:span text:style-name="MT1">???</text:span></text:p>
      </style:header>
      <style:footer>
        <text:p text:style-name="MP12">Chapitre ? : ...</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draw:style-name="Mdp2"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N4 : Fractions</text:p>
              </table:table-cell>
              <table:table-cell table:style-name="Tableau18.A1" office:value-type="string">
                <text:p text:style-name="MP14"/>
              </table:table-cell>
            </table:table-row>
          </table:table-header-rows>
          <table:table-row table:style-name="Tableau18.1">
            <table:covered-table-cell table:style-name="Tableau18.A1"/>
            <table:table-cell table:style-name="Tableau18.A1" office:value-type="string">
              <text:p text:style-name="MP15">Série 1 : Fractions et parts</text:p>
            </table:table-cell>
            <table:table-cell table:style-name="Tableau18.A1" office:value-type="string">
              <text:p text:style-name="MP15"/>
            </table:table-cell>
          </table:table-row>
        </table:table>
        <text:p text:style-name="MP16"/>
      </style:header>
    </style:master-page>
    <style:master-page style:name="_5f_Fiche_20_format_20_Site" style:display-name="_Fiche format Site" style:page-layout-name="Mpm17" draw:style-name="Mdp2">
      <style:header>
        <text:p text:style-name="MP17"/>
        <text:p text:style-name="MP18"><text:span text:style-name="MT2">Chapitre N3 :</text:span> <text:span text:style-name="MT3">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draw:style-name="Mdp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draw:style-name="Mdp2"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draw:style-name="Mdp2"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draw:style-name="Mdp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draw:style-name="Mdp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draw:style-name="Mdp2">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7"><draw:path text:anchor-type="paragraph" draw:z-index="9" draw:name="Forme1" draw:style-name="Mgr1" draw:text-style-name="MP28" svg:width="4.329cm" svg:height="2.24cm" svg:x="-1.499cm" svg:y="-1cm" svg:viewBox="0 0 4330 2241" svg:d="M0 2241l3984-288c209-15 363-168 345-342l-170-1611h-4159z"><text:p/></draw:path><draw:frame text:anchor-type="paragraph" draw:z-index="13" draw:name="Forme2" draw:style-name="Mgr2" draw:text-style-name="MP30" svg:width="2.703cm" svg:height="0.715cm" draw:transform="rotate (0.0872664625997165) translate (-0.172861111111111cm 0.218722222222222cm)"><draw:text-box><text:p text:style-name="MP29"><text:span text:style-name="MT4">Série 2</text:span></text:p></draw:text-box></draw:frame><draw:line text:anchor-type="paragraph" draw:z-index="17" draw:name="Forme3" draw:style-name="Mgr3" draw:text-style-name="MP29" svg:x1="11.785cm" svg:y1="0.36cm" svg:x2="20.497cm" svg:y2="0.36cm"><text:p/></draw:line><text:span text:style-name="MT5">F</text:span><text:span text:style-name="MT6">o</text:span><text:span text:style-name="MT7">nction linéaire ou affine</text:span></text:p>
      </style:header>
      <style:footer>
        <text:p text:style-name="MP31"><draw:frame draw:style-name="Mfr1" draw:name="Cadre1" text:anchor-type="paragraph" svg:y="-0.06cm" draw:z-index="21"><draw:text-box fo:min-height="0.499cm" fo:min-width="2cm"><draw:frame draw:style-name="Mfr2" draw:name="Cadre4" text:anchor-type="frame" svg:x="0.45cm" svg:y="0.079cm" svg:width="0.817cm" draw:z-index="25"><draw:text-box fo:min-height="0.355cm"><text:p text:style-name="MP32"><draw:g text:anchor-type="paragraph" draw:z-index="3" draw:name="Forme4" draw:style-name="Mgr4"><draw:path draw:style-name="Mgr5" draw:text-style-name="MP33" svg:width="0.855cm" svg:height="1.172cm" svg:x="-0.03cm" svg:y="-0.194cm" svg:viewBox="0 0 856 1173" svg:d="M856 1173h-856v-991c0-100 79-182 175-182h505c97 0 176 82 176 182z"><text:p/></draw:path></draw:g><text:page-number text:select-page="current">63</text:page-number></text:p></draw:text-box></draw:frame><text:p text:style-name="MP34"><text:span text:style-name="MT8">Fonctions</text:span><text:span text:style-name="MT9"> • B3</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3-05-13T21:33:40.421000000</dc:date>
    <meta:printed-by>Katia Hache</meta:printed-by>
    <meta:print-date>2009-03-10T09:46:56</meta:print-date>
    <meta:editing-cycles>122</meta:editing-cycles>
    <meta:editing-duration>PT15H23M22S</meta:editing-duration>
    <meta:document-statistic meta:table-count="9" meta:image-count="0" meta:object-count="31" meta:page-count="4" meta:paragraph-count="330" meta:word-count="1700" meta:character-count="7444" meta:non-whitespace-character-count="5464"/>
    <meta:user-defined meta:name="Info 1"/>
    <meta:user-defined meta:name="Info 2"/>
    <meta:user-defined meta:name="Info 3"/>
    <meta:user-defined meta:name="Info 4"/>
  </office:meta>
</office:document-meta>
</file>

<file path=Object 1/content.xml><?xml version="1.0" encoding="utf-8"?>
<math xmlns="http://www.w3.org/1998/Math/MathML">
  <semantics>
    <mfrac>
      <mn>1</mn>
      <mn>5</mn>
    </mfrac>
    <annotation encoding="StarMath 5.0">{1} over {5}</annotation>
  </semantics>
</math>
</file>

<file path=Object 10/content.xml><?xml version="1.0" encoding="utf-8"?>
<math xmlns="http://www.w3.org/1998/Math/MathML" display="block">
  <semantics>
    <mrow>
      <mrow>
        <mo stretchy="false">−</mo>
        <mspace width="0.5em"/>
      </mrow>
      <mfrac>
        <mn>1</mn>
        <mn>2</mn>
      </mfrac>
      <mstyle mathsize="12pt">
        <mi>x</mi>
      </mstyle>
      <mrow>
        <mspace width="0.5em"/>
        <mo stretchy="false">+</mo>
        <mspace width="0.5em"/>
      </mrow>
      <mn>5</mn>
    </mrow>
    <annotation encoding="StarMath 5.0">-`{{1} over {2}}{size 12 x} `+` 5</annotation>
  </semantics>
</math>
</file>

<file path=Object 11/content.xml><?xml version="1.0" encoding="utf-8"?>
<math xmlns="http://www.w3.org/1998/Math/MathML" display="block">
  <semantics>
    <mrow>
      <mstyle mathsize="12pt">
        <mi>a</mi>
      </mstyle>
      <mrow>
        <mspace width="0.5em"/>
        <mo stretchy="false">=</mo>
        <mspace width="1em"/>
      </mrow>
      <mfrac>
        <mrow>
          <mstyle mathsize="12pt">
            <mi>f</mi>
          </mstyle>
          <mtext>(</mtext>
          <mstyle mathsize="12pt">
            <msub>
              <mi>x</mi>
              <mn>1</mn>
            </msub>
          </mstyle>
          <mtext>)</mtext>
          <mspace width="0.5em"/>
          <mi>–</mi>
          <mspace width="0.5em"/>
          <mstyle mathsize="12pt">
            <mi>f</mi>
          </mstyle>
          <mtext>(</mtext>
          <mstyle mathsize="12pt">
            <msub>
              <mi>x</mi>
              <mn>2</mn>
            </msub>
          </mstyle>
          <mtext>)</mtext>
        </mrow>
        <mrow>
          <mstyle mathsize="12pt">
            <msub>
              <mi>x</mi>
              <mn>1</mn>
            </msub>
          </mstyle>
          <mspace width="0.5em"/>
          <mi>–</mi>
          <mspace width="0.5em"/>
          <mstyle mathsize="12pt">
            <msub>
              <mi>x</mi>
              <mn>2</mn>
            </msub>
          </mstyle>
        </mrow>
      </mfrac>
    </mrow>
    <annotation encoding="StarMath 5.0">{size 12 a}`=``{{size 12 f} "("{size 12 {x}_{1}}")"`–`{size 12 f}"("{size 12 x_{2}}")"} over {{size 12 x_{1}}`–`{size 12 x_{2}}}</annotation>
  </semantics>
</math>
</file>

<file path=Object 12/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13/content.xml><?xml version="1.0" encoding="utf-8"?>
<math xmlns="http://www.w3.org/1998/Math/MathML" display="block">
  <semantics>
    <mrow>
      <mo fence="true" stretchy="true">(</mo>
      <mrow>
        <mfrac>
          <mn>7</mn>
          <mrow>
            <mo stretchy="false">−</mo>
            <mn>2</mn>
          </mrow>
        </mfrac>
      </mrow>
      <mo fence="true" stretchy="true">)</mo>
    </mrow>
    <annotation encoding="StarMath 5.0">left ({7}over{-{2}} right)</annotation>
  </semantics>
</math>
</file>

<file path=Object 14/content.xml><?xml version="1.0" encoding="utf-8"?>
<math xmlns="http://www.w3.org/1998/Math/MathML" display="block">
  <semantics>
    <mfrac>
      <mrow>
        <mo stretchy="false">−</mo>
        <mn>1</mn>
      </mrow>
      <mn>2</mn>
    </mfrac>
    <annotation encoding="StarMath 5.0">-{1}over{2}</annotation>
  </semantics>
</math>
</file>

<file path=Object 15/content.xml><?xml version="1.0" encoding="utf-8"?>
<math xmlns="http://www.w3.org/1998/Math/MathML" display="block">
  <semantics>
    <mfrac>
      <mrow>
        <mo stretchy="false">−</mo>
        <mn>1</mn>
      </mrow>
      <mn>2</mn>
    </mfrac>
    <annotation encoding="StarMath 5.0">-{1}over{2}</annotation>
  </semantics>
</math>
</file>

<file path=Object 16/content.xml><?xml version="1.0" encoding="utf-8"?>
<math xmlns="http://www.w3.org/1998/Math/MathML">
  <semantics>
    <mfrac>
      <mrow>
        <mn>24</mn>
        <mi/>
        <mi>–</mi>
        <mi/>
        <mn>17</mn>
      </mrow>
      <mn>1</mn>
    </mfrac>
    <annotation encoding="StarMath 5.0">{24`–`17} over {1}</annotation>
  </semantics>
</math>
</file>

<file path=Object 17/content.xml><?xml version="1.0" encoding="utf-8"?>
<math xmlns="http://www.w3.org/1998/Math/MathML">
  <semantics>
    <mfrac>
      <mrow>
        <mn>38</mn>
        <mi/>
        <mi>–</mi>
        <mi/>
        <mrow>
          <mo stretchy="false">(</mo>
          <mrow>
            <mrow>
              <mi mathvariant="normal">−</mi>
              <mi/>
            </mrow>
            <mn>4</mn>
          </mrow>
          <mo stretchy="false">)</mo>
        </mrow>
      </mrow>
      <mrow>
        <mn>5</mn>
        <mo stretchy="false">+</mo>
        <mn>1</mn>
      </mrow>
    </mfrac>
    <annotation encoding="StarMath 5.0">{38`–`({-`4})} over {5+1}</annotation>
  </semantics>
</math>
</file>

<file path=Object 18/content.xml><?xml version="1.0" encoding="utf-8"?>
<math xmlns="http://www.w3.org/1998/Math/MathML">
  <semantics>
    <mfrac>
      <mrow>
        <mn>38</mn>
        <mrow>
          <mi/>
          <mo stretchy="false">+</mo>
          <mi/>
        </mrow>
        <mn>4</mn>
      </mrow>
      <mn>6</mn>
    </mfrac>
    <annotation encoding="StarMath 5.0">{38`+`4} over {6}</annotation>
  </semantics>
</math>
</file>

<file path=Object 19/content.xml><?xml version="1.0" encoding="utf-8"?>
<math xmlns="http://www.w3.org/1998/Math/MathML">
  <semantics>
    <mfrac>
      <mn>42</mn>
      <mn>6</mn>
    </mfrac>
    <annotation encoding="StarMath 5.0">{42} over {6}</annotation>
  </semantics>
</math>
</file>

<file path=Object 2/content.xml><?xml version="1.0" encoding="utf-8"?>
<!DOCTYPE math  PUBLIC '-//OpenOffice.org//DTD Modified W3C MathML 1.01//EN'  'math.dtd'>
<math:math xmlns:math="http://www.w3.org/1998/Math/MathML">
  <math:semantics>
    <math:mfrac>
      <math:mstyle math:fontsize="12pt">
        <math:mrow>
          <math:mi>x</math:mi>
        </math:mrow>
      </math:mstyle>
      <math:mn>5</math:mn>
    </math:mfrac>
    <math:annotation math:encoding="StarMath 5.0">{size 12 x} over {5}</math:annotation>
  </math:semantics>
</math:math>
</file>

<file path=Object 20/content.xml><?xml version="1.0" encoding="utf-8"?>
<math xmlns="http://www.w3.org/1998/Math/MathML">
  <semantics>
    <mfrac>
      <mrow>
        <mrow>
          <mrow>
            <mi mathvariant="normal">−</mi>
            <mi/>
          </mrow>
          <mn>18</mn>
        </mrow>
        <mi/>
        <mi>–</mi>
        <mi/>
        <mn>31</mn>
      </mrow>
      <mrow>
        <mrow>
          <mi mathvariant="normal">−</mi>
          <mi/>
        </mrow>
        <mn>7</mn>
      </mrow>
    </mfrac>
    <annotation encoding="StarMath 5.0">{{-`18}`–`31} over {-`7}</annotation>
  </semantics>
</math>
</file>

<file path=Object 21/content.xml><?xml version="1.0" encoding="utf-8"?>
<math xmlns="http://www.w3.org/1998/Math/MathML">
  <semantics>
    <mfrac>
      <mrow>
        <mrow>
          <mi mathvariant="normal">−</mi>
          <mi/>
        </mrow>
        <mn>49</mn>
      </mrow>
      <mrow>
        <mrow>
          <mi mathvariant="normal">−</mi>
          <mi/>
        </mrow>
        <mn>7</mn>
      </mrow>
    </mfrac>
    <annotation encoding="StarMath 5.0">{-`49} over {-`7}</annotation>
  </semantics>
</math>
</file>

<file path=Object 22/content.xml><?xml version="1.0" encoding="utf-8"?>
<math xmlns="http://www.w3.org/1998/Math/MathML" display="block">
  <semantics>
    <mfrac>
      <mn>1</mn>
      <mn>20</mn>
    </mfrac>
    <annotation encoding="StarMath 5.0">{1}over{20}</annotation>
  </semantics>
</math>
</file>

<file path=Object 23/content.xml><?xml version="1.0" encoding="utf-8"?>
<math xmlns="http://www.w3.org/1998/Math/MathML" display="block">
  <semantics>
    <mfrac>
      <mn>1</mn>
      <mn>20</mn>
    </mfrac>
    <annotation encoding="StarMath 5.0">{1}over{20}</annotation>
  </semantics>
</math>
</file>

<file path=Object 24/content.xml><?xml version="1.0" encoding="utf-8"?>
<math xmlns="http://www.w3.org/1998/Math/MathML" display="block">
  <semantics>
    <mrow>
      <mrow>
        <mo stretchy="false">−</mo>
        <mspace width="0.5em"/>
      </mrow>
      <mfrac>
        <mn>1</mn>
        <mn>2</mn>
      </mfrac>
    </mrow>
    <annotation encoding="StarMath 5.0">-`{1} over {2}</annotation>
  </semantics>
</math>
</file>

<file path=Object 25/content.xml><?xml version="1.0" encoding="utf-8"?>
<math xmlns="http://www.w3.org/1998/Math/MathML" display="block">
  <semantics>
    <mfrac>
      <mn>2</mn>
      <mn>5</mn>
    </mfrac>
    <annotation encoding="StarMath 5.0">{2} over {5}</annotation>
  </semantics>
</math>
</file>

<file path=Object 26/content.xml><?xml version="1.0" encoding="utf-8"?>
<math xmlns="http://www.w3.org/1998/Math/MathML" display="block">
  <semantics>
    <mrow>
      <mrow>
        <mo stretchy="false">−</mo>
        <mspace width="0.5em"/>
      </mrow>
      <mfrac>
        <mn>1</mn>
        <mn>2</mn>
      </mfrac>
    </mrow>
    <annotation encoding="StarMath 5.0">-`{1} over {2}</annotation>
  </semantics>
</math>
</file>

<file path=Object 27/content.xml><?xml version="1.0" encoding="utf-8"?>
<math xmlns="http://www.w3.org/1998/Math/MathML" display="block">
  <semantics>
    <mfrac>
      <mn>2</mn>
      <mn>5</mn>
    </mfrac>
    <annotation encoding="StarMath 5.0">{2} over {5}</annotation>
  </semantics>
</math>
</file>

<file path=Object 28/content.xml><?xml version="1.0" encoding="utf-8"?>
<math xmlns="http://www.w3.org/1998/Math/MathML" display="block">
  <semantics>
    <mrow>
      <mfrac>
        <mn>1</mn>
        <mn>3</mn>
      </mfrac>
      <mi>x</mi>
    </mrow>
    <annotation encoding="StarMath 5.0">{1} over {3}x</annotation>
  </semantics>
</math>
</file>

<file path=Object 29/content.xml><?xml version="1.0" encoding="utf-8"?>
<math xmlns="http://www.w3.org/1998/Math/MathML">
  <semantics>
    <mrow>
      <mstyle mathsize="12pt">
        <mrow>
          <mi>a</mi>
        </mrow>
      </mstyle>
      <mrow>
        <mi/>
        <mi mathvariant="normal">=</mi>
        <mi/>
      </mrow>
      <mfrac>
        <mrow>
          <mstyle mathsize="12pt">
            <mrow>
              <mi>f</mi>
            </mrow>
          </mstyle>
          <mrow>
            <mo stretchy="false">(</mo>
            <mn>3</mn>
            <mo stretchy="false">)</mo>
          </mrow>
          <mi/>
          <mi>–</mi>
          <mi/>
          <mstyle mathsize="12pt">
            <mrow>
              <mi>f</mi>
            </mrow>
          </mstyle>
          <mrow>
            <mo stretchy="false">(</mo>
            <mrow>
              <mi mathvariant="normal">−</mi>
              <mn>3</mn>
            </mrow>
            <mo stretchy="false">)</mo>
          </mrow>
        </mrow>
        <mrow>
          <mn>3</mn>
          <mi/>
          <mi>–</mi>
          <mi/>
          <mrow>
            <mo stretchy="false">(</mo>
            <mrow>
              <mi mathvariant="normal">−</mi>
              <mn>3</mn>
            </mrow>
            <mo stretchy="false">)</mo>
          </mrow>
        </mrow>
      </mfrac>
      <mrow>
        <mi/>
        <mi mathvariant="normal">=</mi>
        <mi/>
      </mrow>
      <mfrac>
        <mrow>
          <mn>2</mn>
          <mi/>
          <mi>–</mi>
          <mi/>
          <mrow>
            <mo stretchy="false">(</mo>
            <mrow>
              <mi mathvariant="normal">−</mi>
              <mn>10</mn>
            </mrow>
            <mo stretchy="false">)</mo>
          </mrow>
        </mrow>
        <mrow>
          <mn>3</mn>
          <mrow>
            <mi/>
            <mo stretchy="false">+</mo>
            <mi/>
          </mrow>
          <mn>3</mn>
        </mrow>
      </mfrac>
      <mrow>
        <mi/>
        <mi mathvariant="normal">=</mi>
        <mi/>
      </mrow>
      <mfrac>
        <mrow>
          <mn>2</mn>
          <mrow>
            <mi/>
            <mo stretchy="false">+</mo>
            <mi/>
          </mrow>
          <mn>10</mn>
        </mrow>
        <mn>6</mn>
      </mfrac>
      <mrow>
        <mi/>
        <mi mathvariant="normal">=</mi>
        <mi/>
      </mrow>
      <mfrac>
        <mn>12</mn>
        <mn>6</mn>
      </mfrac>
      <mrow>
        <mi/>
        <mi mathvariant="normal">=</mi>
        <mi/>
      </mrow>
      <mn>2</mn>
    </mrow>
    <annotation encoding="StarMath 5.0">{size 12 a}`=``{{size 12 f}(3)`–`{size 12 f}(-3)} over {3`–`(-3)}`=``{2`–`(-10)} over {3`+`3}`=``{2`+`10} over {6}`=``{12} over {6}`=`2</annotation>
  </semantics>
</math>
</file>

<file path=Object 3/content.xml><?xml version="1.0" encoding="utf-8"?>
<!DOCTYPE math  PUBLIC '-//OpenOffice.org//DTD Modified W3C MathML 1.01//EN'  'math.dtd'>
<math:math xmlns:math="http://www.w3.org/1998/Math/MathML">
  <math:semantics>
    <math:mfrac>
      <math:mn>5</math:mn>
      <math:mstyle math:fontsize="12pt">
        <math:mrow>
          <math:mi>x</math:mi>
        </math:mrow>
      </math:mstyle>
    </math:mfrac>
    <math:annotation math:encoding="StarMath 5.0">{5} over {size 12 x}</math:annotation>
  </math:semantics>
</math:math>
</file>

<file path=Object 30/content.xml><?xml version="1.0" encoding="utf-8"?>
<math xmlns="http://www.w3.org/1998/Math/MathML" display="block">
  <semantics>
    <mrow>
      <mstyle mathsize="12pt">
        <mi>a</mi>
      </mstyle>
      <mrow>
        <mspace width="0.5em"/>
        <mo stretchy="false">=</mo>
        <mspace width="1em"/>
      </mrow>
      <mfrac>
        <mrow>
          <msub>
            <mstyle mathsize="12pt">
              <mi>f</mi>
            </mstyle>
            <mn>1</mn>
          </msub>
          <mrow>
            <mo fence="true" form="prefix" stretchy="false">(</mo>
            <mrow>
              <mn>4</mn>
            </mrow>
            <mo fence="true" form="postfix" stretchy="false">)</mo>
          </mrow>
          <mspace width="0.5em"/>
          <mi>–</mi>
          <mspace width="0.5em"/>
          <msub>
            <mstyle mathsize="12pt">
              <mi>f</mi>
            </mstyle>
            <mn>1</mn>
          </msub>
          <mrow>
            <mo fence="true" form="prefix" stretchy="false">(</mo>
            <mrow>
              <mn>1</mn>
            </mrow>
            <mo fence="true" form="postfix" stretchy="false">)</mo>
          </mrow>
        </mrow>
        <mrow>
          <mn>4</mn>
          <mspace width="0.5em"/>
          <mi>–</mi>
          <mspace width="0.5em"/>
          <mn>1</mn>
        </mrow>
      </mfrac>
      <mrow>
        <mspace width="0.5em"/>
        <mo stretchy="false">=</mo>
        <mspace width="1em"/>
      </mrow>
      <mfrac>
        <mrow>
          <mn>7</mn>
          <mspace width="0.5em"/>
          <mi>–</mi>
          <mspace width="0.5em"/>
          <mn>4</mn>
        </mrow>
        <mn>3</mn>
      </mfrac>
      <mrow>
        <mspace width="0.5em"/>
        <mo stretchy="false">=</mo>
        <mspace width="1em"/>
      </mrow>
      <mfrac>
        <mn>3</mn>
        <mn>3</mn>
      </mfrac>
      <mrow>
        <mspace width="0.5em"/>
        <mo stretchy="false">=</mo>
        <mspace width="0.5em"/>
      </mrow>
      <mn>1</mn>
    </mrow>
    <annotation encoding="StarMath 5.0">{size 12 a}`=``{{size 12 f}_1(4)`–`{size 12 f}_1(1)} over {4`–`1}`=``{7`–`4} over {3}`=``{3} over {3}`=`1</annotation>
  </semantics>
</math>
</file>

<file path=Object 31/content.xml><?xml version="1.0" encoding="utf-8"?>
<math xmlns="http://www.w3.org/1998/Math/MathML" display="block">
  <semantics>
    <mrow>
      <mstyle mathsize="12pt">
        <mi>a</mi>
      </mstyle>
      <mrow>
        <mspace width="0.5em"/>
        <mo stretchy="false">=</mo>
        <mspace width="1em"/>
      </mrow>
      <mfrac>
        <mrow>
          <msub>
            <mstyle mathsize="12pt">
              <mi>f</mi>
            </mstyle>
            <mn>2</mn>
          </msub>
          <mrow>
            <mo fence="true" form="prefix" stretchy="false">(</mo>
            <mrow>
              <mn>2</mn>
            </mrow>
            <mo fence="true" form="postfix" stretchy="false">)</mo>
          </mrow>
          <mspace width="0.5em"/>
          <mi>–</mi>
          <mspace width="0.5em"/>
          <msub>
            <mstyle mathsize="12pt">
              <mi>f</mi>
            </mstyle>
            <mn>2</mn>
          </msub>
          <mrow>
            <mo fence="true" form="prefix" stretchy="false">(</mo>
            <mrow>
              <mrow>
                <mspace width="0.5em"/>
                <mi>–</mi>
                <mspace width="0.5em"/>
                <mn>1</mn>
              </mrow>
            </mrow>
            <mo fence="true" form="postfix" stretchy="false">)</mo>
          </mrow>
        </mrow>
        <mrow>
          <mn>2</mn>
          <mspace width="0.5em"/>
          <mi>–</mi>
          <mspace width="0.5em"/>
          <mrow>
            <mo fence="true" form="prefix" stretchy="false">(</mo>
            <mrow>
              <mrow>
                <mspace width="0.5em"/>
                <mi>–</mi>
                <mspace width="0.5em"/>
                <mn>1</mn>
              </mrow>
            </mrow>
            <mo fence="true" form="postfix" stretchy="false">)</mo>
          </mrow>
        </mrow>
      </mfrac>
      <mrow>
        <mspace width="0.5em"/>
        <mo stretchy="false">=</mo>
        <mspace width="1em"/>
      </mrow>
      <mfrac>
        <mrow>
          <mspace width="0.5em"/>
          <mi>–</mi>
          <mspace width="0.5em"/>
          <mn>1</mn>
          <mspace width="0.5em"/>
          <mi>–</mi>
          <mspace width="0.5em"/>
          <mn>2</mn>
        </mrow>
        <mrow>
          <mn>2</mn>
          <mrow>
            <mspace width="0.5em"/>
            <mo stretchy="false">+</mo>
            <mspace width="0.5em"/>
          </mrow>
          <mn>1</mn>
        </mrow>
      </mfrac>
      <mrow>
        <mspace width="0.5em"/>
        <mo stretchy="false">=</mo>
        <mspace width="1em"/>
      </mrow>
      <mfrac>
        <mrow>
          <mspace width="0.5em"/>
          <mi>–</mi>
          <mspace width="0.5em"/>
          <mn>3</mn>
        </mrow>
        <mn>3</mn>
      </mfrac>
      <mrow>
        <mspace width="0.5em"/>
        <mo stretchy="false">=</mo>
        <mspace width="1em"/>
      </mrow>
      <mi>–</mi>
      <mspace width="0.5em"/>
      <mn>1</mn>
    </mrow>
    <annotation encoding="StarMath 5.0">{size 12 a}`=``{{size 12 f}_2(2)`–`{size 12 f}_2(`–`1)} over {2`–`(`–`1)}`=``{`–`1`–`2} over {2`+`1}`=``{`–`3} over {3}`=``–`1</annotation>
  </semantics>
</math>
</file>

<file path=Object 4/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5/content.xml><?xml version="1.0" encoding="utf-8"?>
<!DOCTYPE math  PUBLIC '-//OpenOffice.org//DTD Modified W3C MathML 1.01//EN'  'math.dtd'>
<math:math xmlns:math="http://www.w3.org/1998/Math/MathML">
  <math:semantics>
    <math:mfrac>
      <math:mn>1</math:mn>
      <math:mstyle math:fontsize="12pt">
        <math:mrow>
          <math:mi>x</math:mi>
        </math:mrow>
      </math:mstyle>
    </math:mfrac>
    <math:annotation math:encoding="StarMath 5.0">{1} over {size 12 x}</math:annotation>
  </math:semantics>
</math:math>
</file>

<file path=Object 6/content.xml><?xml version="1.0" encoding="utf-8"?>
<math xmlns="http://www.w3.org/1998/Math/MathML" display="block">
  <semantics>
    <mfrac>
      <mrow>
        <mstyle mathsize="12pt">
          <mi>h</mi>
        </mstyle>
        <mtext>(</mtext>
        <mn>3</mn>
        <mtext>)</mtext>
        <mspace width="0.5em"/>
        <mi>–</mi>
        <mspace width="0.5em"/>
        <mstyle mathsize="12pt">
          <mi>h</mi>
        </mstyle>
        <mtext>(</mtext>
        <mn>2</mn>
        <mtext>)</mtext>
      </mrow>
      <mrow>
        <mn>3</mn>
        <mspace width="0.5em"/>
        <mi>–</mi>
        <mspace width="0.5em"/>
        <mn>2</mn>
      </mrow>
    </mfrac>
    <annotation encoding="StarMath 5.0">{{size 12 h}"("{3}")"`–`{size 12 h}"("{2}")"} over {{3}`–`{2}}</annotation>
  </semantics>
</math>
</file>

<file path=Object 7/content.xml><?xml version="1.0" encoding="utf-8"?>
<math xmlns="http://www.w3.org/1998/Math/MathML" display="block">
  <semantics>
    <mfrac>
      <mrow>
        <mstyle mathsize="12pt">
          <mi>h</mi>
        </mstyle>
        <mtext>(</mtext>
        <mn>5</mn>
        <mtext>)</mtext>
        <mspace width="0.5em"/>
        <mi>–</mi>
        <mspace width="0.5em"/>
        <mstyle mathsize="12pt">
          <mi>h</mi>
        </mstyle>
        <mtext>(</mtext>
        <mrow>
          <mo stretchy="false">−</mo>
          <mn>1</mn>
        </mrow>
        <mtext>)</mtext>
      </mrow>
      <mrow>
        <mn>5</mn>
        <mspace width="0.5em"/>
        <mi>–</mi>
        <mspace width="0.5em"/>
        <mtext>(</mtext>
        <mrow>
          <mo stretchy="false">−</mo>
          <mn>1</mn>
        </mrow>
        <mtext>)</mtext>
      </mrow>
    </mfrac>
    <annotation encoding="StarMath 5.0">{{size 12 h}"("{5}")"`–`{size 12 h}"("{-1}")"} over {{5}`–`"("{-1}")"}</annotation>
  </semantics>
</math>
</file>

<file path=Object 8/content.xml><?xml version="1.0" encoding="utf-8"?>
<math xmlns="http://www.w3.org/1998/Math/MathML" display="block">
  <semantics>
    <mfrac>
      <mrow>
        <mstyle mathsize="12pt">
          <mi>h</mi>
        </mstyle>
        <mtext>(</mtext>
        <mrow>
          <mo stretchy="false">−</mo>
          <mn>3</mn>
        </mrow>
        <mtext>)</mtext>
        <mspace width="0.5em"/>
        <mi>–</mi>
        <mspace width="0.5em"/>
        <mstyle mathsize="12pt">
          <mi>h</mi>
        </mstyle>
        <mtext>(</mtext>
        <mn>4</mn>
        <mtext>)</mtext>
      </mrow>
      <mrow>
        <mrow>
          <mrow>
            <mo stretchy="false">−</mo>
            <mspace width="0.5em"/>
          </mrow>
          <mn>3</mn>
        </mrow>
        <mspace width="0.5em"/>
        <mi>–</mi>
        <mspace width="0.5em"/>
        <mn>4</mn>
      </mrow>
    </mfrac>
    <annotation encoding="StarMath 5.0">{{size 12 h}"("{-3}")"`–`{size 12 h}"("{4}")"} over {{-`3}`–`{4}}</annotation>
  </semantics>
</math>
</file>

<file path=Object 9/content.xml><?xml version="1.0" encoding="utf-8"?>
<math xmlns="http://www.w3.org/1998/Math/MathML" display="block">
  <semantics>
    <mrow>
      <mfrac>
        <mn>1</mn>
        <mn>2</mn>
      </mfrac>
      <mstyle mathsize="12pt">
        <mi>x</mi>
      </mstyle>
      <mrow>
        <mspace width="0.5em"/>
        <mo stretchy="false">+</mo>
        <mspace width="0.5em"/>
      </mrow>
      <mn>5</mn>
    </mrow>
    <annotation encoding="StarMath 5.0">1 over {2}{size 12 x}` +` 5</annotation>
  </semantics>
</math>
</file>